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72cm"/>
    </style:style>
    <style:style style:name="co7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9.772cm"/>
    </style:style>
    <style:style style:name="co5" style:family="table-column">
      <style:table-column-properties fo:break-before="auto" style:column-width="3.884cm"/>
    </style:style>
    <style:style style:name="co8" style:family="table-column">
      <style:table-column-properties fo:break-before="auto" style:column-width="6.193cm"/>
    </style:style>
    <style:style style:name="co9" style:family="table-column">
      <style:table-column-properties fo:break-before="auto" style:column-width="7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3" style:family="table-cell" style:parent-style-name="Default">
      <style:text-properties style:font-name="Liberation Sans" fo:font-size="10pt" fo:language="uk" fo:country="UA" style:font-size-asian="10pt" style:language-asian="zh" style:country-asian="CN" style:font-size-complex="10pt" style:language-complex="hi" style:country-complex="IN"/>
    </style:style>
    <style:style style:name="ta_extref" style:family="table">
      <style:table-properties table:display="false"/>
    </style:style>
  </office:automatic-styles>
  <office:body>
    <office:spreadsheet>
      <table:table table:name="Tags" table:style-name="ta1" table:print="false">
        <table:table-column table:style-name="co1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(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  <table:table-cell office:value-type="string">
            <text:p>Dt integer unsigned not null,</text:p>
          </table:table-cell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3])" office:value-type="string" office:string-value="Температура дифуз. Соку">
            <text:p>Температура дифуз. Соку</text:p>
          </table:table-cell>
          <table:table-cell table:style-name="ce3" table:formula="of:=CONCATENATE(&quot; &lt;&lt; m_ui-&gt;s_&quot;;[.A3])" office:value-type="string" office:string-value=" &lt;&lt; m_ui-&gt;s_V_01">
            <text:p><text:s/>&lt;&lt; m_ui-&gt;s_V_01</text:p>
          </table:table-cell>
          <table:table-cell table:number-columns-repeated="4"/>
          <table:table-cell table:formula="of:=IF([.E3]=1;CONCATENATE([.A3];&quot; smallint default '0',&quot;);&quot;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4])" office:value-type="string" office:string-value="Температура у преддефекаторі">
            <text:p>Температура у преддефекаторі</text:p>
          </table:table-cell>
          <table:table-cell table:style-name="ce3" table:formula="of:=CONCATENATE(&quot; &lt;&lt; m_ui-&gt;s_&quot;;[.A4])" office:value-type="string" office:string-value=" &lt;&lt; m_ui-&gt;s_V_02">
            <text:p><text:s/>&lt;&lt; m_ui-&gt;s_V_02</text:p>
          </table:table-cell>
          <table:table-cell table:number-columns-repeated="4"/>
          <table:table-cell table:formula="of:=IF([.E4]=1;CONCATENATE([.A4];&quot; smallint default '0',&quot;);&quot;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5])" office:value-type="string" office:string-value="Температура теплого дефекованого соку">
            <text:p>Температура теплого дефекованого соку</text:p>
          </table:table-cell>
          <table:table-cell table:style-name="ce3" table:formula="of:=CONCATENATE(&quot; &lt;&lt; m_ui-&gt;s_&quot;;[.A5])" office:value-type="string" office:string-value=" &lt;&lt; m_ui-&gt;s_V_03">
            <text:p><text:s/>&lt;&lt; m_ui-&gt;s_V_03</text:p>
          </table:table-cell>
          <table:table-cell table:number-columns-repeated="4"/>
          <table:table-cell table:formula="of:=IF([.E5]=1;CONCATENATE([.A5];&quot; smallint default '0',&quot;);&quot;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4])" office:value-type="string" office:string-value="Температура нагрівання деф. Соку після підігр. 2">
            <text:p>Температура нагрівання деф. Соку після підігр. 2</text:p>
          </table:table-cell>
          <table:table-cell table:style-name="ce3" table:formula="of:=CONCATENATE(&quot; &lt;&lt; m_ui-&gt;s_&quot;;[.A6])" office:value-type="string" office:string-value=" &lt;&lt; m_ui-&gt;s_V_04">
            <text:p><text:s/>&lt;&lt; m_ui-&gt;s_V_04</text:p>
          </table:table-cell>
          <table:table-cell table:number-columns-repeated="4"/>
          <table:table-cell table:formula="of:=IF([.E6]=1;CONCATENATE([.A6];&quot; smallint default '0',&quot;);&quot;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5])" office:value-type="string" office:string-value="Температура нагрівання деф. Соку після підігр. 3">
            <text:p>Температура нагрівання деф. Соку після підігр. 3</text:p>
          </table:table-cell>
          <table:table-cell table:style-name="ce3" table:formula="of:=CONCATENATE(&quot; &lt;&lt; m_ui-&gt;s_&quot;;[.A7])" office:value-type="string" office:string-value=" &lt;&lt; m_ui-&gt;s_V_05">
            <text:p><text:s/>&lt;&lt; m_ui-&gt;s_V_05</text:p>
          </table:table-cell>
          <table:table-cell table:number-columns-repeated="4"/>
          <table:table-cell table:formula="of:=IF([.E7]=1;CONCATENATE([.A7];&quot; smallint default '0',&quot;);&quot;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6])" office:value-type="string" office:string-value="Температура нагрівання деф. Соку після підігр. 4">
            <text:p>Температура нагрівання деф. Соку після підігр. 4</text:p>
          </table:table-cell>
          <table:table-cell table:style-name="ce3" table:formula="of:=CONCATENATE(&quot; &lt;&lt; m_ui-&gt;s_&quot;;[.A8])" office:value-type="string" office:string-value=" &lt;&lt; m_ui-&gt;s_V_06">
            <text:p><text:s/>&lt;&lt; m_ui-&gt;s_V_06</text:p>
          </table:table-cell>
          <table:table-cell table:number-columns-repeated="4"/>
          <table:table-cell table:formula="of:=IF([.E8]=1;CONCATENATE([.A8];&quot; smallint default '0',&quot;);&quot;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7])" office:value-type="string" office:string-value="Температура соку 1-ї сатурації ">
            <text:p>Температура соку 1-ї сатурації </text:p>
          </table:table-cell>
          <table:table-cell table:style-name="ce3" table:formula="of:=CONCATENATE(&quot; &lt;&lt; m_ui-&gt;s_&quot;;[.A9])" office:value-type="string" office:string-value=" &lt;&lt; m_ui-&gt;s_V_07">
            <text:p><text:s/>&lt;&lt; m_ui-&gt;s_V_07</text:p>
          </table:table-cell>
          <table:table-cell table:number-columns-repeated="4"/>
          <table:table-cell table:formula="of:=IF([.E9]=1;CONCATENATE([.A9];&quot; smallint default '0',&quot;);&quot;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8])" office:value-type="string" office:string-value="Температура нагрівання Соку  1-ї сатурації   після підігр.">
            <text:p>Температура нагрівання Соку <text:s/>1-ї сатурації <text:s text:c="2"/>після підігр.</text:p>
          </table:table-cell>
          <table:table-cell table:style-name="ce3" table:formula="of:=CONCATENATE(&quot; &lt;&lt; m_ui-&gt;s_&quot;;[.A10])" office:value-type="string" office:string-value=" &lt;&lt; m_ui-&gt;s_V_08">
            <text:p><text:s/>&lt;&lt; m_ui-&gt;s_V_08</text:p>
          </table:table-cell>
          <table:table-cell table:number-columns-repeated="4"/>
          <table:table-cell table:formula="of:=IF([.E10]=1;CONCATENATE([.A10];&quot; smallint default '0',&quot;);&quot;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9])" office:value-type="string" office:string-value="Температура соку після відстійника 1-ї сатураціїї">
            <text:p>Температура соку після відстійника 1-ї сатураціїї</text:p>
          </table:table-cell>
          <table:table-cell table:style-name="ce3" table:formula="of:=CONCATENATE(&quot; &lt;&lt; m_ui-&gt;s_&quot;;[.A11])" office:value-type="string" office:string-value=" &lt;&lt; m_ui-&gt;s_V_09">
            <text:p><text:s/>&lt;&lt; m_ui-&gt;s_V_09</text:p>
          </table:table-cell>
          <table:table-cell table:number-columns-repeated="4"/>
          <table:table-cell table:formula="of:=IF([.E11]=1;CONCATENATE([.A11];&quot; smallint default '0',&quot;);&quot;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0])" office:value-type="string" office:string-value="Температура нагрівання Соку  2-ї сатурації   після підігр.">
            <text:p>Температура нагрівання Соку <text:s/>2-ї сатурації <text:s text:c="2"/>після підігр.</text:p>
          </table:table-cell>
          <table:table-cell table:style-name="ce3" table:formula="of:=CONCATENATE(&quot; &lt;&lt; m_ui-&gt;s_&quot;;[.A12])" office:value-type="string" office:string-value=" &lt;&lt; m_ui-&gt;s_V_10">
            <text:p><text:s/>&lt;&lt; m_ui-&gt;s_V_10</text:p>
          </table:table-cell>
          <table:table-cell table:number-columns-repeated="4"/>
          <table:table-cell table:formula="of:=IF([.E12]=1;CONCATENATE([.A12];&quot; smallint default '0',&quot;);&quot;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6])" office:value-type="string" office:string-value="Температура продувки гарячого дефекатора">
            <text:p>Температура продувки гарячого дефекатора</text:p>
          </table:table-cell>
          <table:table-cell table:style-name="ce3" table:formula="of:=CONCATENATE(&quot; &lt;&lt; m_ui-&gt;s_&quot;;[.A13])" office:value-type="string" office:string-value=" &lt;&lt; m_ui-&gt;s_V_11">
            <text:p><text:s/>&lt;&lt; m_ui-&gt;s_V_11</text:p>
          </table:table-cell>
          <table:table-cell table:number-columns-repeated="4"/>
          <table:table-cell table:formula="of:=IF([.E13]=1;CONCATENATE([.A13];&quot; smallint default '0',&quot;);&quot;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7])" office:value-type="string" office:string-value="Температура продувки 1-го сатуратора">
            <text:p>Температура продувки 1-го сатуратора</text:p>
          </table:table-cell>
          <table:table-cell table:style-name="ce3" table:formula="of:=CONCATENATE(&quot; &lt;&lt; m_ui-&gt;s_&quot;;[.A14])" office:value-type="string" office:string-value=" &lt;&lt; m_ui-&gt;s_V_12">
            <text:p><text:s/>&lt;&lt; m_ui-&gt;s_V_12</text:p>
          </table:table-cell>
          <table:table-cell table:number-columns-repeated="4"/>
          <table:table-cell table:formula="of:=IF([.E14]=1;CONCATENATE([.A14];&quot; smallint default '0',&quot;);&quot;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8])" office:value-type="string" office:string-value="Температура продувки  дефекатора 2-ї сат">
            <text:p>Температура продувки <text:s/>дефекатора 2-ї сат</text:p>
          </table:table-cell>
          <table:table-cell table:style-name="ce3" table:formula="of:=CONCATENATE(&quot; &lt;&lt; m_ui-&gt;s_&quot;;[.A15])" office:value-type="string" office:string-value=" &lt;&lt; m_ui-&gt;s_V_13">
            <text:p><text:s/>&lt;&lt; m_ui-&gt;s_V_13</text:p>
          </table:table-cell>
          <table:table-cell table:number-columns-repeated="4"/>
          <table:table-cell table:formula="of:=IF([.E15]=1;CONCATENATE([.A15];&quot; smallint default '0',&quot;);&quot;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9])" office:value-type="string" office:string-value="Температура продувки 2-го сатуратора">
            <text:p>Температура продувки 2-го сатуратора</text:p>
          </table:table-cell>
          <table:table-cell table:style-name="ce3" table:formula="of:=CONCATENATE(&quot; &lt;&lt; m_ui-&gt;s_&quot;;[.A16])" office:value-type="string" office:string-value=" &lt;&lt; m_ui-&gt;s_V_14">
            <text:p><text:s/>&lt;&lt; m_ui-&gt;s_V_14</text:p>
          </table:table-cell>
          <table:table-cell table:number-columns-repeated="4"/>
          <table:table-cell table:formula="of:=IF([.E16]=1;CONCATENATE([.A16];&quot; smallint default '0',&quot;);&quot;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20])" office:value-type="string" office:string-value="Температура продувки відстійника 2-ої сатур.">
            <text:p>Температура продувки відстійника 2-ої сатур.</text:p>
          </table:table-cell>
          <table:table-cell table:style-name="ce3" table:formula="of:=CONCATENATE(&quot; &lt;&lt; m_ui-&gt;s_&quot;;[.A17])" office:value-type="string" office:string-value=" &lt;&lt; m_ui-&gt;s_V_15">
            <text:p><text:s/>&lt;&lt; m_ui-&gt;s_V_15</text:p>
          </table:table-cell>
          <table:table-cell table:number-columns-repeated="4"/>
          <table:table-cell table:formula="of:=IF([.E17]=1;CONCATENATE([.A17];&quot; smallint default '0',&quot;);&quot;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1];['file:///srv/igor/Talne2010/Satur_Talne/Talne%202010%20%D0%BF%D1%80%D0%BE%D0%B4%D0%B6%D0%B5%D0%BA%D1%82.xls'#$Лист1.C21])" office:value-type="string" office:string-value="Витрата дифуз. Соку">
            <text:p>Витрата дифуз. Соку</text:p>
          </table:table-cell>
          <table:table-cell table:style-name="ce3" table:formula="of:=CONCATENATE(&quot; &lt;&lt; m_ui-&gt;s_&quot;;[.A18])" office:value-type="string" office:string-value=" &lt;&lt; m_ui-&gt;s_V_16">
            <text:p><text:s/>&lt;&lt; m_ui-&gt;s_V_16</text:p>
          </table:table-cell>
          <table:table-cell table:number-columns-repeated="4"/>
          <table:table-cell table:formula="of:=IF([.E18]=1;CONCATENATE([.A18];&quot; smallint default '0',&quot;);&quot;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1];['file:///srv/igor/Talne2010/Satur_Talne/Talne%202010%20%D0%BF%D1%80%D0%BE%D0%B4%D0%B6%D0%B5%D0%BA%D1%82.xls'#$Лист1.C22])" office:value-type="string" office:string-value="Витрата відстоєного соку 1 сат. /щілина/">
            <text:p>Витрата відстоєного соку 1 сат. /щілина/</text:p>
          </table:table-cell>
          <table:table-cell table:style-name="ce3" table:formula="of:=CONCATENATE(&quot; &lt;&lt; m_ui-&gt;s_&quot;;[.A19])" office:value-type="string" office:string-value=" &lt;&lt; m_ui-&gt;s_V_17">
            <text:p><text:s/>&lt;&lt; m_ui-&gt;s_V_17</text:p>
          </table:table-cell>
          <table:table-cell table:number-columns-repeated="4"/>
          <table:table-cell table:formula="of:=IF([.E19]=1;CONCATENATE([.A19];&quot; smallint default '0',&quot;);&quot;&quot;)" office:value-type="string" office:string-value="V_17 smallint default '0',">
            <text:p>V_17 smallint default '0',</text:p>
          </table:table-cell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1];['file:///srv/igor/Talne2010/Satur_Talne/Talne%202010%20%D0%BF%D1%80%D0%BE%D0%B4%D0%B6%D0%B5%D0%BA%D1%82.xls'#$Лист1.C23])" office:value-type="string" office:string-value="Витрата фільтрованого Соку контр. Фільтрації">
            <text:p>Витрата фільтрованого Соку контр. Фільтрації</text:p>
          </table:table-cell>
          <table:table-cell table:style-name="ce3" table:formula="of:=CONCATENATE(&quot; &lt;&lt; m_ui-&gt;s_&quot;;[.A20])" office:value-type="string" office:string-value=" &lt;&lt; m_ui-&gt;s_V_18">
            <text:p><text:s/>&lt;&lt; m_ui-&gt;s_V_18</text:p>
          </table:table-cell>
          <table:table-cell table:number-columns-repeated="4"/>
          <table:table-cell table:formula="of:=IF([.E20]=1;CONCATENATE([.A20];&quot; smallint default '0',&quot;);&quot;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4])" office:value-type="string" office:string-value="Рівень у збірнику перед Випарною станцією">
            <text:p>Рівень у збірнику перед Випарною станцією</text:p>
          </table:table-cell>
          <table:table-cell table:style-name="ce3" table:formula="of:=CONCATENATE(&quot; &lt;&lt; m_ui-&gt;s_&quot;;[.A21])" office:value-type="string" office:string-value=" &lt;&lt; m_ui-&gt;s_V_19">
            <text:p><text:s/>&lt;&lt; m_ui-&gt;s_V_19</text:p>
          </table:table-cell>
          <table:table-cell table:style-name="ce3" table:formula="of:=CONCATENATE(&quot; &lt;&lt; m_ui-&gt;s_p&quot;;[.A21])" office:value-type="string" office:string-value=" &lt;&lt; m_ui-&gt;s_pV_19">
            <text:p><text:s/>&lt;&lt; m_ui-&gt;s_pV_19</text:p>
          </table:table-cell>
          <table:table-cell table:number-columns-repeated="3"/>
          <table:table-cell table:formula="of:=IF([.E21]=1;CONCATENATE([.A21];&quot; smallint default '0',&quot;);&quot;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5])" office:value-type="string" office:string-value="Рівень у  збірнику н/фільтр.соку контр. Фільтрації">
            <text:p>Рівень у <text:s/>збірнику н/фільтр.соку контр. Фільтрації</text:p>
          </table:table-cell>
          <table:table-cell table:style-name="ce3" table:formula="of:=CONCATENATE(&quot; &lt;&lt; m_ui-&gt;s_&quot;;[.A22])" office:value-type="string" office:string-value=" &lt;&lt; m_ui-&gt;s_V_20">
            <text:p><text:s/>&lt;&lt; m_ui-&gt;s_V_20</text:p>
          </table:table-cell>
          <table:table-cell table:style-name="ce3" table:formula="of:=CONCATENATE(&quot; &lt;&lt; m_ui-&gt;s_p&quot;;[.A22])" office:value-type="string" office:string-value=" &lt;&lt; m_ui-&gt;s_pV_20">
            <text:p><text:s/>&lt;&lt; m_ui-&gt;s_pV_20</text:p>
          </table:table-cell>
          <table:table-cell table:number-columns-repeated="3"/>
          <table:table-cell table:formula="of:=IF([.E22]=1;CONCATENATE([.A22];&quot; smallint default '0',&quot;);&quot;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6])" office:value-type="string" office:string-value="Рівень у збірн. Сусп. Контр. Фільтр. /УФЛ/">
            <text:p>Рівень у збірн. Сусп. Контр. Фільтр. /УФЛ/</text:p>
          </table:table-cell>
          <table:table-cell table:style-name="ce3" table:formula="of:=CONCATENATE(&quot; &lt;&lt; m_ui-&gt;s_&quot;;[.A23])" office:value-type="string" office:string-value=" &lt;&lt; m_ui-&gt;s_V_21">
            <text:p><text:s/>&lt;&lt; m_ui-&gt;s_V_21</text:p>
          </table:table-cell>
          <table:table-cell table:style-name="ce3" table:formula="of:=CONCATENATE(&quot; &lt;&lt; m_ui-&gt;s_p&quot;;[.A23])" office:value-type="string" office:string-value=" &lt;&lt; m_ui-&gt;s_pV_21">
            <text:p><text:s/>&lt;&lt; m_ui-&gt;s_pV_21</text:p>
          </table:table-cell>
          <table:table-cell table:number-columns-repeated="3"/>
          <table:table-cell table:formula="of:=IF([.E23]=1;CONCATENATE([.A23];&quot; smallint default '0',&quot;);&quot;&quot;)" office:value-type="string" office:string-value="V_21 smallint default '0',">
            <text:p>V_21 smallint default '0',</text:p>
          </table:table-cell>
        </table:table-row>
        <table:table-row table:style-name="ro1">
          <table:table-cell office:value-type="string">
            <text:p>V_22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7])" office:value-type="string" office:string-value="Рівень у збірнику ф/соку після В/Ф">
            <text:p>Рівень у збірнику ф/соку після В/Ф</text:p>
          </table:table-cell>
          <table:table-cell table:style-name="ce3" table:formula="of:=CONCATENATE(&quot; &lt;&lt; m_ui-&gt;s_&quot;;[.A24])" office:value-type="string" office:string-value=" &lt;&lt; m_ui-&gt;s_V_22">
            <text:p><text:s/>&lt;&lt; m_ui-&gt;s_V_22</text:p>
          </table:table-cell>
          <table:table-cell table:style-name="ce3" table:formula="of:=CONCATENATE(&quot; &lt;&lt; m_ui-&gt;s_p&quot;;[.A24])" office:value-type="string" office:string-value=" &lt;&lt; m_ui-&gt;s_pV_22">
            <text:p><text:s/>&lt;&lt; m_ui-&gt;s_pV_22</text:p>
          </table:table-cell>
          <table:table-cell table:number-columns-repeated="3"/>
          <table:table-cell table:formula="of:=IF([.E24]=1;CONCATENATE([.A24];&quot; smallint default '0',&quot;);&quot;&quot;)" office:value-type="string" office:string-value="V_22 smallint default '0',">
            <text:p>V_22 smallint default '0',</text:p>
          </table:table-cell>
        </table:table-row>
        <table:table-row table:style-name="ro1">
          <table:table-cell office:value-type="string">
            <text:p>V_23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C28])" office:value-type="string" office:string-value="Розрідження на В/Фільтрах">
            <text:p>Розрідження на В/Фільтрах</text:p>
          </table:table-cell>
          <table:table-cell table:style-name="ce3" table:formula="of:=CONCATENATE(&quot; &lt;&lt; m_ui-&gt;s_&quot;;[.A25])" office:value-type="string" office:string-value=" &lt;&lt; m_ui-&gt;s_V_23">
            <text:p><text:s/>&lt;&lt; m_ui-&gt;s_V_23</text:p>
          </table:table-cell>
          <table:table-cell table:style-name="ce3" table:formula="of:=CONCATENATE(&quot; &lt;&lt; m_ui-&gt;s_p&quot;;[.A25])" office:value-type="string" office:string-value=" &lt;&lt; m_ui-&gt;s_pV_23">
            <text:p><text:s/>&lt;&lt; m_ui-&gt;s_pV_23</text:p>
          </table:table-cell>
          <table:table-cell table:number-columns-repeated="3"/>
          <table:table-cell table:formula="of:=IF([.E25]=1;CONCATENATE([.A25];&quot; smallint default '0',&quot;);&quot;&quot;)" office:value-type="string" office:string-value="V_23 smallint default '0',">
            <text:p>V_23 smallint default '0',</text:p>
          </table:table-cell>
        </table:table-row>
        <table:table-row table:style-name="ro1">
          <table:table-cell office:value-type="string">
            <text:p>V_24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1])" office:value-type="string" office:string-value="Рівень у 2-му сатураторі">
            <text:p>Рівень у 2-му сатураторі</text:p>
          </table:table-cell>
          <table:table-cell table:style-name="ce3" table:formula="of:=CONCATENATE(&quot; &lt;&lt; m_ui-&gt;s_&quot;;[.A26])" office:value-type="string" office:string-value=" &lt;&lt; m_ui-&gt;s_V_24">
            <text:p><text:s/>&lt;&lt; m_ui-&gt;s_V_24</text:p>
          </table:table-cell>
          <table:table-cell table:style-name="ce3" table:formula="of:=CONCATENATE(&quot; &lt;&lt; m_ui-&gt;s_p&quot;;[.A26])" office:value-type="string" office:string-value=" &lt;&lt; m_ui-&gt;s_pV_24">
            <text:p><text:s/>&lt;&lt; m_ui-&gt;s_pV_24</text:p>
          </table:table-cell>
          <table:table-cell table:number-columns-repeated="3"/>
          <table:table-cell table:formula="of:=IF([.E26]=1;CONCATENATE([.A26];&quot; smallint default '0',&quot;);&quot;&quot;)" office:value-type="string" office:string-value="V_24 smallint default '0',">
            <text:p>V_24 smallint default '0',</text:p>
          </table:table-cell>
        </table:table-row>
        <table:table-row table:style-name="ro1">
          <table:table-cell office:value-type="string">
            <text:p>V_25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2])" office:value-type="string" office:string-value="Рівень у збірн. Продувок">
            <text:p>Рівень у збірн. Продувок</text:p>
          </table:table-cell>
          <table:table-cell table:style-name="ce3" table:formula="of:=CONCATENATE(&quot; &lt;&lt; m_ui-&gt;s_&quot;;[.A27])" office:value-type="string" office:string-value=" &lt;&lt; m_ui-&gt;s_V_25">
            <text:p><text:s/>&lt;&lt; m_ui-&gt;s_V_25</text:p>
          </table:table-cell>
          <table:table-cell table:style-name="ce3" table:formula="of:=CONCATENATE(&quot; &lt;&lt; m_ui-&gt;s_p&quot;;[.A27])" office:value-type="string" office:string-value=" &lt;&lt; m_ui-&gt;s_pV_25">
            <text:p><text:s/>&lt;&lt; m_ui-&gt;s_pV_25</text:p>
          </table:table-cell>
          <table:table-cell table:number-columns-repeated="3"/>
          <table:table-cell table:formula="of:=IF([.E27]=1;CONCATENATE([.A27];&quot; smallint default '0',&quot;);&quot;&quot;)" office:value-type="string" office:string-value="V_25 smallint default '0',">
            <text:p>V_25 smallint default '0',</text:p>
          </table:table-cell>
        </table:table-row>
        <table:table-row table:style-name="ro1">
          <table:table-cell office:value-type="string">
            <text:p>V_26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3])" office:value-type="string" office:string-value="Рівень у мішалці відведення піску">
            <text:p>Рівень у мішалці відведення піску</text:p>
          </table:table-cell>
          <table:table-cell table:style-name="ce3" table:formula="of:=CONCATENATE(&quot; &lt;&lt; m_ui-&gt;s_&quot;;[.A28])" office:value-type="string" office:string-value=" &lt;&lt; m_ui-&gt;s_V_26">
            <text:p><text:s/>&lt;&lt; m_ui-&gt;s_V_26</text:p>
          </table:table-cell>
          <table:table-cell table:style-name="ce3" table:formula="of:=CONCATENATE(&quot; &lt;&lt; m_ui-&gt;s_p&quot;;[.A28])" office:value-type="string" office:string-value=" &lt;&lt; m_ui-&gt;s_pV_26">
            <text:p><text:s/>&lt;&lt; m_ui-&gt;s_pV_26</text:p>
          </table:table-cell>
          <table:table-cell table:number-columns-repeated="3"/>
          <table:table-cell table:formula="of:=IF([.E28]=1;CONCATENATE([.A28];&quot; smallint default '0',&quot;);&quot;&quot;)" office:value-type="string" office:string-value="V_26 smallint default '0',">
            <text:p>V_26 smallint default '0',</text:p>
          </table:table-cell>
        </table:table-row>
        <table:table-row table:style-name="ro1">
          <table:table-cell office:value-type="string">
            <text:p>V_27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4])" office:value-type="string" office:string-value="Рівень у  збірнику ф./соку 1 сат.">
            <text:p>Рівень у <text:s/>збірнику ф./соку 1 сат.</text:p>
          </table:table-cell>
          <table:table-cell table:style-name="ce3" table:formula="of:=CONCATENATE(&quot; &lt;&lt; m_ui-&gt;s_&quot;;[.A29])" office:value-type="string" office:string-value=" &lt;&lt; m_ui-&gt;s_V_27">
            <text:p><text:s/>&lt;&lt; m_ui-&gt;s_V_27</text:p>
          </table:table-cell>
          <table:table-cell table:style-name="ce3" table:formula="of:=CONCATENATE(&quot; &lt;&lt; m_ui-&gt;s_p&quot;;[.A29])" office:value-type="string" office:string-value=" &lt;&lt; m_ui-&gt;s_pV_27">
            <text:p><text:s/>&lt;&lt; m_ui-&gt;s_pV_27</text:p>
          </table:table-cell>
          <table:table-cell table:number-columns-repeated="3"/>
          <table:table-cell table:formula="of:=IF([.E29]=1;CONCATENATE([.A29];&quot; smallint default '0',&quot;);&quot;&quot;)" office:value-type="string" office:string-value="V_27 smallint default '0',">
            <text:p>V_27 smallint default '0',</text:p>
          </table:table-cell>
        </table:table-row>
        <table:table-row table:style-name="ro1">
          <table:table-cell office:value-type="string">
            <text:p>V_28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5])" office:value-type="string" office:string-value="Рівень у теплому дефекаторі">
            <text:p>Рівень у теплому дефекаторі</text:p>
          </table:table-cell>
          <table:table-cell table:style-name="ce3" table:formula="of:=CONCATENATE(&quot; &lt;&lt; m_ui-&gt;s_&quot;;[.A30])" office:value-type="string" office:string-value=" &lt;&lt; m_ui-&gt;s_V_28">
            <text:p><text:s/>&lt;&lt; m_ui-&gt;s_V_28</text:p>
          </table:table-cell>
          <table:table-cell table:style-name="ce3" table:formula="of:=CONCATENATE(&quot; &lt;&lt; m_ui-&gt;s_p&quot;;[.A30])" office:value-type="string" office:string-value=" &lt;&lt; m_ui-&gt;s_pV_28">
            <text:p><text:s/>&lt;&lt; m_ui-&gt;s_pV_28</text:p>
          </table:table-cell>
          <table:table-cell table:number-columns-repeated="3"/>
          <table:table-cell table:formula="of:=IF([.E30]=1;CONCATENATE([.A30];&quot; smallint default '0',&quot;);&quot;&quot;)" office:value-type="string" office:string-value="V_28 smallint default '0',">
            <text:p>V_28 smallint default '0',</text:p>
          </table:table-cell>
        </table:table-row>
        <table:table-row table:style-name="ro1">
          <table:table-cell office:value-type="string">
            <text:p>V_29</text:p>
          </table:table-cell>
          <table:table-cell office:value-type="float" office:value="66">
            <text:p>6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6])" office:value-type="string" office:string-value="Рівень у 1-му сатураторі">
            <text:p>Рівень у 1-му сатураторі</text:p>
          </table:table-cell>
          <table:table-cell table:style-name="ce3" table:formula="of:=CONCATENATE(&quot; &lt;&lt; m_ui-&gt;s_&quot;;[.A31])" office:value-type="string" office:string-value=" &lt;&lt; m_ui-&gt;s_V_29">
            <text:p><text:s/>&lt;&lt; m_ui-&gt;s_V_29</text:p>
          </table:table-cell>
          <table:table-cell table:style-name="ce3" table:formula="of:=CONCATENATE(&quot; &lt;&lt; m_ui-&gt;s_p&quot;;[.A31])" office:value-type="string" office:string-value=" &lt;&lt; m_ui-&gt;s_pV_29">
            <text:p><text:s/>&lt;&lt; m_ui-&gt;s_pV_29</text:p>
          </table:table-cell>
          <table:table-cell table:number-columns-repeated="3"/>
          <table:table-cell table:formula="of:=IF([.E31]=1;CONCATENATE([.A31];&quot; smallint default '0',&quot;);&quot;&quot;)" office:value-type="string" office:string-value="V_29 smallint default '0',">
            <text:p>V_29 smallint default '0',</text:p>
          </table:table-cell>
        </table:table-row>
        <table:table-row table:style-name="ro1">
          <table:table-cell office:value-type="string">
            <text:p>V_30</text:p>
          </table:table-cell>
          <table:table-cell office:value-type="float" office:value="68">
            <text:p>6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7])" office:value-type="string" office:string-value="Рівень у збірн.частк. скиду 1 сат./ФіЛС/">
            <text:p>Рівень у збірн.частк. скиду 1 сат./ФіЛС/</text:p>
          </table:table-cell>
          <table:table-cell table:style-name="ce3" table:formula="of:=CONCATENATE(&quot; &lt;&lt; m_ui-&gt;s_&quot;;[.A32])" office:value-type="string" office:string-value=" &lt;&lt; m_ui-&gt;s_V_30">
            <text:p><text:s/>&lt;&lt; m_ui-&gt;s_V_30</text:p>
          </table:table-cell>
          <table:table-cell table:style-name="ce3" table:formula="of:=CONCATENATE(&quot; &lt;&lt; m_ui-&gt;s_p&quot;;[.A32])" office:value-type="string" office:string-value=" &lt;&lt; m_ui-&gt;s_pV_30">
            <text:p><text:s/>&lt;&lt; m_ui-&gt;s_pV_30</text:p>
          </table:table-cell>
          <table:table-cell table:number-columns-repeated="3"/>
          <table:table-cell table:formula="of:=IF([.E32]=1;CONCATENATE([.A32];&quot; smallint default '0',&quot;);&quot;&quot;)" office:value-type="string" office:string-value="V_30 smallint default '0',">
            <text:p>V_30 smallint default '0',</text:p>
          </table:table-cell>
        </table:table-row>
        <table:table-row table:style-name="ro1">
          <table:table-cell office:value-type="string">
            <text:p>V_31</text:p>
          </table:table-cell>
          <table:table-cell office:value-type="float" office:value="70">
            <text:p>7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8])" office:value-type="string" office:string-value="Рівень у напірному збірн.частк. скиду 1 сат./ФіЛС/">
            <text:p>Рівень у напірному збірн.частк. скиду 1 сат./ФіЛС/</text:p>
          </table:table-cell>
          <table:table-cell table:style-name="ce3" table:formula="of:=CONCATENATE(&quot; &lt;&lt; m_ui-&gt;s_&quot;;[.A33])" office:value-type="string" office:string-value=" &lt;&lt; m_ui-&gt;s_V_31">
            <text:p><text:s/>&lt;&lt; m_ui-&gt;s_V_31</text:p>
          </table:table-cell>
          <table:table-cell table:style-name="ce3" table:formula="of:=CONCATENATE(&quot; &lt;&lt; m_ui-&gt;s_p&quot;;[.A33])" office:value-type="string" office:string-value=" &lt;&lt; m_ui-&gt;s_pV_31">
            <text:p><text:s/>&lt;&lt; m_ui-&gt;s_pV_31</text:p>
          </table:table-cell>
          <table:table-cell table:number-columns-repeated="3"/>
          <table:table-cell table:formula="of:=IF([.E33]=1;CONCATENATE([.A33];&quot; smallint default '0',&quot;);&quot;&quot;)" office:value-type="string" office:string-value="V_31 smallint default '0',">
            <text:p>V_31 smallint default '0',</text:p>
          </table:table-cell>
        </table:table-row>
        <table:table-row table:style-name="ro1">
          <table:table-cell office:value-type="string">
            <text:p>V_32</text:p>
          </table:table-cell>
          <table:table-cell office:value-type="float" office:value="72">
            <text:p>7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39];&quot; &quot;;['file:///srv/igor/Talne2010/Satur_Talne/Talne%202010%20%D0%BF%D1%80%D0%BE%D0%B4%D0%B6%D0%B5%D0%BA%D1%82.xls'#$Лист1.C39])" office:value-type="string" office:string-value="Тиск На камерні фільтри">
            <text:p>Тиск На камерні фільтри</text:p>
          </table:table-cell>
          <table:table-cell table:style-name="ce3" table:formula="of:=CONCATENATE(&quot; &lt;&lt; m_ui-&gt;s_&quot;;[.A34])" office:value-type="string" office:string-value=" &lt;&lt; m_ui-&gt;s_V_32">
            <text:p><text:s/>&lt;&lt; m_ui-&gt;s_V_32</text:p>
          </table:table-cell>
          <table:table-cell table:style-name="ce3" table:formula="of:=CONCATENATE(&quot; &lt;&lt; m_ui-&gt;s_p&quot;;[.A34])" office:value-type="string" office:string-value=" &lt;&lt; m_ui-&gt;s_pV_32">
            <text:p><text:s/>&lt;&lt; m_ui-&gt;s_pV_32</text:p>
          </table:table-cell>
          <table:table-cell table:number-columns-repeated="3"/>
          <table:table-cell table:formula="of:=IF([.E34]=1;CONCATENATE([.A34];&quot; smallint default '0',&quot;);&quot;&quot;)" office:value-type="string" office:string-value="V_32 smallint default '0',">
            <text:p>V_32 smallint default '0',</text:p>
          </table:table-cell>
        </table:table-row>
        <table:table-row table:style-name="ro1">
          <table:table-cell office:value-type="string">
            <text:p>V_33</text:p>
          </table:table-cell>
          <table:table-cell office:value-type="float" office:value="74">
            <text:p>7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40];&quot; &quot;;['file:///srv/igor/Talne2010/Satur_Talne/Talne%202010%20%D0%BF%D1%80%D0%BE%D0%B4%D0%B6%D0%B5%D0%BA%D1%82.xls'#$Лист1.C40])" office:value-type="string" office:string-value="Рівень у напірному збірн. Сусп. 1 сат.">
            <text:p>Рівень у напірному збірн. Сусп. 1 сат.</text:p>
          </table:table-cell>
          <table:table-cell table:style-name="ce3" table:formula="of:=CONCATENATE(&quot; &lt;&lt; m_ui-&gt;s_&quot;;[.A35])" office:value-type="string" office:string-value=" &lt;&lt; m_ui-&gt;s_V_33">
            <text:p><text:s/>&lt;&lt; m_ui-&gt;s_V_33</text:p>
          </table:table-cell>
          <table:table-cell table:style-name="ce3" table:formula="of:=CONCATENATE(&quot; &lt;&lt; m_ui-&gt;s_p&quot;;[.A35])" office:value-type="string" office:string-value=" &lt;&lt; m_ui-&gt;s_pV_33">
            <text:p><text:s/>&lt;&lt; m_ui-&gt;s_pV_33</text:p>
          </table:table-cell>
          <table:table-cell table:number-columns-repeated="3"/>
          <table:table-cell table:formula="of:=IF([.E35]=1;CONCATENATE([.A35];&quot; smallint default '0',&quot;);&quot;&quot;)" office:value-type="string" office:string-value="V_33 smallint default '0',">
            <text:p>V_33 smallint default '0',</text:p>
          </table:table-cell>
        </table:table-row>
        <table:table-row table:style-name="ro1">
          <table:table-cell office:value-type="string">
            <text:p>V_34</text:p>
          </table:table-cell>
          <table:table-cell office:value-type="float" office:value="76">
            <text:p>7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41];&quot; &quot;;['file:///srv/igor/Talne2010/Satur_Talne/Talne%202010%20%D0%BF%D1%80%D0%BE%D0%B4%D0%B6%D0%B5%D0%BA%D1%82.xls'#$Лист1.C41])" office:value-type="string" office:string-value="Рівень у  збірн. Сусп. 1 сат.">
            <text:p>Рівень у <text:s/>збірн. Сусп. 1 сат.</text:p>
          </table:table-cell>
          <table:table-cell table:style-name="ce3" table:formula="of:=CONCATENATE(&quot; &lt;&lt; m_ui-&gt;s_&quot;;[.A36])" office:value-type="string" office:string-value=" &lt;&lt; m_ui-&gt;s_V_34">
            <text:p><text:s/>&lt;&lt; m_ui-&gt;s_V_34</text:p>
          </table:table-cell>
          <table:table-cell table:style-name="ce3" table:formula="of:=CONCATENATE(&quot; &lt;&lt; m_ui-&gt;s_p&quot;;[.A36])" office:value-type="string" office:string-value=" &lt;&lt; m_ui-&gt;s_pV_34">
            <text:p><text:s/>&lt;&lt; m_ui-&gt;s_pV_34</text:p>
          </table:table-cell>
          <table:table-cell table:number-columns-repeated="3"/>
          <table:table-cell table:formula="of:=IF([.E36]=1;CONCATENATE([.A36];&quot; smallint default '0',&quot;);&quot;&quot;)" office:value-type="string" office:string-value="V_34 smallint default '0',">
            <text:p>V_34 smallint default '0',</text:p>
          </table:table-cell>
        </table:table-row>
        <table:table-row table:style-name="ro1">
          <table:table-cell office:value-type="string">
            <text:p>V_35</text:p>
          </table:table-cell>
          <table:table-cell office:value-type="float" office:value="78">
            <text:p>7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42];&quot; &quot;;['file:///srv/igor/Talne2010/Satur_Talne/Talne%202010%20%D0%BF%D1%80%D0%BE%D0%B4%D0%B6%D0%B5%D0%BA%D1%82.xls'#$Лист1.C42])" office:value-type="string" office:string-value="СО2 Сатур. Газу">
            <text:p>СО2 Сатур. Газу</text:p>
          </table:table-cell>
          <table:table-cell table:style-name="ce3" table:formula="of:=CONCATENATE(&quot; &lt;&lt; m_ui-&gt;s_&quot;;[.A37])" office:value-type="string" office:string-value=" &lt;&lt; m_ui-&gt;s_V_35">
            <text:p><text:s/>&lt;&lt; m_ui-&gt;s_V_35</text:p>
          </table:table-cell>
          <table:table-cell table:style-name="ce3" table:formula="of:=CONCATENATE(&quot; &lt;&lt; m_ui-&gt;s_p&quot;;[.A37])" office:value-type="string" office:string-value=" &lt;&lt; m_ui-&gt;s_pV_35">
            <text:p><text:s/>&lt;&lt; m_ui-&gt;s_pV_35</text:p>
          </table:table-cell>
          <table:table-cell table:number-columns-repeated="3"/>
          <table:table-cell table:formula="of:=IF([.E37]=1;CONCATENATE([.A37];&quot; smallint default '0',&quot;);&quot;&quot;)" office:value-type="string" office:string-value="V_35 smallint default '0',">
            <text:p>V_35 smallint default '0',</text:p>
          </table:table-cell>
        </table:table-row>
        <table:table-row table:style-name="ro1">
          <table:table-cell office:value-type="string">
            <text:p>V_36</text:p>
          </table:table-cell>
          <table:table-cell office:value-type="float" office:value="80">
            <text:p>8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49]" office:value-type="string" office:string-value="рівень &quot;у трубі&quot;">
            <text:p>рівень "у трубі"</text:p>
          </table:table-cell>
          <table:table-cell table:style-name="ce3" table:formula="of:=CONCATENATE(&quot; &lt;&lt; m_ui-&gt;s_&quot;;[.A38])" office:value-type="string" office:string-value=" &lt;&lt; m_ui-&gt;s_V_36">
            <text:p><text:s/>&lt;&lt; m_ui-&gt;s_V_36</text:p>
          </table:table-cell>
          <table:table-cell table:style-name="ce3" table:formula="of:=CONCATENATE(&quot; &lt;&lt; m_ui-&gt;s_p&quot;;[.A38])" office:value-type="string" office:string-value=" &lt;&lt; m_ui-&gt;s_pV_36">
            <text:p><text:s/>&lt;&lt; m_ui-&gt;s_pV_36</text:p>
          </table:table-cell>
          <table:table-cell table:number-columns-repeated="3"/>
          <table:table-cell table:formula="of:=IF([.E38]=1;CONCATENATE([.A38];&quot; smallint default '0',&quot;);&quot;&quot;)" office:value-type="string" office:string-value="V_36 smallint default '0',">
            <text:p>V_36 smallint default '0',</text:p>
          </table:table-cell>
        </table:table-row>
        <table:table-row table:style-name="ro1">
          <table:table-cell office:value-type="string">
            <text:p>V_37</text:p>
          </table:table-cell>
          <table:table-cell office:value-type="float" office:value="82">
            <text:p>8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2]" office:value-type="string" office:string-value="Витрата дефекованого соку">
            <text:p>Витрата дефекованого соку</text:p>
          </table:table-cell>
          <table:table-cell table:style-name="ce3" table:formula="of:=CONCATENATE(&quot; &lt;&lt; m_ui-&gt;s_&quot;;[.A39])" office:value-type="string" office:string-value=" &lt;&lt; m_ui-&gt;s_V_37">
            <text:p><text:s/>&lt;&lt; m_ui-&gt;s_V_37</text:p>
          </table:table-cell>
          <table:table-cell table:style-name="ce3" table:formula="of:=CONCATENATE(&quot; &lt;&lt; m_ui-&gt;s_p&quot;;[.A39])" office:value-type="string" office:string-value=" &lt;&lt; m_ui-&gt;s_pV_37">
            <text:p><text:s/>&lt;&lt; m_ui-&gt;s_pV_37</text:p>
          </table:table-cell>
          <table:table-cell table:number-columns-repeated="3"/>
          <table:table-cell table:formula="of:=IF([.E39]=1;CONCATENATE([.A39];&quot; smallint default '0',&quot;);&quot;&quot;)" office:value-type="string" office:string-value="V_37 smallint default '0',">
            <text:p>V_37 smallint default '0',</text:p>
          </table:table-cell>
        </table:table-row>
        <table:table-row table:style-name="ro1">
          <table:table-cell office:value-type="string">
            <text:p>V_38</text:p>
          </table:table-cell>
          <table:table-cell office:value-type="float" office:value="84">
            <text:p>8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3]" office:value-type="string" office:string-value="Витрата  соку на дефекатор 2-ї сат">
            <text:p>Витрата <text:s/>соку на дефекатор 2-ї сат</text:p>
          </table:table-cell>
          <table:table-cell table:style-name="ce3" table:formula="of:=CONCATENATE(&quot; &lt;&lt; m_ui-&gt;s_&quot;;[.A40])" office:value-type="string" office:string-value=" &lt;&lt; m_ui-&gt;s_V_38">
            <text:p><text:s/>&lt;&lt; m_ui-&gt;s_V_38</text:p>
          </table:table-cell>
          <table:table-cell table:style-name="ce3" table:formula="of:=CONCATENATE(&quot; &lt;&lt; m_ui-&gt;s_p&quot;;[.A40])" office:value-type="string" office:string-value=" &lt;&lt; m_ui-&gt;s_pV_38">
            <text:p><text:s/>&lt;&lt; m_ui-&gt;s_pV_38</text:p>
          </table:table-cell>
          <table:table-cell table:number-columns-repeated="3"/>
          <table:table-cell table:formula="of:=IF([.E40]=1;CONCATENATE([.A40];&quot; smallint default '0',&quot;);&quot;&quot;)" office:value-type="string" office:string-value="V_38 smallint default '0',">
            <text:p>V_38 smallint default '0',</text:p>
          </table:table-cell>
        </table:table-row>
        <table:table-row table:style-name="ro1">
          <table:table-cell office:value-type="string">
            <text:p>V_39</text:p>
          </table:table-cell>
          <table:table-cell office:value-type="float" office:value="86">
            <text:p>8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4]" office:value-type="string" office:string-value="звор. Зв'язок ЧП витрати  дефек. Соку">
            <text:p>звор. Зв'язок ЧП витрати <text:s/>дефек. Соку</text:p>
          </table:table-cell>
          <table:table-cell table:style-name="ce3" table:formula="of:=CONCATENATE(&quot; &lt;&lt; m_ui-&gt;s_&quot;;[.A41])" office:value-type="string" office:string-value=" &lt;&lt; m_ui-&gt;s_V_39">
            <text:p><text:s/>&lt;&lt; m_ui-&gt;s_V_39</text:p>
          </table:table-cell>
          <table:table-cell table:style-name="ce3" table:formula="of:=CONCATENATE(&quot; &lt;&lt; m_ui-&gt;s_p&quot;;[.A41])" office:value-type="string" office:string-value=" &lt;&lt; m_ui-&gt;s_pV_39">
            <text:p><text:s/>&lt;&lt; m_ui-&gt;s_pV_39</text:p>
          </table:table-cell>
          <table:table-cell table:number-columns-repeated="3"/>
          <table:table-cell table:formula="of:=IF([.E41]=1;CONCATENATE([.A41];&quot; smallint default '0',&quot;);&quot;&quot;)" office:value-type="string" office:string-value="V_39 smallint default '0',">
            <text:p>V_39 smallint default '0',</text:p>
          </table:table-cell>
        </table:table-row>
        <table:table-row table:style-name="ro1">
          <table:table-cell office:value-type="string">
            <text:p>V_40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5]" office:value-type="string" office:string-value="звор. Зв'язок ЧП  витрати Соку дефек. 2-ї сат.">
            <text:p>звор. Зв'язок ЧП <text:s/>витрати Соку дефек. 2-ї сат.</text:p>
          </table:table-cell>
          <table:table-cell table:style-name="ce3" table:formula="of:=CONCATENATE(&quot; &lt;&lt; m_ui-&gt;s_&quot;;[.A42])" office:value-type="string" office:string-value=" &lt;&lt; m_ui-&gt;s_V_40">
            <text:p><text:s/>&lt;&lt; m_ui-&gt;s_V_40</text:p>
          </table:table-cell>
          <table:table-cell table:style-name="ce3" table:formula="of:=CONCATENATE(&quot; &lt;&lt; m_ui-&gt;s_p&quot;;[.A42])" office:value-type="string" office:string-value=" &lt;&lt; m_ui-&gt;s_pV_40">
            <text:p><text:s/>&lt;&lt; m_ui-&gt;s_pV_40</text:p>
          </table:table-cell>
          <table:table-cell table:number-columns-repeated="3"/>
          <table:table-cell table:formula="of:=IF([.E42]=1;CONCATENATE([.A42];&quot; smallint default '0',&quot;);&quot;&quot;)" office:value-type="string" office:string-value="V_40 smallint default '0',">
            <text:p>V_40 smallint default '0',</text:p>
          </table:table-cell>
        </table:table-row>
        <table:table-row table:style-name="ro1">
          <table:table-cell office:value-type="string">
            <text:p>V_41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7]" office:value-type="string" office:string-value="Рівень н/соку 1 сатур.">
            <text:p>Рівень н/соку 1 сатур.</text:p>
          </table:table-cell>
          <table:table-cell table:style-name="ce3" table:formula="of:=CONCATENATE(&quot; &lt;&lt; m_ui-&gt;s_&quot;;[.A43])" office:value-type="string" office:string-value=" &lt;&lt; m_ui-&gt;s_V_41">
            <text:p><text:s/>&lt;&lt; m_ui-&gt;s_V_41</text:p>
          </table:table-cell>
          <table:table-cell table:style-name="ce3" table:formula="of:=CONCATENATE(&quot; &lt;&lt; m_ui-&gt;s_p&quot;;[.A43])" office:value-type="string" office:string-value=" &lt;&lt; m_ui-&gt;s_pV_41">
            <text:p><text:s/>&lt;&lt; m_ui-&gt;s_pV_41</text:p>
          </table:table-cell>
          <table:table-cell table:number-columns-repeated="3"/>
          <table:table-cell table:formula="of:=IF([.E43]=1;CONCATENATE([.A43];&quot; smallint default '0',&quot;);&quot;&quot;)" office:value-type="string" office:string-value="V_41 smallint default '0',">
            <text:p>V_41 smallint default '0',</text:p>
          </table:table-cell>
        </table:table-row>
        <table:table-row table:style-name="ro1">
          <table:table-cell office:value-type="string">
            <text:p>V_42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8]" office:value-type="string" office:string-value="Рівень н/соку 2 сатур.">
            <text:p>Рівень н/соку 2 сатур.</text:p>
          </table:table-cell>
          <table:table-cell table:style-name="ce3" table:formula="of:=CONCATENATE(&quot; &lt;&lt; m_ui-&gt;s_&quot;;[.A44])" office:value-type="string" office:string-value=" &lt;&lt; m_ui-&gt;s_V_42">
            <text:p><text:s/>&lt;&lt; m_ui-&gt;s_V_42</text:p>
          </table:table-cell>
          <table:table-cell table:style-name="ce3" table:formula="of:=CONCATENATE(&quot; &lt;&lt; m_ui-&gt;s_p&quot;;[.A44])" office:value-type="string" office:string-value=" &lt;&lt; m_ui-&gt;s_pV_42">
            <text:p><text:s/>&lt;&lt; m_ui-&gt;s_pV_42</text:p>
          </table:table-cell>
          <table:table-cell table:number-columns-repeated="3"/>
          <table:table-cell table:formula="of:=IF([.E44]=1;CONCATENATE([.A44];&quot; smallint default '0',&quot;);&quot;&quot;)" office:value-type="string" office:string-value="V_42 smallint default '0',">
            <text:p>V_42 smallint default '0',</text:p>
          </table:table-cell>
        </table:table-row>
        <table:table-row table:style-name="ro1">
          <table:table-cell office:value-type="string">
            <text:p>V_43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9]" office:value-type="string" office:string-value="звор. Зв'язок ЧП  н/соку 1 сатур.">
            <text:p>звор. Зв'язок ЧП <text:s/>н/соку 1 сатур.</text:p>
          </table:table-cell>
          <table:table-cell table:style-name="ce3" table:formula="of:=CONCATENATE(&quot; &lt;&lt; m_ui-&gt;s_&quot;;[.A45])" office:value-type="string" office:string-value=" &lt;&lt; m_ui-&gt;s_V_43">
            <text:p><text:s/>&lt;&lt; m_ui-&gt;s_V_43</text:p>
          </table:table-cell>
          <table:table-cell table:style-name="ce3" table:formula="of:=CONCATENATE(&quot; &lt;&lt; m_ui-&gt;s_p&quot;;[.A45])" office:value-type="string" office:string-value=" &lt;&lt; m_ui-&gt;s_pV_43">
            <text:p><text:s/>&lt;&lt; m_ui-&gt;s_pV_43</text:p>
          </table:table-cell>
          <table:table-cell table:number-columns-repeated="3"/>
          <table:table-cell table:formula="of:=IF([.E45]=1;CONCATENATE([.A45];&quot; smallint default '0',&quot;);&quot;&quot;)" office:value-type="string" office:string-value="V_43 smallint default '0',">
            <text:p>V_43 smallint default '0',</text:p>
          </table:table-cell>
        </table:table-row>
        <table:table-row table:style-name="ro1">
          <table:table-cell office:value-type="string">
            <text:p>V_44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0]" office:value-type="string" office:string-value="звор. Зв'язок ЧП  н/соку 2 сатур.">
            <text:p>звор. Зв'язок ЧП <text:s/>н/соку 2 сатур.</text:p>
          </table:table-cell>
          <table:table-cell table:style-name="ce3" table:formula="of:=CONCATENATE(&quot; &lt;&lt; m_ui-&gt;s_&quot;;[.A46])" office:value-type="string" office:string-value=" &lt;&lt; m_ui-&gt;s_V_44">
            <text:p><text:s/>&lt;&lt; m_ui-&gt;s_V_44</text:p>
          </table:table-cell>
          <table:table-cell table:style-name="ce3" table:formula="of:=CONCATENATE(&quot; &lt;&lt; m_ui-&gt;s_p&quot;;[.A46])" office:value-type="string" office:string-value=" &lt;&lt; m_ui-&gt;s_pV_44">
            <text:p><text:s/>&lt;&lt; m_ui-&gt;s_pV_44</text:p>
          </table:table-cell>
          <table:table-cell table:number-columns-repeated="3"/>
          <table:table-cell table:formula="of:=IF([.E46]=1;CONCATENATE([.A46];&quot; smallint default '0',&quot;);&quot;&quot;)" office:value-type="string" office:string-value="V_44 smallint default '0',">
            <text:p>V_44 smallint default '0',</text:p>
          </table:table-cell>
        </table:table-row>
        <table:table-row table:style-name="ro1">
          <table:table-cell office:value-type="string">
            <text:p>V_45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2]" office:value-type="string" office:string-value="Рівень у гар. Дефекаторі">
            <text:p>Рівень у гар. Дефекаторі</text:p>
          </table:table-cell>
          <table:table-cell table:style-name="ce3" table:formula="of:=CONCATENATE(&quot; &lt;&lt; m_ui-&gt;s_&quot;;[.A47])" office:value-type="string" office:string-value=" &lt;&lt; m_ui-&gt;s_V_45">
            <text:p><text:s/>&lt;&lt; m_ui-&gt;s_V_45</text:p>
          </table:table-cell>
          <table:table-cell table:style-name="ce3" table:formula="of:=CONCATENATE(&quot; &lt;&lt; m_ui-&gt;s_p&quot;;[.A47])" office:value-type="string" office:string-value=" &lt;&lt; m_ui-&gt;s_pV_45">
            <text:p><text:s/>&lt;&lt; m_ui-&gt;s_pV_45</text:p>
          </table:table-cell>
          <table:table-cell table:number-columns-repeated="3"/>
          <table:table-cell table:formula="of:=IF([.E47]=1;CONCATENATE([.A47];&quot; smallint default '0',&quot;);&quot;&quot;)" office:value-type="string" office:string-value="V_45 smallint default '0',">
            <text:p>V_45 smallint default '0',</text:p>
          </table:table-cell>
        </table:table-row>
        <table:table-row table:style-name="ro1">
          <table:table-cell office:value-type="string">
            <text:p>V_46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3]" office:value-type="string" office:string-value="Витрата повернення соку 1-ї сат.">
            <text:p>Витрата повернення соку 1-ї сат.</text:p>
          </table:table-cell>
          <table:table-cell table:style-name="ce3" table:formula="of:=CONCATENATE(&quot; &lt;&lt; m_ui-&gt;s_&quot;;[.A48])" office:value-type="string" office:string-value=" &lt;&lt; m_ui-&gt;s_V_46">
            <text:p><text:s/>&lt;&lt; m_ui-&gt;s_V_46</text:p>
          </table:table-cell>
          <table:table-cell table:style-name="ce3" table:formula="of:=CONCATENATE(&quot; &lt;&lt; m_ui-&gt;s_p&quot;;[.A48])" office:value-type="string" office:string-value=" &lt;&lt; m_ui-&gt;s_pV_46">
            <text:p><text:s/>&lt;&lt; m_ui-&gt;s_pV_46</text:p>
          </table:table-cell>
          <table:table-cell table:number-columns-repeated="3"/>
          <table:table-cell table:formula="of:=IF([.E48]=1;CONCATENATE([.A48];&quot; smallint default '0',&quot;);&quot;&quot;)" office:value-type="string" office:string-value="V_46 smallint default '0',">
            <text:p>V_46 smallint default '0',</text:p>
          </table:table-cell>
        </table:table-row>
        <table:table-row table:style-name="ro1">
          <table:table-cell office:value-type="string">
            <text:p>V_47</text:p>
          </table:table-cell>
          <table:table-cell office:value-type="float" office:value="102">
            <text:p>10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5]" office:value-type="string" office:string-value="Витрата суспензії 1-ї сат на преддефекатор">
            <text:p>Витрата суспензії 1-ї сат на преддефекатор</text:p>
          </table:table-cell>
          <table:table-cell table:style-name="ce3" table:formula="of:=CONCATENATE(&quot; &lt;&lt; m_ui-&gt;s_&quot;;[.A49])" office:value-type="string" office:string-value=" &lt;&lt; m_ui-&gt;s_V_47">
            <text:p><text:s/>&lt;&lt; m_ui-&gt;s_V_47</text:p>
          </table:table-cell>
          <table:table-cell table:style-name="ce3" table:formula="of:=CONCATENATE(&quot; &lt;&lt; m_ui-&gt;s_p&quot;;[.A49])" office:value-type="string" office:string-value=" &lt;&lt; m_ui-&gt;s_pV_47">
            <text:p><text:s/>&lt;&lt; m_ui-&gt;s_pV_47</text:p>
          </table:table-cell>
          <table:table-cell table:number-columns-repeated="3"/>
          <table:table-cell table:formula="of:=IF([.E49]=1;CONCATENATE([.A49];&quot; smallint default '0',&quot;);&quot;&quot;)" office:value-type="string" office:string-value="V_47 smallint default '0',">
            <text:p>V_47 smallint default '0',</text:p>
          </table:table-cell>
        </table:table-row>
        <table:table-row table:style-name="ro1">
          <table:table-cell office:value-type="string">
            <text:p>V_48</text:p>
          </table:table-cell>
          <table:table-cell office:value-type="float" office:value="104">
            <text:p>10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6]" office:value-type="string" office:string-value="Витрата суспензії 2-ї сат на преддефекатор">
            <text:p>Витрата суспензії 2-ї сат на преддефекатор</text:p>
          </table:table-cell>
          <table:table-cell table:style-name="ce3" table:formula="of:=CONCATENATE(&quot; &lt;&lt; m_ui-&gt;s_&quot;;[.A50])" office:value-type="string" office:string-value=" &lt;&lt; m_ui-&gt;s_V_48">
            <text:p><text:s/>&lt;&lt; m_ui-&gt;s_V_48</text:p>
          </table:table-cell>
          <table:table-cell table:style-name="ce3" table:formula="of:=CONCATENATE(&quot; &lt;&lt; m_ui-&gt;s_p&quot;;[.A50])" office:value-type="string" office:string-value=" &lt;&lt; m_ui-&gt;s_pV_48">
            <text:p><text:s/>&lt;&lt; m_ui-&gt;s_pV_48</text:p>
          </table:table-cell>
          <table:table-cell table:number-columns-repeated="3"/>
          <table:table-cell table:formula="of:=IF([.E50]=1;CONCATENATE([.A50];&quot; smallint default '0',&quot;);&quot;&quot;)" office:value-type="string" office:string-value="V_48 smallint default '0',">
            <text:p>V_48 smallint default '0',</text:p>
          </table:table-cell>
        </table:table-row>
        <table:table-row table:style-name="ro1">
          <table:table-cell office:value-type="string">
            <text:p>V_49</text:p>
          </table:table-cell>
          <table:table-cell office:value-type="float" office:value="106">
            <text:p>10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8]" office:value-type="string" office:string-value="Витрата вап/молока на основну дефекацію">
            <text:p>Витрата вап/молока на основну дефекацію</text:p>
          </table:table-cell>
          <table:table-cell table:style-name="ce3" table:formula="of:=CONCATENATE(&quot; &lt;&lt; m_ui-&gt;s_&quot;;[.A51])" office:value-type="string" office:string-value=" &lt;&lt; m_ui-&gt;s_V_49">
            <text:p><text:s/>&lt;&lt; m_ui-&gt;s_V_49</text:p>
          </table:table-cell>
          <table:table-cell table:style-name="ce3" table:formula="of:=CONCATENATE(&quot; &lt;&lt; m_ui-&gt;s_p&quot;;[.A51])" office:value-type="string" office:string-value=" &lt;&lt; m_ui-&gt;s_pV_49">
            <text:p><text:s/>&lt;&lt; m_ui-&gt;s_pV_49</text:p>
          </table:table-cell>
          <table:table-cell table:number-columns-repeated="3"/>
          <table:table-cell table:formula="of:=IF([.E51]=1;CONCATENATE([.A51];&quot; smallint default '0',&quot;);&quot;&quot;)" office:value-type="string" office:string-value="V_49 smallint default '0',">
            <text:p>V_49 smallint default '0',</text:p>
          </table:table-cell>
        </table:table-row>
        <table:table-row table:style-name="ro1">
          <table:table-cell office:value-type="string">
            <text:p>V_50</text:p>
          </table:table-cell>
          <table:table-cell office:value-type="float" office:value="108">
            <text:p>10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9]" office:value-type="string" office:string-value="Тиск сатур. Газу в колекторі">
            <text:p>Тиск сатур. Газу в колекторі</text:p>
          </table:table-cell>
          <table:table-cell table:style-name="ce3" table:formula="of:=CONCATENATE(&quot; &lt;&lt; m_ui-&gt;s_&quot;;[.A52])" office:value-type="string" office:string-value=" &lt;&lt; m_ui-&gt;s_V_50">
            <text:p><text:s/>&lt;&lt; m_ui-&gt;s_V_50</text:p>
          </table:table-cell>
          <table:table-cell table:style-name="ce3" table:formula="of:=CONCATENATE(&quot; &lt;&lt; m_ui-&gt;s_p&quot;;[.A52])" office:value-type="string" office:string-value=" &lt;&lt; m_ui-&gt;s_pV_50">
            <text:p><text:s/>&lt;&lt; m_ui-&gt;s_pV_50</text:p>
          </table:table-cell>
          <table:table-cell table:number-columns-repeated="3"/>
          <table:table-cell table:formula="of:=IF([.E52]=1;CONCATENATE([.A52];&quot; smallint default '0',&quot;);&quot;&quot;)" office:value-type="string" office:string-value="V_50 smallint default '0',">
            <text:p>V_50 smallint default '0',</text:p>
          </table:table-cell>
        </table:table-row>
        <table:table-row table:style-name="ro1">
          <table:table-cell office:value-type="string">
            <text:p>V_51</text:p>
          </table:table-cell>
          <table:table-cell office:value-type="float" office:value="110">
            <text:p>1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1]" office:value-type="string" office:string-value="Рівень у збірнику вап/молока">
            <text:p>Рівень у збірнику вап/молока</text:p>
          </table:table-cell>
          <table:table-cell table:style-name="ce3" table:formula="of:=CONCATENATE(&quot; &lt;&lt; m_ui-&gt;s_&quot;;[.A53])" office:value-type="string" office:string-value=" &lt;&lt; m_ui-&gt;s_V_51">
            <text:p><text:s/>&lt;&lt; m_ui-&gt;s_V_51</text:p>
          </table:table-cell>
          <table:table-cell table:style-name="ce3" table:formula="of:=CONCATENATE(&quot; &lt;&lt; m_ui-&gt;s_p&quot;;[.A53])" office:value-type="string" office:string-value=" &lt;&lt; m_ui-&gt;s_pV_51">
            <text:p><text:s/>&lt;&lt; m_ui-&gt;s_pV_51</text:p>
          </table:table-cell>
          <table:table-cell table:number-columns-repeated="3"/>
          <table:table-cell table:formula="of:=IF([.E53]=1;CONCATENATE([.A53];&quot; smallint default '0',&quot;);&quot;&quot;)" office:value-type="string" office:string-value="V_51 smallint default '0',">
            <text:p>V_51 smallint default '0',</text:p>
          </table:table-cell>
        </table:table-row>
        <table:table-row table:style-name="ro1">
          <table:table-cell office:value-type="string">
            <text:p>V_52</text:p>
          </table:table-cell>
          <table:table-cell office:value-type="float" office:value="112">
            <text:p>1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2]" office:value-type="string" office:string-value="Витрата вап/молока на  дефек. 2-ї сат">
            <text:p>Витрата вап/молока на <text:s/>дефек. 2-ї сат</text:p>
          </table:table-cell>
          <table:table-cell table:style-name="ce3" table:formula="of:=CONCATENATE(&quot; &lt;&lt; m_ui-&gt;s_&quot;;[.A54])" office:value-type="string" office:string-value=" &lt;&lt; m_ui-&gt;s_V_52">
            <text:p><text:s/>&lt;&lt; m_ui-&gt;s_V_52</text:p>
          </table:table-cell>
          <table:table-cell table:number-columns-repeated="4"/>
          <table:table-cell table:formula="of:=IF([.E54]=1;CONCATENATE([.A54];&quot; smallint default '0',&quot;);&quot;&quot;)" office:value-type="string" office:string-value="V_52 smallint default '0',">
            <text:p>V_52 smallint default '0',</text:p>
          </table:table-cell>
        </table:table-row>
        <table:table-row table:style-name="ro1">
          <table:table-cell office:value-type="string">
            <text:p>V_53</text:p>
          </table:table-cell>
          <table:table-cell office:value-type="float" office:value="114">
            <text:p>1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4]" office:value-type="string" office:string-value="рН 1-ї сатурації">
            <text:p>рН 1-ї сатурації</text:p>
          </table:table-cell>
          <table:table-cell table:style-name="ce3" table:formula="of:=CONCATENATE(&quot; &lt;&lt; m_ui-&gt;s_&quot;;[.A55])" office:value-type="string" office:string-value=" &lt;&lt; m_ui-&gt;s_V_53">
            <text:p><text:s/>&lt;&lt; m_ui-&gt;s_V_53</text:p>
          </table:table-cell>
          <table:table-cell table:number-columns-repeated="4"/>
          <table:table-cell table:formula="of:=IF([.E55]=1;CONCATENATE([.A55];&quot; smallint default '0',&quot;);&quot;&quot;)" office:value-type="string" office:string-value="V_53 smallint default '0',">
            <text:p>V_53 smallint default '0',</text:p>
          </table:table-cell>
        </table:table-row>
        <table:table-row table:style-name="ro1">
          <table:table-cell office:value-type="string">
            <text:p>V_54</text:p>
          </table:table-cell>
          <table:table-cell office:value-type="float" office:value="116">
            <text:p>1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5]" office:value-type="string" office:string-value="рН 2-ї сатурації">
            <text:p>рН 2-ї сатурації</text:p>
          </table:table-cell>
          <table:table-cell table:style-name="ce3" table:formula="of:=CONCATENATE(&quot; &lt;&lt; m_ui-&gt;s_&quot;;[.A56])" office:value-type="string" office:string-value=" &lt;&lt; m_ui-&gt;s_V_54">
            <text:p><text:s/>&lt;&lt; m_ui-&gt;s_V_54</text:p>
          </table:table-cell>
          <table:table-cell table:number-columns-repeated="4"/>
          <table:table-cell table:formula="of:=IF([.E56]=1;CONCATENATE([.A56];&quot; smallint default '0',&quot;);&quot;&quot;)" office:value-type="string" office:string-value="V_54 smallint default '0',">
            <text:p>V_54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118">
            <text:p>1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57])" office:value-type="string" office:string-value=" &lt;&lt; m_ui-&gt;s_X_01">
            <text:p><text:s/>&lt;&lt; m_ui-&gt;s_X_01</text:p>
          </table:table-cell>
          <table:table-cell table:formula="of:=CONCATENATE(&quot;&lt;&lt; m_ui-&gt;s_c&quot;;[.A57])" office:value-type="string" office:string-value="&lt;&lt; m_ui-&gt;s_cX_01">
            <text:p>&lt;&lt; m_ui-&gt;s_cX_01</text:p>
          </table:table-cell>
          <table:table-cell table:number-columns-repeated="3"/>
          <table:table-cell table:formula="of:=IF([.E57]=1;CONCATENATE([.A57];&quot; smallint default '0',&quot;);&quot;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120">
            <text:p>1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58])" office:value-type="string" office:string-value=" &lt;&lt; m_ui-&gt;s_X_02">
            <text:p><text:s/>&lt;&lt; m_ui-&gt;s_X_02</text:p>
          </table:table-cell>
          <table:table-cell table:formula="of:=CONCATENATE(&quot;&lt;&lt; m_ui-&gt;s_c&quot;;[.A58])" office:value-type="string" office:string-value="&lt;&lt; m_ui-&gt;s_cX_02">
            <text:p>&lt;&lt; m_ui-&gt;s_cX_02</text:p>
          </table:table-cell>
          <table:table-cell table:number-columns-repeated="3"/>
          <table:table-cell table:formula="of:=IF([.E58]=1;CONCATENATE([.A58];&quot; smallint default '0',&quot;);&quot;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122">
            <text:p>1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59])" office:value-type="string" office:string-value=" &lt;&lt; m_ui-&gt;s_X_03">
            <text:p><text:s/>&lt;&lt; m_ui-&gt;s_X_03</text:p>
          </table:table-cell>
          <table:table-cell table:formula="of:=CONCATENATE(&quot;&lt;&lt; m_ui-&gt;s_c&quot;;[.A59])" office:value-type="string" office:string-value="&lt;&lt; m_ui-&gt;s_cX_03">
            <text:p>&lt;&lt; m_ui-&gt;s_cX_03</text:p>
          </table:table-cell>
          <table:table-cell table:number-columns-repeated="3"/>
          <table:table-cell table:formula="of:=IF([.E59]=1;CONCATENATE([.A59];&quot; smallint default '0',&quot;);&quot;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124">
            <text:p>1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60])" office:value-type="string" office:string-value=" &lt;&lt; m_ui-&gt;s_X_04">
            <text:p><text:s/>&lt;&lt; m_ui-&gt;s_X_04</text:p>
          </table:table-cell>
          <table:table-cell table:formula="of:=CONCATENATE(&quot;&lt;&lt; m_ui-&gt;s_c&quot;;[.A60])" office:value-type="string" office:string-value="&lt;&lt; m_ui-&gt;s_cX_04">
            <text:p>&lt;&lt; m_ui-&gt;s_cX_04</text:p>
          </table:table-cell>
          <table:table-cell table:number-columns-repeated="3"/>
          <table:table-cell table:formula="of:=IF([.E60]=1;CONCATENATE([.A60];&quot; smallint default '0',&quot;);&quot;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126">
            <text:p>1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61])" office:value-type="string" office:string-value=" &lt;&lt; m_ui-&gt;s_X_05">
            <text:p><text:s/>&lt;&lt; m_ui-&gt;s_X_05</text:p>
          </table:table-cell>
          <table:table-cell table:formula="of:=CONCATENATE(&quot;&lt;&lt; m_ui-&gt;s_c&quot;;[.A61])" office:value-type="string" office:string-value="&lt;&lt; m_ui-&gt;s_cX_05">
            <text:p>&lt;&lt; m_ui-&gt;s_cX_05</text:p>
          </table:table-cell>
          <table:table-cell table:number-columns-repeated="3"/>
          <table:table-cell table:formula="of:=IF([.E61]=1;CONCATENATE([.A61];&quot; smallint default '0',&quot;);&quot;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128">
            <text:p>1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62])" office:value-type="string" office:string-value=" &lt;&lt; m_ui-&gt;s_X_06">
            <text:p><text:s/>&lt;&lt; m_ui-&gt;s_X_06</text:p>
          </table:table-cell>
          <table:table-cell table:formula="of:=CONCATENATE(&quot;&lt;&lt; m_ui-&gt;s_c&quot;;[.A62])" office:value-type="string" office:string-value="&lt;&lt; m_ui-&gt;s_cX_06">
            <text:p>&lt;&lt; m_ui-&gt;s_cX_06</text:p>
          </table:table-cell>
          <table:table-cell table:number-columns-repeated="3"/>
          <table:table-cell table:formula="of:=IF([.E62]=1;CONCATENATE([.A62];&quot; smallint default '0',&quot;);&quot;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130">
            <text:p>1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63])" office:value-type="string" office:string-value=" &lt;&lt; m_ui-&gt;s_X_07">
            <text:p><text:s/>&lt;&lt; m_ui-&gt;s_X_07</text:p>
          </table:table-cell>
          <table:table-cell table:formula="of:=CONCATENATE(&quot;&lt;&lt; m_ui-&gt;s_c&quot;;[.A63])" office:value-type="string" office:string-value="&lt;&lt; m_ui-&gt;s_cX_07">
            <text:p>&lt;&lt; m_ui-&gt;s_cX_07</text:p>
          </table:table-cell>
          <table:table-cell table:number-columns-repeated="3"/>
          <table:table-cell table:formula="of:=IF([.E63]=1;CONCATENATE([.A63];&quot; smallint default '0',&quot;);&quot;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132">
            <text:p>1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64])" office:value-type="string" office:string-value=" &lt;&lt; m_ui-&gt;s_X_08">
            <text:p><text:s/>&lt;&lt; m_ui-&gt;s_X_08</text:p>
          </table:table-cell>
          <table:table-cell table:formula="of:=CONCATENATE(&quot;&lt;&lt; m_ui-&gt;s_c&quot;;[.A64])" office:value-type="string" office:string-value="&lt;&lt; m_ui-&gt;s_cX_08">
            <text:p>&lt;&lt; m_ui-&gt;s_cX_08</text:p>
          </table:table-cell>
          <table:table-cell table:number-columns-repeated="3"/>
          <table:table-cell table:formula="of:=IF([.E64]=1;CONCATENATE([.A64];&quot; smallint default '0',&quot;);&quot;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134">
            <text:p>1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65])" office:value-type="string" office:string-value=" &lt;&lt; m_ui-&gt;s_X_09">
            <text:p><text:s/>&lt;&lt; m_ui-&gt;s_X_09</text:p>
          </table:table-cell>
          <table:table-cell table:formula="of:=CONCATENATE(&quot;&lt;&lt; m_ui-&gt;s_c&quot;;[.A65])" office:value-type="string" office:string-value="&lt;&lt; m_ui-&gt;s_cX_09">
            <text:p>&lt;&lt; m_ui-&gt;s_cX_09</text:p>
          </table:table-cell>
          <table:table-cell table:number-columns-repeated="3"/>
          <table:table-cell table:formula="of:=IF([.E65]=1;CONCATENATE([.A65];&quot; smallint default '0',&quot;);&quot;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136">
            <text:p>1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66])" office:value-type="string" office:string-value=" &lt;&lt; m_ui-&gt;s_X_10">
            <text:p><text:s/>&lt;&lt; m_ui-&gt;s_X_10</text:p>
          </table:table-cell>
          <table:table-cell table:formula="of:=CONCATENATE(&quot;&lt;&lt; m_ui-&gt;s_c&quot;;[.A66])" office:value-type="string" office:string-value="&lt;&lt; m_ui-&gt;s_cX_10">
            <text:p>&lt;&lt; m_ui-&gt;s_cX_10</text:p>
          </table:table-cell>
          <table:table-cell table:number-columns-repeated="3"/>
          <table:table-cell table:formula="of:=IF([.E66]=1;CONCATENATE([.A66];&quot; smallint default '0',&quot;);&quot;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138">
            <text:p>1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67])" office:value-type="string" office:string-value=" &lt;&lt; m_ui-&gt;s_X_11">
            <text:p><text:s/>&lt;&lt; m_ui-&gt;s_X_11</text:p>
          </table:table-cell>
          <table:table-cell table:formula="of:=CONCATENATE(&quot;&lt;&lt; m_ui-&gt;s_c&quot;;[.A67])" office:value-type="string" office:string-value="&lt;&lt; m_ui-&gt;s_cX_11">
            <text:p>&lt;&lt; m_ui-&gt;s_cX_11</text:p>
          </table:table-cell>
          <table:table-cell table:number-columns-repeated="3"/>
          <table:table-cell table:formula="of:=IF([.E67]=1;CONCATENATE([.A67];&quot; smallint default '0',&quot;);&quot;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140">
            <text:p>1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68])" office:value-type="string" office:string-value=" &lt;&lt; m_ui-&gt;s_X_12">
            <text:p><text:s/>&lt;&lt; m_ui-&gt;s_X_12</text:p>
          </table:table-cell>
          <table:table-cell table:formula="of:=CONCATENATE(&quot;&lt;&lt; m_ui-&gt;s_c&quot;;[.A68])" office:value-type="string" office:string-value="&lt;&lt; m_ui-&gt;s_cX_12">
            <text:p>&lt;&lt; m_ui-&gt;s_cX_12</text:p>
          </table:table-cell>
          <table:table-cell table:number-columns-repeated="3"/>
          <table:table-cell table:formula="of:=IF([.E68]=1;CONCATENATE([.A68];&quot; smallint default '0',&quot;);&quot;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142">
            <text:p>1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69])" office:value-type="string" office:string-value=" &lt;&lt; m_ui-&gt;s_X_13">
            <text:p><text:s/>&lt;&lt; m_ui-&gt;s_X_13</text:p>
          </table:table-cell>
          <table:table-cell table:formula="of:=CONCATENATE(&quot;&lt;&lt; m_ui-&gt;s_c&quot;;[.A69])" office:value-type="string" office:string-value="&lt;&lt; m_ui-&gt;s_cX_13">
            <text:p>&lt;&lt; m_ui-&gt;s_cX_13</text:p>
          </table:table-cell>
          <table:table-cell table:number-columns-repeated="3"/>
          <table:table-cell table:formula="of:=IF([.E69]=1;CONCATENATE([.A69];&quot; smallint default '0',&quot;);&quot;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144">
            <text:p>1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70])" office:value-type="string" office:string-value=" &lt;&lt; m_ui-&gt;s_X_14">
            <text:p><text:s/>&lt;&lt; m_ui-&gt;s_X_14</text:p>
          </table:table-cell>
          <table:table-cell table:formula="of:=CONCATENATE(&quot;&lt;&lt; m_ui-&gt;s_c&quot;;[.A70])" office:value-type="string" office:string-value="&lt;&lt; m_ui-&gt;s_cX_14">
            <text:p>&lt;&lt; m_ui-&gt;s_cX_14</text:p>
          </table:table-cell>
          <table:table-cell table:number-columns-repeated="3"/>
          <table:table-cell table:formula="of:=IF([.E70]=1;CONCATENATE([.A70];&quot; smallint default '0',&quot;);&quot;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146">
            <text:p>1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71])" office:value-type="string" office:string-value=" &lt;&lt; m_ui-&gt;s_X_15">
            <text:p><text:s/>&lt;&lt; m_ui-&gt;s_X_15</text:p>
          </table:table-cell>
          <table:table-cell table:formula="of:=CONCATENATE(&quot;&lt;&lt; m_ui-&gt;s_c&quot;;[.A71])" office:value-type="string" office:string-value="&lt;&lt; m_ui-&gt;s_cX_15">
            <text:p>&lt;&lt; m_ui-&gt;s_cX_15</text:p>
          </table:table-cell>
          <table:table-cell table:number-columns-repeated="3"/>
          <table:table-cell table:formula="of:=IF([.E71]=1;CONCATENATE([.A71];&quot; smallint default '0',&quot;);&quot;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148">
            <text:p>1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72])" office:value-type="string" office:string-value=" &lt;&lt; m_ui-&gt;s_X_16">
            <text:p><text:s/>&lt;&lt; m_ui-&gt;s_X_16</text:p>
          </table:table-cell>
          <table:table-cell table:formula="of:=CONCATENATE(&quot;&lt;&lt; m_ui-&gt;s_c&quot;;[.A72])" office:value-type="string" office:string-value="&lt;&lt; m_ui-&gt;s_cX_16">
            <text:p>&lt;&lt; m_ui-&gt;s_cX_16</text:p>
          </table:table-cell>
          <table:table-cell table:number-columns-repeated="3"/>
          <table:table-cell table:formula="of:=IF([.E72]=1;CONCATENATE([.A72];&quot; smallint default '0',&quot;);&quot;&quot;)" office:value-type="string" office:string-value="X_16 smallint default '0',">
            <text:p>X_16 smallint default '0',</text:p>
          </table:table-cell>
        </table:table-row>
        <table:table-row table:style-name="ro1">
          <table:table-cell office:value-type="string">
            <text:p>X_17</text:p>
          </table:table-cell>
          <table:table-cell office:value-type="float" office:value="150">
            <text:p>1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73])" office:value-type="string" office:string-value=" &lt;&lt; m_ui-&gt;s_X_17">
            <text:p><text:s/>&lt;&lt; m_ui-&gt;s_X_17</text:p>
          </table:table-cell>
          <table:table-cell table:formula="of:=CONCATENATE(&quot;&lt;&lt; m_ui-&gt;s_c&quot;;[.A73])" office:value-type="string" office:string-value="&lt;&lt; m_ui-&gt;s_cX_17">
            <text:p>&lt;&lt; m_ui-&gt;s_cX_17</text:p>
          </table:table-cell>
          <table:table-cell table:number-columns-repeated="3"/>
          <table:table-cell table:formula="of:=IF([.E73]=1;CONCATENATE([.A73];&quot; smallint default '0',&quot;);&quot;&quot;)" office:value-type="string" office:string-value="X_17 smallint default '0',">
            <text:p>X_17 smallint default '0',</text:p>
          </table:table-cell>
        </table:table-row>
        <table:table-row table:style-name="ro1">
          <table:table-cell office:value-type="string">
            <text:p>X_18</text:p>
          </table:table-cell>
          <table:table-cell office:value-type="float" office:value="152">
            <text:p>1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74])" office:value-type="string" office:string-value=" &lt;&lt; m_ui-&gt;s_X_18">
            <text:p><text:s/>&lt;&lt; m_ui-&gt;s_X_18</text:p>
          </table:table-cell>
          <table:table-cell table:formula="of:=CONCATENATE(&quot;&lt;&lt; m_ui-&gt;s_c&quot;;[.A74])" office:value-type="string" office:string-value="&lt;&lt; m_ui-&gt;s_cX_18">
            <text:p>&lt;&lt; m_ui-&gt;s_cX_18</text:p>
          </table:table-cell>
          <table:table-cell table:number-columns-repeated="3"/>
          <table:table-cell table:formula="of:=IF([.E74]=1;CONCATENATE([.A74];&quot; smallint default '0',&quot;);&quot;&quot;)" office:value-type="string" office:string-value="X_18 smallint default '0',">
            <text:p>X_18 smallint default '0',</text:p>
          </table:table-cell>
        </table:table-row>
        <table:table-row table:style-name="ro1">
          <table:table-cell office:value-type="string">
            <text:p>X_19</text:p>
          </table:table-cell>
          <table:table-cell office:value-type="float" office:value="154">
            <text:p>1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75])" office:value-type="string" office:string-value=" &lt;&lt; m_ui-&gt;s_X_19">
            <text:p><text:s/>&lt;&lt; m_ui-&gt;s_X_19</text:p>
          </table:table-cell>
          <table:table-cell table:formula="of:=CONCATENATE(&quot;&lt;&lt; m_ui-&gt;s_c&quot;;[.A75])" office:value-type="string" office:string-value="&lt;&lt; m_ui-&gt;s_cX_19">
            <text:p>&lt;&lt; m_ui-&gt;s_cX_19</text:p>
          </table:table-cell>
          <table:table-cell table:number-columns-repeated="3"/>
          <table:table-cell table:formula="of:=IF([.E75]=1;CONCATENATE([.A75];&quot; smallint default '0',&quot;);&quot;&quot;)" office:value-type="string" office:string-value="X_19 smallint default '0',">
            <text:p>X_19 smallint default '0',</text:p>
          </table:table-cell>
        </table:table-row>
        <table:table-row table:style-name="ro1">
          <table:table-cell office:value-type="string">
            <text:p>X_20</text:p>
          </table:table-cell>
          <table:table-cell office:value-type="float" office:value="156">
            <text:p>1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76])" office:value-type="string" office:string-value=" &lt;&lt; m_ui-&gt;s_X_20">
            <text:p><text:s/>&lt;&lt; m_ui-&gt;s_X_20</text:p>
          </table:table-cell>
          <table:table-cell table:formula="of:=CONCATENATE(&quot;&lt;&lt; m_ui-&gt;s_c&quot;;[.A76])" office:value-type="string" office:string-value="&lt;&lt; m_ui-&gt;s_cX_20">
            <text:p>&lt;&lt; m_ui-&gt;s_cX_20</text:p>
          </table:table-cell>
          <table:table-cell table:number-columns-repeated="3"/>
          <table:table-cell table:formula="of:=IF([.E76]=1;CONCATENATE([.A76];&quot; smallint default '0',&quot;);&quot;&quot;)" office:value-type="string" office:string-value="X_20 smallint default '0',">
            <text:p>X_20 smallint default '0',</text:p>
          </table:table-cell>
        </table:table-row>
        <table:table-row table:style-name="ro1">
          <table:table-cell office:value-type="string">
            <text:p>X_21</text:p>
          </table:table-cell>
          <table:table-cell office:value-type="float" office:value="158">
            <text:p>1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/>
          <table:table-cell table:style-name="ce3" table:formula="of:=CONCATENATE(&quot; &lt;&lt; m_ui-&gt;s_&quot;;[.A77])" office:value-type="string" office:string-value=" &lt;&lt; m_ui-&gt;s_X_21">
            <text:p><text:s/>&lt;&lt; m_ui-&gt;s_X_21</text:p>
          </table:table-cell>
          <table:table-cell table:formula="of:=CONCATENATE(&quot;&lt;&lt; m_ui-&gt;s_c&quot;;[.A77])" office:value-type="string" office:string-value="&lt;&lt; m_ui-&gt;s_cX_21">
            <text:p>&lt;&lt; m_ui-&gt;s_cX_21</text:p>
          </table:table-cell>
          <table:table-cell table:number-columns-repeated="3"/>
          <table:table-cell table:formula="of:=IF([.E77]=1;CONCATENATE([.A77];&quot; smallint default '0',&quot;);&quot;&quot;)" office:value-type="string" office:string-value="X_21 smallint default '0',">
            <text:p>X_21 smallint default '0',</text:p>
          </table:table-cell>
        </table:table-row>
        <table:table-row table:style-name="ro1">
          <table:table-cell office:value-type="string">
            <text:p>I_01</text:p>
          </table:table-cell>
          <table:table-cell office:value-type="float" office:value="160">
            <text:p>1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1]" office:value-type="string" office:string-value="Продувка 6-ї зони преддефекатора">
            <text:p>Продувка 6-ї зони преддефекатора</text:p>
          </table:table-cell>
          <table:table-cell table:style-name="ce3" table:formula="of:=CONCATENATE(&quot; &lt;&lt; m_ui-&gt;s_&quot;;[.A78])" office:value-type="string" office:string-value=" &lt;&lt; m_ui-&gt;s_I_01">
            <text:p><text:s/>&lt;&lt; m_ui-&gt;s_I_01</text:p>
          </table:table-cell>
          <table:table-cell table:number-columns-repeated="4"/>
          <table:table-cell table:formula="of:=IF([.E78]=1;CONCATENATE([.A78];&quot; smallint default '0',&quot;);&quot;&quot;)" office:value-type="string" office:string-value="I_01 smallint default '0',">
            <text:p>I_01 smallint default '0',</text:p>
          </table:table-cell>
        </table:table-row>
        <table:table-row table:style-name="ro1">
          <table:table-cell office:value-type="string">
            <text:p>I_02</text:p>
          </table:table-cell>
          <table:table-cell office:value-type="float" office:value="161">
            <text:p>1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2]" office:value-type="string" office:string-value="Продувка теплого дефекатора">
            <text:p>Продувка теплого дефекатора</text:p>
          </table:table-cell>
          <table:table-cell table:style-name="ce3" table:formula="of:=CONCATENATE(&quot; &lt;&lt; m_ui-&gt;s_&quot;;[.A79])" office:value-type="string" office:string-value=" &lt;&lt; m_ui-&gt;s_I_02">
            <text:p><text:s/>&lt;&lt; m_ui-&gt;s_I_02</text:p>
          </table:table-cell>
          <table:table-cell table:number-columns-repeated="4"/>
          <table:table-cell table:formula="of:=IF([.E79]=1;CONCATENATE([.A79];&quot; smallint default '0',&quot;);&quot;&quot;)" office:value-type="string" office:string-value="I_02 smallint default '0',">
            <text:p>I_02 smallint default '0',</text:p>
          </table:table-cell>
        </table:table-row>
        <table:table-row table:style-name="ro1">
          <table:table-cell office:value-type="string">
            <text:p>I_03</text:p>
          </table:table-cell>
          <table:table-cell office:value-type="float" office:value="162">
            <text:p>1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3]" office:value-type="string" office:string-value="Продувка гар. А  дефекатора">
            <text:p>Продувка гар. А <text:s/>дефекатора</text:p>
          </table:table-cell>
          <table:table-cell table:style-name="ce3" table:formula="of:=CONCATENATE(&quot; &lt;&lt; m_ui-&gt;s_&quot;;[.A80])" office:value-type="string" office:string-value=" &lt;&lt; m_ui-&gt;s_I_03">
            <text:p><text:s/>&lt;&lt; m_ui-&gt;s_I_03</text:p>
          </table:table-cell>
          <table:table-cell table:number-columns-repeated="4"/>
          <table:table-cell table:formula="of:=IF([.E80]=1;CONCATENATE([.A80];&quot; smallint default '0',&quot;);&quot;&quot;)" office:value-type="string" office:string-value="I_03 smallint default '0',">
            <text:p>I_03 smallint default '0',</text:p>
          </table:table-cell>
        </table:table-row>
        <table:table-row table:style-name="ro1">
          <table:table-cell office:value-type="string">
            <text:p>I_04</text:p>
          </table:table-cell>
          <table:table-cell office:value-type="float" office:value="163">
            <text:p>1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4]" office:value-type="string" office:string-value="Продувка гар. Б  дефекатора">
            <text:p>Продувка гар. Б <text:s/>дефекатора</text:p>
          </table:table-cell>
          <table:table-cell table:style-name="ce3" table:formula="of:=CONCATENATE(&quot; &lt;&lt; m_ui-&gt;s_&quot;;[.A81])" office:value-type="string" office:string-value=" &lt;&lt; m_ui-&gt;s_I_04">
            <text:p><text:s/>&lt;&lt; m_ui-&gt;s_I_04</text:p>
          </table:table-cell>
          <table:table-cell table:number-columns-repeated="4"/>
          <table:table-cell table:formula="of:=IF([.E81]=1;CONCATENATE([.A81];&quot; smallint default '0',&quot;);&quot;&quot;)" office:value-type="string" office:string-value="I_04 smallint default '0',">
            <text:p>I_04 smallint default '0',</text:p>
          </table:table-cell>
        </table:table-row>
        <table:table-row table:style-name="ro1">
          <table:table-cell office:value-type="string">
            <text:p>I_05</text:p>
          </table:table-cell>
          <table:table-cell office:value-type="float" office:value="164">
            <text:p>1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5]" office:value-type="string" office:string-value="Продувка  1-го сатуратора">
            <text:p>Продувка <text:s/>1-го сатуратора</text:p>
          </table:table-cell>
          <table:table-cell table:style-name="ce3" table:formula="of:=CONCATENATE(&quot; &lt;&lt; m_ui-&gt;s_&quot;;[.A82])" office:value-type="string" office:string-value=" &lt;&lt; m_ui-&gt;s_I_05">
            <text:p><text:s/>&lt;&lt; m_ui-&gt;s_I_05</text:p>
          </table:table-cell>
          <table:table-cell table:number-columns-repeated="4"/>
          <table:table-cell table:formula="of:=IF([.E82]=1;CONCATENATE([.A82];&quot; smallint default '0',&quot;);&quot;&quot;)" office:value-type="string" office:string-value="I_05 smallint default '0',">
            <text:p>I_05 smallint default '0',</text:p>
          </table:table-cell>
        </table:table-row>
        <table:table-row table:style-name="ro1">
          <table:table-cell office:value-type="string">
            <text:p>I_06</text:p>
          </table:table-cell>
          <table:table-cell office:value-type="float" office:value="165">
            <text:p>1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6]" office:value-type="string" office:string-value="Продувка  дефекатора 2-ої сат">
            <text:p>Продувка <text:s/>дефекатора 2-ої сат</text:p>
          </table:table-cell>
          <table:table-cell table:style-name="ce3" table:formula="of:=CONCATENATE(&quot; &lt;&lt; m_ui-&gt;s_&quot;;[.A83])" office:value-type="string" office:string-value=" &lt;&lt; m_ui-&gt;s_I_06">
            <text:p><text:s/>&lt;&lt; m_ui-&gt;s_I_06</text:p>
          </table:table-cell>
          <table:table-cell table:number-columns-repeated="4"/>
          <table:table-cell table:formula="of:=IF([.E83]=1;CONCATENATE([.A83];&quot; smallint default '0',&quot;);&quot;&quot;)" office:value-type="string" office:string-value="I_06 smallint default '0',">
            <text:p>I_06 smallint default '0',</text:p>
          </table:table-cell>
        </table:table-row>
        <table:table-row table:style-name="ro1">
          <table:table-cell office:value-type="string">
            <text:p>I_07</text:p>
          </table:table-cell>
          <table:table-cell office:value-type="float" office:value="166">
            <text:p>1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7]" office:value-type="string" office:string-value="Продувка  2-го сатуратора">
            <text:p>Продувка <text:s/>2-го сатуратора</text:p>
          </table:table-cell>
          <table:table-cell table:style-name="ce3" table:formula="of:=CONCATENATE(&quot; &lt;&lt; m_ui-&gt;s_&quot;;[.A84])" office:value-type="string" office:string-value=" &lt;&lt; m_ui-&gt;s_I_07">
            <text:p><text:s/>&lt;&lt; m_ui-&gt;s_I_07</text:p>
          </table:table-cell>
          <table:table-cell table:number-columns-repeated="4"/>
          <table:table-cell table:formula="of:=IF([.E84]=1;CONCATENATE([.A84];&quot; smallint default '0',&quot;);&quot;&quot;)" office:value-type="string" office:string-value="I_07 smallint default '0',">
            <text:p>I_07 smallint default '0',</text:p>
          </table:table-cell>
        </table:table-row>
        <table:table-row table:style-name="ro1">
          <table:table-cell office:value-type="string">
            <text:p>I_08</text:p>
          </table:table-cell>
          <table:table-cell office:value-type="float" office:value="167">
            <text:p>1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8]" office:value-type="string" office:string-value="Продувка  відстійника 2-ої сат.">
            <text:p>Продувка <text:s/>відстійника 2-ої сат.</text:p>
          </table:table-cell>
          <table:table-cell table:style-name="ce3" table:formula="of:=CONCATENATE(&quot; &lt;&lt; m_ui-&gt;s_&quot;;[.A85])" office:value-type="string" office:string-value=" &lt;&lt; m_ui-&gt;s_I_08">
            <text:p><text:s/>&lt;&lt; m_ui-&gt;s_I_08</text:p>
          </table:table-cell>
          <table:table-cell table:number-columns-repeated="4"/>
          <table:table-cell table:formula="of:=IF([.E85]=1;CONCATENATE([.A85];&quot; smallint default '0',&quot;);&quot;&quot;)" office:value-type="string" office:string-value="I_08 smallint default '0',">
            <text:p>I_08 smallint default '0',</text:p>
          </table:table-cell>
        </table:table-row>
        <table:table-row table:style-name="ro1">
          <table:table-cell office:value-type="string">
            <text:p>I_09</text:p>
          </table:table-cell>
          <table:table-cell office:value-type="float" office:value="168">
            <text:p>1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9]" office:value-type="string" office:string-value="заслонка з мішалки відвед. Піску">
            <text:p>заслонка з мішалки відвед. Піску</text:p>
          </table:table-cell>
          <table:table-cell table:style-name="ce3" table:formula="of:=CONCATENATE(&quot; &lt;&lt; m_ui-&gt;s_&quot;;[.A86])" office:value-type="string" office:string-value=" &lt;&lt; m_ui-&gt;s_I_09">
            <text:p><text:s/>&lt;&lt; m_ui-&gt;s_I_09</text:p>
          </table:table-cell>
          <table:table-cell table:number-columns-repeated="4"/>
          <table:table-cell table:formula="of:=IF([.E86]=1;CONCATENATE([.A86];&quot; smallint default '0',&quot;);&quot;&quot;)" office:value-type="string" office:string-value="I_09 smallint default '0',">
            <text:p>I_09 smallint default '0',</text:p>
          </table:table-cell>
        </table:table-row>
        <table:table-row table:style-name="ro1">
          <table:table-cell office:value-type="string">
            <text:p>I_10</text:p>
          </table:table-cell>
          <table:table-cell office:value-type="float" office:value="169">
            <text:p>1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0]" office:value-type="string" office:string-value="заслонка суспензії 1-ої сат. На  напір. Зб.">
            <text:p>заслонка суспензії 1-ої сат. На <text:s/>напір. Зб.</text:p>
          </table:table-cell>
          <table:table-cell table:style-name="ce3" table:formula="of:=CONCATENATE(&quot; &lt;&lt; m_ui-&gt;s_&quot;;[.A87])" office:value-type="string" office:string-value=" &lt;&lt; m_ui-&gt;s_I_10">
            <text:p><text:s/>&lt;&lt; m_ui-&gt;s_I_10</text:p>
          </table:table-cell>
          <table:table-cell table:number-columns-repeated="4"/>
          <table:table-cell table:formula="of:=IF([.E87]=1;CONCATENATE([.A87];&quot; smallint default '0',&quot;);&quot;&quot;)" office:value-type="string" office:string-value="I_10 smallint default '0',">
            <text:p>I_10 smallint default '0',</text:p>
          </table:table-cell>
        </table:table-row>
        <table:table-row table:style-name="ro1">
          <table:table-cell office:value-type="string">
            <text:p>I_11</text:p>
          </table:table-cell>
          <table:table-cell office:value-type="float" office:value="170">
            <text:p>1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1]" office:value-type="string" office:string-value="шнек мішалки відвед. Піску">
            <text:p>шнек мішалки відвед. Піску</text:p>
          </table:table-cell>
          <table:table-cell table:style-name="ce3" table:formula="of:=CONCATENATE(&quot; &lt;&lt; m_ui-&gt;s_&quot;;[.A88])" office:value-type="string" office:string-value=" &lt;&lt; m_ui-&gt;s_I_11">
            <text:p><text:s/>&lt;&lt; m_ui-&gt;s_I_11</text:p>
          </table:table-cell>
          <table:table-cell table:number-columns-repeated="4"/>
          <table:table-cell table:formula="of:=IF([.E88]=1;CONCATENATE([.A88];&quot; smallint default '0',&quot;);&quot;&quot;)" office:value-type="string" office:string-value="I_11 smallint default '0',">
            <text:p>I_11 smallint default '0',</text:p>
          </table:table-cell>
        </table:table-row>
        <table:table-row table:style-name="ro1">
          <table:table-cell office:value-type="string">
            <text:p>I_12</text:p>
          </table:table-cell>
          <table:table-cell office:value-type="float" office:value="171">
            <text:p>1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2]" office:value-type="string" office:string-value="двигун насосу &quot;на теплий дефекатор&quot;">
            <text:p>двигун насосу "на теплий дефекатор"</text:p>
          </table:table-cell>
          <table:table-cell table:style-name="ce3" table:formula="of:=CONCATENATE(&quot; &lt;&lt; m_ui-&gt;s_&quot;;[.A89])" office:value-type="string" office:string-value=" &lt;&lt; m_ui-&gt;s_I_12">
            <text:p><text:s/>&lt;&lt; m_ui-&gt;s_I_12</text:p>
          </table:table-cell>
          <table:table-cell table:number-columns-repeated="4"/>
          <table:table-cell table:formula="of:=IF([.E89]=1;CONCATENATE([.A89];&quot; smallint default '0',&quot;);&quot;&quot;)" office:value-type="string" office:string-value="I_12 smallint default '0',">
            <text:p>I_12 smallint default '0',</text:p>
          </table:table-cell>
        </table:table-row>
        <table:table-row table:style-name="ro1">
          <table:table-cell office:value-type="string">
            <text:p>I_13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3]" office:value-type="string" office:string-value="двигун насосу &quot;флокулянт&quot;">
            <text:p>двигун насосу "флокулянт"</text:p>
          </table:table-cell>
          <table:table-cell table:style-name="ce3" table:formula="of:=CONCATENATE(&quot; &lt;&lt; m_ui-&gt;s_&quot;;[.A90])" office:value-type="string" office:string-value=" &lt;&lt; m_ui-&gt;s_I_13">
            <text:p><text:s/>&lt;&lt; m_ui-&gt;s_I_13</text:p>
          </table:table-cell>
          <table:table-cell table:number-columns-repeated="4"/>
          <table:table-cell table:formula="of:=IF([.E90]=1;CONCATENATE([.A90];&quot; smallint default '0',&quot;);&quot;&quot;)" office:value-type="string" office:string-value="I_13 smallint default '0',">
            <text:p>I_13 smallint default '0',</text:p>
          </table:table-cell>
        </table:table-row>
        <table:table-row table:style-name="ro1">
          <table:table-cell office:value-type="string">
            <text:p>I_14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4];&quot; &quot;;['file:///srv/igor/Talne2010/Satur_Talne/Talne%202010%20%D0%BF%D1%80%D0%BE%D0%B4%D0%B6%D0%B5%D0%BA%D1%82.xls'#$Лист1.D104])" office:value-type="string" office:string-value="двигун насосу &quot;сусп. Контр. Фільтр.&quot; Робота">
            <text:p>двигун насосу "сусп. Контр. Фільтр." Робота</text:p>
          </table:table-cell>
          <table:table-cell table:style-name="ce3" table:formula="of:=CONCATENATE(&quot; &lt;&lt; m_ui-&gt;s_&quot;;[.A91])" office:value-type="string" office:string-value=" &lt;&lt; m_ui-&gt;s_I_14">
            <text:p><text:s/>&lt;&lt; m_ui-&gt;s_I_14</text:p>
          </table:table-cell>
          <table:table-cell table:number-columns-repeated="4"/>
          <table:table-cell table:formula="of:=IF([.E91]=1;CONCATENATE([.A91];&quot; smallint default '0',&quot;);&quot;&quot;)" office:value-type="string" office:string-value="I_14 smallint default '0',">
            <text:p>I_14 smallint default '0',</text:p>
          </table:table-cell>
        </table:table-row>
        <table:table-row table:style-name="ro1">
          <table:table-cell office:value-type="string">
            <text:p>I_15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4];&quot; &quot;;['file:///srv/igor/Talne2010/Satur_Talne/Talne%202010%20%D0%BF%D1%80%D0%BE%D0%B4%D0%B6%D0%B5%D0%BA%D1%82.xls'#$Лист1.D105])" office:value-type="string" office:string-value="двигун насосу &quot;сусп. Контр. Фільтр.&quot; Режим">
            <text:p>двигун насосу "сусп. Контр. Фільтр." Режим</text:p>
          </table:table-cell>
          <table:table-cell table:style-name="ce3" table:formula="of:=CONCATENATE(&quot; &lt;&lt; m_ui-&gt;s_&quot;;[.A92])" office:value-type="string" office:string-value=" &lt;&lt; m_ui-&gt;s_I_15">
            <text:p><text:s/>&lt;&lt; m_ui-&gt;s_I_15</text:p>
          </table:table-cell>
          <table:table-cell table:number-columns-repeated="4"/>
          <table:table-cell table:formula="of:=IF([.E92]=1;CONCATENATE([.A92];&quot; smallint default '0',&quot;);&quot;&quot;)" office:value-type="string" office:string-value="I_15 smallint default '0',">
            <text:p>I_15 smallint default '0',</text:p>
          </table:table-cell>
        </table:table-row>
        <table:table-row table:style-name="ro1">
          <table:table-cell office:value-type="string">
            <text:p>I_16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93])" office:value-type="string" office:string-value=" &lt;&lt; m_ui-&gt;s_I_16">
            <text:p><text:s/>&lt;&lt; m_ui-&gt;s_I_16</text:p>
          </table:table-cell>
          <table:table-cell table:number-columns-repeated="4"/>
          <table:table-cell table:formula="of:=IF([.E93]=1;CONCATENATE([.A93];&quot; smallint default '0',&quot;);&quot;&quot;)" office:value-type="string" office:string-value="I_16 smallint default '0',">
            <text:p>I_16 smallint default '0',</text:p>
          </table:table-cell>
        </table:table-row>
        <table:table-row table:style-name="ro1">
          <table:table-cell office:value-type="string">
            <text:p>I_17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9];&quot; &quot;;['file:///srv/igor/Talne2010/Satur_Talne/Talne%202010%20%D0%BF%D1%80%D0%BE%D0%B4%D0%B6%D0%B5%D0%BA%D1%82.xls'#$Лист1.D109])" office:value-type="string" office:string-value="двигун насосу &quot;збірника продувок &quot; Робота">
            <text:p>двигун насосу "збірника продувок " Робота</text:p>
          </table:table-cell>
          <table:table-cell table:style-name="ce3" table:formula="of:=CONCATENATE(&quot; &lt;&lt; m_ui-&gt;s_&quot;;[.A94])" office:value-type="string" office:string-value=" &lt;&lt; m_ui-&gt;s_I_17">
            <text:p><text:s/>&lt;&lt; m_ui-&gt;s_I_17</text:p>
          </table:table-cell>
          <table:table-cell table:number-columns-repeated="4"/>
          <table:table-cell table:formula="of:=IF([.E94]=1;CONCATENATE([.A94];&quot; smallint default '0',&quot;);&quot;&quot;)" office:value-type="string" office:string-value="I_17 smallint default '0',">
            <text:p>I_17 smallint default '0',</text:p>
          </table:table-cell>
        </table:table-row>
        <table:table-row table:style-name="ro1">
          <table:table-cell office:value-type="string">
            <text:p>I_18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9];&quot; &quot;;['file:///srv/igor/Talne2010/Satur_Talne/Talne%202010%20%D0%BF%D1%80%D0%BE%D0%B4%D0%B6%D0%B5%D0%BA%D1%82.xls'#$Лист1.D110])" office:value-type="string" office:string-value="двигун насосу &quot;збірника продувок &quot; Режим">
            <text:p>двигун насосу "збірника продувок " Режим</text:p>
          </table:table-cell>
          <table:table-cell table:style-name="ce3" table:formula="of:=CONCATENATE(&quot; &lt;&lt; m_ui-&gt;s_&quot;;[.A95])" office:value-type="string" office:string-value=" &lt;&lt; m_ui-&gt;s_I_18">
            <text:p><text:s/>&lt;&lt; m_ui-&gt;s_I_18</text:p>
          </table:table-cell>
          <table:table-cell table:number-columns-repeated="4"/>
          <table:table-cell table:formula="of:=IF([.E95]=1;CONCATENATE([.A95];&quot; smallint default '0',&quot;);&quot;&quot;)" office:value-type="string" office:string-value="I_18 smallint default '0',">
            <text:p>I_18 smallint default '0',</text:p>
          </table:table-cell>
        </table:table-row>
        <table:table-row table:style-name="ro1">
          <table:table-cell office:value-type="string">
            <text:p>I_19</text:p>
          </table:table-cell>
          <table:table-cell office:value-type="float" office:value="178">
            <text:p>1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1];&quot; &quot;;['file:///srv/igor/Talne2010/Satur_Talne/Talne%202010%20%D0%BF%D1%80%D0%BE%D0%B4%D0%B6%D0%B5%D0%BA%D1%82.xls'#$Лист1.D111])" office:value-type="string" office:string-value="двигун насосу &quot;на гар. дефекатор&quot; Робота">
            <text:p>двигун насосу "на гар. дефекатор" Робота</text:p>
          </table:table-cell>
          <table:table-cell table:style-name="ce3" table:formula="of:=CONCATENATE(&quot; &lt;&lt; m_ui-&gt;s_&quot;;[.A96])" office:value-type="string" office:string-value=" &lt;&lt; m_ui-&gt;s_I_19">
            <text:p><text:s/>&lt;&lt; m_ui-&gt;s_I_19</text:p>
          </table:table-cell>
          <table:table-cell table:number-columns-repeated="4"/>
          <table:table-cell table:formula="of:=IF([.E96]=1;CONCATENATE([.A96];&quot; smallint default '0',&quot;);&quot;&quot;)" office:value-type="string" office:string-value="I_19 smallint default '0',">
            <text:p>I_19 smallint default '0',</text:p>
          </table:table-cell>
        </table:table-row>
        <table:table-row table:style-name="ro1">
          <table:table-cell office:value-type="string">
            <text:p>I_20</text:p>
          </table:table-cell>
          <table:table-cell office:value-type="float" office:value="179">
            <text:p>1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1];&quot; &quot;;['file:///srv/igor/Talne2010/Satur_Talne/Talne%202010%20%D0%BF%D1%80%D0%BE%D0%B4%D0%B6%D0%B5%D0%BA%D1%82.xls'#$Лист1.D112])" office:value-type="string" office:string-value="двигун насосу &quot;на гар. дефекатор&quot; Режим">
            <text:p>двигун насосу "на гар. дефекатор" Режим</text:p>
          </table:table-cell>
          <table:table-cell table:style-name="ce3" table:formula="of:=CONCATENATE(&quot; &lt;&lt; m_ui-&gt;s_&quot;;[.A97])" office:value-type="string" office:string-value=" &lt;&lt; m_ui-&gt;s_I_20">
            <text:p><text:s/>&lt;&lt; m_ui-&gt;s_I_20</text:p>
          </table:table-cell>
          <table:table-cell table:number-columns-repeated="4"/>
          <table:table-cell table:formula="of:=IF([.E97]=1;CONCATENATE([.A97];&quot; smallint default '0',&quot;);&quot;&quot;)" office:value-type="string" office:string-value="I_20 smallint default '0',">
            <text:p>I_20 smallint default '0',</text:p>
          </table:table-cell>
        </table:table-row>
        <table:table-row table:style-name="ro1">
          <table:table-cell office:value-type="string">
            <text:p>I_21</text:p>
          </table:table-cell>
          <table:table-cell office:value-type="float" office:value="180">
            <text:p>1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1];&quot; &quot;;['file:///srv/igor/Talne2010/Satur_Talne/Talne%202010%20%D0%BF%D1%80%D0%BE%D0%B4%D0%B6%D0%B5%D0%BA%D1%82.xls'#$Лист1.D113])" office:value-type="string" office:string-value="двигун насосу &quot;на гар. дефекатор&quot; Аварія">
            <text:p>двигун насосу "на гар. дефекатор" Аварія</text:p>
          </table:table-cell>
          <table:table-cell table:style-name="ce3" table:formula="of:=CONCATENATE(&quot; &lt;&lt; m_ui-&gt;s_&quot;;[.A98])" office:value-type="string" office:string-value=" &lt;&lt; m_ui-&gt;s_I_21">
            <text:p><text:s/>&lt;&lt; m_ui-&gt;s_I_21</text:p>
          </table:table-cell>
          <table:table-cell table:number-columns-repeated="4"/>
          <table:table-cell table:formula="of:=IF([.E98]=1;CONCATENATE([.A98];&quot; smallint default '0',&quot;);&quot;&quot;)" office:value-type="string" office:string-value="I_21 smallint default '0',">
            <text:p>I_21 smallint default '0',</text:p>
          </table:table-cell>
        </table:table-row>
        <table:table-row table:style-name="ro1">
          <table:table-cell office:value-type="string">
            <text:p>I_22</text:p>
          </table:table-cell>
          <table:table-cell office:value-type="float" office:value="181">
            <text:p>1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4];&quot; &quot;;['file:///srv/igor/Talne2010/Satur_Talne/Talne%202010%20%D0%BF%D1%80%D0%BE%D0%B4%D0%B6%D0%B5%D0%BA%D1%82.xls'#$Лист1.D114])" office:value-type="string" office:string-value="двигун насосу &quot;1-ої сатурації &quot; Робота">
            <text:p>двигун насосу "1-ої сатурації " Робота</text:p>
          </table:table-cell>
          <table:table-cell table:style-name="ce3" table:formula="of:=CONCATENATE(&quot; &lt;&lt; m_ui-&gt;s_&quot;;[.A99])" office:value-type="string" office:string-value=" &lt;&lt; m_ui-&gt;s_I_22">
            <text:p><text:s/>&lt;&lt; m_ui-&gt;s_I_22</text:p>
          </table:table-cell>
          <table:table-cell table:number-columns-repeated="4"/>
          <table:table-cell table:formula="of:=IF([.E99]=1;CONCATENATE([.A99];&quot; smallint default '0',&quot;);&quot;&quot;)" office:value-type="string" office:string-value="I_22 smallint default '0',">
            <text:p>I_22 smallint default '0',</text:p>
          </table:table-cell>
        </table:table-row>
        <table:table-row table:style-name="ro1">
          <table:table-cell office:value-type="string">
            <text:p>I_23</text:p>
          </table:table-cell>
          <table:table-cell office:value-type="float" office:value="182">
            <text:p>1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4];&quot; &quot;;['file:///srv/igor/Talne2010/Satur_Talne/Talne%202010%20%D0%BF%D1%80%D0%BE%D0%B4%D0%B6%D0%B5%D0%BA%D1%82.xls'#$Лист1.D115])" office:value-type="string" office:string-value="двигун насосу &quot;1-ої сатурації &quot; Режим">
            <text:p>двигун насосу "1-ої сатурації " Режим</text:p>
          </table:table-cell>
          <table:table-cell table:style-name="ce3" table:formula="of:=CONCATENATE(&quot; &lt;&lt; m_ui-&gt;s_&quot;;[.A100])" office:value-type="string" office:string-value=" &lt;&lt; m_ui-&gt;s_I_23">
            <text:p><text:s/>&lt;&lt; m_ui-&gt;s_I_23</text:p>
          </table:table-cell>
          <table:table-cell table:number-columns-repeated="4"/>
          <table:table-cell table:formula="of:=IF([.E100]=1;CONCATENATE([.A100];&quot; smallint default '0',&quot;);&quot;&quot;)" office:value-type="string" office:string-value="I_23 smallint default '0',">
            <text:p>I_23 smallint default '0',</text:p>
          </table:table-cell>
        </table:table-row>
        <table:table-row table:style-name="ro1">
          <table:table-cell office:value-type="string">
            <text:p>I_24</text:p>
          </table:table-cell>
          <table:table-cell office:value-type="float" office:value="183">
            <text:p>1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4];&quot; &quot;;['file:///srv/igor/Talne2010/Satur_Talne/Talne%202010%20%D0%BF%D1%80%D0%BE%D0%B4%D0%B6%D0%B5%D0%BA%D1%82.xls'#$Лист1.D116])" office:value-type="string" office:string-value="двигун насосу &quot;1-ої сатурації &quot; Аварія">
            <text:p>двигун насосу "1-ої сатурації " Аварія</text:p>
          </table:table-cell>
          <table:table-cell table:style-name="ce3" table:formula="of:=CONCATENATE(&quot; &lt;&lt; m_ui-&gt;s_&quot;;[.A101])" office:value-type="string" office:string-value=" &lt;&lt; m_ui-&gt;s_I_24">
            <text:p><text:s/>&lt;&lt; m_ui-&gt;s_I_24</text:p>
          </table:table-cell>
          <table:table-cell table:number-columns-repeated="4"/>
          <table:table-cell table:formula="of:=IF([.E101]=1;CONCATENATE([.A101];&quot; smallint default '0',&quot;);&quot;&quot;)" office:value-type="string" office:string-value="I_24 smallint default '0',">
            <text:p>I_24 smallint default '0',</text:p>
          </table:table-cell>
        </table:table-row>
        <table:table-row table:style-name="ro1">
          <table:table-cell office:value-type="string">
            <text:p>I_25</text:p>
          </table:table-cell>
          <table:table-cell office:value-type="float" office:value="184">
            <text:p>1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7];&quot; &quot;;['file:///srv/igor/Talne2010/Satur_Talne/Talne%202010%20%D0%BF%D1%80%D0%BE%D0%B4%D0%B6%D0%B5%D0%BA%D1%82.xls'#$Лист1.D117])" office:value-type="string" office:string-value="двигун насосу &quot;на  дефекатор 2-ої сат.&quot; Робота">
            <text:p>двигун насосу "на <text:s/>дефекатор 2-ої сат." Робота</text:p>
          </table:table-cell>
          <table:table-cell table:style-name="ce3" table:formula="of:=CONCATENATE(&quot; &lt;&lt; m_ui-&gt;s_&quot;;[.A102])" office:value-type="string" office:string-value=" &lt;&lt; m_ui-&gt;s_I_25">
            <text:p><text:s/>&lt;&lt; m_ui-&gt;s_I_25</text:p>
          </table:table-cell>
          <table:table-cell table:number-columns-repeated="4"/>
          <table:table-cell table:formula="of:=IF([.E102]=1;CONCATENATE([.A102];&quot; smallint default '0',&quot;);&quot;&quot;)" office:value-type="string" office:string-value="I_25 smallint default '0',">
            <text:p>I_25 smallint default '0',</text:p>
          </table:table-cell>
        </table:table-row>
        <table:table-row table:style-name="ro1">
          <table:table-cell office:value-type="string">
            <text:p>I_26</text:p>
          </table:table-cell>
          <table:table-cell office:value-type="float" office:value="185">
            <text:p>1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7];&quot; &quot;;['file:///srv/igor/Talne2010/Satur_Talne/Talne%202010%20%D0%BF%D1%80%D0%BE%D0%B4%D0%B6%D0%B5%D0%BA%D1%82.xls'#$Лист1.D118])" office:value-type="string" office:string-value="двигун насосу &quot;на  дефекатор 2-ої сат.&quot; Режим">
            <text:p>двигун насосу "на <text:s/>дефекатор 2-ої сат." Режим</text:p>
          </table:table-cell>
          <table:table-cell table:style-name="ce3" table:formula="of:=CONCATENATE(&quot; &lt;&lt; m_ui-&gt;s_&quot;;[.A103])" office:value-type="string" office:string-value=" &lt;&lt; m_ui-&gt;s_I_26">
            <text:p><text:s/>&lt;&lt; m_ui-&gt;s_I_26</text:p>
          </table:table-cell>
          <table:table-cell table:number-columns-repeated="4"/>
          <table:table-cell table:formula="of:=IF([.E103]=1;CONCATENATE([.A103];&quot; smallint default '0',&quot;);&quot;&quot;)" office:value-type="string" office:string-value="I_26 smallint default '0',">
            <text:p>I_26 smallint default '0',</text:p>
          </table:table-cell>
        </table:table-row>
        <table:table-row table:style-name="ro1">
          <table:table-cell office:value-type="string">
            <text:p>I_27</text:p>
          </table:table-cell>
          <table:table-cell office:value-type="float" office:value="186">
            <text:p>1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7];&quot; &quot;;['file:///srv/igor/Talne2010/Satur_Talne/Talne%202010%20%D0%BF%D1%80%D0%BE%D0%B4%D0%B6%D0%B5%D0%BA%D1%82.xls'#$Лист1.D119])" office:value-type="string" office:string-value="двигун насосу &quot;на  дефекатор 2-ої сат.&quot; Аварія">
            <text:p>двигун насосу "на <text:s/>дефекатор 2-ої сат." Аварія</text:p>
          </table:table-cell>
          <table:table-cell table:style-name="ce3" table:formula="of:=CONCATENATE(&quot; &lt;&lt; m_ui-&gt;s_&quot;;[.A104])" office:value-type="string" office:string-value=" &lt;&lt; m_ui-&gt;s_I_27">
            <text:p><text:s/>&lt;&lt; m_ui-&gt;s_I_27</text:p>
          </table:table-cell>
          <table:table-cell table:number-columns-repeated="4"/>
          <table:table-cell table:formula="of:=IF([.E104]=1;CONCATENATE([.A104];&quot; smallint default '0',&quot;);&quot;&quot;)" office:value-type="string" office:string-value="I_27 smallint default '0',">
            <text:p>I_27 smallint default '0',</text:p>
          </table:table-cell>
        </table:table-row>
        <table:table-row table:style-name="ro1">
          <table:table-cell office:value-type="string">
            <text:p>I_28</text:p>
          </table:table-cell>
          <table:table-cell office:value-type="float" office:value="187">
            <text:p>1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20];&quot; &quot;;['file:///srv/igor/Talne2010/Satur_Talne/Talne%202010%20%D0%BF%D1%80%D0%BE%D0%B4%D0%B6%D0%B5%D0%BA%D1%82.xls'#$Лист1.D120])" office:value-type="string" office:string-value="двигун насосу &quot;2-ої сатурації &quot; Робота">
            <text:p>двигун насосу "2-ої сатурації " Робота</text:p>
          </table:table-cell>
          <table:table-cell table:style-name="ce3" table:formula="of:=CONCATENATE(&quot; &lt;&lt; m_ui-&gt;s_&quot;;[.A105])" office:value-type="string" office:string-value=" &lt;&lt; m_ui-&gt;s_I_28">
            <text:p><text:s/>&lt;&lt; m_ui-&gt;s_I_28</text:p>
          </table:table-cell>
          <table:table-cell table:number-columns-repeated="4"/>
          <table:table-cell table:formula="of:=IF([.E105]=1;CONCATENATE([.A105];&quot; smallint default '0',&quot;);&quot;&quot;)" office:value-type="string" office:string-value="I_28 smallint default '0',">
            <text:p>I_28 smallint default '0',</text:p>
          </table:table-cell>
        </table:table-row>
        <table:table-row table:style-name="ro1">
          <table:table-cell office:value-type="string">
            <text:p>I_29</text:p>
          </table:table-cell>
          <table:table-cell office:value-type="float" office:value="188">
            <text:p>1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20];&quot; &quot;;['file:///srv/igor/Talne2010/Satur_Talne/Talne%202010%20%D0%BF%D1%80%D0%BE%D0%B4%D0%B6%D0%B5%D0%BA%D1%82.xls'#$Лист1.D121])" office:value-type="string" office:string-value="двигун насосу &quot;2-ої сатурації &quot; Режим">
            <text:p>двигун насосу "2-ої сатурації " Режим</text:p>
          </table:table-cell>
          <table:table-cell table:style-name="ce3" table:formula="of:=CONCATENATE(&quot; &lt;&lt; m_ui-&gt;s_&quot;;[.A106])" office:value-type="string" office:string-value=" &lt;&lt; m_ui-&gt;s_I_29">
            <text:p><text:s/>&lt;&lt; m_ui-&gt;s_I_29</text:p>
          </table:table-cell>
          <table:table-cell table:number-columns-repeated="4"/>
          <table:table-cell table:formula="of:=IF([.E106]=1;CONCATENATE([.A106];&quot; smallint default '0',&quot;);&quot;&quot;)" office:value-type="string" office:string-value="I_29 smallint default '0',">
            <text:p>I_29 smallint default '0',</text:p>
          </table:table-cell>
        </table:table-row>
        <table:table-row table:style-name="ro1">
          <table:table-cell office:value-type="string">
            <text:p>I_30</text:p>
          </table:table-cell>
          <table:table-cell office:value-type="float" office:value="189">
            <text:p>1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20];&quot; &quot;;['file:///srv/igor/Talne2010/Satur_Talne/Talne%202010%20%D0%BF%D1%80%D0%BE%D0%B4%D0%B6%D0%B5%D0%BA%D1%82.xls'#$Лист1.D122])" office:value-type="string" office:string-value="двигун насосу &quot;2-ої сатурації &quot; Аварія">
            <text:p>двигун насосу "2-ої сатурації " Аварія</text:p>
          </table:table-cell>
          <table:table-cell table:style-name="ce3" table:formula="of:=CONCATENATE(&quot; &lt;&lt; m_ui-&gt;s_&quot;;[.A107])" office:value-type="string" office:string-value=" &lt;&lt; m_ui-&gt;s_I_30">
            <text:p><text:s/>&lt;&lt; m_ui-&gt;s_I_30</text:p>
          </table:table-cell>
          <table:table-cell table:number-columns-repeated="4"/>
          <table:table-cell table:formula="of:=IF([.E107]=1;CONCATENATE([.A107];&quot; smallint default '0',&quot;);&quot;&quot;)" office:value-type="string" office:string-value="I_30 smallint default '0',">
            <text:p>I_30 smallint default '0',</text:p>
          </table:table-cell>
        </table:table-row>
        <table:table-row table:style-name="ro1">
          <table:table-cell office:value-type="string">
            <text:p>Q_01</text:p>
          </table:table-cell>
          <table:table-cell office:value-type="float" office:value="190">
            <text:p>1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29]" office:value-type="string" office:string-value="Продувка 6-ї зони преддефекатора">
            <text:p>Продувка 6-ї зони преддефекатора</text:p>
          </table:table-cell>
          <table:table-cell table:style-name="ce3" table:formula="of:=CONCATENATE(&quot; &lt;&lt; m_ui-&gt;s_&quot;;[.A108])" office:value-type="string" office:string-value=" &lt;&lt; m_ui-&gt;s_Q_01">
            <text:p><text:s/>&lt;&lt; m_ui-&gt;s_Q_01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CONCATENATE(&quot;%QX&quot;;[.J108];&quot;.&quot;;[.K108];&quot;:=&quot;;[.A108];&quot;;&quot;)" office:value-type="string" office:string-value="%QX5.1:=Q_01;">
            <text:p>%QX5.1:=Q_01;</text:p>
          </table:table-cell>
          <table:table-cell table:formula="of:=IF([.E108]=1;CONCATENATE([.A108];&quot; smallint default '0',&quot;);&quot;&quot;)" office:value-type="string" office:string-value="Q_01 smallint default '0',">
            <text:p>Q_01 smallint default '0',</text:p>
          </table:table-cell>
        </table:table-row>
        <table:table-row table:style-name="ro1">
          <table:table-cell office:value-type="string">
            <text:p>Q_02</text:p>
          </table:table-cell>
          <table:table-cell office:value-type="float" office:value="191">
            <text:p>1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0]" office:value-type="string" office:string-value="Продувка теплого дефекатора">
            <text:p>Продувка теплого дефекатора</text:p>
          </table:table-cell>
          <table:table-cell table:style-name="ce3" table:formula="of:=CONCATENATE(&quot; &lt;&lt; m_ui-&gt;s_&quot;;[.A109])" office:value-type="string" office:string-value=" &lt;&lt; m_ui-&gt;s_Q_02">
            <text:p><text:s/>&lt;&lt; m_ui-&gt;s_Q_02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CONCATENATE(&quot;%QX&quot;;[.J109];&quot;.&quot;;[.K109];&quot;:=&quot;;[.A109];&quot;;&quot;)" office:value-type="string" office:string-value="%QX5.2:=Q_02;">
            <text:p>%QX5.2:=Q_02;</text:p>
          </table:table-cell>
          <table:table-cell table:formula="of:=IF([.E109]=1;CONCATENATE([.A109];&quot; smallint default '0',&quot;);&quot;&quot;)" office:value-type="string" office:string-value="Q_02 smallint default '0',">
            <text:p>Q_02 smallint default '0',</text:p>
          </table:table-cell>
        </table:table-row>
        <table:table-row table:style-name="ro1">
          <table:table-cell office:value-type="string">
            <text:p>Q_03</text:p>
          </table:table-cell>
          <table:table-cell office:value-type="float" office:value="192">
            <text:p>1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1]" office:value-type="string" office:string-value="Продувка гар. А  дефекатора">
            <text:p>Продувка гар. А <text:s/>дефекатора</text:p>
          </table:table-cell>
          <table:table-cell table:style-name="ce3" table:formula="of:=CONCATENATE(&quot; &lt;&lt; m_ui-&gt;s_&quot;;[.A110])" office:value-type="string" office:string-value=" &lt;&lt; m_ui-&gt;s_Q_03">
            <text:p><text:s/>&lt;&lt; m_ui-&gt;s_Q_0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CONCATENATE(&quot;%QX&quot;;[.J110];&quot;.&quot;;[.K110];&quot;:=&quot;;[.A110];&quot;;&quot;)" office:value-type="string" office:string-value="%QX5.3:=Q_03;">
            <text:p>%QX5.3:=Q_03;</text:p>
          </table:table-cell>
          <table:table-cell table:formula="of:=IF([.E110]=1;CONCATENATE([.A110];&quot; smallint default '0',&quot;);&quot;&quot;)" office:value-type="string" office:string-value="Q_03 smallint default '0',">
            <text:p>Q_03 smallint default '0',</text:p>
          </table:table-cell>
        </table:table-row>
        <table:table-row table:style-name="ro1">
          <table:table-cell office:value-type="string">
            <text:p>Q_04</text:p>
          </table:table-cell>
          <table:table-cell office:value-type="float" office:value="193">
            <text:p>1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2]" office:value-type="string" office:string-value="Продувка гар. Б  дефекатора">
            <text:p>Продувка гар. Б <text:s/>дефекатора</text:p>
          </table:table-cell>
          <table:table-cell table:style-name="ce3" table:formula="of:=CONCATENATE(&quot; &lt;&lt; m_ui-&gt;s_&quot;;[.A111])" office:value-type="string" office:string-value=" &lt;&lt; m_ui-&gt;s_Q_04">
            <text:p><text:s/>&lt;&lt; m_ui-&gt;s_Q_0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CONCATENATE(&quot;%QX&quot;;[.J111];&quot;.&quot;;[.K111];&quot;:=&quot;;[.A111];&quot;;&quot;)" office:value-type="string" office:string-value="%QX5.4:=Q_04;">
            <text:p>%QX5.4:=Q_04;</text:p>
          </table:table-cell>
          <table:table-cell table:formula="of:=IF([.E111]=1;CONCATENATE([.A111];&quot; smallint default '0',&quot;);&quot;&quot;)" office:value-type="string" office:string-value="Q_04 smallint default '0',">
            <text:p>Q_04 smallint default '0',</text:p>
          </table:table-cell>
        </table:table-row>
        <table:table-row table:style-name="ro1">
          <table:table-cell office:value-type="string">
            <text:p>Q_05</text:p>
          </table:table-cell>
          <table:table-cell office:value-type="float" office:value="194">
            <text:p>1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3]" office:value-type="string" office:string-value="Продувка  1-го сатуратора">
            <text:p>Продувка <text:s/>1-го сатуратора</text:p>
          </table:table-cell>
          <table:table-cell table:style-name="ce3" table:formula="of:=CONCATENATE(&quot; &lt;&lt; m_ui-&gt;s_&quot;;[.A112])" office:value-type="string" office:string-value=" &lt;&lt; m_ui-&gt;s_Q_05">
            <text:p><text:s/>&lt;&lt; m_ui-&gt;s_Q_05</text:p>
          </table:table-cell>
          <table:table-cell/>
          <table:table-cell table:number-columns-repeated="2" office:value-type="float" office:value="5">
            <text:p>5</text:p>
          </table:table-cell>
          <table:table-cell table:formula="of:=CONCATENATE(&quot;%QX&quot;;[.J112];&quot;.&quot;;[.K112];&quot;:=&quot;;[.A112];&quot;;&quot;)" office:value-type="string" office:string-value="%QX5.5:=Q_05;">
            <text:p>%QX5.5:=Q_05;</text:p>
          </table:table-cell>
          <table:table-cell table:formula="of:=IF([.E112]=1;CONCATENATE([.A112];&quot; smallint default '0',&quot;);&quot;&quot;)" office:value-type="string" office:string-value="Q_05 smallint default '0',">
            <text:p>Q_05 smallint default '0',</text:p>
          </table:table-cell>
        </table:table-row>
        <table:table-row table:style-name="ro1">
          <table:table-cell office:value-type="string">
            <text:p>Q_06</text:p>
          </table:table-cell>
          <table:table-cell office:value-type="float" office:value="195">
            <text:p>1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4]" office:value-type="string" office:string-value="Продувка  дефекатора 2-ої сат">
            <text:p>Продувка <text:s/>дефекатора 2-ої сат</text:p>
          </table:table-cell>
          <table:table-cell table:style-name="ce3" table:formula="of:=CONCATENATE(&quot; &lt;&lt; m_ui-&gt;s_&quot;;[.A113])" office:value-type="string" office:string-value=" &lt;&lt; m_ui-&gt;s_Q_06">
            <text:p><text:s/>&lt;&lt; m_ui-&gt;s_Q_06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NCATENATE(&quot;%QX&quot;;[.J113];&quot;.&quot;;[.K113];&quot;:=&quot;;[.A113];&quot;;&quot;)" office:value-type="string" office:string-value="%QX5.6:=Q_06;">
            <text:p>%QX5.6:=Q_06;</text:p>
          </table:table-cell>
          <table:table-cell table:formula="of:=IF([.E113]=1;CONCATENATE([.A113];&quot; smallint default '0',&quot;);&quot;&quot;)" office:value-type="string" office:string-value="Q_06 smallint default '0',">
            <text:p>Q_06 smallint default '0',</text:p>
          </table:table-cell>
        </table:table-row>
        <table:table-row table:style-name="ro1">
          <table:table-cell office:value-type="string">
            <text:p>Q_07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5]" office:value-type="string" office:string-value="Продувка  2-го сатуратора">
            <text:p>Продувка <text:s/>2-го сатуратора</text:p>
          </table:table-cell>
          <table:table-cell table:style-name="ce3" table:formula="of:=CONCATENATE(&quot; &lt;&lt; m_ui-&gt;s_&quot;;[.A114])" office:value-type="string" office:string-value=" &lt;&lt; m_ui-&gt;s_Q_07">
            <text:p><text:s/>&lt;&lt; m_ui-&gt;s_Q_07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CONCATENATE(&quot;%QX&quot;;[.J114];&quot;.&quot;;[.K114];&quot;:=&quot;;[.A114];&quot;;&quot;)" office:value-type="string" office:string-value="%QX5.7:=Q_07;">
            <text:p>%QX5.7:=Q_07;</text:p>
          </table:table-cell>
          <table:table-cell table:formula="of:=IF([.E114]=1;CONCATENATE([.A114];&quot; smallint default '0',&quot;);&quot;&quot;)" office:value-type="string" office:string-value="Q_07 smallint default '0',">
            <text:p>Q_07 smallint default '0',</text:p>
          </table:table-cell>
        </table:table-row>
        <table:table-row table:style-name="ro1">
          <table:table-cell office:value-type="string">
            <text:p>Q_08</text:p>
          </table:table-cell>
          <table:table-cell office:value-type="float" office:value="197">
            <text:p>1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6]" office:value-type="string" office:string-value="Продувка  відстійника 2-ої сат.">
            <text:p>Продувка <text:s/>відстійника 2-ої сат.</text:p>
          </table:table-cell>
          <table:table-cell table:style-name="ce3" table:formula="of:=CONCATENATE(&quot; &lt;&lt; m_ui-&gt;s_&quot;;[.A115])" office:value-type="string" office:string-value=" &lt;&lt; m_ui-&gt;s_Q_08">
            <text:p><text:s/>&lt;&lt; m_ui-&gt;s_Q_08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CONCATENATE(&quot;%QX&quot;;[.J115];&quot;.&quot;;[.K115];&quot;:=&quot;;[.A115];&quot;;&quot;)" office:value-type="string" office:string-value="%QX5.8:=Q_08;">
            <text:p>%QX5.8:=Q_08;</text:p>
          </table:table-cell>
          <table:table-cell table:formula="of:=IF([.E115]=1;CONCATENATE([.A115];&quot; smallint default '0',&quot;);&quot;&quot;)" office:value-type="string" office:string-value="Q_08 smallint default '0',">
            <text:p>Q_08 smallint default '0',</text:p>
          </table:table-cell>
        </table:table-row>
        <table:table-row table:style-name="ro1">
          <table:table-cell office:value-type="string">
            <text:p>Q_09</text:p>
          </table:table-cell>
          <table:table-cell office:value-type="float" office:value="198">
            <text:p>1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40]" office:value-type="string" office:string-value="заслонка з мішалки відвед. Піску">
            <text:p>заслонка з мішалки відвед. Піску</text:p>
          </table:table-cell>
          <table:table-cell table:style-name="ce3" table:formula="of:=CONCATENATE(&quot; &lt;&lt; m_ui-&gt;s_&quot;;[.A116])" office:value-type="string" office:string-value=" &lt;&lt; m_ui-&gt;s_Q_09">
            <text:p><text:s/>&lt;&lt; m_ui-&gt;s_Q_09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CONCATENATE(&quot;%QX&quot;;[.J116];&quot;.&quot;;[.K116];&quot;:=&quot;;[.A116];&quot;;&quot;)" office:value-type="string" office:string-value="%QX6.1:=Q_09;">
            <text:p>%QX6.1:=Q_09;</text:p>
          </table:table-cell>
          <table:table-cell table:formula="of:=IF([.E116]=1;CONCATENATE([.A116];&quot; smallint default '0',&quot;);&quot;&quot;)" office:value-type="string" office:string-value="Q_09 smallint default '0',">
            <text:p>Q_09 smallint default '0',</text:p>
          </table:table-cell>
        </table:table-row>
        <table:table-row table:style-name="ro1">
          <table:table-cell office:value-type="string">
            <text:p>Q_10</text:p>
          </table:table-cell>
          <table:table-cell office:value-type="float" office:value="199">
            <text:p>1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41]" office:value-type="string" office:string-value="заслонка суспензії 1-ої сат. На  напір. Зб.">
            <text:p>заслонка суспензії 1-ої сат. На <text:s/>напір. Зб.</text:p>
          </table:table-cell>
          <table:table-cell table:style-name="ce3" table:formula="of:=CONCATENATE(&quot; &lt;&lt; m_ui-&gt;s_&quot;;[.A117])" office:value-type="string" office:string-value=" &lt;&lt; m_ui-&gt;s_Q_10">
            <text:p><text:s/>&lt;&lt; m_ui-&gt;s_Q_1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CONCATENATE(&quot;%QX&quot;;[.J117];&quot;.&quot;;[.K117];&quot;:=&quot;;[.A117];&quot;;&quot;)" office:value-type="string" office:string-value="%QX6.2:=Q_10;">
            <text:p>%QX6.2:=Q_10;</text:p>
          </table:table-cell>
          <table:table-cell table:formula="of:=IF([.E117]=1;CONCATENATE([.A117];&quot; smallint default '0',&quot;);&quot;&quot;)" office:value-type="string" office:string-value="Q_10 smallint default '0',">
            <text:p>Q_10 smallint default '0',</text:p>
          </table:table-cell>
        </table:table-row>
        <table:table-row table:style-name="ro1">
          <table:table-cell office:value-type="string">
            <text:p>Q_11</text:p>
          </table:table-cell>
          <table:table-cell office:value-type="float" office:value="200">
            <text:p>2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18])" office:value-type="string" office:string-value=" &lt;&lt; m_ui-&gt;s_Q_11">
            <text:p><text:s/>&lt;&lt; m_ui-&gt;s_Q_11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CONCATENATE(&quot;%QX&quot;;[.J118];&quot;.&quot;;[.K118];&quot;:=&quot;;[.A118];&quot;;&quot;)" office:value-type="string" office:string-value="%QX6.3:=Q_11;">
            <text:p>%QX6.3:=Q_11;</text:p>
          </table:table-cell>
          <table:table-cell table:formula="of:=IF([.E118]=1;CONCATENATE([.A118];&quot; smallint default '0',&quot;);&quot;&quot;)" office:value-type="string" office:string-value="Q_11 smallint default '0',">
            <text:p>Q_11 smallint default '0',</text:p>
          </table:table-cell>
        </table:table-row>
        <table:table-row table:style-name="ro1">
          <table:table-cell office:value-type="string">
            <text:p>Q_12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19])" office:value-type="string" office:string-value=" &lt;&lt; m_ui-&gt;s_Q_12">
            <text:p><text:s/>&lt;&lt; m_ui-&gt;s_Q_12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CONCATENATE(&quot;%QX&quot;;[.J119];&quot;.&quot;;[.K119];&quot;:=&quot;;[.A119];&quot;;&quot;)" office:value-type="string" office:string-value="%QX6.4:=Q_12;">
            <text:p>%QX6.4:=Q_12;</text:p>
          </table:table-cell>
          <table:table-cell table:formula="of:=IF([.E119]=1;CONCATENATE([.A119];&quot; smallint default '0',&quot;);&quot;&quot;)" office:value-type="string" office:string-value="Q_12 smallint default '0',">
            <text:p>Q_12 smallint default '0',</text:p>
          </table:table-cell>
        </table:table-row>
        <table:table-row table:style-name="ro1">
          <table:table-cell office:value-type="string">
            <text:p>Q_13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0])" office:value-type="string" office:string-value=" &lt;&lt; m_ui-&gt;s_Q_13">
            <text:p><text:s/>&lt;&lt; m_ui-&gt;s_Q_13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CONCATENATE(&quot;%QX&quot;;[.J120];&quot;.&quot;;[.K120];&quot;:=&quot;;[.A120];&quot;;&quot;)" office:value-type="string" office:string-value="%QX6.5:=Q_13;">
            <text:p>%QX6.5:=Q_13;</text:p>
          </table:table-cell>
          <table:table-cell table:formula="of:=IF([.E120]=1;CONCATENATE([.A120];&quot; smallint default '0',&quot;);&quot;&quot;)" office:value-type="string" office:string-value="Q_13 smallint default '0',">
            <text:p>Q_13 smallint default '0',</text:p>
          </table:table-cell>
        </table:table-row>
        <table:table-row table:style-name="ro1">
          <table:table-cell office:value-type="string">
            <text:p>Q_14</text:p>
          </table:table-cell>
          <table:table-cell office:value-type="float" office:value="203">
            <text:p>2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2];&quot; &quot;;['file:///srv/igor/Talne2010/Satur_Talne/Talne%202010%20%D0%BF%D1%80%D0%BE%D0%B4%D0%B6%D0%B5%D0%BA%D1%82.xls'#$Лист1.D142])" office:value-type="string" office:string-value="двигун насосу &quot;сусп. Контр. Фільтр.&quot; пуск">
            <text:p>двигун насосу "сусп. Контр. Фільтр." пуск</text:p>
          </table:table-cell>
          <table:table-cell table:style-name="ce3" table:formula="of:=CONCATENATE(&quot; &lt;&lt; m_ui-&gt;s_&quot;;[.A121])" office:value-type="string" office:string-value=" &lt;&lt; m_ui-&gt;s_Q_14">
            <text:p><text:s/>&lt;&lt; m_ui-&gt;s_Q_14</text:p>
          </table:table-cell>
          <table:table-cell/>
          <table:table-cell table:number-columns-repeated="2" office:value-type="float" office:value="6">
            <text:p>6</text:p>
          </table:table-cell>
          <table:table-cell table:formula="of:=CONCATENATE(&quot;%QX&quot;;[.J121];&quot;.&quot;;[.K121];&quot;:=&quot;;[.A121];&quot;;&quot;)" office:value-type="string" office:string-value="%QX6.6:=Q_14;">
            <text:p>%QX6.6:=Q_14;</text:p>
          </table:table-cell>
          <table:table-cell table:formula="of:=IF([.E121]=1;CONCATENATE([.A121];&quot; smallint default '0',&quot;);&quot;&quot;)" office:value-type="string" office:string-value="Q_14 smallint default '0',">
            <text:p>Q_14 smallint default '0',</text:p>
          </table:table-cell>
        </table:table-row>
        <table:table-row table:style-name="ro1">
          <table:table-cell office:value-type="string">
            <text:p>Q_15</text:p>
          </table:table-cell>
          <table:table-cell office:value-type="float" office:value="204">
            <text:p>2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2];&quot; &quot;;['file:///srv/igor/Talne2010/Satur_Talne/Talne%202010%20%D0%BF%D1%80%D0%BE%D0%B4%D0%B6%D0%B5%D0%BA%D1%82.xls'#$Лист1.D143])" office:value-type="string" office:string-value="двигун насосу &quot;сусп. Контр. Фільтр.&quot; стоп">
            <text:p>двигун насосу "сусп. Контр. Фільтр." стоп</text:p>
          </table:table-cell>
          <table:table-cell table:style-name="ce3" table:formula="of:=CONCATENATE(&quot; &lt;&lt; m_ui-&gt;s_&quot;;[.A122])" office:value-type="string" office:string-value=" &lt;&lt; m_ui-&gt;s_Q_15">
            <text:p><text:s/>&lt;&lt; m_ui-&gt;s_Q_15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CONCATENATE(&quot;%QX&quot;;[.J122];&quot;.&quot;;[.K122];&quot;:=&quot;;[.A122];&quot;;&quot;)" office:value-type="string" office:string-value="%QX6.7:=Q_15;">
            <text:p>%QX6.7:=Q_15;</text:p>
          </table:table-cell>
          <table:table-cell table:formula="of:=IF([.E122]=1;CONCATENATE([.A122];&quot; smallint default '0',&quot;);&quot;&quot;)" office:value-type="string" office:string-value="Q_15 smallint default '0',">
            <text:p>Q_15 smallint default '0',</text:p>
          </table:table-cell>
        </table:table-row>
        <table:table-row table:style-name="ro1">
          <table:table-cell office:value-type="string">
            <text:p>Q_16</text:p>
          </table:table-cell>
          <table:table-cell office:value-type="float" office:value="205">
            <text:p>2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3])" office:value-type="string" office:string-value=" &lt;&lt; m_ui-&gt;s_Q_16">
            <text:p><text:s/>&lt;&lt; m_ui-&gt;s_Q_16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CONCATENATE(&quot;%QX&quot;;[.J123];&quot;.&quot;;[.K123];&quot;:=&quot;;[.A123];&quot;;&quot;)" office:value-type="string" office:string-value="%QX6.8:=Q_16;">
            <text:p>%QX6.8:=Q_16;</text:p>
          </table:table-cell>
          <table:table-cell table:formula="of:=IF([.E123]=1;CONCATENATE([.A123];&quot; smallint default '0',&quot;);&quot;&quot;)" office:value-type="string" office:string-value="Q_16 smallint default '0',">
            <text:p>Q_16 smallint default '0',</text:p>
          </table:table-cell>
        </table:table-row>
        <table:table-row table:style-name="ro1">
          <table:table-cell office:value-type="string">
            <text:p>Q_17</text:p>
          </table:table-cell>
          <table:table-cell office:value-type="float" office:value="206">
            <text:p>2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4];&quot; &quot;;['file:///srv/igor/Talne2010/Satur_Talne/Talne%202010%20%D0%BF%D1%80%D0%BE%D0%B4%D0%B6%D0%B5%D0%BA%D1%82.xls'#$Лист1.D144])" office:value-type="string" office:string-value="двигун насосу &quot;збірника продувок &quot; пуск">
            <text:p>двигун насосу "збірника продувок " пуск</text:p>
          </table:table-cell>
          <table:table-cell table:style-name="ce3" table:formula="of:=CONCATENATE(&quot; &lt;&lt; m_ui-&gt;s_&quot;;[.A124])" office:value-type="string" office:string-value=" &lt;&lt; m_ui-&gt;s_Q_17">
            <text:p><text:s/>&lt;&lt; m_ui-&gt;s_Q_17</text:p>
          </table:table-cell>
          <table:table-cell table:number-columns-repeated="4"/>
          <table:table-cell table:formula="of:=IF([.E124]=1;CONCATENATE([.A124];&quot; smallint default '0',&quot;);&quot;&quot;)" office:value-type="string" office:string-value="Q_17 smallint default '0',">
            <text:p>Q_17 smallint default '0',</text:p>
          </table:table-cell>
        </table:table-row>
        <table:table-row table:style-name="ro1">
          <table:table-cell office:value-type="string">
            <text:p>Q_18</text:p>
          </table:table-cell>
          <table:table-cell office:value-type="float" office:value="207">
            <text:p>2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4];&quot; &quot;;['file:///srv/igor/Talne2010/Satur_Talne/Talne%202010%20%D0%BF%D1%80%D0%BE%D0%B4%D0%B6%D0%B5%D0%BA%D1%82.xls'#$Лист1.D145])" office:value-type="string" office:string-value="двигун насосу &quot;збірника продувок &quot; стоп">
            <text:p>двигун насосу "збірника продувок " стоп</text:p>
          </table:table-cell>
          <table:table-cell table:style-name="ce3" table:formula="of:=CONCATENATE(&quot; &lt;&lt; m_ui-&gt;s_&quot;;[.A125])" office:value-type="string" office:string-value=" &lt;&lt; m_ui-&gt;s_Q_18">
            <text:p><text:s/>&lt;&lt; m_ui-&gt;s_Q_18</text:p>
          </table:table-cell>
          <table:table-cell table:number-columns-repeated="4"/>
          <table:table-cell table:formula="of:=IF([.E125]=1;CONCATENATE([.A125];&quot; smallint default '0',&quot;);&quot;&quot;)" office:value-type="string" office:string-value="Q_18 smallint default '0',">
            <text:p>Q_18 smallint default '0',</text:p>
          </table:table-cell>
        </table:table-row>
        <table:table-row table:style-name="ro1">
          <table:table-cell office:value-type="string">
            <text:p>Amr_01</text:p>
          </table:table-cell>
          <table:table-cell office:value-type="float" office:value="208">
            <text:p>2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6])" office:value-type="string" office:string-value=" &lt;&lt; m_ui-&gt;s_Amr_01">
            <text:p><text:s/>&lt;&lt; m_ui-&gt;s_Amr_01</text:p>
          </table:table-cell>
          <table:table-cell table:number-columns-repeated="4"/>
          <table:table-cell table:formula="of:=IF([.E126]=1;CONCATENATE([.A126];&quot; smallint default '0',&quot;);&quot;&quot;)" office:value-type="string" office:string-value="Amr_01 smallint default '0',">
            <text:p>Amr_01 smallint default '0',</text:p>
          </table:table-cell>
        </table:table-row>
        <table:table-row table:style-name="ro1">
          <table:table-cell office:value-type="string">
            <text:p>Amr_02</text:p>
          </table:table-cell>
          <table:table-cell office:value-type="float" office:value="209">
            <text:p>2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7])" office:value-type="string" office:string-value=" &lt;&lt; m_ui-&gt;s_Amr_02">
            <text:p><text:s/>&lt;&lt; m_ui-&gt;s_Amr_02</text:p>
          </table:table-cell>
          <table:table-cell table:number-columns-repeated="4"/>
          <table:table-cell table:formula="of:=IF([.E127]=1;CONCATENATE([.A127];&quot; smallint default '0',&quot;);&quot;&quot;)" office:value-type="string" office:string-value="Amr_02 smallint default '0',">
            <text:p>Amr_02 smallint default '0',</text:p>
          </table:table-cell>
        </table:table-row>
        <table:table-row table:style-name="ro1">
          <table:table-cell office:value-type="string">
            <text:p>Amr_03</text:p>
          </table:table-cell>
          <table:table-cell office:value-type="float" office:value="210">
            <text:p>2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8])" office:value-type="string" office:string-value=" &lt;&lt; m_ui-&gt;s_Amr_03">
            <text:p><text:s/>&lt;&lt; m_ui-&gt;s_Amr_03</text:p>
          </table:table-cell>
          <table:table-cell table:number-columns-repeated="4"/>
          <table:table-cell table:formula="of:=IF([.E128]=1;CONCATENATE([.A128];&quot; smallint default '0',&quot;);&quot;&quot;)" office:value-type="string" office:string-value="Amr_03 smallint default '0',">
            <text:p>Amr_03 smallint default '0',</text:p>
          </table:table-cell>
        </table:table-row>
        <table:table-row table:style-name="ro1">
          <table:table-cell office:value-type="string">
            <text:p>Amr_04</text:p>
          </table:table-cell>
          <table:table-cell office:value-type="float" office:value="211">
            <text:p>2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9])" office:value-type="string" office:string-value=" &lt;&lt; m_ui-&gt;s_Amr_04">
            <text:p><text:s/>&lt;&lt; m_ui-&gt;s_Amr_04</text:p>
          </table:table-cell>
          <table:table-cell table:number-columns-repeated="4"/>
          <table:table-cell table:formula="of:=IF([.E129]=1;CONCATENATE([.A129];&quot; smallint default '0',&quot;);&quot;&quot;)" office:value-type="string" office:string-value="Amr_04 smallint default '0',">
            <text:p>Amr_04 smallint default '0',</text:p>
          </table:table-cell>
        </table:table-row>
        <table:table-row table:style-name="ro1">
          <table:table-cell office:value-type="string">
            <text:p>Amr_05</text:p>
          </table:table-cell>
          <table:table-cell office:value-type="float" office:value="212">
            <text:p>2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0])" office:value-type="string" office:string-value=" &lt;&lt; m_ui-&gt;s_Amr_05">
            <text:p><text:s/>&lt;&lt; m_ui-&gt;s_Amr_05</text:p>
          </table:table-cell>
          <table:table-cell table:number-columns-repeated="4"/>
          <table:table-cell table:formula="of:=IF([.E130]=1;CONCATENATE([.A130];&quot; smallint default '0',&quot;);&quot;&quot;)" office:value-type="string" office:string-value="Amr_05 smallint default '0',">
            <text:p>Amr_05 smallint default '0',</text:p>
          </table:table-cell>
        </table:table-row>
        <table:table-row table:style-name="ro1">
          <table:table-cell office:value-type="string">
            <text:p>Amr_06</text:p>
          </table:table-cell>
          <table:table-cell office:value-type="float" office:value="213">
            <text:p>2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1])" office:value-type="string" office:string-value=" &lt;&lt; m_ui-&gt;s_Amr_06">
            <text:p><text:s/>&lt;&lt; m_ui-&gt;s_Amr_06</text:p>
          </table:table-cell>
          <table:table-cell table:number-columns-repeated="4"/>
          <table:table-cell table:formula="of:=IF([.E131]=1;CONCATENATE([.A131];&quot; smallint default '0',&quot;);&quot;&quot;)" office:value-type="string" office:string-value="Amr_06 smallint default '0',">
            <text:p>Amr_06 smallint default '0',</text:p>
          </table:table-cell>
        </table:table-row>
        <table:table-row table:style-name="ro1">
          <table:table-cell office:value-type="string">
            <text:p>Amr_07</text:p>
          </table:table-cell>
          <table:table-cell office:value-type="float" office:value="214">
            <text:p>2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2])" office:value-type="string" office:string-value=" &lt;&lt; m_ui-&gt;s_Amr_07">
            <text:p><text:s/>&lt;&lt; m_ui-&gt;s_Amr_07</text:p>
          </table:table-cell>
          <table:table-cell table:number-columns-repeated="4"/>
          <table:table-cell table:formula="of:=IF([.E132]=1;CONCATENATE([.A132];&quot; smallint default '0',&quot;);&quot;&quot;)" office:value-type="string" office:string-value="Amr_07 smallint default '0',">
            <text:p>Amr_07 smallint default '0',</text:p>
          </table:table-cell>
        </table:table-row>
        <table:table-row table:style-name="ro1">
          <table:table-cell office:value-type="string">
            <text:p>Amr_08</text:p>
          </table:table-cell>
          <table:table-cell office:value-type="float" office:value="215">
            <text:p>2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3])" office:value-type="string" office:string-value=" &lt;&lt; m_ui-&gt;s_Amr_08">
            <text:p><text:s/>&lt;&lt; m_ui-&gt;s_Amr_08</text:p>
          </table:table-cell>
          <table:table-cell table:number-columns-repeated="4"/>
          <table:table-cell table:formula="of:=IF([.E133]=1;CONCATENATE([.A133];&quot; smallint default '0',&quot;);&quot;&quot;)" office:value-type="string" office:string-value="Amr_08 smallint default '0',">
            <text:p>Amr_08 smallint default '0',</text:p>
          </table:table-cell>
        </table:table-row>
        <table:table-row table:style-name="ro1">
          <table:table-cell office:value-type="string">
            <text:p>Amr_09</text:p>
          </table:table-cell>
          <table:table-cell office:value-type="float" office:value="216">
            <text:p>2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4])" office:value-type="string" office:string-value=" &lt;&lt; m_ui-&gt;s_Amr_09">
            <text:p><text:s/>&lt;&lt; m_ui-&gt;s_Amr_09</text:p>
          </table:table-cell>
          <table:table-cell table:number-columns-repeated="4"/>
          <table:table-cell table:formula="of:=IF([.E134]=1;CONCATENATE([.A134];&quot; smallint default '0',&quot;);&quot;&quot;)" office:value-type="string" office:string-value="Amr_09 smallint default '0',">
            <text:p>Amr_09 smallint default '0',</text:p>
          </table:table-cell>
        </table:table-row>
        <table:table-row table:style-name="ro1">
          <table:table-cell office:value-type="string">
            <text:p>Amr_10</text:p>
          </table:table-cell>
          <table:table-cell office:value-type="float" office:value="217">
            <text:p>2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5])" office:value-type="string" office:string-value=" &lt;&lt; m_ui-&gt;s_Amr_10">
            <text:p><text:s/>&lt;&lt; m_ui-&gt;s_Amr_10</text:p>
          </table:table-cell>
          <table:table-cell table:number-columns-repeated="4"/>
          <table:table-cell table:formula="of:=IF([.E135]=1;CONCATENATE([.A135];&quot; smallint default '0',&quot;);&quot;&quot;)" office:value-type="string" office:string-value="Amr_10 smallint default '0',">
            <text:p>Amr_10 smallint default '0',</text:p>
          </table:table-cell>
        </table:table-row>
        <table:table-row table:style-name="ro1">
          <table:table-cell office:value-type="string">
            <text:p>Amr_11</text:p>
          </table:table-cell>
          <table:table-cell office:value-type="float" office:value="218">
            <text:p>2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6])" office:value-type="string" office:string-value=" &lt;&lt; m_ui-&gt;s_Amr_11">
            <text:p><text:s/>&lt;&lt; m_ui-&gt;s_Amr_11</text:p>
          </table:table-cell>
          <table:table-cell table:number-columns-repeated="4"/>
          <table:table-cell table:formula="of:=IF([.E136]=1;CONCATENATE([.A136];&quot; smallint default '0',&quot;);&quot;&quot;)" office:value-type="string" office:string-value="Amr_11 smallint default '0',">
            <text:p>Amr_11 smallint default '0',</text:p>
          </table:table-cell>
        </table:table-row>
        <table:table-row table:style-name="ro1">
          <table:table-cell office:value-type="string">
            <text:p>Amr_12</text:p>
          </table:table-cell>
          <table:table-cell office:value-type="float" office:value="219">
            <text:p>2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7])" office:value-type="string" office:string-value=" &lt;&lt; m_ui-&gt;s_Amr_12">
            <text:p><text:s/>&lt;&lt; m_ui-&gt;s_Amr_12</text:p>
          </table:table-cell>
          <table:table-cell table:number-columns-repeated="4"/>
          <table:table-cell table:formula="of:=IF([.E137]=1;CONCATENATE([.A137];&quot; smallint default '0',&quot;);&quot;&quot;)" office:value-type="string" office:string-value="Amr_12 smallint default '0',">
            <text:p>Amr_12 smallint default '0',</text:p>
          </table:table-cell>
        </table:table-row>
        <table:table-row table:style-name="ro1">
          <table:table-cell office:value-type="string">
            <text:p>Amr_13</text:p>
          </table:table-cell>
          <table:table-cell office:value-type="float" office:value="220">
            <text:p>2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8])" office:value-type="string" office:string-value=" &lt;&lt; m_ui-&gt;s_Amr_13">
            <text:p><text:s/>&lt;&lt; m_ui-&gt;s_Amr_13</text:p>
          </table:table-cell>
          <table:table-cell table:number-columns-repeated="4"/>
          <table:table-cell table:formula="of:=IF([.E138]=1;CONCATENATE([.A138];&quot; smallint default '0',&quot;);&quot;&quot;)" office:value-type="string" office:string-value="Amr_13 smallint default '0',">
            <text:p>Amr_13 smallint default '0',</text:p>
          </table:table-cell>
        </table:table-row>
        <table:table-row table:style-name="ro1">
          <table:table-cell office:value-type="string">
            <text:p>Amr_14</text:p>
          </table:table-cell>
          <table:table-cell office:value-type="float" office:value="221">
            <text:p>2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9])" office:value-type="string" office:string-value=" &lt;&lt; m_ui-&gt;s_Amr_14">
            <text:p><text:s/>&lt;&lt; m_ui-&gt;s_Amr_14</text:p>
          </table:table-cell>
          <table:table-cell table:number-columns-repeated="4"/>
          <table:table-cell table:formula="of:=IF([.E139]=1;CONCATENATE([.A139];&quot; smallint default '0',&quot;);&quot;&quot;)" office:value-type="string" office:string-value="Amr_14 smallint default '0',">
            <text:p>Amr_14 smallint default '0',</text:p>
          </table:table-cell>
        </table:table-row>
        <table:table-row table:style-name="ro1">
          <table:table-cell office:value-type="string">
            <text:p>Amr_15</text:p>
          </table:table-cell>
          <table:table-cell office:value-type="float" office:value="222">
            <text:p>2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0])" office:value-type="string" office:string-value=" &lt;&lt; m_ui-&gt;s_Amr_15">
            <text:p><text:s/>&lt;&lt; m_ui-&gt;s_Amr_15</text:p>
          </table:table-cell>
          <table:table-cell table:number-columns-repeated="4"/>
          <table:table-cell table:formula="of:=IF([.E140]=1;CONCATENATE([.A140];&quot; smallint default '0',&quot;);&quot;&quot;)" office:value-type="string" office:string-value="Amr_15 smallint default '0',">
            <text:p>Amr_15 smallint default '0',</text:p>
          </table:table-cell>
        </table:table-row>
        <table:table-row table:style-name="ro1">
          <table:table-cell office:value-type="string">
            <text:p>Amr_16</text:p>
          </table:table-cell>
          <table:table-cell office:value-type="float" office:value="223">
            <text:p>2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1])" office:value-type="string" office:string-value=" &lt;&lt; m_ui-&gt;s_Amr_16">
            <text:p><text:s/>&lt;&lt; m_ui-&gt;s_Amr_16</text:p>
          </table:table-cell>
          <table:table-cell table:number-columns-repeated="4"/>
          <table:table-cell table:formula="of:=IF([.E141]=1;CONCATENATE([.A141];&quot; smallint default '0',&quot;);&quot;&quot;)" office:value-type="string" office:string-value="Amr_16 smallint default '0',">
            <text:p>Amr_16 smallint default '0',</text:p>
          </table:table-cell>
        </table:table-row>
        <table:table-row table:style-name="ro1">
          <table:table-cell office:value-type="string">
            <text:p>Amr_17</text:p>
          </table:table-cell>
          <table:table-cell office:value-type="float" office:value="224">
            <text:p>2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2])" office:value-type="string" office:string-value=" &lt;&lt; m_ui-&gt;s_Amr_17">
            <text:p><text:s/>&lt;&lt; m_ui-&gt;s_Amr_17</text:p>
          </table:table-cell>
          <table:table-cell table:number-columns-repeated="4"/>
          <table:table-cell table:formula="of:=IF([.E142]=1;CONCATENATE([.A142];&quot; smallint default '0',&quot;);&quot;&quot;)" office:value-type="string" office:string-value="Amr_17 smallint default '0',">
            <text:p>Amr_17 smallint default '0',</text:p>
          </table:table-cell>
        </table:table-row>
        <table:table-row table:style-name="ro1">
          <table:table-cell office:value-type="string">
            <text:p>Amr_18</text:p>
          </table:table-cell>
          <table:table-cell office:value-type="float" office:value="225">
            <text:p>2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3])" office:value-type="string" office:string-value=" &lt;&lt; m_ui-&gt;s_Amr_18">
            <text:p><text:s/>&lt;&lt; m_ui-&gt;s_Amr_18</text:p>
          </table:table-cell>
          <table:table-cell table:number-columns-repeated="4"/>
          <table:table-cell table:formula="of:=IF([.E143]=1;CONCATENATE([.A143];&quot; smallint default '0',&quot;);&quot;&quot;)" office:value-type="string" office:string-value="Amr_18 smallint default '0',">
            <text:p>Amr_18 smallint default '0',</text:p>
          </table:table-cell>
        </table:table-row>
        <table:table-row table:style-name="ro1">
          <table:table-cell office:value-type="string">
            <text:p>Amr_19</text:p>
          </table:table-cell>
          <table:table-cell office:value-type="float" office:value="226">
            <text:p>2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4])" office:value-type="string" office:string-value=" &lt;&lt; m_ui-&gt;s_Amr_19">
            <text:p><text:s/>&lt;&lt; m_ui-&gt;s_Amr_19</text:p>
          </table:table-cell>
          <table:table-cell table:number-columns-repeated="4"/>
          <table:table-cell table:formula="of:=IF([.E144]=1;CONCATENATE([.A144];&quot; smallint default '0',&quot;);&quot;&quot;)" office:value-type="string" office:string-value="Amr_19 smallint default '0',">
            <text:p>Amr_19 smallint default '0',</text:p>
          </table:table-cell>
        </table:table-row>
        <table:table-row table:style-name="ro1">
          <table:table-cell office:value-type="string">
            <text:p>Amr_20</text:p>
          </table:table-cell>
          <table:table-cell office:value-type="float" office:value="227">
            <text:p>2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5])" office:value-type="string" office:string-value=" &lt;&lt; m_ui-&gt;s_Amr_20">
            <text:p><text:s/>&lt;&lt; m_ui-&gt;s_Amr_20</text:p>
          </table:table-cell>
          <table:table-cell table:number-columns-repeated="4"/>
          <table:table-cell table:formula="of:=IF([.E145]=1;CONCATENATE([.A145];&quot; smallint default '0',&quot;);&quot;&quot;)" office:value-type="string" office:string-value="Amr_20 smallint default '0',">
            <text:p>Amr_20 smallint default '0',</text:p>
          </table:table-cell>
        </table:table-row>
        <table:table-row table:style-name="ro1">
          <table:table-cell office:value-type="string">
            <text:p>Amr_21</text:p>
          </table:table-cell>
          <table:table-cell office:value-type="float" office:value="228">
            <text:p>2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6])" office:value-type="string" office:string-value=" &lt;&lt; m_ui-&gt;s_Amr_21">
            <text:p><text:s/>&lt;&lt; m_ui-&gt;s_Amr_21</text:p>
          </table:table-cell>
          <table:table-cell table:number-columns-repeated="4"/>
          <table:table-cell table:formula="of:=IF([.E146]=1;CONCATENATE([.A146];&quot; smallint default '0',&quot;);&quot;&quot;)" office:value-type="string" office:string-value="Amr_21 smallint default '0',">
            <text:p>Amr_21 smallint default '0',</text:p>
          </table:table-cell>
        </table:table-row>
        <table:table-row table:style-name="ro1">
          <table:table-cell office:value-type="string">
            <text:p>Spr_03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8]" office:value-type="string" office:string-value="V_46">
            <text:p>V_46</text:p>
          </table:table-cell>
          <table:table-cell table:number-columns-repeated="6"/>
          <table:table-cell table:formula="of:=IF([.E147]=1;CONCATENATE([.A147];&quot; smallint default '0',&quot;);&quot;&quot;)" office:value-type="string" office:string-value="Spr_03 smallint default '0',">
            <text:p>Spr_03 smallint default '0',</text:p>
          </table:table-cell>
        </table:table-row>
        <table:table-row table:style-name="ro1">
          <table:table-cell office:value-type="string">
            <text:p>Spr_04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9]" office:value-type="string" office:string-value="V_47">
            <text:p>V_47</text:p>
          </table:table-cell>
          <table:table-cell table:number-columns-repeated="6"/>
          <table:table-cell table:formula="of:=IF([.E148]=1;CONCATENATE([.A148];&quot; smallint default '0',&quot;);&quot;&quot;)" office:value-type="string" office:string-value="Spr_04 smallint default '0',">
            <text:p>Spr_04 smallint default '0',</text:p>
          </table:table-cell>
        </table:table-row>
        <table:table-row table:style-name="ro1">
          <table:table-cell office:value-type="string">
            <text:p>Spr_06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1]" office:value-type="string" office:string-value="V_49">
            <text:p>V_49</text:p>
          </table:table-cell>
          <table:table-cell table:number-columns-repeated="6"/>
          <table:table-cell table:formula="of:=IF([.E149]=1;CONCATENATE([.A149];&quot; smallint default '0',&quot;);&quot;&quot;)" office:value-type="string" office:string-value="Spr_06 smallint default '0',">
            <text:p>Spr_06 smallint default '0',</text:p>
          </table:table-cell>
        </table:table-row>
        <table:table-row table:style-name="ro1">
          <table:table-cell office:value-type="string">
            <text:p>Spr_09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4]" office:value-type="string" office:string-value="V_52">
            <text:p>V_52</text:p>
          </table:table-cell>
          <table:table-cell table:number-columns-repeated="6"/>
          <table:table-cell table:formula="of:=IF([.E150]=1;CONCATENATE([.A150];&quot; smallint default '0',&quot;);&quot;&quot;)" office:value-type="string" office:string-value="Spr_09 smallint default '0',">
            <text:p>Spr_09 smallint default '0',</text:p>
          </table:table-cell>
        </table:table-row>
        <table:table-row table:style-name="ro1">
          <table:table-cell office:value-type="string">
            <text:p>Spr_18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39]" office:value-type="string" office:string-value="V_37">
            <text:p>V_37</text:p>
          </table:table-cell>
          <table:table-cell table:number-columns-repeated="6"/>
          <table:table-cell table:formula="of:=IF([.E151]=1;CONCATENATE([.A151];&quot; smallint default '0',&quot;);&quot;&quot;)" office:value-type="string" office:string-value="Spr_18 smallint default '0',">
            <text:p>Spr_18 smallint default '0',</text:p>
          </table:table-cell>
        </table:table-row>
        <table:table-row table:style-name="ro1">
          <table:table-cell office:value-type="string">
            <text:p>Spr_19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0]" office:value-type="string" office:string-value="V_38">
            <text:p>V_38</text:p>
          </table:table-cell>
          <table:table-cell table:number-columns-repeated="6"/>
          <table:table-cell table:formula="of:=IF([.E152]=1;CONCATENATE([.A152];&quot; smallint default '0',&quot;);&quot;&quot;)" office:value-type="string" office:string-value="Spr_19 smallint default '0',">
            <text:p>Spr_19 smallint default '0',</text:p>
          </table:table-cell>
        </table:table-row>
        <table:table-row table:style-name="ro1">
          <table:table-cell office:value-type="string">
            <text:p>Xs_01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3]=1;CONCATENATE([.A153];&quot; smallint default '0',&quot;);&quot;&quot;)" office:value-type="string" office:string-value="Xs_01 smallint default '0',">
            <text:p>Xs_01 smallint default '0',</text:p>
          </table:table-cell>
        </table:table-row>
        <table:table-row table:style-name="ro1">
          <table:table-cell office:value-type="string">
            <text:p>Xs_02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4]=1;CONCATENATE([.A154];&quot; smallint default '0',&quot;);&quot;&quot;)" office:value-type="string" office:string-value="Xs_02 smallint default '0',">
            <text:p>Xs_02 smallint default '0',</text:p>
          </table:table-cell>
        </table:table-row>
        <table:table-row table:style-name="ro1">
          <table:table-cell office:value-type="string">
            <text:p>Xs_03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5]=1;CONCATENATE([.A155];&quot; smallint default '0',&quot;);&quot;&quot;)" office:value-type="string" office:string-value="Xs_03 smallint default '0',">
            <text:p>Xs_03 smallint default '0',</text:p>
          </table:table-cell>
        </table:table-row>
        <table:table-row table:style-name="ro1">
          <table:table-cell office:value-type="string">
            <text:p>Xs_04</text:p>
          </table:table-cell>
          <table:table-cell office:value-type="float" office:value="244">
            <text:p>24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6]=1;CONCATENATE([.A156];&quot; smallint default '0',&quot;);&quot;&quot;)" office:value-type="string" office:string-value="Xs_04 smallint default '0',">
            <text:p>Xs_04 smallint default '0',</text:p>
          </table:table-cell>
        </table:table-row>
        <table:table-row table:style-name="ro1">
          <table:table-cell office:value-type="string">
            <text:p>Xs_05</text:p>
          </table:table-cell>
          <table:table-cell office:value-type="float" office:value="245">
            <text:p>24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7]=1;CONCATENATE([.A157];&quot; smallint default '0',&quot;);&quot;&quot;)" office:value-type="string" office:string-value="Xs_05 smallint default '0',">
            <text:p>Xs_05 smallint default '0',</text:p>
          </table:table-cell>
        </table:table-row>
        <table:table-row table:style-name="ro1">
          <table:table-cell office:value-type="string">
            <text:p>Xs_06</text:p>
          </table:table-cell>
          <table:table-cell office:value-type="float" office:value="246">
            <text:p>24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8]=1;CONCATENATE([.A158];&quot; smallint default '0',&quot;);&quot;&quot;)" office:value-type="string" office:string-value="Xs_06 smallint default '0',">
            <text:p>Xs_06 smallint default '0',</text:p>
          </table:table-cell>
        </table:table-row>
        <table:table-row table:style-name="ro1">
          <table:table-cell office:value-type="string">
            <text:p>Xs_07</text:p>
          </table:table-cell>
          <table:table-cell office:value-type="float" office:value="247">
            <text:p>24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9]=1;CONCATENATE([.A159];&quot; smallint default '0',&quot;);&quot;&quot;)" office:value-type="string" office:string-value="Xs_07 smallint default '0',">
            <text:p>Xs_07 smallint default '0',</text:p>
          </table:table-cell>
        </table:table-row>
        <table:table-row table:style-name="ro1">
          <table:table-cell office:value-type="string">
            <text:p>Xs_08</text:p>
          </table:table-cell>
          <table:table-cell office:value-type="float" office:value="248">
            <text:p>24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0]=1;CONCATENATE([.A160];&quot; smallint default '0',&quot;);&quot;&quot;)" office:value-type="string" office:string-value="Xs_08 smallint default '0',">
            <text:p>Xs_08 smallint default '0',</text:p>
          </table:table-cell>
        </table:table-row>
        <table:table-row table:style-name="ro1">
          <table:table-cell office:value-type="string">
            <text:p>Xs_09</text:p>
          </table:table-cell>
          <table:table-cell office:value-type="float" office:value="249">
            <text:p>24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1]=1;CONCATENATE([.A161];&quot; smallint default '0',&quot;);&quot;&quot;)" office:value-type="string" office:string-value="Xs_09 smallint default '0',">
            <text:p>Xs_09 smallint default '0',</text:p>
          </table:table-cell>
        </table:table-row>
        <table:table-row table:style-name="ro1">
          <table:table-cell office:value-type="string">
            <text:p>Xs_10</text:p>
          </table:table-cell>
          <table:table-cell office:value-type="float" office:value="250">
            <text:p>25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2]=1;CONCATENATE([.A162];&quot; smallint default '0',&quot;);&quot;&quot;)" office:value-type="string" office:string-value="Xs_10 smallint default '0',">
            <text:p>Xs_10 smallint default '0',</text:p>
          </table:table-cell>
        </table:table-row>
        <table:table-row table:style-name="ro1">
          <table:table-cell office:value-type="string">
            <text:p>Xs_11</text:p>
          </table:table-cell>
          <table:table-cell office:value-type="float" office:value="251">
            <text:p>25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3]=1;CONCATENATE([.A163];&quot; smallint default '0',&quot;);&quot;&quot;)" office:value-type="string" office:string-value="Xs_11 smallint default '0',">
            <text:p>Xs_11 smallint default '0',</text:p>
          </table:table-cell>
        </table:table-row>
        <table:table-row table:style-name="ro1">
          <table:table-cell office:value-type="string">
            <text:p>Xs_12</text:p>
          </table:table-cell>
          <table:table-cell office:value-type="float" office:value="252">
            <text:p>25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4]=1;CONCATENATE([.A164];&quot; smallint default '0',&quot;);&quot;&quot;)" office:value-type="string" office:string-value="Xs_12 smallint default '0',">
            <text:p>Xs_12 smallint default '0',</text:p>
          </table:table-cell>
        </table:table-row>
        <table:table-row table:style-name="ro1">
          <table:table-cell office:value-type="string">
            <text:p>Xs_13</text:p>
          </table:table-cell>
          <table:table-cell office:value-type="float" office:value="253">
            <text:p>25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5]=1;CONCATENATE([.A165];&quot; smallint default '0',&quot;);&quot;&quot;)" office:value-type="string" office:string-value="Xs_13 smallint default '0',">
            <text:p>Xs_13 smallint default '0',</text:p>
          </table:table-cell>
        </table:table-row>
        <table:table-row table:style-name="ro1">
          <table:table-cell office:value-type="string">
            <text:p>Xs_14</text:p>
          </table:table-cell>
          <table:table-cell office:value-type="float" office:value="254">
            <text:p>25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6]=1;CONCATENATE([.A166];&quot; smallint default '0',&quot;);&quot;&quot;)" office:value-type="string" office:string-value="Xs_14 smallint default '0',">
            <text:p>Xs_14 smallint default '0',</text:p>
          </table:table-cell>
        </table:table-row>
        <table:table-row table:style-name="ro1">
          <table:table-cell office:value-type="string">
            <text:p>Xs_15</text:p>
          </table:table-cell>
          <table:table-cell office:value-type="float" office:value="255">
            <text:p>25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7]=1;CONCATENATE([.A167];&quot; smallint default '0',&quot;);&quot;&quot;)" office:value-type="string" office:string-value="Xs_15 smallint default '0',">
            <text:p>Xs_15 smallint default '0',</text:p>
          </table:table-cell>
        </table:table-row>
        <table:table-row table:style-name="ro1">
          <table:table-cell office:value-type="string">
            <text:p>Xs_16</text:p>
          </table:table-cell>
          <table:table-cell office:value-type="float" office:value="256">
            <text:p>25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8]=1;CONCATENATE([.A168];&quot; smallint default '0',&quot;);&quot;&quot;)" office:value-type="string" office:string-value="Xs_16 smallint default '0',">
            <text:p>Xs_16 smallint default '0',</text:p>
          </table:table-cell>
        </table:table-row>
        <table:table-row table:style-name="ro1">
          <table:table-cell office:value-type="string">
            <text:p>Xs_17</text:p>
          </table:table-cell>
          <table:table-cell office:value-type="float" office:value="257">
            <text:p>25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9]=1;CONCATENATE([.A169];&quot; smallint default '0',&quot;);&quot;&quot;)" office:value-type="string" office:string-value="Xs_17 smallint default '0',">
            <text:p>Xs_17 smallint default '0',</text:p>
          </table:table-cell>
        </table:table-row>
        <table:table-row table:style-name="ro1">
          <table:table-cell office:value-type="string">
            <text:p>Xs_18</text:p>
          </table:table-cell>
          <table:table-cell office:value-type="float" office:value="258">
            <text:p>25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0]=1;CONCATENATE([.A170];&quot; smallint default '0',&quot;);&quot;&quot;)" office:value-type="string" office:string-value="Xs_18 smallint default '0',">
            <text:p>Xs_18 smallint default '0',</text:p>
          </table:table-cell>
        </table:table-row>
        <table:table-row table:style-name="ro1">
          <table:table-cell office:value-type="string">
            <text:p>Xs_19</text:p>
          </table:table-cell>
          <table:table-cell office:value-type="float" office:value="259">
            <text:p>25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1]=1;CONCATENATE([.A171];&quot; smallint default '0',&quot;);&quot;&quot;)" office:value-type="string" office:string-value="Xs_19 smallint default '0',">
            <text:p>Xs_19 smallint default '0',</text:p>
          </table:table-cell>
        </table:table-row>
        <table:table-row table:style-name="ro1">
          <table:table-cell office:value-type="string">
            <text:p>Xs_20</text:p>
          </table:table-cell>
          <table:table-cell office:value-type="float" office:value="260">
            <text:p>26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2]=1;CONCATENATE([.A172];&quot; smallint default '0',&quot;);&quot;&quot;)" office:value-type="string" office:string-value="Xs_20 smallint default '0',">
            <text:p>Xs_20 smallint default '0',</text:p>
          </table:table-cell>
        </table:table-row>
        <table:table-row table:style-name="ro1">
          <table:table-cell office:value-type="string">
            <text:p>Xs_21</text:p>
          </table:table-cell>
          <table:table-cell office:value-type="float" office:value="261">
            <text:p>26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3]=1;CONCATENATE([.A173];&quot; smallint default '0',&quot;);&quot;&quot;)" office:value-type="string" office:string-value="Xs_21 smallint default '0',">
            <text:p>Xs_21 smallint default '0',</text:p>
          </table:table-cell>
        </table:table-row>
        <table:table-row table:style-name="ro1">
          <table:table-cell office:value-type="string">
            <text:p>Tp_01</text:p>
          </table:table-cell>
          <table:table-cell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4]=1;CONCATENATE([.A174];&quot; smallint default '0',&quot;);&quot;&quot;)">
            <text:p/>
          </table:table-cell>
        </table:table-row>
        <table:table-row table:style-name="ro1">
          <table:table-cell office:value-type="string">
            <text:p>Tp_02</text:p>
          </table:table-cell>
          <table:table-cell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5]=1;CONCATENATE([.A175];&quot; smallint default '0',&quot;);&quot;&quot;)">
            <text:p/>
          </table:table-cell>
        </table:table-row>
        <table:table-row table:style-name="ro1">
          <table:table-cell office:value-type="string">
            <text:p>Tp_03</text:p>
          </table:table-cell>
          <table:table-cell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6]=1;CONCATENATE([.A176];&quot; smallint default '0',&quot;);&quot;&quot;)">
            <text:p/>
          </table:table-cell>
        </table:table-row>
        <table:table-row table:style-name="ro1">
          <table:table-cell office:value-type="string">
            <text:p>Tp_04</text:p>
          </table:table-cell>
          <table:table-cell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7]=1;CONCATENATE([.A177];&quot; smallint default '0',&quot;);&quot;&quot;)">
            <text:p/>
          </table:table-cell>
        </table:table-row>
        <table:table-row table:style-name="ro1">
          <table:table-cell office:value-type="string">
            <text:p>Tp_05</text:p>
          </table:table-cell>
          <table:table-cell office:value-type="float" office:value="270">
            <text:p>27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8]=1;CONCATENATE([.A178];&quot; smallint default '0',&quot;);&quot;&quot;)">
            <text:p/>
          </table:table-cell>
        </table:table-row>
        <table:table-row table:style-name="ro1">
          <table:table-cell office:value-type="string">
            <text:p>Tp_06</text:p>
          </table:table-cell>
          <table:table-cell office:value-type="float" office:value="272">
            <text:p>27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9]=1;CONCATENATE([.A179];&quot; smallint default '0',&quot;);&quot;&quot;)">
            <text:p/>
          </table:table-cell>
        </table:table-row>
        <table:table-row table:style-name="ro1">
          <table:table-cell office:value-type="string">
            <text:p>Tp_07</text:p>
          </table:table-cell>
          <table:table-cell office:value-type="float" office:value="274">
            <text:p>27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0]=1;CONCATENATE([.A180];&quot; smallint default '0',&quot;);&quot;&quot;)">
            <text:p/>
          </table:table-cell>
        </table:table-row>
        <table:table-row table:style-name="ro1">
          <table:table-cell office:value-type="string">
            <text:p>Tp_08</text:p>
          </table:table-cell>
          <table:table-cell office:value-type="float" office:value="276">
            <text:p>27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1]=1;CONCATENATE([.A181];&quot; smallint default '0',&quot;);&quot;&quot;)">
            <text:p/>
          </table:table-cell>
        </table:table-row>
        <table:table-row table:style-name="ro1">
          <table:table-cell office:value-type="string">
            <text:p>R_M_14</text:p>
          </table:table-cell>
          <table:table-cell office:value-type="float" office:value="278">
            <text:p>2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2]=1;CONCATENATE([.A182];&quot; smallint default '0',&quot;);&quot;&quot;)" office:value-type="string" office:string-value="R_M_14 smallint default '0',">
            <text:p>R_M_14 smallint default '0',</text:p>
          </table:table-cell>
        </table:table-row>
        <table:table-row table:style-name="ro1">
          <table:table-cell office:value-type="string">
            <text:p>R_M_17</text:p>
          </table:table-cell>
          <table:table-cell office:value-type="float" office:value="279">
            <text:p>2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3]=1;CONCATENATE([.A183];&quot; smallint default '0',&quot;);&quot;&quot;)" office:value-type="string" office:string-value="R_M_17 smallint default '0',">
            <text:p>R_M_17 smallint default '0',</text:p>
          </table:table-cell>
        </table:table-row>
        <table:table-row table:style-name="ro1">
          <table:table-cell office:value-type="string">
            <text:p>V_26_t</text:p>
          </table:table-cell>
          <table:table-cell office:value-type="float" office:value="280">
            <text:p>28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4]=1;CONCATENATE([.A184];&quot; smallint default '0',&quot;);&quot;&quot;)">
            <text:p/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85])" office:value-type="string" office:string-value=" &lt;&lt; m_ui-&gt;s_Am_01">
            <text:p><text:s/>&lt;&lt; m_ui-&gt;s_Am_01</text:p>
          </table:table-cell>
          <table:table-cell office:value-type="float" office:value="1">
            <text:p>1</text:p>
          </table:table-cell>
          <table:table-cell/>
          <table:table-cell table:formula="of:=CONCATENATE([.A185];&quot;:=eep_b_r(&quot;;[.I185];&quot;);&quot;)" office:value-type="string" office:string-value="Am_01:=eep_b_r(1);">
            <text:p>Am_01:=eep_b_r(1);</text:p>
          </table:table-cell>
          <table:table-cell table:formula="of:=CONCATENATE(&quot;Res:=eep_b_w(&quot;;[.I185];&quot;,&quot;;[.A185];&quot;);&quot;)" office:value-type="string" office:string-value="Res:=eep_b_w(1,Am_01);">
            <text:p>Res:=eep_b_w(1,Am_01);</text:p>
          </table:table-cell>
          <table:table-cell table:formula="of:=IF([.E185]=1;CONCATENATE([.A185];&quot; smallint default '0',&quot;);&quot;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86])" office:value-type="string" office:string-value=" &lt;&lt; m_ui-&gt;s_Am_02">
            <text:p><text:s/>&lt;&lt; m_ui-&gt;s_Am_02</text:p>
          </table:table-cell>
          <table:table-cell office:value-type="float" office:value="2">
            <text:p>2</text:p>
          </table:table-cell>
          <table:table-cell/>
          <table:table-cell table:formula="of:=CONCATENATE([.A186];&quot;:=eep_b_r(&quot;;[.I186];&quot;);&quot;)" office:value-type="string" office:string-value="Am_02:=eep_b_r(2);">
            <text:p>Am_02:=eep_b_r(2);</text:p>
          </table:table-cell>
          <table:table-cell table:formula="of:=CONCATENATE(&quot;Res:=eep_b_w(&quot;;[.I186];&quot;,&quot;;[.A186];&quot;);&quot;)" office:value-type="string" office:string-value="Res:=eep_b_w(2,Am_02);">
            <text:p>Res:=eep_b_w(2,Am_02);</text:p>
          </table:table-cell>
          <table:table-cell table:formula="of:=IF([.E186]=1;CONCATENATE([.A186];&quot; smallint default '0',&quot;);&quot;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87])" office:value-type="string" office:string-value=" &lt;&lt; m_ui-&gt;s_Am_03">
            <text:p><text:s/>&lt;&lt; m_ui-&gt;s_Am_03</text:p>
          </table:table-cell>
          <table:table-cell office:value-type="float" office:value="3">
            <text:p>3</text:p>
          </table:table-cell>
          <table:table-cell/>
          <table:table-cell table:formula="of:=CONCATENATE([.A187];&quot;:=eep_b_r(&quot;;[.I187];&quot;);&quot;)" office:value-type="string" office:string-value="Am_03:=eep_b_r(3);">
            <text:p>Am_03:=eep_b_r(3);</text:p>
          </table:table-cell>
          <table:table-cell table:formula="of:=CONCATENATE(&quot;Res:=eep_b_w(&quot;;[.I187];&quot;,&quot;;[.A187];&quot;);&quot;)" office:value-type="string" office:string-value="Res:=eep_b_w(3,Am_03);">
            <text:p>Res:=eep_b_w(3,Am_03);</text:p>
          </table:table-cell>
          <table:table-cell table:formula="of:=IF([.E187]=1;CONCATENATE([.A187];&quot; smallint default '0',&quot;);&quot;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88])" office:value-type="string" office:string-value=" &lt;&lt; m_ui-&gt;s_Am_04">
            <text:p><text:s/>&lt;&lt; m_ui-&gt;s_Am_04</text:p>
          </table:table-cell>
          <table:table-cell office:value-type="float" office:value="4">
            <text:p>4</text:p>
          </table:table-cell>
          <table:table-cell/>
          <table:table-cell table:formula="of:=CONCATENATE([.A188];&quot;:=eep_b_r(&quot;;[.I188];&quot;);&quot;)" office:value-type="string" office:string-value="Am_04:=eep_b_r(4);">
            <text:p>Am_04:=eep_b_r(4);</text:p>
          </table:table-cell>
          <table:table-cell table:formula="of:=CONCATENATE(&quot;Res:=eep_b_w(&quot;;[.I188];&quot;,&quot;;[.A188];&quot;);&quot;)" office:value-type="string" office:string-value="Res:=eep_b_w(4,Am_04);">
            <text:p>Res:=eep_b_w(4,Am_04);</text:p>
          </table:table-cell>
          <table:table-cell table:formula="of:=IF([.E188]=1;CONCATENATE([.A188];&quot; smallint default '0',&quot;);&quot;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89])" office:value-type="string" office:string-value=" &lt;&lt; m_ui-&gt;s_Am_05">
            <text:p><text:s/>&lt;&lt; m_ui-&gt;s_Am_05</text:p>
          </table:table-cell>
          <table:table-cell office:value-type="float" office:value="5">
            <text:p>5</text:p>
          </table:table-cell>
          <table:table-cell/>
          <table:table-cell table:formula="of:=CONCATENATE([.A189];&quot;:=eep_b_r(&quot;;[.I189];&quot;);&quot;)" office:value-type="string" office:string-value="Am_05:=eep_b_r(5);">
            <text:p>Am_05:=eep_b_r(5);</text:p>
          </table:table-cell>
          <table:table-cell table:formula="of:=CONCATENATE(&quot;Res:=eep_b_w(&quot;;[.I189];&quot;,&quot;;[.A189];&quot;);&quot;)" office:value-type="string" office:string-value="Res:=eep_b_w(5,Am_05);">
            <text:p>Res:=eep_b_w(5,Am_05);</text:p>
          </table:table-cell>
          <table:table-cell table:formula="of:=IF([.E189]=1;CONCATENATE([.A189];&quot; smallint default '0',&quot;);&quot;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90])" office:value-type="string" office:string-value=" &lt;&lt; m_ui-&gt;s_Am_06">
            <text:p><text:s/>&lt;&lt; m_ui-&gt;s_Am_06</text:p>
          </table:table-cell>
          <table:table-cell office:value-type="float" office:value="6">
            <text:p>6</text:p>
          </table:table-cell>
          <table:table-cell/>
          <table:table-cell table:formula="of:=CONCATENATE([.A190];&quot;:=eep_b_r(&quot;;[.I190];&quot;);&quot;)" office:value-type="string" office:string-value="Am_06:=eep_b_r(6);">
            <text:p>Am_06:=eep_b_r(6);</text:p>
          </table:table-cell>
          <table:table-cell table:formula="of:=CONCATENATE(&quot;Res:=eep_b_w(&quot;;[.I190];&quot;,&quot;;[.A190];&quot;);&quot;)" office:value-type="string" office:string-value="Res:=eep_b_w(6,Am_06);">
            <text:p>Res:=eep_b_w(6,Am_06);</text:p>
          </table:table-cell>
          <table:table-cell table:formula="of:=IF([.E190]=1;CONCATENATE([.A190];&quot; smallint default '0',&quot;);&quot;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91])" office:value-type="string" office:string-value=" &lt;&lt; m_ui-&gt;s_Am_07">
            <text:p><text:s/>&lt;&lt; m_ui-&gt;s_Am_07</text:p>
          </table:table-cell>
          <table:table-cell office:value-type="float" office:value="7">
            <text:p>7</text:p>
          </table:table-cell>
          <table:table-cell/>
          <table:table-cell table:formula="of:=CONCATENATE([.A191];&quot;:=eep_b_r(&quot;;[.I191];&quot;);&quot;)" office:value-type="string" office:string-value="Am_07:=eep_b_r(7);">
            <text:p>Am_07:=eep_b_r(7);</text:p>
          </table:table-cell>
          <table:table-cell table:formula="of:=CONCATENATE(&quot;Res:=eep_b_w(&quot;;[.I191];&quot;,&quot;;[.A191];&quot;);&quot;)" office:value-type="string" office:string-value="Res:=eep_b_w(7,Am_07);">
            <text:p>Res:=eep_b_w(7,Am_07);</text:p>
          </table:table-cell>
          <table:table-cell table:formula="of:=IF([.E191]=1;CONCATENATE([.A191];&quot; smallint default '0',&quot;);&quot;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92])" office:value-type="string" office:string-value=" &lt;&lt; m_ui-&gt;s_Am_08">
            <text:p><text:s/>&lt;&lt; m_ui-&gt;s_Am_08</text:p>
          </table:table-cell>
          <table:table-cell office:value-type="float" office:value="8">
            <text:p>8</text:p>
          </table:table-cell>
          <table:table-cell/>
          <table:table-cell table:formula="of:=CONCATENATE([.A192];&quot;:=eep_b_r(&quot;;[.I192];&quot;);&quot;)" office:value-type="string" office:string-value="Am_08:=eep_b_r(8);">
            <text:p>Am_08:=eep_b_r(8);</text:p>
          </table:table-cell>
          <table:table-cell table:formula="of:=CONCATENATE(&quot;Res:=eep_b_w(&quot;;[.I192];&quot;,&quot;;[.A192];&quot;);&quot;)" office:value-type="string" office:string-value="Res:=eep_b_w(8,Am_08);">
            <text:p>Res:=eep_b_w(8,Am_08);</text:p>
          </table:table-cell>
          <table:table-cell table:formula="of:=IF([.E192]=1;CONCATENATE([.A192];&quot; smallint default '0',&quot;);&quot;&quot;)" office:value-type="string" office:string-value="Am_08 smallint default '0',">
            <text:p>Am_08 smallint default '0',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93])" office:value-type="string" office:string-value=" &lt;&lt; m_ui-&gt;s_Am_09">
            <text:p><text:s/>&lt;&lt; m_ui-&gt;s_Am_09</text:p>
          </table:table-cell>
          <table:table-cell office:value-type="float" office:value="9">
            <text:p>9</text:p>
          </table:table-cell>
          <table:table-cell/>
          <table:table-cell table:formula="of:=CONCATENATE([.A193];&quot;:=eep_b_r(&quot;;[.I193];&quot;);&quot;)" office:value-type="string" office:string-value="Am_09:=eep_b_r(9);">
            <text:p>Am_09:=eep_b_r(9);</text:p>
          </table:table-cell>
          <table:table-cell table:formula="of:=CONCATENATE(&quot;Res:=eep_b_w(&quot;;[.I193];&quot;,&quot;;[.A193];&quot;);&quot;)" office:value-type="string" office:string-value="Res:=eep_b_w(9,Am_09);">
            <text:p>Res:=eep_b_w(9,Am_09);</text:p>
          </table:table-cell>
          <table:table-cell table:formula="of:=IF([.E193]=1;CONCATENATE([.A193];&quot; smallint default '0',&quot;);&quot;&quot;)" office:value-type="string" office:string-value="Am_09 smallint default '0',">
            <text:p>Am_09 smallint default '0',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94])" office:value-type="string" office:string-value=" &lt;&lt; m_ui-&gt;s_Am_10">
            <text:p><text:s/>&lt;&lt; m_ui-&gt;s_Am_10</text:p>
          </table:table-cell>
          <table:table-cell office:value-type="float" office:value="10">
            <text:p>10</text:p>
          </table:table-cell>
          <table:table-cell/>
          <table:table-cell table:formula="of:=CONCATENATE([.A194];&quot;:=eep_b_r(&quot;;[.I194];&quot;);&quot;)" office:value-type="string" office:string-value="Am_10:=eep_b_r(10);">
            <text:p>Am_10:=eep_b_r(10);</text:p>
          </table:table-cell>
          <table:table-cell table:formula="of:=CONCATENATE(&quot;Res:=eep_b_w(&quot;;[.I194];&quot;,&quot;;[.A194];&quot;);&quot;)" office:value-type="string" office:string-value="Res:=eep_b_w(10,Am_10);">
            <text:p>Res:=eep_b_w(10,Am_10);</text:p>
          </table:table-cell>
          <table:table-cell table:formula="of:=IF([.E194]=1;CONCATENATE([.A194];&quot; smallint default '0',&quot;);&quot;&quot;)" office:value-type="string" office:string-value="Am_10 smallint default '0',">
            <text:p>Am_10 smallint default '0',</text:p>
          </table:table-cell>
        </table:table-row>
        <table:table-row table:style-name="ro1">
          <table:table-cell office:value-type="string">
            <text:p>Am_11</text:p>
          </table:table-cell>
          <table:table-cell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95])" office:value-type="string" office:string-value=" &lt;&lt; m_ui-&gt;s_Am_11">
            <text:p><text:s/>&lt;&lt; m_ui-&gt;s_Am_11</text:p>
          </table:table-cell>
          <table:table-cell office:value-type="float" office:value="11">
            <text:p>11</text:p>
          </table:table-cell>
          <table:table-cell/>
          <table:table-cell table:formula="of:=CONCATENATE([.A195];&quot;:=eep_b_r(&quot;;[.I195];&quot;);&quot;)" office:value-type="string" office:string-value="Am_11:=eep_b_r(11);">
            <text:p>Am_11:=eep_b_r(11);</text:p>
          </table:table-cell>
          <table:table-cell table:formula="of:=CONCATENATE(&quot;Res:=eep_b_w(&quot;;[.I195];&quot;,&quot;;[.A195];&quot;);&quot;)" office:value-type="string" office:string-value="Res:=eep_b_w(11,Am_11);">
            <text:p>Res:=eep_b_w(11,Am_11);</text:p>
          </table:table-cell>
          <table:table-cell table:formula="of:=IF([.E195]=1;CONCATENATE([.A195];&quot; smallint default '0',&quot;);&quot;&quot;)" office:value-type="string" office:string-value="Am_11 smallint default '0',">
            <text:p>Am_11 smallint default '0',</text:p>
          </table:table-cell>
        </table:table-row>
        <table:table-row table:style-name="ro1">
          <table:table-cell office:value-type="string">
            <text:p>Am_12</text:p>
          </table:table-cell>
          <table:table-cell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96])" office:value-type="string" office:string-value=" &lt;&lt; m_ui-&gt;s_Am_12">
            <text:p><text:s/>&lt;&lt; m_ui-&gt;s_Am_12</text:p>
          </table:table-cell>
          <table:table-cell office:value-type="float" office:value="12">
            <text:p>12</text:p>
          </table:table-cell>
          <table:table-cell/>
          <table:table-cell table:formula="of:=CONCATENATE([.A196];&quot;:=eep_b_r(&quot;;[.I196];&quot;);&quot;)" office:value-type="string" office:string-value="Am_12:=eep_b_r(12);">
            <text:p>Am_12:=eep_b_r(12);</text:p>
          </table:table-cell>
          <table:table-cell table:formula="of:=CONCATENATE(&quot;Res:=eep_b_w(&quot;;[.I196];&quot;,&quot;;[.A196];&quot;);&quot;)" office:value-type="string" office:string-value="Res:=eep_b_w(12,Am_12);">
            <text:p>Res:=eep_b_w(12,Am_12);</text:p>
          </table:table-cell>
          <table:table-cell table:formula="of:=IF([.E196]=1;CONCATENATE([.A196];&quot; smallint default '0',&quot;);&quot;&quot;)" office:value-type="string" office:string-value="Am_12 smallint default '0',">
            <text:p>Am_12 smallint default '0',</text:p>
          </table:table-cell>
        </table:table-row>
        <table:table-row table:style-name="ro1">
          <table:table-cell office:value-type="string">
            <text:p>Am_13</text:p>
          </table:table-cell>
          <table:table-cell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97])" office:value-type="string" office:string-value=" &lt;&lt; m_ui-&gt;s_Am_13">
            <text:p><text:s/>&lt;&lt; m_ui-&gt;s_Am_13</text:p>
          </table:table-cell>
          <table:table-cell office:value-type="float" office:value="13">
            <text:p>13</text:p>
          </table:table-cell>
          <table:table-cell/>
          <table:table-cell table:formula="of:=CONCATENATE([.A197];&quot;:=eep_b_r(&quot;;[.I197];&quot;);&quot;)" office:value-type="string" office:string-value="Am_13:=eep_b_r(13);">
            <text:p>Am_13:=eep_b_r(13);</text:p>
          </table:table-cell>
          <table:table-cell table:formula="of:=CONCATENATE(&quot;Res:=eep_b_w(&quot;;[.I197];&quot;,&quot;;[.A197];&quot;);&quot;)" office:value-type="string" office:string-value="Res:=eep_b_w(13,Am_13);">
            <text:p>Res:=eep_b_w(13,Am_13);</text:p>
          </table:table-cell>
          <table:table-cell table:formula="of:=IF([.E197]=1;CONCATENATE([.A197];&quot; smallint default '0',&quot;);&quot;&quot;)" office:value-type="string" office:string-value="Am_13 smallint default '0',">
            <text:p>Am_13 smallint default '0',</text:p>
          </table:table-cell>
        </table:table-row>
        <table:table-row table:style-name="ro1">
          <table:table-cell office:value-type="string">
            <text:p>Am_14</text:p>
          </table:table-cell>
          <table:table-cell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98])" office:value-type="string" office:string-value=" &lt;&lt; m_ui-&gt;s_Am_14">
            <text:p><text:s/>&lt;&lt; m_ui-&gt;s_Am_14</text:p>
          </table:table-cell>
          <table:table-cell office:value-type="float" office:value="14">
            <text:p>14</text:p>
          </table:table-cell>
          <table:table-cell/>
          <table:table-cell table:formula="of:=CONCATENATE([.A198];&quot;:=eep_b_r(&quot;;[.I198];&quot;);&quot;)" office:value-type="string" office:string-value="Am_14:=eep_b_r(14);">
            <text:p>Am_14:=eep_b_r(14);</text:p>
          </table:table-cell>
          <table:table-cell table:formula="of:=CONCATENATE(&quot;Res:=eep_b_w(&quot;;[.I198];&quot;,&quot;;[.A198];&quot;);&quot;)" office:value-type="string" office:string-value="Res:=eep_b_w(14,Am_14);">
            <text:p>Res:=eep_b_w(14,Am_14);</text:p>
          </table:table-cell>
          <table:table-cell table:formula="of:=IF([.E198]=1;CONCATENATE([.A198];&quot; smallint default '0',&quot;);&quot;&quot;)" office:value-type="string" office:string-value="Am_14 smallint default '0',">
            <text:p>Am_14 smallint default '0',</text:p>
          </table:table-cell>
        </table:table-row>
        <table:table-row table:style-name="ro1">
          <table:table-cell office:value-type="string">
            <text:p>Am_15</text:p>
          </table:table-cell>
          <table:table-cell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99])" office:value-type="string" office:string-value=" &lt;&lt; m_ui-&gt;s_Am_15">
            <text:p><text:s/>&lt;&lt; m_ui-&gt;s_Am_15</text:p>
          </table:table-cell>
          <table:table-cell office:value-type="float" office:value="15">
            <text:p>15</text:p>
          </table:table-cell>
          <table:table-cell/>
          <table:table-cell table:formula="of:=CONCATENATE([.A199];&quot;:=eep_b_r(&quot;;[.I199];&quot;);&quot;)" office:value-type="string" office:string-value="Am_15:=eep_b_r(15);">
            <text:p>Am_15:=eep_b_r(15);</text:p>
          </table:table-cell>
          <table:table-cell table:formula="of:=CONCATENATE(&quot;Res:=eep_b_w(&quot;;[.I199];&quot;,&quot;;[.A199];&quot;);&quot;)" office:value-type="string" office:string-value="Res:=eep_b_w(15,Am_15);">
            <text:p>Res:=eep_b_w(15,Am_15);</text:p>
          </table:table-cell>
          <table:table-cell table:formula="of:=IF([.E199]=1;CONCATENATE([.A199];&quot; smallint default '0',&quot;);&quot;&quot;)" office:value-type="string" office:string-value="Am_15 smallint default '0',">
            <text:p>Am_15 smallint default '0',</text:p>
          </table:table-cell>
        </table:table-row>
        <table:table-row table:style-name="ro1">
          <table:table-cell office:value-type="string">
            <text:p>Am_16</text:p>
          </table:table-cell>
          <table:table-cell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200])" office:value-type="string" office:string-value=" &lt;&lt; m_ui-&gt;s_Am_16">
            <text:p><text:s/>&lt;&lt; m_ui-&gt;s_Am_16</text:p>
          </table:table-cell>
          <table:table-cell office:value-type="float" office:value="16">
            <text:p>16</text:p>
          </table:table-cell>
          <table:table-cell/>
          <table:table-cell table:formula="of:=CONCATENATE([.A200];&quot;:=eep_b_r(&quot;;[.I200];&quot;);&quot;)" office:value-type="string" office:string-value="Am_16:=eep_b_r(16);">
            <text:p>Am_16:=eep_b_r(16);</text:p>
          </table:table-cell>
          <table:table-cell table:formula="of:=CONCATENATE(&quot;Res:=eep_b_w(&quot;;[.I200];&quot;,&quot;;[.A200];&quot;);&quot;)" office:value-type="string" office:string-value="Res:=eep_b_w(16,Am_16);">
            <text:p>Res:=eep_b_w(16,Am_16);</text:p>
          </table:table-cell>
          <table:table-cell table:formula="of:=IF([.E200]=1;CONCATENATE([.A200];&quot; smallint default '0',&quot;);&quot;&quot;)" office:value-type="string" office:string-value="Am_16 smallint default '0',">
            <text:p>Am_16 smallint default '0',</text:p>
          </table:table-cell>
        </table:table-row>
        <table:table-row table:style-name="ro1">
          <table:table-cell office:value-type="string">
            <text:p>Am_17</text:p>
          </table:table-cell>
          <table:table-cell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201])" office:value-type="string" office:string-value=" &lt;&lt; m_ui-&gt;s_Am_17">
            <text:p><text:s/>&lt;&lt; m_ui-&gt;s_Am_17</text:p>
          </table:table-cell>
          <table:table-cell office:value-type="float" office:value="17">
            <text:p>17</text:p>
          </table:table-cell>
          <table:table-cell/>
          <table:table-cell table:formula="of:=CONCATENATE([.A201];&quot;:=eep_b_r(&quot;;[.I201];&quot;);&quot;)" office:value-type="string" office:string-value="Am_17:=eep_b_r(17);">
            <text:p>Am_17:=eep_b_r(17);</text:p>
          </table:table-cell>
          <table:table-cell table:formula="of:=CONCATENATE(&quot;Res:=eep_b_w(&quot;;[.I201];&quot;,&quot;;[.A201];&quot;);&quot;)" office:value-type="string" office:string-value="Res:=eep_b_w(17,Am_17);">
            <text:p>Res:=eep_b_w(17,Am_17);</text:p>
          </table:table-cell>
          <table:table-cell table:formula="of:=IF([.E201]=1;CONCATENATE([.A201];&quot; smallint default '0',&quot;);&quot;&quot;)" office:value-type="string" office:string-value="Am_17 smallint default '0',">
            <text:p>Am_17 smallint default '0',</text:p>
          </table:table-cell>
        </table:table-row>
        <table:table-row table:style-name="ro1">
          <table:table-cell office:value-type="string">
            <text:p>Am_18</text:p>
          </table:table-cell>
          <table:table-cell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202])" office:value-type="string" office:string-value=" &lt;&lt; m_ui-&gt;s_Am_18">
            <text:p><text:s/>&lt;&lt; m_ui-&gt;s_Am_18</text:p>
          </table:table-cell>
          <table:table-cell office:value-type="float" office:value="18">
            <text:p>18</text:p>
          </table:table-cell>
          <table:table-cell/>
          <table:table-cell table:formula="of:=CONCATENATE([.A202];&quot;:=eep_b_r(&quot;;[.I202];&quot;);&quot;)" office:value-type="string" office:string-value="Am_18:=eep_b_r(18);">
            <text:p>Am_18:=eep_b_r(18);</text:p>
          </table:table-cell>
          <table:table-cell table:formula="of:=CONCATENATE(&quot;Res:=eep_b_w(&quot;;[.I202];&quot;,&quot;;[.A202];&quot;);&quot;)" office:value-type="string" office:string-value="Res:=eep_b_w(18,Am_18);">
            <text:p>Res:=eep_b_w(18,Am_18);</text:p>
          </table:table-cell>
          <table:table-cell table:formula="of:=IF([.E202]=1;CONCATENATE([.A202];&quot; smallint default '0',&quot;);&quot;&quot;)" office:value-type="string" office:string-value="Am_18 smallint default '0',">
            <text:p>Am_18 smallint default '0',</text:p>
          </table:table-cell>
        </table:table-row>
        <table:table-row table:style-name="ro1">
          <table:table-cell office:value-type="string">
            <text:p>Am_19</text:p>
          </table:table-cell>
          <table:table-cell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203])" office:value-type="string" office:string-value=" &lt;&lt; m_ui-&gt;s_Am_19">
            <text:p><text:s/>&lt;&lt; m_ui-&gt;s_Am_19</text:p>
          </table:table-cell>
          <table:table-cell office:value-type="float" office:value="19">
            <text:p>19</text:p>
          </table:table-cell>
          <table:table-cell/>
          <table:table-cell table:formula="of:=CONCATENATE([.A203];&quot;:=eep_b_r(&quot;;[.I203];&quot;);&quot;)" office:value-type="string" office:string-value="Am_19:=eep_b_r(19);">
            <text:p>Am_19:=eep_b_r(19);</text:p>
          </table:table-cell>
          <table:table-cell table:formula="of:=CONCATENATE(&quot;Res:=eep_b_w(&quot;;[.I203];&quot;,&quot;;[.A203];&quot;);&quot;)" office:value-type="string" office:string-value="Res:=eep_b_w(19,Am_19);">
            <text:p>Res:=eep_b_w(19,Am_19);</text:p>
          </table:table-cell>
          <table:table-cell table:formula="of:=IF([.E203]=1;CONCATENATE([.A203];&quot; smallint default '0',&quot;);&quot;&quot;)" office:value-type="string" office:string-value="Am_19 smallint default '0',">
            <text:p>Am_19 smallint default '0',</text:p>
          </table:table-cell>
        </table:table-row>
        <table:table-row table:style-name="ro1">
          <table:table-cell office:value-type="string">
            <text:p>Am_20</text:p>
          </table:table-cell>
          <table:table-cell office:value-type="float" office:value="531">
            <text:p>5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204])" office:value-type="string" office:string-value=" &lt;&lt; m_ui-&gt;s_Am_20">
            <text:p><text:s/>&lt;&lt; m_ui-&gt;s_Am_20</text:p>
          </table:table-cell>
          <table:table-cell office:value-type="float" office:value="20">
            <text:p>20</text:p>
          </table:table-cell>
          <table:table-cell/>
          <table:table-cell table:formula="of:=CONCATENATE([.A204];&quot;:=eep_b_r(&quot;;[.I204];&quot;);&quot;)" office:value-type="string" office:string-value="Am_20:=eep_b_r(20);">
            <text:p>Am_20:=eep_b_r(20);</text:p>
          </table:table-cell>
          <table:table-cell table:formula="of:=CONCATENATE(&quot;Res:=eep_b_w(&quot;;[.I204];&quot;,&quot;;[.A204];&quot;);&quot;)" office:value-type="string" office:string-value="Res:=eep_b_w(20,Am_20);">
            <text:p>Res:=eep_b_w(20,Am_20);</text:p>
          </table:table-cell>
          <table:table-cell table:formula="of:=IF([.E204]=1;CONCATENATE([.A204];&quot; smallint default '0',&quot;);&quot;&quot;)" office:value-type="string" office:string-value="Am_20 smallint default '0',">
            <text:p>Am_20 smallint default '0',</text:p>
          </table:table-cell>
        </table:table-row>
        <table:table-row table:style-name="ro1">
          <table:table-cell office:value-type="string">
            <text:p>Am_21</text:p>
          </table:table-cell>
          <table:table-cell office:value-type="float" office:value="532">
            <text:p>5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205])" office:value-type="string" office:string-value=" &lt;&lt; m_ui-&gt;s_Am_21">
            <text:p><text:s/>&lt;&lt; m_ui-&gt;s_Am_21</text:p>
          </table:table-cell>
          <table:table-cell office:value-type="float" office:value="21">
            <text:p>21</text:p>
          </table:table-cell>
          <table:table-cell/>
          <table:table-cell table:formula="of:=CONCATENATE([.A205];&quot;:=eep_b_r(&quot;;[.I205];&quot;);&quot;)" office:value-type="string" office:string-value="Am_21:=eep_b_r(21);">
            <text:p>Am_21:=eep_b_r(21);</text:p>
          </table:table-cell>
          <table:table-cell table:formula="of:=CONCATENATE(&quot;Res:=eep_b_w(&quot;;[.I205];&quot;,&quot;;[.A205];&quot;);&quot;)" office:value-type="string" office:string-value="Res:=eep_b_w(21,Am_21);">
            <text:p>Res:=eep_b_w(21,Am_21);</text:p>
          </table:table-cell>
          <table:table-cell table:formula="of:=IF([.E205]=1;CONCATENATE([.A205];&quot; smallint default '0',&quot;);&quot;&quot;)" office:value-type="string" office:string-value="Am_21 smallint default '0',">
            <text:p>Am_21 smallint default '0',</text:p>
          </table:table-cell>
        </table:table-row>
        <table:table-row table:style-name="ro1">
          <table:table-cell table:formula="of:=CONCATENATE(&quot;kf_&quot;;[.A3])" office:value-type="string" office:string-value="kf_V_01">
            <text:p>kf_V_01</text:p>
          </table:table-cell>
          <table:table-cell office:value-type="float" office:value="533">
            <text:p>53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CONCATENATE([.A206];&quot;:=eep_n_r(&quot;;[.I206];&quot;);&quot;)" office:value-type="string" office:string-value="kf_V_01:=eep_n_r(1);">
            <text:p>kf_V_01:=eep_n_r(1);</text:p>
          </table:table-cell>
          <table:table-cell table:formula="of:=CONCATENATE(&quot;Res:=eep_n_w(&quot;;[.I206];&quot;,&quot;;[.A206];&quot;);&quot;)" office:value-type="string" office:string-value="Res:=eep_n_w(1,kf_V_01);">
            <text:p>Res:=eep_n_w(1,kf_V_01);</text:p>
          </table:table-cell>
          <table:table-cell table:formula="of:=IF([.E206]=1;CONCATENATE([.A206];&quot; smallint default '0',&quot;);&quot;&quot;)">
            <text:p/>
          </table:table-cell>
        </table:table-row>
        <table:table-row table:style-name="ro1">
          <table:table-cell table:formula="of:=CONCATENATE(&quot;kf_&quot;;[.A4])" office:value-type="string" office:string-value="kf_V_02">
            <text:p>kf_V_02</text:p>
          </table:table-cell>
          <table:table-cell office:value-type="float" office:value="534">
            <text:p>53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CONCATENATE([.A207];&quot;:=eep_n_r(&quot;;[.I207];&quot;);&quot;)" office:value-type="string" office:string-value="kf_V_02:=eep_n_r(2);">
            <text:p>kf_V_02:=eep_n_r(2);</text:p>
          </table:table-cell>
          <table:table-cell table:formula="of:=CONCATENATE(&quot;Res:=eep_n_w(&quot;;[.I207];&quot;,&quot;;[.A207];&quot;);&quot;)" office:value-type="string" office:string-value="Res:=eep_n_w(2,kf_V_02);">
            <text:p>Res:=eep_n_w(2,kf_V_02);</text:p>
          </table:table-cell>
          <table:table-cell table:formula="of:=IF([.E207]=1;CONCATENATE([.A207];&quot; smallint default '0',&quot;);&quot;&quot;)">
            <text:p/>
          </table:table-cell>
        </table:table-row>
        <table:table-row table:style-name="ro1">
          <table:table-cell table:formula="of:=CONCATENATE(&quot;kf_&quot;;[.A5])" office:value-type="string" office:string-value="kf_V_03">
            <text:p>kf_V_03</text:p>
          </table:table-cell>
          <table:table-cell office:value-type="float" office:value="535">
            <text:p>53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formula="of:=CONCATENATE([.A208];&quot;:=eep_n_r(&quot;;[.I208];&quot;);&quot;)" office:value-type="string" office:string-value="kf_V_03:=eep_n_r(3);">
            <text:p>kf_V_03:=eep_n_r(3);</text:p>
          </table:table-cell>
          <table:table-cell table:formula="of:=CONCATENATE(&quot;Res:=eep_n_w(&quot;;[.I208];&quot;,&quot;;[.A208];&quot;);&quot;)" office:value-type="string" office:string-value="Res:=eep_n_w(3,kf_V_03);">
            <text:p>Res:=eep_n_w(3,kf_V_03);</text:p>
          </table:table-cell>
          <table:table-cell table:formula="of:=IF([.E208]=1;CONCATENATE([.A208];&quot; smallint default '0',&quot;);&quot;&quot;)">
            <text:p/>
          </table:table-cell>
        </table:table-row>
        <table:table-row table:style-name="ro1">
          <table:table-cell table:formula="of:=CONCATENATE(&quot;kf_&quot;;[.A6])" office:value-type="string" office:string-value="kf_V_04">
            <text:p>kf_V_04</text:p>
          </table:table-cell>
          <table:table-cell office:value-type="float" office:value="536">
            <text:p>53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formula="of:=CONCATENATE([.A209];&quot;:=eep_n_r(&quot;;[.I209];&quot;);&quot;)" office:value-type="string" office:string-value="kf_V_04:=eep_n_r(4);">
            <text:p>kf_V_04:=eep_n_r(4);</text:p>
          </table:table-cell>
          <table:table-cell table:formula="of:=CONCATENATE(&quot;Res:=eep_n_w(&quot;;[.I209];&quot;,&quot;;[.A209];&quot;);&quot;)" office:value-type="string" office:string-value="Res:=eep_n_w(4,kf_V_04);">
            <text:p>Res:=eep_n_w(4,kf_V_04);</text:p>
          </table:table-cell>
          <table:table-cell table:formula="of:=IF([.E209]=1;CONCATENATE([.A209];&quot; smallint default '0',&quot;);&quot;&quot;)">
            <text:p/>
          </table:table-cell>
        </table:table-row>
        <table:table-row table:style-name="ro1">
          <table:table-cell table:formula="of:=CONCATENATE(&quot;kf_&quot;;[.A7])" office:value-type="string" office:string-value="kf_V_05">
            <text:p>kf_V_05</text:p>
          </table:table-cell>
          <table:table-cell office:value-type="float" office:value="537">
            <text:p>53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formula="of:=CONCATENATE([.A210];&quot;:=eep_n_r(&quot;;[.I210];&quot;);&quot;)" office:value-type="string" office:string-value="kf_V_05:=eep_n_r(5);">
            <text:p>kf_V_05:=eep_n_r(5);</text:p>
          </table:table-cell>
          <table:table-cell table:formula="of:=CONCATENATE(&quot;Res:=eep_n_w(&quot;;[.I210];&quot;,&quot;;[.A210];&quot;);&quot;)" office:value-type="string" office:string-value="Res:=eep_n_w(5,kf_V_05);">
            <text:p>Res:=eep_n_w(5,kf_V_05);</text:p>
          </table:table-cell>
          <table:table-cell table:formula="of:=IF([.E210]=1;CONCATENATE([.A210];&quot; smallint default '0',&quot;);&quot;&quot;)">
            <text:p/>
          </table:table-cell>
        </table:table-row>
        <table:table-row table:style-name="ro1">
          <table:table-cell table:formula="of:=CONCATENATE(&quot;kf_&quot;;[.A8])" office:value-type="string" office:string-value="kf_V_06">
            <text:p>kf_V_06</text:p>
          </table:table-cell>
          <table:table-cell office:value-type="float" office:value="538">
            <text:p>5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formula="of:=CONCATENATE([.A211];&quot;:=eep_n_r(&quot;;[.I211];&quot;);&quot;)" office:value-type="string" office:string-value="kf_V_06:=eep_n_r(6);">
            <text:p>kf_V_06:=eep_n_r(6);</text:p>
          </table:table-cell>
          <table:table-cell table:formula="of:=CONCATENATE(&quot;Res:=eep_n_w(&quot;;[.I211];&quot;,&quot;;[.A211];&quot;);&quot;)" office:value-type="string" office:string-value="Res:=eep_n_w(6,kf_V_06);">
            <text:p>Res:=eep_n_w(6,kf_V_06);</text:p>
          </table:table-cell>
          <table:table-cell table:formula="of:=IF([.E211]=1;CONCATENATE([.A211];&quot; smallint default '0',&quot;);&quot;&quot;)">
            <text:p/>
          </table:table-cell>
        </table:table-row>
        <table:table-row table:style-name="ro1">
          <table:table-cell table:formula="of:=CONCATENATE(&quot;kf_&quot;;[.A9])" office:value-type="string" office:string-value="kf_V_07">
            <text:p>kf_V_07</text:p>
          </table:table-cell>
          <table:table-cell office:value-type="float" office:value="539">
            <text:p>5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formula="of:=CONCATENATE([.A212];&quot;:=eep_n_r(&quot;;[.I212];&quot;);&quot;)" office:value-type="string" office:string-value="kf_V_07:=eep_n_r(7);">
            <text:p>kf_V_07:=eep_n_r(7);</text:p>
          </table:table-cell>
          <table:table-cell table:formula="of:=CONCATENATE(&quot;Res:=eep_n_w(&quot;;[.I212];&quot;,&quot;;[.A212];&quot;);&quot;)" office:value-type="string" office:string-value="Res:=eep_n_w(7,kf_V_07);">
            <text:p>Res:=eep_n_w(7,kf_V_07);</text:p>
          </table:table-cell>
          <table:table-cell table:formula="of:=IF([.E212]=1;CONCATENATE([.A212];&quot; smallint default '0',&quot;);&quot;&quot;)">
            <text:p/>
          </table:table-cell>
        </table:table-row>
        <table:table-row table:style-name="ro1">
          <table:table-cell table:formula="of:=CONCATENATE(&quot;kf_&quot;;[.A10])" office:value-type="string" office:string-value="kf_V_08">
            <text:p>kf_V_08</text:p>
          </table:table-cell>
          <table:table-cell office:value-type="float" office:value="540">
            <text:p>5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213];&quot;:=eep_n_r(&quot;;[.I213];&quot;);&quot;)" office:value-type="string" office:string-value="kf_V_08:=eep_n_r(8);">
            <text:p>kf_V_08:=eep_n_r(8);</text:p>
          </table:table-cell>
          <table:table-cell table:formula="of:=CONCATENATE(&quot;Res:=eep_n_w(&quot;;[.I213];&quot;,&quot;;[.A213];&quot;);&quot;)" office:value-type="string" office:string-value="Res:=eep_n_w(8,kf_V_08);">
            <text:p>Res:=eep_n_w(8,kf_V_08);</text:p>
          </table:table-cell>
          <table:table-cell table:formula="of:=IF([.E213]=1;CONCATENATE([.A213];&quot; smallint default '0',&quot;);&quot;&quot;)">
            <text:p/>
          </table:table-cell>
        </table:table-row>
        <table:table-row table:style-name="ro1">
          <table:table-cell table:formula="of:=CONCATENATE(&quot;kf_&quot;;[.A11])" office:value-type="string" office:string-value="kf_V_09">
            <text:p>kf_V_09</text:p>
          </table:table-cell>
          <table:table-cell office:value-type="float" office:value="541">
            <text:p>5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214];&quot;:=eep_n_r(&quot;;[.I214];&quot;);&quot;)" office:value-type="string" office:string-value="kf_V_09:=eep_n_r(9);">
            <text:p>kf_V_09:=eep_n_r(9);</text:p>
          </table:table-cell>
          <table:table-cell table:formula="of:=CONCATENATE(&quot;Res:=eep_n_w(&quot;;[.I214];&quot;,&quot;;[.A214];&quot;);&quot;)" office:value-type="string" office:string-value="Res:=eep_n_w(9,kf_V_09);">
            <text:p>Res:=eep_n_w(9,kf_V_09);</text:p>
          </table:table-cell>
          <table:table-cell table:formula="of:=IF([.E214]=1;CONCATENATE([.A214];&quot; smallint default '0',&quot;);&quot;&quot;)">
            <text:p/>
          </table:table-cell>
        </table:table-row>
        <table:table-row table:style-name="ro1">
          <table:table-cell table:formula="of:=CONCATENATE(&quot;kf_&quot;;[.A12])" office:value-type="string" office:string-value="kf_V_10">
            <text:p>kf_V_10</text:p>
          </table:table-cell>
          <table:table-cell office:value-type="float" office:value="542">
            <text:p>5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215];&quot;:=eep_n_r(&quot;;[.I215];&quot;);&quot;)" office:value-type="string" office:string-value="kf_V_10:=eep_n_r(10);">
            <text:p>kf_V_10:=eep_n_r(10);</text:p>
          </table:table-cell>
          <table:table-cell table:formula="of:=CONCATENATE(&quot;Res:=eep_n_w(&quot;;[.I215];&quot;,&quot;;[.A215];&quot;);&quot;)" office:value-type="string" office:string-value="Res:=eep_n_w(10,kf_V_10);">
            <text:p>Res:=eep_n_w(10,kf_V_10);</text:p>
          </table:table-cell>
          <table:table-cell table:formula="of:=IF([.E215]=1;CONCATENATE([.A215];&quot; smallint default '0',&quot;);&quot;&quot;)">
            <text:p/>
          </table:table-cell>
        </table:table-row>
        <table:table-row table:style-name="ro1">
          <table:table-cell table:formula="of:=CONCATENATE(&quot;kf_&quot;;[.A13])" office:value-type="string" office:string-value="kf_V_11">
            <text:p>kf_V_11</text:p>
          </table:table-cell>
          <table:table-cell office:value-type="float" office:value="543">
            <text:p>5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216];&quot;:=eep_n_r(&quot;;[.I216];&quot;);&quot;)" office:value-type="string" office:string-value="kf_V_11:=eep_n_r(11);">
            <text:p>kf_V_11:=eep_n_r(11);</text:p>
          </table:table-cell>
          <table:table-cell table:formula="of:=CONCATENATE(&quot;Res:=eep_n_w(&quot;;[.I216];&quot;,&quot;;[.A216];&quot;);&quot;)" office:value-type="string" office:string-value="Res:=eep_n_w(11,kf_V_11);">
            <text:p>Res:=eep_n_w(11,kf_V_11);</text:p>
          </table:table-cell>
          <table:table-cell table:formula="of:=IF([.E216]=1;CONCATENATE([.A216];&quot; smallint default '0',&quot;);&quot;&quot;)">
            <text:p/>
          </table:table-cell>
        </table:table-row>
        <table:table-row table:style-name="ro1">
          <table:table-cell table:formula="of:=CONCATENATE(&quot;kf_&quot;;[.A14])" office:value-type="string" office:string-value="kf_V_12">
            <text:p>kf_V_12</text:p>
          </table:table-cell>
          <table:table-cell office:value-type="float" office:value="544">
            <text:p>54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217];&quot;:=eep_n_r(&quot;;[.I217];&quot;);&quot;)" office:value-type="string" office:string-value="kf_V_12:=eep_n_r(12);">
            <text:p>kf_V_12:=eep_n_r(12);</text:p>
          </table:table-cell>
          <table:table-cell table:formula="of:=CONCATENATE(&quot;Res:=eep_n_w(&quot;;[.I217];&quot;,&quot;;[.A217];&quot;);&quot;)" office:value-type="string" office:string-value="Res:=eep_n_w(12,kf_V_12);">
            <text:p>Res:=eep_n_w(12,kf_V_12);</text:p>
          </table:table-cell>
          <table:table-cell table:formula="of:=IF([.E217]=1;CONCATENATE([.A217];&quot; smallint default '0',&quot;);&quot;&quot;)">
            <text:p/>
          </table:table-cell>
        </table:table-row>
        <table:table-row table:style-name="ro1">
          <table:table-cell table:formula="of:=CONCATENATE(&quot;kf_&quot;;[.A15])" office:value-type="string" office:string-value="kf_V_13">
            <text:p>kf_V_13</text:p>
          </table:table-cell>
          <table:table-cell office:value-type="float" office:value="545">
            <text:p>54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218];&quot;:=eep_n_r(&quot;;[.I218];&quot;);&quot;)" office:value-type="string" office:string-value="kf_V_13:=eep_n_r(13);">
            <text:p>kf_V_13:=eep_n_r(13);</text:p>
          </table:table-cell>
          <table:table-cell table:formula="of:=CONCATENATE(&quot;Res:=eep_n_w(&quot;;[.I218];&quot;,&quot;;[.A218];&quot;);&quot;)" office:value-type="string" office:string-value="Res:=eep_n_w(13,kf_V_13);">
            <text:p>Res:=eep_n_w(13,kf_V_13);</text:p>
          </table:table-cell>
          <table:table-cell table:formula="of:=IF([.E218]=1;CONCATENATE([.A218];&quot; smallint default '0',&quot;);&quot;&quot;)">
            <text:p/>
          </table:table-cell>
        </table:table-row>
        <table:table-row table:style-name="ro1">
          <table:table-cell table:formula="of:=CONCATENATE(&quot;kf_&quot;;[.A16])" office:value-type="string" office:string-value="kf_V_14">
            <text:p>kf_V_14</text:p>
          </table:table-cell>
          <table:table-cell office:value-type="float" office:value="546">
            <text:p>54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219];&quot;:=eep_n_r(&quot;;[.I219];&quot;);&quot;)" office:value-type="string" office:string-value="kf_V_14:=eep_n_r(14);">
            <text:p>kf_V_14:=eep_n_r(14);</text:p>
          </table:table-cell>
          <table:table-cell table:formula="of:=CONCATENATE(&quot;Res:=eep_n_w(&quot;;[.I219];&quot;,&quot;;[.A219];&quot;);&quot;)" office:value-type="string" office:string-value="Res:=eep_n_w(14,kf_V_14);">
            <text:p>Res:=eep_n_w(14,kf_V_14);</text:p>
          </table:table-cell>
          <table:table-cell table:formula="of:=IF([.E219]=1;CONCATENATE([.A219];&quot; smallint default '0',&quot;);&quot;&quot;)">
            <text:p/>
          </table:table-cell>
        </table:table-row>
        <table:table-row table:style-name="ro1">
          <table:table-cell table:formula="of:=CONCATENATE(&quot;kf_&quot;;[.A17])" office:value-type="string" office:string-value="kf_V_15">
            <text:p>kf_V_15</text:p>
          </table:table-cell>
          <table:table-cell office:value-type="float" office:value="547">
            <text:p>54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220];&quot;:=eep_n_r(&quot;;[.I220];&quot;);&quot;)" office:value-type="string" office:string-value="kf_V_15:=eep_n_r(15);">
            <text:p>kf_V_15:=eep_n_r(15);</text:p>
          </table:table-cell>
          <table:table-cell table:formula="of:=CONCATENATE(&quot;Res:=eep_n_w(&quot;;[.I220];&quot;,&quot;;[.A220];&quot;);&quot;)" office:value-type="string" office:string-value="Res:=eep_n_w(15,kf_V_15);">
            <text:p>Res:=eep_n_w(15,kf_V_15);</text:p>
          </table:table-cell>
          <table:table-cell table:formula="of:=IF([.E220]=1;CONCATENATE([.A220];&quot; smallint default '0',&quot;);&quot;&quot;)">
            <text:p/>
          </table:table-cell>
        </table:table-row>
        <table:table-row table:style-name="ro1">
          <table:table-cell table:formula="of:=CONCATENATE(&quot;kf_&quot;;[.A18])" office:value-type="string" office:string-value="kf_V_16">
            <text:p>kf_V_16</text:p>
          </table:table-cell>
          <table:table-cell office:value-type="float" office:value="548">
            <text:p>54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221];&quot;:=eep_n_r(&quot;;[.I221];&quot;);&quot;)" office:value-type="string" office:string-value="kf_V_16:=eep_n_r(16);">
            <text:p>kf_V_16:=eep_n_r(16);</text:p>
          </table:table-cell>
          <table:table-cell table:formula="of:=CONCATENATE(&quot;Res:=eep_n_w(&quot;;[.I221];&quot;,&quot;;[.A221];&quot;);&quot;)" office:value-type="string" office:string-value="Res:=eep_n_w(16,kf_V_16);">
            <text:p>Res:=eep_n_w(16,kf_V_16);</text:p>
          </table:table-cell>
          <table:table-cell table:formula="of:=IF([.E221]=1;CONCATENATE([.A221];&quot; smallint default '0',&quot;);&quot;&quot;)">
            <text:p/>
          </table:table-cell>
        </table:table-row>
        <table:table-row table:style-name="ro1">
          <table:table-cell table:formula="of:=CONCATENATE(&quot;kf_&quot;;[.A19])" office:value-type="string" office:string-value="kf_V_17">
            <text:p>kf_V_17</text:p>
          </table:table-cell>
          <table:table-cell office:value-type="float" office:value="549">
            <text:p>54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222];&quot;:=eep_n_r(&quot;;[.I222];&quot;);&quot;)" office:value-type="string" office:string-value="kf_V_17:=eep_n_r(17);">
            <text:p>kf_V_17:=eep_n_r(17);</text:p>
          </table:table-cell>
          <table:table-cell table:formula="of:=CONCATENATE(&quot;Res:=eep_n_w(&quot;;[.I222];&quot;,&quot;;[.A222];&quot;);&quot;)" office:value-type="string" office:string-value="Res:=eep_n_w(17,kf_V_17);">
            <text:p>Res:=eep_n_w(17,kf_V_17);</text:p>
          </table:table-cell>
          <table:table-cell table:formula="of:=IF([.E222]=1;CONCATENATE([.A222];&quot; smallint default '0',&quot;);&quot;&quot;)">
            <text:p/>
          </table:table-cell>
        </table:table-row>
        <table:table-row table:style-name="ro1">
          <table:table-cell table:formula="of:=CONCATENATE(&quot;kf_&quot;;[.A20])" office:value-type="string" office:string-value="kf_V_18">
            <text:p>kf_V_18</text:p>
          </table:table-cell>
          <table:table-cell office:value-type="float" office:value="550">
            <text:p>55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223];&quot;:=eep_n_r(&quot;;[.I223];&quot;);&quot;)" office:value-type="string" office:string-value="kf_V_18:=eep_n_r(18);">
            <text:p>kf_V_18:=eep_n_r(18);</text:p>
          </table:table-cell>
          <table:table-cell table:formula="of:=CONCATENATE(&quot;Res:=eep_n_w(&quot;;[.I223];&quot;,&quot;;[.A223];&quot;);&quot;)" office:value-type="string" office:string-value="Res:=eep_n_w(18,kf_V_18);">
            <text:p>Res:=eep_n_w(18,kf_V_18);</text:p>
          </table:table-cell>
          <table:table-cell table:formula="of:=IF([.E223]=1;CONCATENATE([.A223];&quot; smallint default '0',&quot;);&quot;&quot;)">
            <text:p/>
          </table:table-cell>
        </table:table-row>
        <table:table-row table:style-name="ro1">
          <table:table-cell table:formula="of:=CONCATENATE(&quot;kf_&quot;;[.A21])" office:value-type="string" office:string-value="kf_V_19">
            <text:p>kf_V_19</text:p>
          </table:table-cell>
          <table:table-cell office:value-type="float" office:value="551">
            <text:p>5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224];&quot;:=eep_n_r(&quot;;[.I224];&quot;);&quot;)" office:value-type="string" office:string-value="kf_V_19:=eep_n_r(19);">
            <text:p>kf_V_19:=eep_n_r(19);</text:p>
          </table:table-cell>
          <table:table-cell table:formula="of:=CONCATENATE(&quot;Res:=eep_n_w(&quot;;[.I224];&quot;,&quot;;[.A224];&quot;);&quot;)" office:value-type="string" office:string-value="Res:=eep_n_w(19,kf_V_19);">
            <text:p>Res:=eep_n_w(19,kf_V_19);</text:p>
          </table:table-cell>
          <table:table-cell table:formula="of:=IF([.E224]=1;CONCATENATE([.A224];&quot; smallint default '0',&quot;);&quot;&quot;)">
            <text:p/>
          </table:table-cell>
        </table:table-row>
        <table:table-row table:style-name="ro1">
          <table:table-cell table:formula="of:=CONCATENATE(&quot;kf_&quot;;[.A22])" office:value-type="string" office:string-value="kf_V_20">
            <text:p>kf_V_20</text:p>
          </table:table-cell>
          <table:table-cell office:value-type="float" office:value="552">
            <text:p>5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225];&quot;:=eep_n_r(&quot;;[.I225];&quot;);&quot;)" office:value-type="string" office:string-value="kf_V_20:=eep_n_r(20);">
            <text:p>kf_V_20:=eep_n_r(20);</text:p>
          </table:table-cell>
          <table:table-cell table:formula="of:=CONCATENATE(&quot;Res:=eep_n_w(&quot;;[.I225];&quot;,&quot;;[.A225];&quot;);&quot;)" office:value-type="string" office:string-value="Res:=eep_n_w(20,kf_V_20);">
            <text:p>Res:=eep_n_w(20,kf_V_20);</text:p>
          </table:table-cell>
          <table:table-cell table:formula="of:=IF([.E225]=1;CONCATENATE([.A225];&quot; smallint default '0',&quot;);&quot;&quot;)">
            <text:p/>
          </table:table-cell>
        </table:table-row>
        <table:table-row table:style-name="ro1">
          <table:table-cell table:formula="of:=CONCATENATE(&quot;kf_&quot;;[.A23])" office:value-type="string" office:string-value="kf_V_21">
            <text:p>kf_V_21</text:p>
          </table:table-cell>
          <table:table-cell office:value-type="float" office:value="553">
            <text:p>5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226];&quot;:=eep_n_r(&quot;;[.I226];&quot;);&quot;)" office:value-type="string" office:string-value="kf_V_21:=eep_n_r(21);">
            <text:p>kf_V_21:=eep_n_r(21);</text:p>
          </table:table-cell>
          <table:table-cell table:formula="of:=CONCATENATE(&quot;Res:=eep_n_w(&quot;;[.I226];&quot;,&quot;;[.A226];&quot;);&quot;)" office:value-type="string" office:string-value="Res:=eep_n_w(21,kf_V_21);">
            <text:p>Res:=eep_n_w(21,kf_V_21);</text:p>
          </table:table-cell>
          <table:table-cell table:formula="of:=IF([.E226]=1;CONCATENATE([.A226];&quot; smallint default '0',&quot;);&quot;&quot;)">
            <text:p/>
          </table:table-cell>
        </table:table-row>
        <table:table-row table:style-name="ro1">
          <table:table-cell table:formula="of:=CONCATENATE(&quot;kf_&quot;;[.A24])" office:value-type="string" office:string-value="kf_V_22">
            <text:p>kf_V_22</text:p>
          </table:table-cell>
          <table:table-cell office:value-type="float" office:value="554">
            <text:p>5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227];&quot;:=eep_n_r(&quot;;[.I227];&quot;);&quot;)" office:value-type="string" office:string-value="kf_V_22:=eep_n_r(22);">
            <text:p>kf_V_22:=eep_n_r(22);</text:p>
          </table:table-cell>
          <table:table-cell table:formula="of:=CONCATENATE(&quot;Res:=eep_n_w(&quot;;[.I227];&quot;,&quot;;[.A227];&quot;);&quot;)" office:value-type="string" office:string-value="Res:=eep_n_w(22,kf_V_22);">
            <text:p>Res:=eep_n_w(22,kf_V_22);</text:p>
          </table:table-cell>
          <table:table-cell table:formula="of:=IF([.E227]=1;CONCATENATE([.A227];&quot; smallint default '0',&quot;);&quot;&quot;)">
            <text:p/>
          </table:table-cell>
        </table:table-row>
        <table:table-row table:style-name="ro1">
          <table:table-cell table:formula="of:=CONCATENATE(&quot;kf_&quot;;[.A25])" office:value-type="string" office:string-value="kf_V_23">
            <text:p>kf_V_23</text:p>
          </table:table-cell>
          <table:table-cell office:value-type="float" office:value="555">
            <text:p>5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228];&quot;:=eep_n_r(&quot;;[.I228];&quot;);&quot;)" office:value-type="string" office:string-value="kf_V_23:=eep_n_r(23);">
            <text:p>kf_V_23:=eep_n_r(23);</text:p>
          </table:table-cell>
          <table:table-cell table:formula="of:=CONCATENATE(&quot;Res:=eep_n_w(&quot;;[.I228];&quot;,&quot;;[.A228];&quot;);&quot;)" office:value-type="string" office:string-value="Res:=eep_n_w(23,kf_V_23);">
            <text:p>Res:=eep_n_w(23,kf_V_23);</text:p>
          </table:table-cell>
          <table:table-cell table:formula="of:=IF([.E228]=1;CONCATENATE([.A228];&quot; smallint default '0',&quot;);&quot;&quot;)">
            <text:p/>
          </table:table-cell>
        </table:table-row>
        <table:table-row table:style-name="ro1">
          <table:table-cell table:formula="of:=CONCATENATE(&quot;kf_&quot;;[.A26])" office:value-type="string" office:string-value="kf_V_24">
            <text:p>kf_V_24</text:p>
          </table:table-cell>
          <table:table-cell office:value-type="float" office:value="556">
            <text:p>5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229];&quot;:=eep_n_r(&quot;;[.I229];&quot;);&quot;)" office:value-type="string" office:string-value="kf_V_24:=eep_n_r(24);">
            <text:p>kf_V_24:=eep_n_r(24);</text:p>
          </table:table-cell>
          <table:table-cell table:formula="of:=CONCATENATE(&quot;Res:=eep_n_w(&quot;;[.I229];&quot;,&quot;;[.A229];&quot;);&quot;)" office:value-type="string" office:string-value="Res:=eep_n_w(24,kf_V_24);">
            <text:p>Res:=eep_n_w(24,kf_V_24);</text:p>
          </table:table-cell>
          <table:table-cell table:formula="of:=IF([.E229]=1;CONCATENATE([.A229];&quot; smallint default '0',&quot;);&quot;&quot;)">
            <text:p/>
          </table:table-cell>
        </table:table-row>
        <table:table-row table:style-name="ro1">
          <table:table-cell table:formula="of:=CONCATENATE(&quot;kf_&quot;;[.A27])" office:value-type="string" office:string-value="kf_V_25">
            <text:p>kf_V_25</text:p>
          </table:table-cell>
          <table:table-cell office:value-type="float" office:value="557">
            <text:p>5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230];&quot;:=eep_n_r(&quot;;[.I230];&quot;);&quot;)" office:value-type="string" office:string-value="kf_V_25:=eep_n_r(25);">
            <text:p>kf_V_25:=eep_n_r(25);</text:p>
          </table:table-cell>
          <table:table-cell table:formula="of:=CONCATENATE(&quot;Res:=eep_n_w(&quot;;[.I230];&quot;,&quot;;[.A230];&quot;);&quot;)" office:value-type="string" office:string-value="Res:=eep_n_w(25,kf_V_25);">
            <text:p>Res:=eep_n_w(25,kf_V_25);</text:p>
          </table:table-cell>
          <table:table-cell table:formula="of:=IF([.E230]=1;CONCATENATE([.A230];&quot; smallint default '0',&quot;);&quot;&quot;)">
            <text:p/>
          </table:table-cell>
        </table:table-row>
        <table:table-row table:style-name="ro1">
          <table:table-cell table:formula="of:=CONCATENATE(&quot;kf_&quot;;[.A28])" office:value-type="string" office:string-value="kf_V_26">
            <text:p>kf_V_26</text:p>
          </table:table-cell>
          <table:table-cell office:value-type="float" office:value="558">
            <text:p>5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231];&quot;:=eep_n_r(&quot;;[.I231];&quot;);&quot;)" office:value-type="string" office:string-value="kf_V_26:=eep_n_r(26);">
            <text:p>kf_V_26:=eep_n_r(26);</text:p>
          </table:table-cell>
          <table:table-cell table:formula="of:=CONCATENATE(&quot;Res:=eep_n_w(&quot;;[.I231];&quot;,&quot;;[.A231];&quot;);&quot;)" office:value-type="string" office:string-value="Res:=eep_n_w(26,kf_V_26);">
            <text:p>Res:=eep_n_w(26,kf_V_26);</text:p>
          </table:table-cell>
          <table:table-cell table:formula="of:=IF([.E231]=1;CONCATENATE([.A231];&quot; smallint default '0',&quot;);&quot;&quot;)">
            <text:p/>
          </table:table-cell>
        </table:table-row>
        <table:table-row table:style-name="ro1">
          <table:table-cell table:formula="of:=CONCATENATE(&quot;kf_&quot;;[.A29])" office:value-type="string" office:string-value="kf_V_27">
            <text:p>kf_V_27</text:p>
          </table:table-cell>
          <table:table-cell office:value-type="float" office:value="559">
            <text:p>5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232];&quot;:=eep_n_r(&quot;;[.I232];&quot;);&quot;)" office:value-type="string" office:string-value="kf_V_27:=eep_n_r(27);">
            <text:p>kf_V_27:=eep_n_r(27);</text:p>
          </table:table-cell>
          <table:table-cell table:formula="of:=CONCATENATE(&quot;Res:=eep_n_w(&quot;;[.I232];&quot;,&quot;;[.A232];&quot;);&quot;)" office:value-type="string" office:string-value="Res:=eep_n_w(27,kf_V_27);">
            <text:p>Res:=eep_n_w(27,kf_V_27);</text:p>
          </table:table-cell>
          <table:table-cell table:formula="of:=IF([.E232]=1;CONCATENATE([.A232];&quot; smallint default '0',&quot;);&quot;&quot;)">
            <text:p/>
          </table:table-cell>
        </table:table-row>
        <table:table-row table:style-name="ro1">
          <table:table-cell table:formula="of:=CONCATENATE(&quot;kf_&quot;;[.A30])" office:value-type="string" office:string-value="kf_V_28">
            <text:p>kf_V_28</text:p>
          </table:table-cell>
          <table:table-cell office:value-type="float" office:value="560">
            <text:p>5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233];&quot;:=eep_n_r(&quot;;[.I233];&quot;);&quot;)" office:value-type="string" office:string-value="kf_V_28:=eep_n_r(28);">
            <text:p>kf_V_28:=eep_n_r(28);</text:p>
          </table:table-cell>
          <table:table-cell table:formula="of:=CONCATENATE(&quot;Res:=eep_n_w(&quot;;[.I233];&quot;,&quot;;[.A233];&quot;);&quot;)" office:value-type="string" office:string-value="Res:=eep_n_w(28,kf_V_28);">
            <text:p>Res:=eep_n_w(28,kf_V_28);</text:p>
          </table:table-cell>
          <table:table-cell table:formula="of:=IF([.E233]=1;CONCATENATE([.A233];&quot; smallint default '0',&quot;);&quot;&quot;)">
            <text:p/>
          </table:table-cell>
        </table:table-row>
        <table:table-row table:style-name="ro1">
          <table:table-cell table:formula="of:=CONCATENATE(&quot;kf_&quot;;[.A31])" office:value-type="string" office:string-value="kf_V_29">
            <text:p>kf_V_29</text:p>
          </table:table-cell>
          <table:table-cell office:value-type="float" office:value="561">
            <text:p>5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234];&quot;:=eep_n_r(&quot;;[.I234];&quot;);&quot;)" office:value-type="string" office:string-value="kf_V_29:=eep_n_r(29);">
            <text:p>kf_V_29:=eep_n_r(29);</text:p>
          </table:table-cell>
          <table:table-cell table:formula="of:=CONCATENATE(&quot;Res:=eep_n_w(&quot;;[.I234];&quot;,&quot;;[.A234];&quot;);&quot;)" office:value-type="string" office:string-value="Res:=eep_n_w(29,kf_V_29);">
            <text:p>Res:=eep_n_w(29,kf_V_29);</text:p>
          </table:table-cell>
          <table:table-cell table:formula="of:=IF([.E234]=1;CONCATENATE([.A234];&quot; smallint default '0',&quot;);&quot;&quot;)">
            <text:p/>
          </table:table-cell>
        </table:table-row>
        <table:table-row table:style-name="ro1">
          <table:table-cell table:formula="of:=CONCATENATE(&quot;kf_&quot;;[.A32])" office:value-type="string" office:string-value="kf_V_30">
            <text:p>kf_V_30</text:p>
          </table:table-cell>
          <table:table-cell office:value-type="float" office:value="562">
            <text:p>5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235];&quot;:=eep_n_r(&quot;;[.I235];&quot;);&quot;)" office:value-type="string" office:string-value="kf_V_30:=eep_n_r(30);">
            <text:p>kf_V_30:=eep_n_r(30);</text:p>
          </table:table-cell>
          <table:table-cell table:formula="of:=CONCATENATE(&quot;Res:=eep_n_w(&quot;;[.I235];&quot;,&quot;;[.A235];&quot;);&quot;)" office:value-type="string" office:string-value="Res:=eep_n_w(30,kf_V_30);">
            <text:p>Res:=eep_n_w(30,kf_V_30);</text:p>
          </table:table-cell>
          <table:table-cell table:formula="of:=IF([.E235]=1;CONCATENATE([.A235];&quot; smallint default '0',&quot;);&quot;&quot;)">
            <text:p/>
          </table:table-cell>
        </table:table-row>
        <table:table-row table:style-name="ro1">
          <table:table-cell table:formula="of:=CONCATENATE(&quot;kf_&quot;;[.A33])" office:value-type="string" office:string-value="kf_V_31">
            <text:p>kf_V_31</text:p>
          </table:table-cell>
          <table:table-cell office:value-type="float" office:value="563">
            <text:p>5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236];&quot;:=eep_n_r(&quot;;[.I236];&quot;);&quot;)" office:value-type="string" office:string-value="kf_V_31:=eep_n_r(31);">
            <text:p>kf_V_31:=eep_n_r(31);</text:p>
          </table:table-cell>
          <table:table-cell table:formula="of:=CONCATENATE(&quot;Res:=eep_n_w(&quot;;[.I236];&quot;,&quot;;[.A236];&quot;);&quot;)" office:value-type="string" office:string-value="Res:=eep_n_w(31,kf_V_31);">
            <text:p>Res:=eep_n_w(31,kf_V_31);</text:p>
          </table:table-cell>
          <table:table-cell table:formula="of:=IF([.E236]=1;CONCATENATE([.A236];&quot; smallint default '0',&quot;);&quot;&quot;)">
            <text:p/>
          </table:table-cell>
        </table:table-row>
        <table:table-row table:style-name="ro1">
          <table:table-cell table:formula="of:=CONCATENATE(&quot;kf_&quot;;[.A34])" office:value-type="string" office:string-value="kf_V_32">
            <text:p>kf_V_32</text:p>
          </table:table-cell>
          <table:table-cell office:value-type="float" office:value="564">
            <text:p>5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237];&quot;:=eep_n_r(&quot;;[.I237];&quot;);&quot;)" office:value-type="string" office:string-value="kf_V_32:=eep_n_r(32);">
            <text:p>kf_V_32:=eep_n_r(32);</text:p>
          </table:table-cell>
          <table:table-cell table:formula="of:=CONCATENATE(&quot;Res:=eep_n_w(&quot;;[.I237];&quot;,&quot;;[.A237];&quot;);&quot;)" office:value-type="string" office:string-value="Res:=eep_n_w(32,kf_V_32);">
            <text:p>Res:=eep_n_w(32,kf_V_32);</text:p>
          </table:table-cell>
          <table:table-cell table:formula="of:=IF([.E237]=1;CONCATENATE([.A237];&quot; smallint default '0',&quot;);&quot;&quot;)">
            <text:p/>
          </table:table-cell>
        </table:table-row>
        <table:table-row table:style-name="ro1">
          <table:table-cell table:formula="of:=CONCATENATE(&quot;kf_&quot;;[.A35])" office:value-type="string" office:string-value="kf_V_33">
            <text:p>kf_V_33</text:p>
          </table:table-cell>
          <table:table-cell office:value-type="float" office:value="565">
            <text:p>5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238];&quot;:=eep_n_r(&quot;;[.I238];&quot;);&quot;)" office:value-type="string" office:string-value="kf_V_33:=eep_n_r(33);">
            <text:p>kf_V_33:=eep_n_r(33);</text:p>
          </table:table-cell>
          <table:table-cell table:formula="of:=CONCATENATE(&quot;Res:=eep_n_w(&quot;;[.I238];&quot;,&quot;;[.A238];&quot;);&quot;)" office:value-type="string" office:string-value="Res:=eep_n_w(33,kf_V_33);">
            <text:p>Res:=eep_n_w(33,kf_V_33);</text:p>
          </table:table-cell>
          <table:table-cell table:formula="of:=IF([.E238]=1;CONCATENATE([.A238];&quot; smallint default '0',&quot;);&quot;&quot;)">
            <text:p/>
          </table:table-cell>
        </table:table-row>
        <table:table-row table:style-name="ro1">
          <table:table-cell table:formula="of:=CONCATENATE(&quot;kf_&quot;;[.A36])" office:value-type="string" office:string-value="kf_V_34">
            <text:p>kf_V_34</text:p>
          </table:table-cell>
          <table:table-cell office:value-type="float" office:value="566">
            <text:p>5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239];&quot;:=eep_n_r(&quot;;[.I239];&quot;);&quot;)" office:value-type="string" office:string-value="kf_V_34:=eep_n_r(34);">
            <text:p>kf_V_34:=eep_n_r(34);</text:p>
          </table:table-cell>
          <table:table-cell table:formula="of:=CONCATENATE(&quot;Res:=eep_n_w(&quot;;[.I239];&quot;,&quot;;[.A239];&quot;);&quot;)" office:value-type="string" office:string-value="Res:=eep_n_w(34,kf_V_34);">
            <text:p>Res:=eep_n_w(34,kf_V_34);</text:p>
          </table:table-cell>
          <table:table-cell table:formula="of:=IF([.E239]=1;CONCATENATE([.A239];&quot; smallint default '0',&quot;);&quot;&quot;)">
            <text:p/>
          </table:table-cell>
        </table:table-row>
        <table:table-row table:style-name="ro1">
          <table:table-cell table:formula="of:=CONCATENATE(&quot;kf_&quot;;[.A37])" office:value-type="string" office:string-value="kf_V_35">
            <text:p>kf_V_35</text:p>
          </table:table-cell>
          <table:table-cell office:value-type="float" office:value="567">
            <text:p>5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240];&quot;:=eep_n_r(&quot;;[.I240];&quot;);&quot;)" office:value-type="string" office:string-value="kf_V_35:=eep_n_r(35);">
            <text:p>kf_V_35:=eep_n_r(35);</text:p>
          </table:table-cell>
          <table:table-cell table:formula="of:=CONCATENATE(&quot;Res:=eep_n_w(&quot;;[.I240];&quot;,&quot;;[.A240];&quot;);&quot;)" office:value-type="string" office:string-value="Res:=eep_n_w(35,kf_V_35);">
            <text:p>Res:=eep_n_w(35,kf_V_35);</text:p>
          </table:table-cell>
          <table:table-cell table:formula="of:=IF([.E240]=1;CONCATENATE([.A240];&quot; smallint default '0',&quot;);&quot;&quot;)">
            <text:p/>
          </table:table-cell>
        </table:table-row>
        <table:table-row table:style-name="ro1">
          <table:table-cell table:formula="of:=CONCATENATE(&quot;kf_&quot;;[.A38])" office:value-type="string" office:string-value="kf_V_36">
            <text:p>kf_V_36</text:p>
          </table:table-cell>
          <table:table-cell office:value-type="float" office:value="568">
            <text:p>5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241];&quot;:=eep_n_r(&quot;;[.I241];&quot;);&quot;)" office:value-type="string" office:string-value="kf_V_36:=eep_n_r(36);">
            <text:p>kf_V_36:=eep_n_r(36);</text:p>
          </table:table-cell>
          <table:table-cell table:formula="of:=CONCATENATE(&quot;Res:=eep_n_w(&quot;;[.I241];&quot;,&quot;;[.A241];&quot;);&quot;)" office:value-type="string" office:string-value="Res:=eep_n_w(36,kf_V_36);">
            <text:p>Res:=eep_n_w(36,kf_V_36);</text:p>
          </table:table-cell>
          <table:table-cell table:formula="of:=IF([.E241]=1;CONCATENATE([.A241];&quot; smallint default '0',&quot;);&quot;&quot;)">
            <text:p/>
          </table:table-cell>
        </table:table-row>
        <table:table-row table:style-name="ro1">
          <table:table-cell table:formula="of:=CONCATENATE(&quot;kf_&quot;;[.A39])" office:value-type="string" office:string-value="kf_V_37">
            <text:p>kf_V_37</text:p>
          </table:table-cell>
          <table:table-cell office:value-type="float" office:value="569">
            <text:p>5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242];&quot;:=eep_n_r(&quot;;[.I242];&quot;);&quot;)" office:value-type="string" office:string-value="kf_V_37:=eep_n_r(37);">
            <text:p>kf_V_37:=eep_n_r(37);</text:p>
          </table:table-cell>
          <table:table-cell table:formula="of:=CONCATENATE(&quot;Res:=eep_n_w(&quot;;[.I242];&quot;,&quot;;[.A242];&quot;);&quot;)" office:value-type="string" office:string-value="Res:=eep_n_w(37,kf_V_37);">
            <text:p>Res:=eep_n_w(37,kf_V_37);</text:p>
          </table:table-cell>
          <table:table-cell table:formula="of:=IF([.E242]=1;CONCATENATE([.A242];&quot; smallint default '0',&quot;);&quot;&quot;)">
            <text:p/>
          </table:table-cell>
        </table:table-row>
        <table:table-row table:style-name="ro1">
          <table:table-cell table:formula="of:=CONCATENATE(&quot;kf_&quot;;[.A40])" office:value-type="string" office:string-value="kf_V_38">
            <text:p>kf_V_38</text:p>
          </table:table-cell>
          <table:table-cell office:value-type="float" office:value="570">
            <text:p>5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243];&quot;:=eep_n_r(&quot;;[.I243];&quot;);&quot;)" office:value-type="string" office:string-value="kf_V_38:=eep_n_r(38);">
            <text:p>kf_V_38:=eep_n_r(38);</text:p>
          </table:table-cell>
          <table:table-cell table:formula="of:=CONCATENATE(&quot;Res:=eep_n_w(&quot;;[.I243];&quot;,&quot;;[.A243];&quot;);&quot;)" office:value-type="string" office:string-value="Res:=eep_n_w(38,kf_V_38);">
            <text:p>Res:=eep_n_w(38,kf_V_38);</text:p>
          </table:table-cell>
          <table:table-cell table:formula="of:=IF([.E243]=1;CONCATENATE([.A243];&quot; smallint default '0',&quot;);&quot;&quot;)">
            <text:p/>
          </table:table-cell>
        </table:table-row>
        <table:table-row table:style-name="ro1">
          <table:table-cell table:formula="of:=CONCATENATE(&quot;kf_&quot;;[.A41])" office:value-type="string" office:string-value="kf_V_39">
            <text:p>kf_V_39</text:p>
          </table:table-cell>
          <table:table-cell office:value-type="float" office:value="571">
            <text:p>5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244];&quot;:=eep_n_r(&quot;;[.I244];&quot;);&quot;)" office:value-type="string" office:string-value="kf_V_39:=eep_n_r(39);">
            <text:p>kf_V_39:=eep_n_r(39);</text:p>
          </table:table-cell>
          <table:table-cell table:formula="of:=CONCATENATE(&quot;Res:=eep_n_w(&quot;;[.I244];&quot;,&quot;;[.A244];&quot;);&quot;)" office:value-type="string" office:string-value="Res:=eep_n_w(39,kf_V_39);">
            <text:p>Res:=eep_n_w(39,kf_V_39);</text:p>
          </table:table-cell>
          <table:table-cell table:formula="of:=IF([.E244]=1;CONCATENATE([.A244];&quot; smallint default '0',&quot;);&quot;&quot;)">
            <text:p/>
          </table:table-cell>
        </table:table-row>
        <table:table-row table:style-name="ro1">
          <table:table-cell table:formula="of:=CONCATENATE(&quot;kf_&quot;;[.A42])" office:value-type="string" office:string-value="kf_V_40">
            <text:p>kf_V_40</text:p>
          </table:table-cell>
          <table:table-cell office:value-type="float" office:value="572">
            <text:p>57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245];&quot;:=eep_n_r(&quot;;[.I245];&quot;);&quot;)" office:value-type="string" office:string-value="kf_V_40:=eep_n_r(40);">
            <text:p>kf_V_40:=eep_n_r(40);</text:p>
          </table:table-cell>
          <table:table-cell table:formula="of:=CONCATENATE(&quot;Res:=eep_n_w(&quot;;[.I245];&quot;,&quot;;[.A245];&quot;);&quot;)" office:value-type="string" office:string-value="Res:=eep_n_w(40,kf_V_40);">
            <text:p>Res:=eep_n_w(40,kf_V_40);</text:p>
          </table:table-cell>
          <table:table-cell table:formula="of:=IF([.E245]=1;CONCATENATE([.A245];&quot; smallint default '0',&quot;);&quot;&quot;)">
            <text:p/>
          </table:table-cell>
        </table:table-row>
        <table:table-row table:style-name="ro1">
          <table:table-cell table:formula="of:=CONCATENATE(&quot;kf_&quot;;[.A43])" office:value-type="string" office:string-value="kf_V_41">
            <text:p>kf_V_41</text:p>
          </table:table-cell>
          <table:table-cell office:value-type="float" office:value="573">
            <text:p>57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246];&quot;:=eep_n_r(&quot;;[.I246];&quot;);&quot;)" office:value-type="string" office:string-value="kf_V_41:=eep_n_r(41);">
            <text:p>kf_V_41:=eep_n_r(41);</text:p>
          </table:table-cell>
          <table:table-cell table:formula="of:=CONCATENATE(&quot;Res:=eep_n_w(&quot;;[.I246];&quot;,&quot;;[.A246];&quot;);&quot;)" office:value-type="string" office:string-value="Res:=eep_n_w(41,kf_V_41);">
            <text:p>Res:=eep_n_w(41,kf_V_41);</text:p>
          </table:table-cell>
          <table:table-cell table:formula="of:=IF([.E246]=1;CONCATENATE([.A246];&quot; smallint default '0',&quot;);&quot;&quot;)">
            <text:p/>
          </table:table-cell>
        </table:table-row>
        <table:table-row table:style-name="ro1">
          <table:table-cell table:formula="of:=CONCATENATE(&quot;kf_&quot;;[.A44])" office:value-type="string" office:string-value="kf_V_42">
            <text:p>kf_V_42</text:p>
          </table:table-cell>
          <table:table-cell office:value-type="float" office:value="574">
            <text:p>57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247];&quot;:=eep_n_r(&quot;;[.I247];&quot;);&quot;)" office:value-type="string" office:string-value="kf_V_42:=eep_n_r(42);">
            <text:p>kf_V_42:=eep_n_r(42);</text:p>
          </table:table-cell>
          <table:table-cell table:formula="of:=CONCATENATE(&quot;Res:=eep_n_w(&quot;;[.I247];&quot;,&quot;;[.A247];&quot;);&quot;)" office:value-type="string" office:string-value="Res:=eep_n_w(42,kf_V_42);">
            <text:p>Res:=eep_n_w(42,kf_V_42);</text:p>
          </table:table-cell>
          <table:table-cell table:formula="of:=IF([.E247]=1;CONCATENATE([.A247];&quot; smallint default '0',&quot;);&quot;&quot;)">
            <text:p/>
          </table:table-cell>
        </table:table-row>
        <table:table-row table:style-name="ro1">
          <table:table-cell table:formula="of:=CONCATENATE(&quot;kf_&quot;;[.A45])" office:value-type="string" office:string-value="kf_V_43">
            <text:p>kf_V_43</text:p>
          </table:table-cell>
          <table:table-cell office:value-type="float" office:value="575">
            <text:p>57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248];&quot;:=eep_n_r(&quot;;[.I248];&quot;);&quot;)" office:value-type="string" office:string-value="kf_V_43:=eep_n_r(43);">
            <text:p>kf_V_43:=eep_n_r(43);</text:p>
          </table:table-cell>
          <table:table-cell table:formula="of:=CONCATENATE(&quot;Res:=eep_n_w(&quot;;[.I248];&quot;,&quot;;[.A248];&quot;);&quot;)" office:value-type="string" office:string-value="Res:=eep_n_w(43,kf_V_43);">
            <text:p>Res:=eep_n_w(43,kf_V_43);</text:p>
          </table:table-cell>
          <table:table-cell table:formula="of:=IF([.E248]=1;CONCATENATE([.A248];&quot; smallint default '0',&quot;);&quot;&quot;)">
            <text:p/>
          </table:table-cell>
        </table:table-row>
        <table:table-row table:style-name="ro1">
          <table:table-cell table:formula="of:=CONCATENATE(&quot;kf_&quot;;[.A46])" office:value-type="string" office:string-value="kf_V_44">
            <text:p>kf_V_44</text:p>
          </table:table-cell>
          <table:table-cell office:value-type="float" office:value="576">
            <text:p>57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249];&quot;:=eep_n_r(&quot;;[.I249];&quot;);&quot;)" office:value-type="string" office:string-value="kf_V_44:=eep_n_r(44);">
            <text:p>kf_V_44:=eep_n_r(44);</text:p>
          </table:table-cell>
          <table:table-cell table:formula="of:=CONCATENATE(&quot;Res:=eep_n_w(&quot;;[.I249];&quot;,&quot;;[.A249];&quot;);&quot;)" office:value-type="string" office:string-value="Res:=eep_n_w(44,kf_V_44);">
            <text:p>Res:=eep_n_w(44,kf_V_44);</text:p>
          </table:table-cell>
          <table:table-cell table:formula="of:=IF([.E249]=1;CONCATENATE([.A249];&quot; smallint default '0',&quot;);&quot;&quot;)">
            <text:p/>
          </table:table-cell>
        </table:table-row>
        <table:table-row table:style-name="ro1">
          <table:table-cell table:formula="of:=CONCATENATE(&quot;kf_&quot;;[.A47])" office:value-type="string" office:string-value="kf_V_45">
            <text:p>kf_V_45</text:p>
          </table:table-cell>
          <table:table-cell office:value-type="float" office:value="577">
            <text:p>57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250];&quot;:=eep_n_r(&quot;;[.I250];&quot;);&quot;)" office:value-type="string" office:string-value="kf_V_45:=eep_n_r(45);">
            <text:p>kf_V_45:=eep_n_r(45);</text:p>
          </table:table-cell>
          <table:table-cell table:formula="of:=CONCATENATE(&quot;Res:=eep_n_w(&quot;;[.I250];&quot;,&quot;;[.A250];&quot;);&quot;)" office:value-type="string" office:string-value="Res:=eep_n_w(45,kf_V_45);">
            <text:p>Res:=eep_n_w(45,kf_V_45);</text:p>
          </table:table-cell>
          <table:table-cell table:formula="of:=IF([.E250]=1;CONCATENATE([.A250];&quot; smallint default '0',&quot;);&quot;&quot;)">
            <text:p/>
          </table:table-cell>
        </table:table-row>
        <table:table-row table:style-name="ro1">
          <table:table-cell table:formula="of:=CONCATENATE(&quot;kf_&quot;;[.A48])" office:value-type="string" office:string-value="kf_V_46">
            <text:p>kf_V_46</text:p>
          </table:table-cell>
          <table:table-cell office:value-type="float" office:value="578">
            <text:p>5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251];&quot;:=eep_n_r(&quot;;[.I251];&quot;);&quot;)" office:value-type="string" office:string-value="kf_V_46:=eep_n_r(46);">
            <text:p>kf_V_46:=eep_n_r(46);</text:p>
          </table:table-cell>
          <table:table-cell table:formula="of:=CONCATENATE(&quot;Res:=eep_n_w(&quot;;[.I251];&quot;,&quot;;[.A251];&quot;);&quot;)" office:value-type="string" office:string-value="Res:=eep_n_w(46,kf_V_46);">
            <text:p>Res:=eep_n_w(46,kf_V_46);</text:p>
          </table:table-cell>
          <table:table-cell table:formula="of:=IF([.E251]=1;CONCATENATE([.A251];&quot; smallint default '0',&quot;);&quot;&quot;)">
            <text:p/>
          </table:table-cell>
        </table:table-row>
        <table:table-row table:style-name="ro1">
          <table:table-cell table:formula="of:=CONCATENATE(&quot;kf_&quot;;[.A49])" office:value-type="string" office:string-value="kf_V_47">
            <text:p>kf_V_47</text:p>
          </table:table-cell>
          <table:table-cell office:value-type="float" office:value="579">
            <text:p>5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252];&quot;:=eep_n_r(&quot;;[.I252];&quot;);&quot;)" office:value-type="string" office:string-value="kf_V_47:=eep_n_r(47);">
            <text:p>kf_V_47:=eep_n_r(47);</text:p>
          </table:table-cell>
          <table:table-cell table:formula="of:=CONCATENATE(&quot;Res:=eep_n_w(&quot;;[.I252];&quot;,&quot;;[.A252];&quot;);&quot;)" office:value-type="string" office:string-value="Res:=eep_n_w(47,kf_V_47);">
            <text:p>Res:=eep_n_w(47,kf_V_47);</text:p>
          </table:table-cell>
          <table:table-cell table:formula="of:=IF([.E252]=1;CONCATENATE([.A252];&quot; smallint default '0',&quot;);&quot;&quot;)">
            <text:p/>
          </table:table-cell>
        </table:table-row>
        <table:table-row table:style-name="ro1">
          <table:table-cell table:formula="of:=CONCATENATE(&quot;kf_&quot;;[.A50])" office:value-type="string" office:string-value="kf_V_48">
            <text:p>kf_V_48</text:p>
          </table:table-cell>
          <table:table-cell office:value-type="float" office:value="580">
            <text:p>5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253];&quot;:=eep_n_r(&quot;;[.I253];&quot;);&quot;)" office:value-type="string" office:string-value="kf_V_48:=eep_n_r(48);">
            <text:p>kf_V_48:=eep_n_r(48);</text:p>
          </table:table-cell>
          <table:table-cell table:formula="of:=CONCATENATE(&quot;Res:=eep_n_w(&quot;;[.I253];&quot;,&quot;;[.A253];&quot;);&quot;)" office:value-type="string" office:string-value="Res:=eep_n_w(48,kf_V_48);">
            <text:p>Res:=eep_n_w(48,kf_V_48);</text:p>
          </table:table-cell>
          <table:table-cell table:formula="of:=IF([.E253]=1;CONCATENATE([.A253];&quot; smallint default '0',&quot;);&quot;&quot;)">
            <text:p/>
          </table:table-cell>
        </table:table-row>
        <table:table-row table:style-name="ro1">
          <table:table-cell table:formula="of:=CONCATENATE(&quot;kf_&quot;;[.A51])" office:value-type="string" office:string-value="kf_V_49">
            <text:p>kf_V_49</text:p>
          </table:table-cell>
          <table:table-cell office:value-type="float" office:value="581">
            <text:p>5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254];&quot;:=eep_n_r(&quot;;[.I254];&quot;);&quot;)" office:value-type="string" office:string-value="kf_V_49:=eep_n_r(49);">
            <text:p>kf_V_49:=eep_n_r(49);</text:p>
          </table:table-cell>
          <table:table-cell table:formula="of:=CONCATENATE(&quot;Res:=eep_n_w(&quot;;[.I254];&quot;,&quot;;[.A254];&quot;);&quot;)" office:value-type="string" office:string-value="Res:=eep_n_w(49,kf_V_49);">
            <text:p>Res:=eep_n_w(49,kf_V_49);</text:p>
          </table:table-cell>
          <table:table-cell table:formula="of:=IF([.E254]=1;CONCATENATE([.A254];&quot; smallint default '0',&quot;);&quot;&quot;)">
            <text:p/>
          </table:table-cell>
        </table:table-row>
        <table:table-row table:style-name="ro1">
          <table:table-cell table:formula="of:=CONCATENATE(&quot;kf_&quot;;[.A52])" office:value-type="string" office:string-value="kf_V_50">
            <text:p>kf_V_50</text:p>
          </table:table-cell>
          <table:table-cell office:value-type="float" office:value="582">
            <text:p>5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255];&quot;:=eep_n_r(&quot;;[.I255];&quot;);&quot;)" office:value-type="string" office:string-value="kf_V_50:=eep_n_r(50);">
            <text:p>kf_V_50:=eep_n_r(50);</text:p>
          </table:table-cell>
          <table:table-cell table:formula="of:=CONCATENATE(&quot;Res:=eep_n_w(&quot;;[.I255];&quot;,&quot;;[.A255];&quot;);&quot;)" office:value-type="string" office:string-value="Res:=eep_n_w(50,kf_V_50);">
            <text:p>Res:=eep_n_w(50,kf_V_50);</text:p>
          </table:table-cell>
          <table:table-cell table:formula="of:=IF([.E255]=1;CONCATENATE([.A255];&quot; smallint default '0',&quot;);&quot;&quot;)">
            <text:p/>
          </table:table-cell>
        </table:table-row>
        <table:table-row table:style-name="ro1">
          <table:table-cell table:formula="of:=CONCATENATE(&quot;kf_&quot;;[.A53])" office:value-type="string" office:string-value="kf_V_51">
            <text:p>kf_V_51</text:p>
          </table:table-cell>
          <table:table-cell office:value-type="float" office:value="583">
            <text:p>5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256];&quot;:=eep_n_r(&quot;;[.I256];&quot;);&quot;)" office:value-type="string" office:string-value="kf_V_51:=eep_n_r(51);">
            <text:p>kf_V_51:=eep_n_r(51);</text:p>
          </table:table-cell>
          <table:table-cell table:formula="of:=CONCATENATE(&quot;Res:=eep_n_w(&quot;;[.I256];&quot;,&quot;;[.A256];&quot;);&quot;)" office:value-type="string" office:string-value="Res:=eep_n_w(51,kf_V_51);">
            <text:p>Res:=eep_n_w(51,kf_V_51);</text:p>
          </table:table-cell>
          <table:table-cell table:formula="of:=IF([.E256]=1;CONCATENATE([.A256];&quot; smallint default '0',&quot;);&quot;&quot;)">
            <text:p/>
          </table:table-cell>
        </table:table-row>
        <table:table-row table:style-name="ro1">
          <table:table-cell table:formula="of:=CONCATENATE(&quot;kf_&quot;;[.A54])" office:value-type="string" office:string-value="kf_V_52">
            <text:p>kf_V_52</text:p>
          </table:table-cell>
          <table:table-cell office:value-type="float" office:value="584">
            <text:p>5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257];&quot;:=eep_n_r(&quot;;[.I257];&quot;);&quot;)" office:value-type="string" office:string-value="kf_V_52:=eep_n_r(52);">
            <text:p>kf_V_52:=eep_n_r(52);</text:p>
          </table:table-cell>
          <table:table-cell table:formula="of:=CONCATENATE(&quot;Res:=eep_n_w(&quot;;[.I257];&quot;,&quot;;[.A257];&quot;);&quot;)" office:value-type="string" office:string-value="Res:=eep_n_w(52,kf_V_52);">
            <text:p>Res:=eep_n_w(52,kf_V_52);</text:p>
          </table:table-cell>
          <table:table-cell table:formula="of:=IF([.E257]=1;CONCATENATE([.A257];&quot; smallint default '0',&quot;);&quot;&quot;)">
            <text:p/>
          </table:table-cell>
        </table:table-row>
        <table:table-row table:style-name="ro1">
          <table:table-cell table:formula="of:=CONCATENATE(&quot;kf_&quot;;[.A55])" office:value-type="string" office:string-value="kf_V_53">
            <text:p>kf_V_53</text:p>
          </table:table-cell>
          <table:table-cell office:value-type="float" office:value="585">
            <text:p>5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258];&quot;:=eep_n_r(&quot;;[.I258];&quot;);&quot;)" office:value-type="string" office:string-value="kf_V_53:=eep_n_r(53);">
            <text:p>kf_V_53:=eep_n_r(53);</text:p>
          </table:table-cell>
          <table:table-cell table:formula="of:=CONCATENATE(&quot;Res:=eep_n_w(&quot;;[.I258];&quot;,&quot;;[.A258];&quot;);&quot;)" office:value-type="string" office:string-value="Res:=eep_n_w(53,kf_V_53);">
            <text:p>Res:=eep_n_w(53,kf_V_53);</text:p>
          </table:table-cell>
          <table:table-cell table:formula="of:=IF([.E258]=1;CONCATENATE([.A258];&quot; smallint default '0',&quot;);&quot;&quot;)">
            <text:p/>
          </table:table-cell>
        </table:table-row>
        <table:table-row table:style-name="ro1">
          <table:table-cell table:formula="of:=CONCATENATE(&quot;kf_&quot;;[.A56])" office:value-type="string" office:string-value="kf_V_54">
            <text:p>kf_V_54</text:p>
          </table:table-cell>
          <table:table-cell office:value-type="float" office:value="586">
            <text:p>5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259];&quot;:=eep_n_r(&quot;;[.I259];&quot;);&quot;)" office:value-type="string" office:string-value="kf_V_54:=eep_n_r(54);">
            <text:p>kf_V_54:=eep_n_r(54);</text:p>
          </table:table-cell>
          <table:table-cell table:formula="of:=CONCATENATE(&quot;Res:=eep_n_w(&quot;;[.I259];&quot;,&quot;;[.A259];&quot;);&quot;)" office:value-type="string" office:string-value="Res:=eep_n_w(54,kf_V_54);">
            <text:p>Res:=eep_n_w(54,kf_V_54);</text:p>
          </table:table-cell>
          <table:table-cell table:formula="of:=IF([.E259]=1;CONCATENATE([.A259];&quot; smallint default '0',&quot;);&quot;&quot;)">
            <text:p/>
          </table:table-cell>
        </table:table-row>
        <table:table-row table:style-name="ro1">
          <table:table-cell office:value-type="string">
            <text:p>Kp_01</text:p>
          </table:table-cell>
          <table:table-cell office:value-type="float" office:value="587">
            <text:p>5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260];&quot;:=INT_REAL(eep_n_r(&quot;;[.I260];&quot;));&quot;)" office:value-type="string" office:string-value="Kp_01:=INT_REAL(eep_n_r(55));">
            <text:p>Kp_01:=INT_REAL(eep_n_r(55));</text:p>
          </table:table-cell>
          <table:table-cell table:formula="of:=CONCATENATE(&quot;Res:=eep_n_w(&quot;;[.I260];&quot;,REAL_INT(&quot;;[.A260];&quot;));&quot;)" office:value-type="string" office:string-value="Res:=eep_n_w(55,REAL_INT(Kp_01));">
            <text:p>Res:=eep_n_w(55,REAL_INT(Kp_01));</text:p>
          </table:table-cell>
          <table:table-cell table:formula="of:=IF([.E260]=1;CONCATENATE([.A260];&quot; smallint default '0',&quot;);&quot;&quot;)">
            <text:p/>
          </table:table-cell>
        </table:table-row>
        <table:table-row table:style-name="ro1">
          <table:table-cell office:value-type="string">
            <text:p>Kp_02</text:p>
          </table:table-cell>
          <table:table-cell office:value-type="float" office:value="589">
            <text:p>5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261];&quot;:=INT_REAL(eep_n_r(&quot;;[.I261];&quot;));&quot;)" office:value-type="string" office:string-value="Kp_02:=INT_REAL(eep_n_r(56));">
            <text:p>Kp_02:=INT_REAL(eep_n_r(56));</text:p>
          </table:table-cell>
          <table:table-cell table:formula="of:=CONCATENATE(&quot;Res:=eep_n_w(&quot;;[.I261];&quot;,REAL_INT(&quot;;[.A261];&quot;));&quot;)" office:value-type="string" office:string-value="Res:=eep_n_w(56,REAL_INT(Kp_02));">
            <text:p>Res:=eep_n_w(56,REAL_INT(Kp_02));</text:p>
          </table:table-cell>
          <table:table-cell table:formula="of:=IF([.E261]=1;CONCATENATE([.A261];&quot; smallint default '0',&quot;);&quot;&quot;)">
            <text:p/>
          </table:table-cell>
        </table:table-row>
        <table:table-row table:style-name="ro1">
          <table:table-cell office:value-type="string">
            <text:p>Kp_03</text:p>
          </table:table-cell>
          <table:table-cell office:value-type="float" office:value="591">
            <text:p>5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formula="of:=CONCATENATE([.A262];&quot;:=INT_REAL(eep_n_r(&quot;;[.I262];&quot;));&quot;)" office:value-type="string" office:string-value="Kp_03:=INT_REAL(eep_n_r(57));">
            <text:p>Kp_03:=INT_REAL(eep_n_r(57));</text:p>
          </table:table-cell>
          <table:table-cell table:formula="of:=CONCATENATE(&quot;Res:=eep_n_w(&quot;;[.I262];&quot;,REAL_INT(&quot;;[.A262];&quot;));&quot;)" office:value-type="string" office:string-value="Res:=eep_n_w(57,REAL_INT(Kp_03));">
            <text:p>Res:=eep_n_w(57,REAL_INT(Kp_03));</text:p>
          </table:table-cell>
          <table:table-cell table:formula="of:=IF([.E262]=1;CONCATENATE([.A262];&quot; smallint default '0',&quot;);&quot;&quot;)">
            <text:p/>
          </table:table-cell>
        </table:table-row>
        <table:table-row table:style-name="ro1">
          <table:table-cell office:value-type="string">
            <text:p>Kp_04</text:p>
          </table:table-cell>
          <table:table-cell office:value-type="float" office:value="593">
            <text:p>5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263];&quot;:=INT_REAL(eep_n_r(&quot;;[.I263];&quot;));&quot;)" office:value-type="string" office:string-value="Kp_04:=INT_REAL(eep_n_r(58));">
            <text:p>Kp_04:=INT_REAL(eep_n_r(58));</text:p>
          </table:table-cell>
          <table:table-cell table:formula="of:=CONCATENATE(&quot;Res:=eep_n_w(&quot;;[.I263];&quot;,REAL_INT(&quot;;[.A263];&quot;));&quot;)" office:value-type="string" office:string-value="Res:=eep_n_w(58,REAL_INT(Kp_04));">
            <text:p>Res:=eep_n_w(58,REAL_INT(Kp_04));</text:p>
          </table:table-cell>
          <table:table-cell table:formula="of:=IF([.E263]=1;CONCATENATE([.A263];&quot; smallint default '0',&quot;);&quot;&quot;)">
            <text:p/>
          </table:table-cell>
        </table:table-row>
        <table:table-row table:style-name="ro1">
          <table:table-cell office:value-type="string">
            <text:p>Kp_05</text:p>
          </table:table-cell>
          <table:table-cell office:value-type="float" office:value="595">
            <text:p>5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264];&quot;:=INT_REAL(eep_n_r(&quot;;[.I264];&quot;));&quot;)" office:value-type="string" office:string-value="Kp_05:=INT_REAL(eep_n_r(59));">
            <text:p>Kp_05:=INT_REAL(eep_n_r(59));</text:p>
          </table:table-cell>
          <table:table-cell table:formula="of:=CONCATENATE(&quot;Res:=eep_n_w(&quot;;[.I264];&quot;,REAL_INT(&quot;;[.A264];&quot;));&quot;)" office:value-type="string" office:string-value="Res:=eep_n_w(59,REAL_INT(Kp_05));">
            <text:p>Res:=eep_n_w(59,REAL_INT(Kp_05));</text:p>
          </table:table-cell>
          <table:table-cell table:formula="of:=IF([.E264]=1;CONCATENATE([.A264];&quot; smallint default '0',&quot;);&quot;&quot;)">
            <text:p/>
          </table:table-cell>
        </table:table-row>
        <table:table-row table:style-name="ro1">
          <table:table-cell office:value-type="string">
            <text:p>Kp_06</text:p>
          </table:table-cell>
          <table:table-cell office:value-type="float" office:value="597">
            <text:p>5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265];&quot;:=INT_REAL(eep_n_r(&quot;;[.I265];&quot;));&quot;)" office:value-type="string" office:string-value="Kp_06:=INT_REAL(eep_n_r(60));">
            <text:p>Kp_06:=INT_REAL(eep_n_r(60));</text:p>
          </table:table-cell>
          <table:table-cell table:formula="of:=CONCATENATE(&quot;Res:=eep_n_w(&quot;;[.I265];&quot;,REAL_INT(&quot;;[.A265];&quot;));&quot;)" office:value-type="string" office:string-value="Res:=eep_n_w(60,REAL_INT(Kp_06));">
            <text:p>Res:=eep_n_w(60,REAL_INT(Kp_06));</text:p>
          </table:table-cell>
          <table:table-cell table:formula="of:=IF([.E265]=1;CONCATENATE([.A265];&quot; smallint default '0',&quot;);&quot;&quot;)">
            <text:p/>
          </table:table-cell>
        </table:table-row>
        <table:table-row table:style-name="ro1">
          <table:table-cell office:value-type="string">
            <text:p>Kp_07</text:p>
          </table:table-cell>
          <table:table-cell office:value-type="float" office:value="599">
            <text:p>5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266];&quot;:=INT_REAL(eep_n_r(&quot;;[.I266];&quot;));&quot;)" office:value-type="string" office:string-value="Kp_07:=INT_REAL(eep_n_r(61));">
            <text:p>Kp_07:=INT_REAL(eep_n_r(61));</text:p>
          </table:table-cell>
          <table:table-cell table:formula="of:=CONCATENATE(&quot;Res:=eep_n_w(&quot;;[.I266];&quot;,REAL_INT(&quot;;[.A266];&quot;));&quot;)" office:value-type="string" office:string-value="Res:=eep_n_w(61,REAL_INT(Kp_07));">
            <text:p>Res:=eep_n_w(61,REAL_INT(Kp_07));</text:p>
          </table:table-cell>
          <table:table-cell table:formula="of:=IF([.E266]=1;CONCATENATE([.A266];&quot; smallint default '0',&quot;);&quot;&quot;)">
            <text:p/>
          </table:table-cell>
        </table:table-row>
        <table:table-row table:style-name="ro1">
          <table:table-cell office:value-type="string">
            <text:p>Kp_08</text:p>
          </table:table-cell>
          <table:table-cell office:value-type="float" office:value="601">
            <text:p>6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267];&quot;:=INT_REAL(eep_n_r(&quot;;[.I267];&quot;));&quot;)" office:value-type="string" office:string-value="Kp_08:=INT_REAL(eep_n_r(62));">
            <text:p>Kp_08:=INT_REAL(eep_n_r(62));</text:p>
          </table:table-cell>
          <table:table-cell table:formula="of:=CONCATENATE(&quot;Res:=eep_n_w(&quot;;[.I267];&quot;,REAL_INT(&quot;;[.A267];&quot;));&quot;)" office:value-type="string" office:string-value="Res:=eep_n_w(62,REAL_INT(Kp_08));">
            <text:p>Res:=eep_n_w(62,REAL_INT(Kp_08));</text:p>
          </table:table-cell>
          <table:table-cell table:formula="of:=IF([.E267]=1;CONCATENATE([.A267];&quot; smallint default '0',&quot;);&quot;&quot;)">
            <text:p/>
          </table:table-cell>
        </table:table-row>
        <table:table-row table:style-name="ro1">
          <table:table-cell office:value-type="string">
            <text:p>Kp_09</text:p>
          </table:table-cell>
          <table:table-cell office:value-type="float" office:value="603">
            <text:p>6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268];&quot;:=INT_REAL(eep_n_r(&quot;;[.I268];&quot;));&quot;)" office:value-type="string" office:string-value="Kp_09:=INT_REAL(eep_n_r(63));">
            <text:p>Kp_09:=INT_REAL(eep_n_r(63));</text:p>
          </table:table-cell>
          <table:table-cell table:formula="of:=CONCATENATE(&quot;Res:=eep_n_w(&quot;;[.I268];&quot;,REAL_INT(&quot;;[.A268];&quot;));&quot;)" office:value-type="string" office:string-value="Res:=eep_n_w(63,REAL_INT(Kp_09));">
            <text:p>Res:=eep_n_w(63,REAL_INT(Kp_09));</text:p>
          </table:table-cell>
          <table:table-cell table:formula="of:=IF([.E268]=1;CONCATENATE([.A268];&quot; smallint default '0',&quot;);&quot;&quot;)">
            <text:p/>
          </table:table-cell>
        </table:table-row>
        <table:table-row table:style-name="ro1">
          <table:table-cell office:value-type="string">
            <text:p>Kp_10</text:p>
          </table:table-cell>
          <table:table-cell office:value-type="float" office:value="605">
            <text:p>6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269];&quot;:=INT_REAL(eep_n_r(&quot;;[.I269];&quot;));&quot;)" office:value-type="string" office:string-value="Kp_10:=INT_REAL(eep_n_r(64));">
            <text:p>Kp_10:=INT_REAL(eep_n_r(64));</text:p>
          </table:table-cell>
          <table:table-cell table:formula="of:=CONCATENATE(&quot;Res:=eep_n_w(&quot;;[.I269];&quot;,REAL_INT(&quot;;[.A269];&quot;));&quot;)" office:value-type="string" office:string-value="Res:=eep_n_w(64,REAL_INT(Kp_10));">
            <text:p>Res:=eep_n_w(64,REAL_INT(Kp_10));</text:p>
          </table:table-cell>
          <table:table-cell table:formula="of:=IF([.E269]=1;CONCATENATE([.A269];&quot; smallint default '0',&quot;);&quot;&quot;)">
            <text:p/>
          </table:table-cell>
        </table:table-row>
        <table:table-row table:style-name="ro1">
          <table:table-cell office:value-type="string">
            <text:p>Kp_11</text:p>
          </table:table-cell>
          <table:table-cell office:value-type="float" office:value="607">
            <text:p>6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270];&quot;:=INT_REAL(eep_n_r(&quot;;[.I270];&quot;));&quot;)" office:value-type="string" office:string-value="Kp_11:=INT_REAL(eep_n_r(65));">
            <text:p>Kp_11:=INT_REAL(eep_n_r(65));</text:p>
          </table:table-cell>
          <table:table-cell table:formula="of:=CONCATENATE(&quot;Res:=eep_n_w(&quot;;[.I270];&quot;,REAL_INT(&quot;;[.A270];&quot;));&quot;)" office:value-type="string" office:string-value="Res:=eep_n_w(65,REAL_INT(Kp_11));">
            <text:p>Res:=eep_n_w(65,REAL_INT(Kp_11));</text:p>
          </table:table-cell>
          <table:table-cell table:formula="of:=IF([.E270]=1;CONCATENATE([.A270];&quot; smallint default '0',&quot;);&quot;&quot;)">
            <text:p/>
          </table:table-cell>
        </table:table-row>
        <table:table-row table:style-name="ro1">
          <table:table-cell office:value-type="string">
            <text:p>Kp_12</text:p>
          </table:table-cell>
          <table:table-cell office:value-type="float" office:value="609">
            <text:p>6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271];&quot;:=INT_REAL(eep_n_r(&quot;;[.I271];&quot;));&quot;)" office:value-type="string" office:string-value="Kp_12:=INT_REAL(eep_n_r(66));">
            <text:p>Kp_12:=INT_REAL(eep_n_r(66));</text:p>
          </table:table-cell>
          <table:table-cell table:formula="of:=CONCATENATE(&quot;Res:=eep_n_w(&quot;;[.I271];&quot;,REAL_INT(&quot;;[.A271];&quot;));&quot;)" office:value-type="string" office:string-value="Res:=eep_n_w(66,REAL_INT(Kp_12));">
            <text:p>Res:=eep_n_w(66,REAL_INT(Kp_12));</text:p>
          </table:table-cell>
          <table:table-cell table:formula="of:=IF([.E271]=1;CONCATENATE([.A271];&quot; smallint default '0',&quot;);&quot;&quot;)">
            <text:p/>
          </table:table-cell>
        </table:table-row>
        <table:table-row table:style-name="ro1">
          <table:table-cell office:value-type="string">
            <text:p>Kp_13</text:p>
          </table:table-cell>
          <table:table-cell office:value-type="float" office:value="611">
            <text:p>6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272];&quot;:=INT_REAL(eep_n_r(&quot;;[.I272];&quot;));&quot;)" office:value-type="string" office:string-value="Kp_13:=INT_REAL(eep_n_r(67));">
            <text:p>Kp_13:=INT_REAL(eep_n_r(67));</text:p>
          </table:table-cell>
          <table:table-cell table:formula="of:=CONCATENATE(&quot;Res:=eep_n_w(&quot;;[.I272];&quot;,REAL_INT(&quot;;[.A272];&quot;));&quot;)" office:value-type="string" office:string-value="Res:=eep_n_w(67,REAL_INT(Kp_13));">
            <text:p>Res:=eep_n_w(67,REAL_INT(Kp_13));</text:p>
          </table:table-cell>
          <table:table-cell table:formula="of:=IF([.E272]=1;CONCATENATE([.A272];&quot; smallint default '0',&quot;);&quot;&quot;)">
            <text:p/>
          </table:table-cell>
        </table:table-row>
        <table:table-row table:style-name="ro1">
          <table:table-cell office:value-type="string">
            <text:p>Kp_14</text:p>
          </table:table-cell>
          <table:table-cell office:value-type="float" office:value="613">
            <text:p>6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273];&quot;:=INT_REAL(eep_n_r(&quot;;[.I273];&quot;));&quot;)" office:value-type="string" office:string-value="Kp_14:=INT_REAL(eep_n_r(68));">
            <text:p>Kp_14:=INT_REAL(eep_n_r(68));</text:p>
          </table:table-cell>
          <table:table-cell table:formula="of:=CONCATENATE(&quot;Res:=eep_n_w(&quot;;[.I273];&quot;,REAL_INT(&quot;;[.A273];&quot;));&quot;)" office:value-type="string" office:string-value="Res:=eep_n_w(68,REAL_INT(Kp_14));">
            <text:p>Res:=eep_n_w(68,REAL_INT(Kp_14));</text:p>
          </table:table-cell>
          <table:table-cell table:formula="of:=IF([.E273]=1;CONCATENATE([.A273];&quot; smallint default '0',&quot;);&quot;&quot;)">
            <text:p/>
          </table:table-cell>
        </table:table-row>
        <table:table-row table:style-name="ro1">
          <table:table-cell office:value-type="string">
            <text:p>Kp_15</text:p>
          </table:table-cell>
          <table:table-cell office:value-type="float" office:value="615">
            <text:p>6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274];&quot;:=INT_REAL(eep_n_r(&quot;;[.I274];&quot;));&quot;)" office:value-type="string" office:string-value="Kp_15:=INT_REAL(eep_n_r(69));">
            <text:p>Kp_15:=INT_REAL(eep_n_r(69));</text:p>
          </table:table-cell>
          <table:table-cell table:formula="of:=CONCATENATE(&quot;Res:=eep_n_w(&quot;;[.I274];&quot;,REAL_INT(&quot;;[.A274];&quot;));&quot;)" office:value-type="string" office:string-value="Res:=eep_n_w(69,REAL_INT(Kp_15));">
            <text:p>Res:=eep_n_w(69,REAL_INT(Kp_15));</text:p>
          </table:table-cell>
          <table:table-cell table:formula="of:=IF([.E274]=1;CONCATENATE([.A274];&quot; smallint default '0',&quot;);&quot;&quot;)">
            <text:p/>
          </table:table-cell>
        </table:table-row>
        <table:table-row table:style-name="ro1">
          <table:table-cell office:value-type="string">
            <text:p>Kp_16</text:p>
          </table:table-cell>
          <table:table-cell office:value-type="float" office:value="617">
            <text:p>6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275];&quot;:=INT_REAL(eep_n_r(&quot;;[.I275];&quot;));&quot;)" office:value-type="string" office:string-value="Kp_16:=INT_REAL(eep_n_r(70));">
            <text:p>Kp_16:=INT_REAL(eep_n_r(70));</text:p>
          </table:table-cell>
          <table:table-cell table:formula="of:=CONCATENATE(&quot;Res:=eep_n_w(&quot;;[.I275];&quot;,REAL_INT(&quot;;[.A275];&quot;));&quot;)" office:value-type="string" office:string-value="Res:=eep_n_w(70,REAL_INT(Kp_16));">
            <text:p>Res:=eep_n_w(70,REAL_INT(Kp_16));</text:p>
          </table:table-cell>
          <table:table-cell table:formula="of:=IF([.E275]=1;CONCATENATE([.A275];&quot; smallint default '0',&quot;);&quot;&quot;)">
            <text:p/>
          </table:table-cell>
        </table:table-row>
        <table:table-row table:style-name="ro1">
          <table:table-cell office:value-type="string">
            <text:p>Kp_17</text:p>
          </table:table-cell>
          <table:table-cell office:value-type="float" office:value="619">
            <text:p>6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276];&quot;:=INT_REAL(eep_n_r(&quot;;[.I276];&quot;));&quot;)" office:value-type="string" office:string-value="Kp_17:=INT_REAL(eep_n_r(71));">
            <text:p>Kp_17:=INT_REAL(eep_n_r(71));</text:p>
          </table:table-cell>
          <table:table-cell table:formula="of:=CONCATENATE(&quot;Res:=eep_n_w(&quot;;[.I276];&quot;,REAL_INT(&quot;;[.A276];&quot;));&quot;)" office:value-type="string" office:string-value="Res:=eep_n_w(71,REAL_INT(Kp_17));">
            <text:p>Res:=eep_n_w(71,REAL_INT(Kp_17));</text:p>
          </table:table-cell>
          <table:table-cell table:formula="of:=IF([.E276]=1;CONCATENATE([.A276];&quot; smallint default '0',&quot;);&quot;&quot;)">
            <text:p/>
          </table:table-cell>
        </table:table-row>
        <table:table-row table:style-name="ro1">
          <table:table-cell office:value-type="string">
            <text:p>Kp_18</text:p>
          </table:table-cell>
          <table:table-cell office:value-type="float" office:value="621">
            <text:p>6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277];&quot;:=INT_REAL(eep_n_r(&quot;;[.I277];&quot;));&quot;)" office:value-type="string" office:string-value="Kp_18:=INT_REAL(eep_n_r(72));">
            <text:p>Kp_18:=INT_REAL(eep_n_r(72));</text:p>
          </table:table-cell>
          <table:table-cell table:formula="of:=CONCATENATE(&quot;Res:=eep_n_w(&quot;;[.I277];&quot;,REAL_INT(&quot;;[.A277];&quot;));&quot;)" office:value-type="string" office:string-value="Res:=eep_n_w(72,REAL_INT(Kp_18));">
            <text:p>Res:=eep_n_w(72,REAL_INT(Kp_18));</text:p>
          </table:table-cell>
          <table:table-cell table:formula="of:=IF([.E277]=1;CONCATENATE([.A277];&quot; smallint default '0',&quot;);&quot;&quot;)">
            <text:p/>
          </table:table-cell>
        </table:table-row>
        <table:table-row table:style-name="ro1">
          <table:table-cell office:value-type="string">
            <text:p>Kp_19</text:p>
          </table:table-cell>
          <table:table-cell office:value-type="float" office:value="623">
            <text:p>6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278];&quot;:=INT_REAL(eep_n_r(&quot;;[.I278];&quot;));&quot;)" office:value-type="string" office:string-value="Kp_19:=INT_REAL(eep_n_r(73));">
            <text:p>Kp_19:=INT_REAL(eep_n_r(73));</text:p>
          </table:table-cell>
          <table:table-cell table:formula="of:=CONCATENATE(&quot;Res:=eep_n_w(&quot;;[.I278];&quot;,REAL_INT(&quot;;[.A278];&quot;));&quot;)" office:value-type="string" office:string-value="Res:=eep_n_w(73,REAL_INT(Kp_19));">
            <text:p>Res:=eep_n_w(73,REAL_INT(Kp_19));</text:p>
          </table:table-cell>
          <table:table-cell table:formula="of:=IF([.E278]=1;CONCATENATE([.A278];&quot; smallint default '0',&quot;);&quot;&quot;)">
            <text:p/>
          </table:table-cell>
        </table:table-row>
        <table:table-row table:style-name="ro1">
          <table:table-cell office:value-type="string">
            <text:p>Kp_20</text:p>
          </table:table-cell>
          <table:table-cell office:value-type="float" office:value="625">
            <text:p>6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279];&quot;:=INT_REAL(eep_n_r(&quot;;[.I279];&quot;));&quot;)" office:value-type="string" office:string-value="Kp_20:=INT_REAL(eep_n_r(74));">
            <text:p>Kp_20:=INT_REAL(eep_n_r(74));</text:p>
          </table:table-cell>
          <table:table-cell table:formula="of:=CONCATENATE(&quot;Res:=eep_n_w(&quot;;[.I279];&quot;,REAL_INT(&quot;;[.A279];&quot;));&quot;)" office:value-type="string" office:string-value="Res:=eep_n_w(74,REAL_INT(Kp_20));">
            <text:p>Res:=eep_n_w(74,REAL_INT(Kp_20));</text:p>
          </table:table-cell>
          <table:table-cell table:formula="of:=IF([.E279]=1;CONCATENATE([.A279];&quot; smallint default '0',&quot;);&quot;&quot;)">
            <text:p/>
          </table:table-cell>
        </table:table-row>
        <table:table-row table:style-name="ro1">
          <table:table-cell office:value-type="string">
            <text:p>Kp_21</text:p>
          </table:table-cell>
          <table:table-cell office:value-type="float" office:value="627">
            <text:p>6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280];&quot;:=INT_REAL(eep_n_r(&quot;;[.I280];&quot;));&quot;)" office:value-type="string" office:string-value="Kp_21:=INT_REAL(eep_n_r(75));">
            <text:p>Kp_21:=INT_REAL(eep_n_r(75));</text:p>
          </table:table-cell>
          <table:table-cell table:formula="of:=CONCATENATE(&quot;Res:=eep_n_w(&quot;;[.I280];&quot;,REAL_INT(&quot;;[.A280];&quot;));&quot;)" office:value-type="string" office:string-value="Res:=eep_n_w(75,REAL_INT(Kp_21));">
            <text:p>Res:=eep_n_w(75,REAL_INT(Kp_21));</text:p>
          </table:table-cell>
          <table:table-cell table:formula="of:=IF([.E280]=1;CONCATENATE([.A280];&quot; smallint default '0',&quot;);&quot;&quot;)">
            <text:p/>
          </table:table-cell>
        </table:table-row>
        <table:table-row table:style-name="ro1">
          <table:table-cell office:value-type="string">
            <text:p>Ti_01</text:p>
          </table:table-cell>
          <table:table-cell office:value-type="float" office:value="629">
            <text:p>6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281];&quot;:=INT_REAL(eep_n_r(&quot;;[.I281];&quot;));&quot;)" office:value-type="string" office:string-value="Ti_01:=INT_REAL(eep_n_r(76));">
            <text:p>Ti_01:=INT_REAL(eep_n_r(76));</text:p>
          </table:table-cell>
          <table:table-cell table:formula="of:=CONCATENATE(&quot;Res:=eep_n_w(&quot;;[.I281];&quot;,REAL_INT(&quot;;[.A281];&quot;));&quot;)" office:value-type="string" office:string-value="Res:=eep_n_w(76,REAL_INT(Ti_01));">
            <text:p>Res:=eep_n_w(76,REAL_INT(Ti_01));</text:p>
          </table:table-cell>
          <table:table-cell table:formula="of:=IF([.E281]=1;CONCATENATE([.A281];&quot; smallint default '0',&quot;);&quot;&quot;)">
            <text:p/>
          </table:table-cell>
        </table:table-row>
        <table:table-row table:style-name="ro1">
          <table:table-cell office:value-type="string">
            <text:p>Ti_02</text:p>
          </table:table-cell>
          <table:table-cell office:value-type="float" office:value="631">
            <text:p>6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282];&quot;:=INT_REAL(eep_n_r(&quot;;[.I282];&quot;));&quot;)" office:value-type="string" office:string-value="Ti_02:=INT_REAL(eep_n_r(77));">
            <text:p>Ti_02:=INT_REAL(eep_n_r(77));</text:p>
          </table:table-cell>
          <table:table-cell table:formula="of:=CONCATENATE(&quot;Res:=eep_n_w(&quot;;[.I282];&quot;,REAL_INT(&quot;;[.A282];&quot;));&quot;)" office:value-type="string" office:string-value="Res:=eep_n_w(77,REAL_INT(Ti_02));">
            <text:p>Res:=eep_n_w(77,REAL_INT(Ti_02));</text:p>
          </table:table-cell>
          <table:table-cell table:formula="of:=IF([.E282]=1;CONCATENATE([.A282];&quot; smallint default '0',&quot;);&quot;&quot;)">
            <text:p/>
          </table:table-cell>
        </table:table-row>
        <table:table-row table:style-name="ro1">
          <table:table-cell office:value-type="string">
            <text:p>Ti_03</text:p>
          </table:table-cell>
          <table:table-cell office:value-type="float" office:value="633">
            <text:p>6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283];&quot;:=INT_REAL(eep_n_r(&quot;;[.I283];&quot;));&quot;)" office:value-type="string" office:string-value="Ti_03:=INT_REAL(eep_n_r(78));">
            <text:p>Ti_03:=INT_REAL(eep_n_r(78));</text:p>
          </table:table-cell>
          <table:table-cell table:formula="of:=CONCATENATE(&quot;Res:=eep_n_w(&quot;;[.I283];&quot;,REAL_INT(&quot;;[.A283];&quot;));&quot;)" office:value-type="string" office:string-value="Res:=eep_n_w(78,REAL_INT(Ti_03));">
            <text:p>Res:=eep_n_w(78,REAL_INT(Ti_03));</text:p>
          </table:table-cell>
          <table:table-cell table:formula="of:=IF([.E283]=1;CONCATENATE([.A283];&quot; smallint default '0',&quot;);&quot;&quot;)">
            <text:p/>
          </table:table-cell>
        </table:table-row>
        <table:table-row table:style-name="ro1">
          <table:table-cell office:value-type="string">
            <text:p>Ti_04</text:p>
          </table:table-cell>
          <table:table-cell office:value-type="float" office:value="635">
            <text:p>6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284];&quot;:=INT_REAL(eep_n_r(&quot;;[.I284];&quot;));&quot;)" office:value-type="string" office:string-value="Ti_04:=INT_REAL(eep_n_r(79));">
            <text:p>Ti_04:=INT_REAL(eep_n_r(79));</text:p>
          </table:table-cell>
          <table:table-cell table:formula="of:=CONCATENATE(&quot;Res:=eep_n_w(&quot;;[.I284];&quot;,REAL_INT(&quot;;[.A284];&quot;));&quot;)" office:value-type="string" office:string-value="Res:=eep_n_w(79,REAL_INT(Ti_04));">
            <text:p>Res:=eep_n_w(79,REAL_INT(Ti_04));</text:p>
          </table:table-cell>
          <table:table-cell table:formula="of:=IF([.E284]=1;CONCATENATE([.A284];&quot; smallint default '0',&quot;);&quot;&quot;)">
            <text:p/>
          </table:table-cell>
        </table:table-row>
        <table:table-row table:style-name="ro1">
          <table:table-cell office:value-type="string">
            <text:p>Ti_05</text:p>
          </table:table-cell>
          <table:table-cell office:value-type="float" office:value="637">
            <text:p>6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285];&quot;:=INT_REAL(eep_n_r(&quot;;[.I285];&quot;));&quot;)" office:value-type="string" office:string-value="Ti_05:=INT_REAL(eep_n_r(80));">
            <text:p>Ti_05:=INT_REAL(eep_n_r(80));</text:p>
          </table:table-cell>
          <table:table-cell table:formula="of:=CONCATENATE(&quot;Res:=eep_n_w(&quot;;[.I285];&quot;,REAL_INT(&quot;;[.A285];&quot;));&quot;)" office:value-type="string" office:string-value="Res:=eep_n_w(80,REAL_INT(Ti_05));">
            <text:p>Res:=eep_n_w(80,REAL_INT(Ti_05));</text:p>
          </table:table-cell>
          <table:table-cell table:formula="of:=IF([.E285]=1;CONCATENATE([.A285];&quot; smallint default '0',&quot;);&quot;&quot;)">
            <text:p/>
          </table:table-cell>
        </table:table-row>
        <table:table-row table:style-name="ro1">
          <table:table-cell office:value-type="string">
            <text:p>Ti_06</text:p>
          </table:table-cell>
          <table:table-cell office:value-type="float" office:value="639">
            <text:p>6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286];&quot;:=INT_REAL(eep_n_r(&quot;;[.I286];&quot;));&quot;)" office:value-type="string" office:string-value="Ti_06:=INT_REAL(eep_n_r(81));">
            <text:p>Ti_06:=INT_REAL(eep_n_r(81));</text:p>
          </table:table-cell>
          <table:table-cell table:formula="of:=CONCATENATE(&quot;Res:=eep_n_w(&quot;;[.I286];&quot;,REAL_INT(&quot;;[.A286];&quot;));&quot;)" office:value-type="string" office:string-value="Res:=eep_n_w(81,REAL_INT(Ti_06));">
            <text:p>Res:=eep_n_w(81,REAL_INT(Ti_06));</text:p>
          </table:table-cell>
          <table:table-cell table:formula="of:=IF([.E286]=1;CONCATENATE([.A286];&quot; smallint default '0',&quot;);&quot;&quot;)">
            <text:p/>
          </table:table-cell>
        </table:table-row>
        <table:table-row table:style-name="ro1">
          <table:table-cell office:value-type="string">
            <text:p>Ti_07</text:p>
          </table:table-cell>
          <table:table-cell office:value-type="float" office:value="641">
            <text:p>6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287];&quot;:=INT_REAL(eep_n_r(&quot;;[.I287];&quot;));&quot;)" office:value-type="string" office:string-value="Ti_07:=INT_REAL(eep_n_r(82));">
            <text:p>Ti_07:=INT_REAL(eep_n_r(82));</text:p>
          </table:table-cell>
          <table:table-cell table:formula="of:=CONCATENATE(&quot;Res:=eep_n_w(&quot;;[.I287];&quot;,REAL_INT(&quot;;[.A287];&quot;));&quot;)" office:value-type="string" office:string-value="Res:=eep_n_w(82,REAL_INT(Ti_07));">
            <text:p>Res:=eep_n_w(82,REAL_INT(Ti_07));</text:p>
          </table:table-cell>
          <table:table-cell table:formula="of:=IF([.E287]=1;CONCATENATE([.A287];&quot; smallint default '0',&quot;);&quot;&quot;)">
            <text:p/>
          </table:table-cell>
        </table:table-row>
        <table:table-row table:style-name="ro1">
          <table:table-cell office:value-type="string">
            <text:p>Ti_08</text:p>
          </table:table-cell>
          <table:table-cell office:value-type="float" office:value="643">
            <text:p>6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288];&quot;:=INT_REAL(eep_n_r(&quot;;[.I288];&quot;));&quot;)" office:value-type="string" office:string-value="Ti_08:=INT_REAL(eep_n_r(83));">
            <text:p>Ti_08:=INT_REAL(eep_n_r(83));</text:p>
          </table:table-cell>
          <table:table-cell table:formula="of:=CONCATENATE(&quot;Res:=eep_n_w(&quot;;[.I288];&quot;,REAL_INT(&quot;;[.A288];&quot;));&quot;)" office:value-type="string" office:string-value="Res:=eep_n_w(83,REAL_INT(Ti_08));">
            <text:p>Res:=eep_n_w(83,REAL_INT(Ti_08));</text:p>
          </table:table-cell>
          <table:table-cell table:formula="of:=IF([.E288]=1;CONCATENATE([.A288];&quot; smallint default '0',&quot;);&quot;&quot;)">
            <text:p/>
          </table:table-cell>
        </table:table-row>
        <table:table-row table:style-name="ro1">
          <table:table-cell office:value-type="string">
            <text:p>Ti_09</text:p>
          </table:table-cell>
          <table:table-cell office:value-type="float" office:value="645">
            <text:p>6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table:formula="of:=CONCATENATE([.A289];&quot;:=INT_REAL(eep_n_r(&quot;;[.I289];&quot;));&quot;)" office:value-type="string" office:string-value="Ti_09:=INT_REAL(eep_n_r(84));">
            <text:p>Ti_09:=INT_REAL(eep_n_r(84));</text:p>
          </table:table-cell>
          <table:table-cell table:formula="of:=CONCATENATE(&quot;Res:=eep_n_w(&quot;;[.I289];&quot;,REAL_INT(&quot;;[.A289];&quot;));&quot;)" office:value-type="string" office:string-value="Res:=eep_n_w(84,REAL_INT(Ti_09));">
            <text:p>Res:=eep_n_w(84,REAL_INT(Ti_09));</text:p>
          </table:table-cell>
          <table:table-cell table:formula="of:=IF([.E289]=1;CONCATENATE([.A289];&quot; smallint default '0',&quot;);&quot;&quot;)">
            <text:p/>
          </table:table-cell>
        </table:table-row>
        <table:table-row table:style-name="ro1">
          <table:table-cell office:value-type="string">
            <text:p>Ti_10</text:p>
          </table:table-cell>
          <table:table-cell office:value-type="float" office:value="647">
            <text:p>6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5">
            <text:p>85</text:p>
          </table:table-cell>
          <table:table-cell/>
          <table:table-cell table:formula="of:=CONCATENATE([.A290];&quot;:=INT_REAL(eep_n_r(&quot;;[.I290];&quot;));&quot;)" office:value-type="string" office:string-value="Ti_10:=INT_REAL(eep_n_r(85));">
            <text:p>Ti_10:=INT_REAL(eep_n_r(85));</text:p>
          </table:table-cell>
          <table:table-cell table:formula="of:=CONCATENATE(&quot;Res:=eep_n_w(&quot;;[.I290];&quot;,REAL_INT(&quot;;[.A290];&quot;));&quot;)" office:value-type="string" office:string-value="Res:=eep_n_w(85,REAL_INT(Ti_10));">
            <text:p>Res:=eep_n_w(85,REAL_INT(Ti_10));</text:p>
          </table:table-cell>
          <table:table-cell table:formula="of:=IF([.E290]=1;CONCATENATE([.A290];&quot; smallint default '0',&quot;);&quot;&quot;)">
            <text:p/>
          </table:table-cell>
        </table:table-row>
        <table:table-row table:style-name="ro1">
          <table:table-cell office:value-type="string">
            <text:p>Ti_11</text:p>
          </table:table-cell>
          <table:table-cell office:value-type="float" office:value="649">
            <text:p>6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formula="of:=CONCATENATE([.A291];&quot;:=INT_REAL(eep_n_r(&quot;;[.I291];&quot;));&quot;)" office:value-type="string" office:string-value="Ti_11:=INT_REAL(eep_n_r(86));">
            <text:p>Ti_11:=INT_REAL(eep_n_r(86));</text:p>
          </table:table-cell>
          <table:table-cell table:formula="of:=CONCATENATE(&quot;Res:=eep_n_w(&quot;;[.I291];&quot;,REAL_INT(&quot;;[.A291];&quot;));&quot;)" office:value-type="string" office:string-value="Res:=eep_n_w(86,REAL_INT(Ti_11));">
            <text:p>Res:=eep_n_w(86,REAL_INT(Ti_11));</text:p>
          </table:table-cell>
          <table:table-cell table:formula="of:=IF([.E291]=1;CONCATENATE([.A291];&quot; smallint default '0',&quot;);&quot;&quot;)">
            <text:p/>
          </table:table-cell>
        </table:table-row>
        <table:table-row table:style-name="ro1">
          <table:table-cell office:value-type="string">
            <text:p>Ti_12</text:p>
          </table:table-cell>
          <table:table-cell office:value-type="float" office:value="651">
            <text:p>6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7">
            <text:p>87</text:p>
          </table:table-cell>
          <table:table-cell/>
          <table:table-cell table:formula="of:=CONCATENATE([.A292];&quot;:=INT_REAL(eep_n_r(&quot;;[.I292];&quot;));&quot;)" office:value-type="string" office:string-value="Ti_12:=INT_REAL(eep_n_r(87));">
            <text:p>Ti_12:=INT_REAL(eep_n_r(87));</text:p>
          </table:table-cell>
          <table:table-cell table:formula="of:=CONCATENATE(&quot;Res:=eep_n_w(&quot;;[.I292];&quot;,REAL_INT(&quot;;[.A292];&quot;));&quot;)" office:value-type="string" office:string-value="Res:=eep_n_w(87,REAL_INT(Ti_12));">
            <text:p>Res:=eep_n_w(87,REAL_INT(Ti_12));</text:p>
          </table:table-cell>
          <table:table-cell table:formula="of:=IF([.E292]=1;CONCATENATE([.A292];&quot; smallint default '0',&quot;);&quot;&quot;)">
            <text:p/>
          </table:table-cell>
        </table:table-row>
        <table:table-row table:style-name="ro1">
          <table:table-cell office:value-type="string">
            <text:p>Ti_13</text:p>
          </table:table-cell>
          <table:table-cell office:value-type="float" office:value="653">
            <text:p>6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8">
            <text:p>88</text:p>
          </table:table-cell>
          <table:table-cell/>
          <table:table-cell table:formula="of:=CONCATENATE([.A293];&quot;:=INT_REAL(eep_n_r(&quot;;[.I293];&quot;));&quot;)" office:value-type="string" office:string-value="Ti_13:=INT_REAL(eep_n_r(88));">
            <text:p>Ti_13:=INT_REAL(eep_n_r(88));</text:p>
          </table:table-cell>
          <table:table-cell table:formula="of:=CONCATENATE(&quot;Res:=eep_n_w(&quot;;[.I293];&quot;,REAL_INT(&quot;;[.A293];&quot;));&quot;)" office:value-type="string" office:string-value="Res:=eep_n_w(88,REAL_INT(Ti_13));">
            <text:p>Res:=eep_n_w(88,REAL_INT(Ti_13));</text:p>
          </table:table-cell>
          <table:table-cell table:formula="of:=IF([.E293]=1;CONCATENATE([.A293];&quot; smallint default '0',&quot;);&quot;&quot;)">
            <text:p/>
          </table:table-cell>
        </table:table-row>
        <table:table-row table:style-name="ro1">
          <table:table-cell office:value-type="string">
            <text:p>Ti_14</text:p>
          </table:table-cell>
          <table:table-cell office:value-type="float" office:value="655">
            <text:p>6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table:formula="of:=CONCATENATE([.A294];&quot;:=INT_REAL(eep_n_r(&quot;;[.I294];&quot;));&quot;)" office:value-type="string" office:string-value="Ti_14:=INT_REAL(eep_n_r(89));">
            <text:p>Ti_14:=INT_REAL(eep_n_r(89));</text:p>
          </table:table-cell>
          <table:table-cell table:formula="of:=CONCATENATE(&quot;Res:=eep_n_w(&quot;;[.I294];&quot;,REAL_INT(&quot;;[.A294];&quot;));&quot;)" office:value-type="string" office:string-value="Res:=eep_n_w(89,REAL_INT(Ti_14));">
            <text:p>Res:=eep_n_w(89,REAL_INT(Ti_14));</text:p>
          </table:table-cell>
          <table:table-cell table:formula="of:=IF([.E294]=1;CONCATENATE([.A294];&quot; smallint default '0',&quot;);&quot;&quot;)">
            <text:p/>
          </table:table-cell>
        </table:table-row>
        <table:table-row table:style-name="ro1">
          <table:table-cell office:value-type="string">
            <text:p>Ti_15</text:p>
          </table:table-cell>
          <table:table-cell office:value-type="float" office:value="657">
            <text:p>6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0">
            <text:p>90</text:p>
          </table:table-cell>
          <table:table-cell/>
          <table:table-cell table:formula="of:=CONCATENATE([.A295];&quot;:=INT_REAL(eep_n_r(&quot;;[.I295];&quot;));&quot;)" office:value-type="string" office:string-value="Ti_15:=INT_REAL(eep_n_r(90));">
            <text:p>Ti_15:=INT_REAL(eep_n_r(90));</text:p>
          </table:table-cell>
          <table:table-cell table:formula="of:=CONCATENATE(&quot;Res:=eep_n_w(&quot;;[.I295];&quot;,REAL_INT(&quot;;[.A295];&quot;));&quot;)" office:value-type="string" office:string-value="Res:=eep_n_w(90,REAL_INT(Ti_15));">
            <text:p>Res:=eep_n_w(90,REAL_INT(Ti_15));</text:p>
          </table:table-cell>
          <table:table-cell table:formula="of:=IF([.E295]=1;CONCATENATE([.A295];&quot; smallint default '0',&quot;);&quot;&quot;)">
            <text:p/>
          </table:table-cell>
        </table:table-row>
        <table:table-row table:style-name="ro1">
          <table:table-cell office:value-type="string">
            <text:p>Ti_16</text:p>
          </table:table-cell>
          <table:table-cell office:value-type="float" office:value="659">
            <text:p>6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formula="of:=CONCATENATE([.A296];&quot;:=INT_REAL(eep_n_r(&quot;;[.I296];&quot;));&quot;)" office:value-type="string" office:string-value="Ti_16:=INT_REAL(eep_n_r(91));">
            <text:p>Ti_16:=INT_REAL(eep_n_r(91));</text:p>
          </table:table-cell>
          <table:table-cell table:formula="of:=CONCATENATE(&quot;Res:=eep_n_w(&quot;;[.I296];&quot;,REAL_INT(&quot;;[.A296];&quot;));&quot;)" office:value-type="string" office:string-value="Res:=eep_n_w(91,REAL_INT(Ti_16));">
            <text:p>Res:=eep_n_w(91,REAL_INT(Ti_16));</text:p>
          </table:table-cell>
          <table:table-cell table:formula="of:=IF([.E296]=1;CONCATENATE([.A296];&quot; smallint default '0',&quot;);&quot;&quot;)">
            <text:p/>
          </table:table-cell>
        </table:table-row>
        <table:table-row table:style-name="ro1">
          <table:table-cell office:value-type="string">
            <text:p>Ti_17</text:p>
          </table:table-cell>
          <table:table-cell office:value-type="float" office:value="661">
            <text:p>6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table:formula="of:=CONCATENATE([.A297];&quot;:=INT_REAL(eep_n_r(&quot;;[.I297];&quot;));&quot;)" office:value-type="string" office:string-value="Ti_17:=INT_REAL(eep_n_r(92));">
            <text:p>Ti_17:=INT_REAL(eep_n_r(92));</text:p>
          </table:table-cell>
          <table:table-cell table:formula="of:=CONCATENATE(&quot;Res:=eep_n_w(&quot;;[.I297];&quot;,REAL_INT(&quot;;[.A297];&quot;));&quot;)" office:value-type="string" office:string-value="Res:=eep_n_w(92,REAL_INT(Ti_17));">
            <text:p>Res:=eep_n_w(92,REAL_INT(Ti_17));</text:p>
          </table:table-cell>
          <table:table-cell table:formula="of:=IF([.E297]=1;CONCATENATE([.A297];&quot; smallint default '0',&quot;);&quot;&quot;)">
            <text:p/>
          </table:table-cell>
        </table:table-row>
        <table:table-row table:style-name="ro1">
          <table:table-cell office:value-type="string">
            <text:p>Ti_18</text:p>
          </table:table-cell>
          <table:table-cell office:value-type="float" office:value="663">
            <text:p>6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formula="of:=CONCATENATE([.A298];&quot;:=INT_REAL(eep_n_r(&quot;;[.I298];&quot;));&quot;)" office:value-type="string" office:string-value="Ti_18:=INT_REAL(eep_n_r(93));">
            <text:p>Ti_18:=INT_REAL(eep_n_r(93));</text:p>
          </table:table-cell>
          <table:table-cell table:formula="of:=CONCATENATE(&quot;Res:=eep_n_w(&quot;;[.I298];&quot;,REAL_INT(&quot;;[.A298];&quot;));&quot;)" office:value-type="string" office:string-value="Res:=eep_n_w(93,REAL_INT(Ti_18));">
            <text:p>Res:=eep_n_w(93,REAL_INT(Ti_18));</text:p>
          </table:table-cell>
          <table:table-cell table:formula="of:=IF([.E298]=1;CONCATENATE([.A298];&quot; smallint default '0',&quot;);&quot;&quot;)">
            <text:p/>
          </table:table-cell>
        </table:table-row>
        <table:table-row table:style-name="ro1">
          <table:table-cell office:value-type="string">
            <text:p>Ti_19</text:p>
          </table:table-cell>
          <table:table-cell office:value-type="float" office:value="665">
            <text:p>6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4">
            <text:p>94</text:p>
          </table:table-cell>
          <table:table-cell/>
          <table:table-cell table:formula="of:=CONCATENATE([.A299];&quot;:=INT_REAL(eep_n_r(&quot;;[.I299];&quot;));&quot;)" office:value-type="string" office:string-value="Ti_19:=INT_REAL(eep_n_r(94));">
            <text:p>Ti_19:=INT_REAL(eep_n_r(94));</text:p>
          </table:table-cell>
          <table:table-cell table:formula="of:=CONCATENATE(&quot;Res:=eep_n_w(&quot;;[.I299];&quot;,REAL_INT(&quot;;[.A299];&quot;));&quot;)" office:value-type="string" office:string-value="Res:=eep_n_w(94,REAL_INT(Ti_19));">
            <text:p>Res:=eep_n_w(94,REAL_INT(Ti_19));</text:p>
          </table:table-cell>
          <table:table-cell table:formula="of:=IF([.E299]=1;CONCATENATE([.A299];&quot; smallint default '0',&quot;);&quot;&quot;)">
            <text:p/>
          </table:table-cell>
        </table:table-row>
        <table:table-row table:style-name="ro1">
          <table:table-cell office:value-type="string">
            <text:p>Ti_20</text:p>
          </table:table-cell>
          <table:table-cell office:value-type="float" office:value="667">
            <text:p>6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5">
            <text:p>95</text:p>
          </table:table-cell>
          <table:table-cell/>
          <table:table-cell table:formula="of:=CONCATENATE([.A300];&quot;:=INT_REAL(eep_n_r(&quot;;[.I300];&quot;));&quot;)" office:value-type="string" office:string-value="Ti_20:=INT_REAL(eep_n_r(95));">
            <text:p>Ti_20:=INT_REAL(eep_n_r(95));</text:p>
          </table:table-cell>
          <table:table-cell table:formula="of:=CONCATENATE(&quot;Res:=eep_n_w(&quot;;[.I300];&quot;,REAL_INT(&quot;;[.A300];&quot;));&quot;)" office:value-type="string" office:string-value="Res:=eep_n_w(95,REAL_INT(Ti_20));">
            <text:p>Res:=eep_n_w(95,REAL_INT(Ti_20));</text:p>
          </table:table-cell>
          <table:table-cell table:formula="of:=IF([.E300]=1;CONCATENATE([.A300];&quot; smallint default '0',&quot;);&quot;&quot;)">
            <text:p/>
          </table:table-cell>
        </table:table-row>
        <table:table-row table:style-name="ro1">
          <table:table-cell office:value-type="string">
            <text:p>Ti_21</text:p>
          </table:table-cell>
          <table:table-cell office:value-type="float" office:value="669">
            <text:p>6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6">
            <text:p>96</text:p>
          </table:table-cell>
          <table:table-cell/>
          <table:table-cell table:formula="of:=CONCATENATE([.A301];&quot;:=INT_REAL(eep_n_r(&quot;;[.I301];&quot;));&quot;)" office:value-type="string" office:string-value="Ti_21:=INT_REAL(eep_n_r(96));">
            <text:p>Ti_21:=INT_REAL(eep_n_r(96));</text:p>
          </table:table-cell>
          <table:table-cell table:formula="of:=CONCATENATE(&quot;Res:=eep_n_w(&quot;;[.I301];&quot;,REAL_INT(&quot;;[.A301];&quot;));&quot;)" office:value-type="string" office:string-value="Res:=eep_n_w(96,REAL_INT(Ti_21));">
            <text:p>Res:=eep_n_w(96,REAL_INT(Ti_21));</text:p>
          </table:table-cell>
          <table:table-cell table:formula="of:=IF([.E301]=1;CONCATENATE([.A301];&quot; smallint default '0',&quot;);&quot;&quot;)">
            <text:p/>
          </table:table-cell>
        </table:table-row>
        <table:table-row table:style-name="ro1">
          <table:table-cell office:value-type="string">
            <text:p>Td_01</text:p>
          </table:table-cell>
          <table:table-cell office:value-type="float" office:value="671">
            <text:p>6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7">
            <text:p>97</text:p>
          </table:table-cell>
          <table:table-cell/>
          <table:table-cell table:formula="of:=CONCATENATE([.A302];&quot;:=INT_REAL(eep_n_r(&quot;;[.I302];&quot;));&quot;)" office:value-type="string" office:string-value="Td_01:=INT_REAL(eep_n_r(97));">
            <text:p>Td_01:=INT_REAL(eep_n_r(97));</text:p>
          </table:table-cell>
          <table:table-cell table:formula="of:=CONCATENATE(&quot;Res:=eep_n_w(&quot;;[.I302];&quot;,REAL_INT(&quot;;[.A302];&quot;));&quot;)" office:value-type="string" office:string-value="Res:=eep_n_w(97,REAL_INT(Td_01));">
            <text:p>Res:=eep_n_w(97,REAL_INT(Td_01));</text:p>
          </table:table-cell>
          <table:table-cell table:formula="of:=IF([.E302]=1;CONCATENATE([.A302];&quot; smallint default '0',&quot;);&quot;&quot;)">
            <text:p/>
          </table:table-cell>
        </table:table-row>
        <table:table-row table:style-name="ro1">
          <table:table-cell office:value-type="string">
            <text:p>Td_02</text:p>
          </table:table-cell>
          <table:table-cell office:value-type="float" office:value="673">
            <text:p>6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8">
            <text:p>98</text:p>
          </table:table-cell>
          <table:table-cell/>
          <table:table-cell table:formula="of:=CONCATENATE([.A303];&quot;:=INT_REAL(eep_n_r(&quot;;[.I303];&quot;));&quot;)" office:value-type="string" office:string-value="Td_02:=INT_REAL(eep_n_r(98));">
            <text:p>Td_02:=INT_REAL(eep_n_r(98));</text:p>
          </table:table-cell>
          <table:table-cell table:formula="of:=CONCATENATE(&quot;Res:=eep_n_w(&quot;;[.I303];&quot;,REAL_INT(&quot;;[.A303];&quot;));&quot;)" office:value-type="string" office:string-value="Res:=eep_n_w(98,REAL_INT(Td_02));">
            <text:p>Res:=eep_n_w(98,REAL_INT(Td_02));</text:p>
          </table:table-cell>
          <table:table-cell table:formula="of:=IF([.E303]=1;CONCATENATE([.A303];&quot; smallint default '0',&quot;);&quot;&quot;)">
            <text:p/>
          </table:table-cell>
        </table:table-row>
        <table:table-row table:style-name="ro1">
          <table:table-cell office:value-type="string">
            <text:p>Td_03</text:p>
          </table:table-cell>
          <table:table-cell office:value-type="float" office:value="675">
            <text:p>6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9">
            <text:p>99</text:p>
          </table:table-cell>
          <table:table-cell/>
          <table:table-cell table:formula="of:=CONCATENATE([.A304];&quot;:=INT_REAL(eep_n_r(&quot;;[.I304];&quot;));&quot;)" office:value-type="string" office:string-value="Td_03:=INT_REAL(eep_n_r(99));">
            <text:p>Td_03:=INT_REAL(eep_n_r(99));</text:p>
          </table:table-cell>
          <table:table-cell table:formula="of:=CONCATENATE(&quot;Res:=eep_n_w(&quot;;[.I304];&quot;,REAL_INT(&quot;;[.A304];&quot;));&quot;)" office:value-type="string" office:string-value="Res:=eep_n_w(99,REAL_INT(Td_03));">
            <text:p>Res:=eep_n_w(99,REAL_INT(Td_03));</text:p>
          </table:table-cell>
          <table:table-cell table:formula="of:=IF([.E304]=1;CONCATENATE([.A304];&quot; smallint default '0',&quot;);&quot;&quot;)">
            <text:p/>
          </table:table-cell>
        </table:table-row>
        <table:table-row table:style-name="ro1">
          <table:table-cell office:value-type="string">
            <text:p>Td_04</text:p>
          </table:table-cell>
          <table:table-cell office:value-type="float" office:value="677">
            <text:p>6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formula="of:=CONCATENATE([.A305];&quot;:=INT_REAL(eep_n_r(&quot;;[.I305];&quot;));&quot;)" office:value-type="string" office:string-value="Td_04:=INT_REAL(eep_n_r(100));">
            <text:p>Td_04:=INT_REAL(eep_n_r(100));</text:p>
          </table:table-cell>
          <table:table-cell table:formula="of:=CONCATENATE(&quot;Res:=eep_n_w(&quot;;[.I305];&quot;,REAL_INT(&quot;;[.A305];&quot;));&quot;)" office:value-type="string" office:string-value="Res:=eep_n_w(100,REAL_INT(Td_04));">
            <text:p>Res:=eep_n_w(100,REAL_INT(Td_04));</text:p>
          </table:table-cell>
          <table:table-cell table:formula="of:=IF([.E305]=1;CONCATENATE([.A305];&quot; smallint default '0',&quot;);&quot;&quot;)">
            <text:p/>
          </table:table-cell>
        </table:table-row>
        <table:table-row table:style-name="ro1">
          <table:table-cell office:value-type="string">
            <text:p>Td_05</text:p>
          </table:table-cell>
          <table:table-cell office:value-type="float" office:value="679">
            <text:p>6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1">
            <text:p>101</text:p>
          </table:table-cell>
          <table:table-cell/>
          <table:table-cell table:formula="of:=CONCATENATE([.A306];&quot;:=INT_REAL(eep_n_r(&quot;;[.I306];&quot;));&quot;)" office:value-type="string" office:string-value="Td_05:=INT_REAL(eep_n_r(101));">
            <text:p>Td_05:=INT_REAL(eep_n_r(101));</text:p>
          </table:table-cell>
          <table:table-cell table:formula="of:=CONCATENATE(&quot;Res:=eep_n_w(&quot;;[.I306];&quot;,REAL_INT(&quot;;[.A306];&quot;));&quot;)" office:value-type="string" office:string-value="Res:=eep_n_w(101,REAL_INT(Td_05));">
            <text:p>Res:=eep_n_w(101,REAL_INT(Td_05));</text:p>
          </table:table-cell>
          <table:table-cell table:formula="of:=IF([.E306]=1;CONCATENATE([.A306];&quot; smallint default '0',&quot;);&quot;&quot;)">
            <text:p/>
          </table:table-cell>
        </table:table-row>
        <table:table-row table:style-name="ro1">
          <table:table-cell office:value-type="string">
            <text:p>Td_06</text:p>
          </table:table-cell>
          <table:table-cell office:value-type="float" office:value="681">
            <text:p>6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2">
            <text:p>102</text:p>
          </table:table-cell>
          <table:table-cell/>
          <table:table-cell table:formula="of:=CONCATENATE([.A307];&quot;:=INT_REAL(eep_n_r(&quot;;[.I307];&quot;));&quot;)" office:value-type="string" office:string-value="Td_06:=INT_REAL(eep_n_r(102));">
            <text:p>Td_06:=INT_REAL(eep_n_r(102));</text:p>
          </table:table-cell>
          <table:table-cell table:formula="of:=CONCATENATE(&quot;Res:=eep_n_w(&quot;;[.I307];&quot;,REAL_INT(&quot;;[.A307];&quot;));&quot;)" office:value-type="string" office:string-value="Res:=eep_n_w(102,REAL_INT(Td_06));">
            <text:p>Res:=eep_n_w(102,REAL_INT(Td_06));</text:p>
          </table:table-cell>
          <table:table-cell table:formula="of:=IF([.E307]=1;CONCATENATE([.A307];&quot; smallint default '0',&quot;);&quot;&quot;)">
            <text:p/>
          </table:table-cell>
        </table:table-row>
        <table:table-row table:style-name="ro1">
          <table:table-cell office:value-type="string">
            <text:p>Td_07</text:p>
          </table:table-cell>
          <table:table-cell office:value-type="float" office:value="683">
            <text:p>6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3">
            <text:p>103</text:p>
          </table:table-cell>
          <table:table-cell/>
          <table:table-cell table:formula="of:=CONCATENATE([.A308];&quot;:=INT_REAL(eep_n_r(&quot;;[.I308];&quot;));&quot;)" office:value-type="string" office:string-value="Td_07:=INT_REAL(eep_n_r(103));">
            <text:p>Td_07:=INT_REAL(eep_n_r(103));</text:p>
          </table:table-cell>
          <table:table-cell table:formula="of:=CONCATENATE(&quot;Res:=eep_n_w(&quot;;[.I308];&quot;,REAL_INT(&quot;;[.A308];&quot;));&quot;)" office:value-type="string" office:string-value="Res:=eep_n_w(103,REAL_INT(Td_07));">
            <text:p>Res:=eep_n_w(103,REAL_INT(Td_07));</text:p>
          </table:table-cell>
          <table:table-cell table:formula="of:=IF([.E308]=1;CONCATENATE([.A308];&quot; smallint default '0',&quot;);&quot;&quot;)">
            <text:p/>
          </table:table-cell>
        </table:table-row>
        <table:table-row table:style-name="ro1">
          <table:table-cell office:value-type="string">
            <text:p>Td_08</text:p>
          </table:table-cell>
          <table:table-cell office:value-type="float" office:value="685">
            <text:p>6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4">
            <text:p>104</text:p>
          </table:table-cell>
          <table:table-cell/>
          <table:table-cell table:formula="of:=CONCATENATE([.A309];&quot;:=INT_REAL(eep_n_r(&quot;;[.I309];&quot;));&quot;)" office:value-type="string" office:string-value="Td_08:=INT_REAL(eep_n_r(104));">
            <text:p>Td_08:=INT_REAL(eep_n_r(104));</text:p>
          </table:table-cell>
          <table:table-cell table:formula="of:=CONCATENATE(&quot;Res:=eep_n_w(&quot;;[.I309];&quot;,REAL_INT(&quot;;[.A309];&quot;));&quot;)" office:value-type="string" office:string-value="Res:=eep_n_w(104,REAL_INT(Td_08));">
            <text:p>Res:=eep_n_w(104,REAL_INT(Td_08));</text:p>
          </table:table-cell>
          <table:table-cell table:formula="of:=IF([.E309]=1;CONCATENATE([.A309];&quot; smallint default '0',&quot;);&quot;&quot;)">
            <text:p/>
          </table:table-cell>
        </table:table-row>
        <table:table-row table:style-name="ro1">
          <table:table-cell office:value-type="string">
            <text:p>Td_09</text:p>
          </table:table-cell>
          <table:table-cell office:value-type="float" office:value="687">
            <text:p>6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5">
            <text:p>105</text:p>
          </table:table-cell>
          <table:table-cell/>
          <table:table-cell table:formula="of:=CONCATENATE([.A310];&quot;:=INT_REAL(eep_n_r(&quot;;[.I310];&quot;));&quot;)" office:value-type="string" office:string-value="Td_09:=INT_REAL(eep_n_r(105));">
            <text:p>Td_09:=INT_REAL(eep_n_r(105));</text:p>
          </table:table-cell>
          <table:table-cell table:formula="of:=CONCATENATE(&quot;Res:=eep_n_w(&quot;;[.I310];&quot;,REAL_INT(&quot;;[.A310];&quot;));&quot;)" office:value-type="string" office:string-value="Res:=eep_n_w(105,REAL_INT(Td_09));">
            <text:p>Res:=eep_n_w(105,REAL_INT(Td_09));</text:p>
          </table:table-cell>
          <table:table-cell table:formula="of:=IF([.E310]=1;CONCATENATE([.A310];&quot; smallint default '0',&quot;);&quot;&quot;)">
            <text:p/>
          </table:table-cell>
        </table:table-row>
        <table:table-row table:style-name="ro1">
          <table:table-cell office:value-type="string">
            <text:p>Td_10</text:p>
          </table:table-cell>
          <table:table-cell office:value-type="float" office:value="689">
            <text:p>6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6">
            <text:p>106</text:p>
          </table:table-cell>
          <table:table-cell/>
          <table:table-cell table:formula="of:=CONCATENATE([.A311];&quot;:=INT_REAL(eep_n_r(&quot;;[.I311];&quot;));&quot;)" office:value-type="string" office:string-value="Td_10:=INT_REAL(eep_n_r(106));">
            <text:p>Td_10:=INT_REAL(eep_n_r(106));</text:p>
          </table:table-cell>
          <table:table-cell table:formula="of:=CONCATENATE(&quot;Res:=eep_n_w(&quot;;[.I311];&quot;,REAL_INT(&quot;;[.A311];&quot;));&quot;)" office:value-type="string" office:string-value="Res:=eep_n_w(106,REAL_INT(Td_10));">
            <text:p>Res:=eep_n_w(106,REAL_INT(Td_10));</text:p>
          </table:table-cell>
          <table:table-cell table:formula="of:=IF([.E311]=1;CONCATENATE([.A311];&quot; smallint default '0',&quot;);&quot;&quot;)">
            <text:p/>
          </table:table-cell>
        </table:table-row>
        <table:table-row table:style-name="ro1">
          <table:table-cell office:value-type="string">
            <text:p>Td_11</text:p>
          </table:table-cell>
          <table:table-cell office:value-type="float" office:value="691">
            <text:p>6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7">
            <text:p>107</text:p>
          </table:table-cell>
          <table:table-cell/>
          <table:table-cell table:formula="of:=CONCATENATE([.A312];&quot;:=INT_REAL(eep_n_r(&quot;;[.I312];&quot;));&quot;)" office:value-type="string" office:string-value="Td_11:=INT_REAL(eep_n_r(107));">
            <text:p>Td_11:=INT_REAL(eep_n_r(107));</text:p>
          </table:table-cell>
          <table:table-cell table:formula="of:=CONCATENATE(&quot;Res:=eep_n_w(&quot;;[.I312];&quot;,REAL_INT(&quot;;[.A312];&quot;));&quot;)" office:value-type="string" office:string-value="Res:=eep_n_w(107,REAL_INT(Td_11));">
            <text:p>Res:=eep_n_w(107,REAL_INT(Td_11));</text:p>
          </table:table-cell>
          <table:table-cell table:formula="of:=IF([.E312]=1;CONCATENATE([.A312];&quot; smallint default '0',&quot;);&quot;&quot;)">
            <text:p/>
          </table:table-cell>
        </table:table-row>
        <table:table-row table:style-name="ro1">
          <table:table-cell office:value-type="string">
            <text:p>Td_12</text:p>
          </table:table-cell>
          <table:table-cell office:value-type="float" office:value="693">
            <text:p>6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8">
            <text:p>108</text:p>
          </table:table-cell>
          <table:table-cell/>
          <table:table-cell table:formula="of:=CONCATENATE([.A313];&quot;:=INT_REAL(eep_n_r(&quot;;[.I313];&quot;));&quot;)" office:value-type="string" office:string-value="Td_12:=INT_REAL(eep_n_r(108));">
            <text:p>Td_12:=INT_REAL(eep_n_r(108));</text:p>
          </table:table-cell>
          <table:table-cell table:formula="of:=CONCATENATE(&quot;Res:=eep_n_w(&quot;;[.I313];&quot;,REAL_INT(&quot;;[.A313];&quot;));&quot;)" office:value-type="string" office:string-value="Res:=eep_n_w(108,REAL_INT(Td_12));">
            <text:p>Res:=eep_n_w(108,REAL_INT(Td_12));</text:p>
          </table:table-cell>
          <table:table-cell table:formula="of:=IF([.E313]=1;CONCATENATE([.A313];&quot; smallint default '0',&quot;);&quot;&quot;)">
            <text:p/>
          </table:table-cell>
        </table:table-row>
        <table:table-row table:style-name="ro1">
          <table:table-cell office:value-type="string">
            <text:p>Td_13</text:p>
          </table:table-cell>
          <table:table-cell office:value-type="float" office:value="695">
            <text:p>6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9">
            <text:p>109</text:p>
          </table:table-cell>
          <table:table-cell/>
          <table:table-cell table:formula="of:=CONCATENATE([.A314];&quot;:=INT_REAL(eep_n_r(&quot;;[.I314];&quot;));&quot;)" office:value-type="string" office:string-value="Td_13:=INT_REAL(eep_n_r(109));">
            <text:p>Td_13:=INT_REAL(eep_n_r(109));</text:p>
          </table:table-cell>
          <table:table-cell table:formula="of:=CONCATENATE(&quot;Res:=eep_n_w(&quot;;[.I314];&quot;,REAL_INT(&quot;;[.A314];&quot;));&quot;)" office:value-type="string" office:string-value="Res:=eep_n_w(109,REAL_INT(Td_13));">
            <text:p>Res:=eep_n_w(109,REAL_INT(Td_13));</text:p>
          </table:table-cell>
          <table:table-cell table:formula="of:=IF([.E314]=1;CONCATENATE([.A314];&quot; smallint default '0',&quot;);&quot;&quot;)">
            <text:p/>
          </table:table-cell>
        </table:table-row>
        <table:table-row table:style-name="ro1">
          <table:table-cell office:value-type="string">
            <text:p>Td_14</text:p>
          </table:table-cell>
          <table:table-cell office:value-type="float" office:value="697">
            <text:p>6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0">
            <text:p>110</text:p>
          </table:table-cell>
          <table:table-cell/>
          <table:table-cell table:formula="of:=CONCATENATE([.A315];&quot;:=INT_REAL(eep_n_r(&quot;;[.I315];&quot;));&quot;)" office:value-type="string" office:string-value="Td_14:=INT_REAL(eep_n_r(110));">
            <text:p>Td_14:=INT_REAL(eep_n_r(110));</text:p>
          </table:table-cell>
          <table:table-cell table:formula="of:=CONCATENATE(&quot;Res:=eep_n_w(&quot;;[.I315];&quot;,REAL_INT(&quot;;[.A315];&quot;));&quot;)" office:value-type="string" office:string-value="Res:=eep_n_w(110,REAL_INT(Td_14));">
            <text:p>Res:=eep_n_w(110,REAL_INT(Td_14));</text:p>
          </table:table-cell>
          <table:table-cell table:formula="of:=IF([.E315]=1;CONCATENATE([.A315];&quot; smallint default '0',&quot;);&quot;&quot;)">
            <text:p/>
          </table:table-cell>
        </table:table-row>
        <table:table-row table:style-name="ro1">
          <table:table-cell office:value-type="string">
            <text:p>Td_15</text:p>
          </table:table-cell>
          <table:table-cell office:value-type="float" office:value="699">
            <text:p>6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1">
            <text:p>111</text:p>
          </table:table-cell>
          <table:table-cell/>
          <table:table-cell table:formula="of:=CONCATENATE([.A316];&quot;:=INT_REAL(eep_n_r(&quot;;[.I316];&quot;));&quot;)" office:value-type="string" office:string-value="Td_15:=INT_REAL(eep_n_r(111));">
            <text:p>Td_15:=INT_REAL(eep_n_r(111));</text:p>
          </table:table-cell>
          <table:table-cell table:formula="of:=CONCATENATE(&quot;Res:=eep_n_w(&quot;;[.I316];&quot;,REAL_INT(&quot;;[.A316];&quot;));&quot;)" office:value-type="string" office:string-value="Res:=eep_n_w(111,REAL_INT(Td_15));">
            <text:p>Res:=eep_n_w(111,REAL_INT(Td_15));</text:p>
          </table:table-cell>
          <table:table-cell table:formula="of:=IF([.E316]=1;CONCATENATE([.A316];&quot; smallint default '0',&quot;);&quot;&quot;)">
            <text:p/>
          </table:table-cell>
        </table:table-row>
        <table:table-row table:style-name="ro1">
          <table:table-cell office:value-type="string">
            <text:p>Td_16</text:p>
          </table:table-cell>
          <table:table-cell office:value-type="float" office:value="701">
            <text:p>7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2">
            <text:p>112</text:p>
          </table:table-cell>
          <table:table-cell/>
          <table:table-cell table:formula="of:=CONCATENATE([.A317];&quot;:=INT_REAL(eep_n_r(&quot;;[.I317];&quot;));&quot;)" office:value-type="string" office:string-value="Td_16:=INT_REAL(eep_n_r(112));">
            <text:p>Td_16:=INT_REAL(eep_n_r(112));</text:p>
          </table:table-cell>
          <table:table-cell table:formula="of:=CONCATENATE(&quot;Res:=eep_n_w(&quot;;[.I317];&quot;,REAL_INT(&quot;;[.A317];&quot;));&quot;)" office:value-type="string" office:string-value="Res:=eep_n_w(112,REAL_INT(Td_16));">
            <text:p>Res:=eep_n_w(112,REAL_INT(Td_16));</text:p>
          </table:table-cell>
          <table:table-cell table:formula="of:=IF([.E317]=1;CONCATENATE([.A317];&quot; smallint default '0',&quot;);&quot;&quot;)">
            <text:p/>
          </table:table-cell>
        </table:table-row>
        <table:table-row table:style-name="ro1">
          <table:table-cell office:value-type="string">
            <text:p>Td_17</text:p>
          </table:table-cell>
          <table:table-cell office:value-type="float" office:value="703">
            <text:p>7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3">
            <text:p>113</text:p>
          </table:table-cell>
          <table:table-cell/>
          <table:table-cell table:formula="of:=CONCATENATE([.A318];&quot;:=INT_REAL(eep_n_r(&quot;;[.I318];&quot;));&quot;)" office:value-type="string" office:string-value="Td_17:=INT_REAL(eep_n_r(113));">
            <text:p>Td_17:=INT_REAL(eep_n_r(113));</text:p>
          </table:table-cell>
          <table:table-cell table:formula="of:=CONCATENATE(&quot;Res:=eep_n_w(&quot;;[.I318];&quot;,REAL_INT(&quot;;[.A318];&quot;));&quot;)" office:value-type="string" office:string-value="Res:=eep_n_w(113,REAL_INT(Td_17));">
            <text:p>Res:=eep_n_w(113,REAL_INT(Td_17));</text:p>
          </table:table-cell>
          <table:table-cell table:formula="of:=IF([.E318]=1;CONCATENATE([.A318];&quot; smallint default '0',&quot;);&quot;&quot;)">
            <text:p/>
          </table:table-cell>
        </table:table-row>
        <table:table-row table:style-name="ro1">
          <table:table-cell office:value-type="string">
            <text:p>Td_18</text:p>
          </table:table-cell>
          <table:table-cell office:value-type="float" office:value="705">
            <text:p>7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4">
            <text:p>114</text:p>
          </table:table-cell>
          <table:table-cell/>
          <table:table-cell table:formula="of:=CONCATENATE([.A319];&quot;:=INT_REAL(eep_n_r(&quot;;[.I319];&quot;));&quot;)" office:value-type="string" office:string-value="Td_18:=INT_REAL(eep_n_r(114));">
            <text:p>Td_18:=INT_REAL(eep_n_r(114));</text:p>
          </table:table-cell>
          <table:table-cell table:formula="of:=CONCATENATE(&quot;Res:=eep_n_w(&quot;;[.I319];&quot;,REAL_INT(&quot;;[.A319];&quot;));&quot;)" office:value-type="string" office:string-value="Res:=eep_n_w(114,REAL_INT(Td_18));">
            <text:p>Res:=eep_n_w(114,REAL_INT(Td_18));</text:p>
          </table:table-cell>
          <table:table-cell table:formula="of:=IF([.E319]=1;CONCATENATE([.A319];&quot; smallint default '0',&quot;);&quot;&quot;)">
            <text:p/>
          </table:table-cell>
        </table:table-row>
        <table:table-row table:style-name="ro1">
          <table:table-cell office:value-type="string">
            <text:p>Td_19</text:p>
          </table:table-cell>
          <table:table-cell office:value-type="float" office:value="707">
            <text:p>7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5">
            <text:p>115</text:p>
          </table:table-cell>
          <table:table-cell/>
          <table:table-cell table:formula="of:=CONCATENATE([.A320];&quot;:=INT_REAL(eep_n_r(&quot;;[.I320];&quot;));&quot;)" office:value-type="string" office:string-value="Td_19:=INT_REAL(eep_n_r(115));">
            <text:p>Td_19:=INT_REAL(eep_n_r(115));</text:p>
          </table:table-cell>
          <table:table-cell table:formula="of:=CONCATENATE(&quot;Res:=eep_n_w(&quot;;[.I320];&quot;,REAL_INT(&quot;;[.A320];&quot;));&quot;)" office:value-type="string" office:string-value="Res:=eep_n_w(115,REAL_INT(Td_19));">
            <text:p>Res:=eep_n_w(115,REAL_INT(Td_19));</text:p>
          </table:table-cell>
          <table:table-cell table:formula="of:=IF([.E320]=1;CONCATENATE([.A320];&quot; smallint default '0',&quot;);&quot;&quot;)">
            <text:p/>
          </table:table-cell>
        </table:table-row>
        <table:table-row table:style-name="ro1">
          <table:table-cell office:value-type="string">
            <text:p>Td_20</text:p>
          </table:table-cell>
          <table:table-cell office:value-type="float" office:value="709">
            <text:p>7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6">
            <text:p>116</text:p>
          </table:table-cell>
          <table:table-cell/>
          <table:table-cell table:formula="of:=CONCATENATE([.A321];&quot;:=INT_REAL(eep_n_r(&quot;;[.I321];&quot;));&quot;)" office:value-type="string" office:string-value="Td_20:=INT_REAL(eep_n_r(116));">
            <text:p>Td_20:=INT_REAL(eep_n_r(116));</text:p>
          </table:table-cell>
          <table:table-cell table:formula="of:=CONCATENATE(&quot;Res:=eep_n_w(&quot;;[.I321];&quot;,REAL_INT(&quot;;[.A321];&quot;));&quot;)" office:value-type="string" office:string-value="Res:=eep_n_w(116,REAL_INT(Td_20));">
            <text:p>Res:=eep_n_w(116,REAL_INT(Td_20));</text:p>
          </table:table-cell>
          <table:table-cell table:formula="of:=IF([.E321]=1;CONCATENATE([.A321];&quot; smallint default '0',&quot;);&quot;&quot;)">
            <text:p/>
          </table:table-cell>
        </table:table-row>
        <table:table-row table:style-name="ro1">
          <table:table-cell office:value-type="string">
            <text:p>Td_21</text:p>
          </table:table-cell>
          <table:table-cell office:value-type="float" office:value="711">
            <text:p>7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7">
            <text:p>117</text:p>
          </table:table-cell>
          <table:table-cell/>
          <table:table-cell table:formula="of:=CONCATENATE([.A322];&quot;:=INT_REAL(eep_n_r(&quot;;[.I322];&quot;));&quot;)" office:value-type="string" office:string-value="Td_21:=INT_REAL(eep_n_r(117));">
            <text:p>Td_21:=INT_REAL(eep_n_r(117));</text:p>
          </table:table-cell>
          <table:table-cell table:formula="of:=CONCATENATE(&quot;Res:=eep_n_w(&quot;;[.I322];&quot;,REAL_INT(&quot;;[.A322];&quot;));&quot;)" office:value-type="string" office:string-value="Res:=eep_n_w(117,REAL_INT(Td_21));">
            <text:p>Res:=eep_n_w(117,REAL_INT(Td_21));</text:p>
          </table:table-cell>
          <table:table-cell table:formula="of:=IF([.E322]=1;CONCATENATE([.A322];&quot; smallint default '0',&quot;);&quot;&quot;)">
            <text:p/>
          </table:table-cell>
        </table:table-row>
        <table:table-row table:style-name="ro1">
          <table:table-cell office:value-type="string">
            <text:p>Xmin_01</text:p>
          </table:table-cell>
          <table:table-cell office:value-type="float" office:value="713">
            <text:p>7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8">
            <text:p>118</text:p>
          </table:table-cell>
          <table:table-cell/>
          <table:table-cell table:formula="of:=CONCATENATE([.A323];&quot;:=INT_REAL(eep_n_r(&quot;;[.I323];&quot;));&quot;)" office:value-type="string" office:string-value="Xmin_01:=INT_REAL(eep_n_r(118));">
            <text:p>Xmin_01:=INT_REAL(eep_n_r(118));</text:p>
          </table:table-cell>
          <table:table-cell table:formula="of:=CONCATENATE(&quot;Res:=eep_n_w(&quot;;[.I323];&quot;,REAL_INT(&quot;;[.A323];&quot;));&quot;)" office:value-type="string" office:string-value="Res:=eep_n_w(118,REAL_INT(Xmin_01));">
            <text:p>Res:=eep_n_w(118,REAL_INT(Xmin_01));</text:p>
          </table:table-cell>
          <table:table-cell table:formula="of:=IF([.E323]=1;CONCATENATE([.A323];&quot; smallint default '0',&quot;);&quot;&quot;)">
            <text:p/>
          </table:table-cell>
        </table:table-row>
        <table:table-row table:style-name="ro1">
          <table:table-cell office:value-type="string">
            <text:p>Xmin_02</text:p>
          </table:table-cell>
          <table:table-cell office:value-type="float" office:value="715">
            <text:p>7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9">
            <text:p>119</text:p>
          </table:table-cell>
          <table:table-cell/>
          <table:table-cell table:formula="of:=CONCATENATE([.A324];&quot;:=INT_REAL(eep_n_r(&quot;;[.I324];&quot;));&quot;)" office:value-type="string" office:string-value="Xmin_02:=INT_REAL(eep_n_r(119));">
            <text:p>Xmin_02:=INT_REAL(eep_n_r(119));</text:p>
          </table:table-cell>
          <table:table-cell table:formula="of:=CONCATENATE(&quot;Res:=eep_n_w(&quot;;[.I324];&quot;,REAL_INT(&quot;;[.A324];&quot;));&quot;)" office:value-type="string" office:string-value="Res:=eep_n_w(119,REAL_INT(Xmin_02));">
            <text:p>Res:=eep_n_w(119,REAL_INT(Xmin_02));</text:p>
          </table:table-cell>
          <table:table-cell table:formula="of:=IF([.E324]=1;CONCATENATE([.A324];&quot; smallint default '0',&quot;);&quot;&quot;)">
            <text:p/>
          </table:table-cell>
        </table:table-row>
        <table:table-row table:style-name="ro1">
          <table:table-cell office:value-type="string">
            <text:p>Xmin_03</text:p>
          </table:table-cell>
          <table:table-cell office:value-type="float" office:value="717">
            <text:p>7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table:formula="of:=CONCATENATE([.A325];&quot;:=INT_REAL(eep_n_r(&quot;;[.I325];&quot;));&quot;)" office:value-type="string" office:string-value="Xmin_03:=INT_REAL(eep_n_r(120));">
            <text:p>Xmin_03:=INT_REAL(eep_n_r(120));</text:p>
          </table:table-cell>
          <table:table-cell table:formula="of:=CONCATENATE(&quot;Res:=eep_n_w(&quot;;[.I325];&quot;,REAL_INT(&quot;;[.A325];&quot;));&quot;)" office:value-type="string" office:string-value="Res:=eep_n_w(120,REAL_INT(Xmin_03));">
            <text:p>Res:=eep_n_w(120,REAL_INT(Xmin_03));</text:p>
          </table:table-cell>
          <table:table-cell table:formula="of:=IF([.E325]=1;CONCATENATE([.A325];&quot; smallint default '0',&quot;);&quot;&quot;)">
            <text:p/>
          </table:table-cell>
        </table:table-row>
        <table:table-row table:style-name="ro1">
          <table:table-cell office:value-type="string">
            <text:p>Xmin_04</text:p>
          </table:table-cell>
          <table:table-cell office:value-type="float" office:value="719">
            <text:p>7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1">
            <text:p>121</text:p>
          </table:table-cell>
          <table:table-cell/>
          <table:table-cell table:formula="of:=CONCATENATE([.A326];&quot;:=INT_REAL(eep_n_r(&quot;;[.I326];&quot;));&quot;)" office:value-type="string" office:string-value="Xmin_04:=INT_REAL(eep_n_r(121));">
            <text:p>Xmin_04:=INT_REAL(eep_n_r(121));</text:p>
          </table:table-cell>
          <table:table-cell table:formula="of:=CONCATENATE(&quot;Res:=eep_n_w(&quot;;[.I326];&quot;,REAL_INT(&quot;;[.A326];&quot;));&quot;)" office:value-type="string" office:string-value="Res:=eep_n_w(121,REAL_INT(Xmin_04));">
            <text:p>Res:=eep_n_w(121,REAL_INT(Xmin_04));</text:p>
          </table:table-cell>
          <table:table-cell table:formula="of:=IF([.E326]=1;CONCATENATE([.A326];&quot; smallint default '0',&quot;);&quot;&quot;)">
            <text:p/>
          </table:table-cell>
        </table:table-row>
        <table:table-row table:style-name="ro1">
          <table:table-cell office:value-type="string">
            <text:p>Xmin_05</text:p>
          </table:table-cell>
          <table:table-cell office:value-type="float" office:value="721">
            <text:p>7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2">
            <text:p>122</text:p>
          </table:table-cell>
          <table:table-cell/>
          <table:table-cell table:formula="of:=CONCATENATE([.A327];&quot;:=INT_REAL(eep_n_r(&quot;;[.I327];&quot;));&quot;)" office:value-type="string" office:string-value="Xmin_05:=INT_REAL(eep_n_r(122));">
            <text:p>Xmin_05:=INT_REAL(eep_n_r(122));</text:p>
          </table:table-cell>
          <table:table-cell table:formula="of:=CONCATENATE(&quot;Res:=eep_n_w(&quot;;[.I327];&quot;,REAL_INT(&quot;;[.A327];&quot;));&quot;)" office:value-type="string" office:string-value="Res:=eep_n_w(122,REAL_INT(Xmin_05));">
            <text:p>Res:=eep_n_w(122,REAL_INT(Xmin_05));</text:p>
          </table:table-cell>
          <table:table-cell table:formula="of:=IF([.E327]=1;CONCATENATE([.A327];&quot; smallint default '0',&quot;);&quot;&quot;)">
            <text:p/>
          </table:table-cell>
        </table:table-row>
        <table:table-row table:style-name="ro1">
          <table:table-cell office:value-type="string">
            <text:p>Xmin_06</text:p>
          </table:table-cell>
          <table:table-cell office:value-type="float" office:value="723">
            <text:p>7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3">
            <text:p>123</text:p>
          </table:table-cell>
          <table:table-cell/>
          <table:table-cell table:formula="of:=CONCATENATE([.A328];&quot;:=INT_REAL(eep_n_r(&quot;;[.I328];&quot;));&quot;)" office:value-type="string" office:string-value="Xmin_06:=INT_REAL(eep_n_r(123));">
            <text:p>Xmin_06:=INT_REAL(eep_n_r(123));</text:p>
          </table:table-cell>
          <table:table-cell table:formula="of:=CONCATENATE(&quot;Res:=eep_n_w(&quot;;[.I328];&quot;,REAL_INT(&quot;;[.A328];&quot;));&quot;)" office:value-type="string" office:string-value="Res:=eep_n_w(123,REAL_INT(Xmin_06));">
            <text:p>Res:=eep_n_w(123,REAL_INT(Xmin_06));</text:p>
          </table:table-cell>
          <table:table-cell table:formula="of:=IF([.E328]=1;CONCATENATE([.A328];&quot; smallint default '0',&quot;);&quot;&quot;)">
            <text:p/>
          </table:table-cell>
        </table:table-row>
        <table:table-row table:style-name="ro1">
          <table:table-cell office:value-type="string">
            <text:p>Xmin_07</text:p>
          </table:table-cell>
          <table:table-cell office:value-type="float" office:value="725">
            <text:p>7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4">
            <text:p>124</text:p>
          </table:table-cell>
          <table:table-cell/>
          <table:table-cell table:formula="of:=CONCATENATE([.A329];&quot;:=INT_REAL(eep_n_r(&quot;;[.I329];&quot;));&quot;)" office:value-type="string" office:string-value="Xmin_07:=INT_REAL(eep_n_r(124));">
            <text:p>Xmin_07:=INT_REAL(eep_n_r(124));</text:p>
          </table:table-cell>
          <table:table-cell table:formula="of:=CONCATENATE(&quot;Res:=eep_n_w(&quot;;[.I329];&quot;,REAL_INT(&quot;;[.A329];&quot;));&quot;)" office:value-type="string" office:string-value="Res:=eep_n_w(124,REAL_INT(Xmin_07));">
            <text:p>Res:=eep_n_w(124,REAL_INT(Xmin_07));</text:p>
          </table:table-cell>
          <table:table-cell table:formula="of:=IF([.E329]=1;CONCATENATE([.A329];&quot; smallint default '0',&quot;);&quot;&quot;)">
            <text:p/>
          </table:table-cell>
        </table:table-row>
        <table:table-row table:style-name="ro1">
          <table:table-cell office:value-type="string">
            <text:p>Xmin_08</text:p>
          </table:table-cell>
          <table:table-cell office:value-type="float" office:value="727">
            <text:p>7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5">
            <text:p>125</text:p>
          </table:table-cell>
          <table:table-cell/>
          <table:table-cell table:formula="of:=CONCATENATE([.A330];&quot;:=INT_REAL(eep_n_r(&quot;;[.I330];&quot;));&quot;)" office:value-type="string" office:string-value="Xmin_08:=INT_REAL(eep_n_r(125));">
            <text:p>Xmin_08:=INT_REAL(eep_n_r(125));</text:p>
          </table:table-cell>
          <table:table-cell table:formula="of:=CONCATENATE(&quot;Res:=eep_n_w(&quot;;[.I330];&quot;,REAL_INT(&quot;;[.A330];&quot;));&quot;)" office:value-type="string" office:string-value="Res:=eep_n_w(125,REAL_INT(Xmin_08));">
            <text:p>Res:=eep_n_w(125,REAL_INT(Xmin_08));</text:p>
          </table:table-cell>
          <table:table-cell table:formula="of:=IF([.E330]=1;CONCATENATE([.A330];&quot; smallint default '0',&quot;);&quot;&quot;)">
            <text:p/>
          </table:table-cell>
        </table:table-row>
        <table:table-row table:style-name="ro1">
          <table:table-cell office:value-type="string">
            <text:p>Xmin_09</text:p>
          </table:table-cell>
          <table:table-cell office:value-type="float" office:value="729">
            <text:p>7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6">
            <text:p>126</text:p>
          </table:table-cell>
          <table:table-cell/>
          <table:table-cell table:formula="of:=CONCATENATE([.A331];&quot;:=INT_REAL(eep_n_r(&quot;;[.I331];&quot;));&quot;)" office:value-type="string" office:string-value="Xmin_09:=INT_REAL(eep_n_r(126));">
            <text:p>Xmin_09:=INT_REAL(eep_n_r(126));</text:p>
          </table:table-cell>
          <table:table-cell table:formula="of:=CONCATENATE(&quot;Res:=eep_n_w(&quot;;[.I331];&quot;,REAL_INT(&quot;;[.A331];&quot;));&quot;)" office:value-type="string" office:string-value="Res:=eep_n_w(126,REAL_INT(Xmin_09));">
            <text:p>Res:=eep_n_w(126,REAL_INT(Xmin_09));</text:p>
          </table:table-cell>
          <table:table-cell table:formula="of:=IF([.E331]=1;CONCATENATE([.A331];&quot; smallint default '0',&quot;);&quot;&quot;)">
            <text:p/>
          </table:table-cell>
        </table:table-row>
        <table:table-row table:style-name="ro1">
          <table:table-cell office:value-type="string">
            <text:p>Xmin_10</text:p>
          </table:table-cell>
          <table:table-cell office:value-type="float" office:value="731">
            <text:p>7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7">
            <text:p>127</text:p>
          </table:table-cell>
          <table:table-cell/>
          <table:table-cell table:formula="of:=CONCATENATE([.A332];&quot;:=INT_REAL(eep_n_r(&quot;;[.I332];&quot;));&quot;)" office:value-type="string" office:string-value="Xmin_10:=INT_REAL(eep_n_r(127));">
            <text:p>Xmin_10:=INT_REAL(eep_n_r(127));</text:p>
          </table:table-cell>
          <table:table-cell table:formula="of:=CONCATENATE(&quot;Res:=eep_n_w(&quot;;[.I332];&quot;,REAL_INT(&quot;;[.A332];&quot;));&quot;)" office:value-type="string" office:string-value="Res:=eep_n_w(127,REAL_INT(Xmin_10));">
            <text:p>Res:=eep_n_w(127,REAL_INT(Xmin_10));</text:p>
          </table:table-cell>
          <table:table-cell table:formula="of:=IF([.E332]=1;CONCATENATE([.A332];&quot; smallint default '0',&quot;);&quot;&quot;)">
            <text:p/>
          </table:table-cell>
        </table:table-row>
        <table:table-row table:style-name="ro1">
          <table:table-cell office:value-type="string">
            <text:p>Xmin_11</text:p>
          </table:table-cell>
          <table:table-cell office:value-type="float" office:value="733">
            <text:p>7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8">
            <text:p>128</text:p>
          </table:table-cell>
          <table:table-cell/>
          <table:table-cell table:formula="of:=CONCATENATE([.A333];&quot;:=INT_REAL(eep_n_r(&quot;;[.I333];&quot;));&quot;)" office:value-type="string" office:string-value="Xmin_11:=INT_REAL(eep_n_r(128));">
            <text:p>Xmin_11:=INT_REAL(eep_n_r(128));</text:p>
          </table:table-cell>
          <table:table-cell table:formula="of:=CONCATENATE(&quot;Res:=eep_n_w(&quot;;[.I333];&quot;,REAL_INT(&quot;;[.A333];&quot;));&quot;)" office:value-type="string" office:string-value="Res:=eep_n_w(128,REAL_INT(Xmin_11));">
            <text:p>Res:=eep_n_w(128,REAL_INT(Xmin_11));</text:p>
          </table:table-cell>
          <table:table-cell table:formula="of:=IF([.E333]=1;CONCATENATE([.A333];&quot; smallint default '0',&quot;);&quot;&quot;)">
            <text:p/>
          </table:table-cell>
        </table:table-row>
        <table:table-row table:style-name="ro1">
          <table:table-cell office:value-type="string">
            <text:p>Xmin_12</text:p>
          </table:table-cell>
          <table:table-cell office:value-type="float" office:value="735">
            <text:p>7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9">
            <text:p>129</text:p>
          </table:table-cell>
          <table:table-cell/>
          <table:table-cell table:formula="of:=CONCATENATE([.A334];&quot;:=INT_REAL(eep_n_r(&quot;;[.I334];&quot;));&quot;)" office:value-type="string" office:string-value="Xmin_12:=INT_REAL(eep_n_r(129));">
            <text:p>Xmin_12:=INT_REAL(eep_n_r(129));</text:p>
          </table:table-cell>
          <table:table-cell table:formula="of:=CONCATENATE(&quot;Res:=eep_n_w(&quot;;[.I334];&quot;,REAL_INT(&quot;;[.A334];&quot;));&quot;)" office:value-type="string" office:string-value="Res:=eep_n_w(129,REAL_INT(Xmin_12));">
            <text:p>Res:=eep_n_w(129,REAL_INT(Xmin_12));</text:p>
          </table:table-cell>
          <table:table-cell table:formula="of:=IF([.E334]=1;CONCATENATE([.A334];&quot; smallint default '0',&quot;);&quot;&quot;)">
            <text:p/>
          </table:table-cell>
        </table:table-row>
        <table:table-row table:style-name="ro1">
          <table:table-cell office:value-type="string">
            <text:p>Xmin_13</text:p>
          </table:table-cell>
          <table:table-cell office:value-type="float" office:value="737">
            <text:p>7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0">
            <text:p>130</text:p>
          </table:table-cell>
          <table:table-cell/>
          <table:table-cell table:formula="of:=CONCATENATE([.A335];&quot;:=INT_REAL(eep_n_r(&quot;;[.I335];&quot;));&quot;)" office:value-type="string" office:string-value="Xmin_13:=INT_REAL(eep_n_r(130));">
            <text:p>Xmin_13:=INT_REAL(eep_n_r(130));</text:p>
          </table:table-cell>
          <table:table-cell table:formula="of:=CONCATENATE(&quot;Res:=eep_n_w(&quot;;[.I335];&quot;,REAL_INT(&quot;;[.A335];&quot;));&quot;)" office:value-type="string" office:string-value="Res:=eep_n_w(130,REAL_INT(Xmin_13));">
            <text:p>Res:=eep_n_w(130,REAL_INT(Xmin_13));</text:p>
          </table:table-cell>
          <table:table-cell table:formula="of:=IF([.E335]=1;CONCATENATE([.A335];&quot; smallint default '0',&quot;);&quot;&quot;)">
            <text:p/>
          </table:table-cell>
        </table:table-row>
        <table:table-row table:style-name="ro1">
          <table:table-cell office:value-type="string">
            <text:p>Xmin_14</text:p>
          </table:table-cell>
          <table:table-cell office:value-type="float" office:value="739">
            <text:p>7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1">
            <text:p>131</text:p>
          </table:table-cell>
          <table:table-cell/>
          <table:table-cell table:formula="of:=CONCATENATE([.A336];&quot;:=INT_REAL(eep_n_r(&quot;;[.I336];&quot;));&quot;)" office:value-type="string" office:string-value="Xmin_14:=INT_REAL(eep_n_r(131));">
            <text:p>Xmin_14:=INT_REAL(eep_n_r(131));</text:p>
          </table:table-cell>
          <table:table-cell table:formula="of:=CONCATENATE(&quot;Res:=eep_n_w(&quot;;[.I336];&quot;,REAL_INT(&quot;;[.A336];&quot;));&quot;)" office:value-type="string" office:string-value="Res:=eep_n_w(131,REAL_INT(Xmin_14));">
            <text:p>Res:=eep_n_w(131,REAL_INT(Xmin_14));</text:p>
          </table:table-cell>
          <table:table-cell table:formula="of:=IF([.E336]=1;CONCATENATE([.A336];&quot; smallint default '0',&quot;);&quot;&quot;)">
            <text:p/>
          </table:table-cell>
        </table:table-row>
        <table:table-row table:style-name="ro1">
          <table:table-cell office:value-type="string">
            <text:p>Xmin_15</text:p>
          </table:table-cell>
          <table:table-cell office:value-type="float" office:value="741">
            <text:p>7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2">
            <text:p>132</text:p>
          </table:table-cell>
          <table:table-cell/>
          <table:table-cell table:formula="of:=CONCATENATE([.A337];&quot;:=INT_REAL(eep_n_r(&quot;;[.I337];&quot;));&quot;)" office:value-type="string" office:string-value="Xmin_15:=INT_REAL(eep_n_r(132));">
            <text:p>Xmin_15:=INT_REAL(eep_n_r(132));</text:p>
          </table:table-cell>
          <table:table-cell table:formula="of:=CONCATENATE(&quot;Res:=eep_n_w(&quot;;[.I337];&quot;,REAL_INT(&quot;;[.A337];&quot;));&quot;)" office:value-type="string" office:string-value="Res:=eep_n_w(132,REAL_INT(Xmin_15));">
            <text:p>Res:=eep_n_w(132,REAL_INT(Xmin_15));</text:p>
          </table:table-cell>
          <table:table-cell table:formula="of:=IF([.E337]=1;CONCATENATE([.A337];&quot; smallint default '0',&quot;);&quot;&quot;)">
            <text:p/>
          </table:table-cell>
        </table:table-row>
        <table:table-row table:style-name="ro1">
          <table:table-cell office:value-type="string">
            <text:p>Xmin_16</text:p>
          </table:table-cell>
          <table:table-cell office:value-type="float" office:value="743">
            <text:p>7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3">
            <text:p>133</text:p>
          </table:table-cell>
          <table:table-cell/>
          <table:table-cell table:formula="of:=CONCATENATE([.A338];&quot;:=INT_REAL(eep_n_r(&quot;;[.I338];&quot;));&quot;)" office:value-type="string" office:string-value="Xmin_16:=INT_REAL(eep_n_r(133));">
            <text:p>Xmin_16:=INT_REAL(eep_n_r(133));</text:p>
          </table:table-cell>
          <table:table-cell table:formula="of:=CONCATENATE(&quot;Res:=eep_n_w(&quot;;[.I338];&quot;,REAL_INT(&quot;;[.A338];&quot;));&quot;)" office:value-type="string" office:string-value="Res:=eep_n_w(133,REAL_INT(Xmin_16));">
            <text:p>Res:=eep_n_w(133,REAL_INT(Xmin_16));</text:p>
          </table:table-cell>
          <table:table-cell table:formula="of:=IF([.E338]=1;CONCATENATE([.A338];&quot; smallint default '0',&quot;);&quot;&quot;)">
            <text:p/>
          </table:table-cell>
        </table:table-row>
        <table:table-row table:style-name="ro1">
          <table:table-cell office:value-type="string">
            <text:p>Xmin_17</text:p>
          </table:table-cell>
          <table:table-cell office:value-type="float" office:value="745">
            <text:p>7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4">
            <text:p>134</text:p>
          </table:table-cell>
          <table:table-cell/>
          <table:table-cell table:formula="of:=CONCATENATE([.A339];&quot;:=INT_REAL(eep_n_r(&quot;;[.I339];&quot;));&quot;)" office:value-type="string" office:string-value="Xmin_17:=INT_REAL(eep_n_r(134));">
            <text:p>Xmin_17:=INT_REAL(eep_n_r(134));</text:p>
          </table:table-cell>
          <table:table-cell table:formula="of:=CONCATENATE(&quot;Res:=eep_n_w(&quot;;[.I339];&quot;,REAL_INT(&quot;;[.A339];&quot;));&quot;)" office:value-type="string" office:string-value="Res:=eep_n_w(134,REAL_INT(Xmin_17));">
            <text:p>Res:=eep_n_w(134,REAL_INT(Xmin_17));</text:p>
          </table:table-cell>
          <table:table-cell table:formula="of:=IF([.E339]=1;CONCATENATE([.A339];&quot; smallint default '0',&quot;);&quot;&quot;)">
            <text:p/>
          </table:table-cell>
        </table:table-row>
        <table:table-row table:style-name="ro1">
          <table:table-cell office:value-type="string">
            <text:p>Xmin_18</text:p>
          </table:table-cell>
          <table:table-cell office:value-type="float" office:value="747">
            <text:p>7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5">
            <text:p>135</text:p>
          </table:table-cell>
          <table:table-cell/>
          <table:table-cell table:formula="of:=CONCATENATE([.A340];&quot;:=INT_REAL(eep_n_r(&quot;;[.I340];&quot;));&quot;)" office:value-type="string" office:string-value="Xmin_18:=INT_REAL(eep_n_r(135));">
            <text:p>Xmin_18:=INT_REAL(eep_n_r(135));</text:p>
          </table:table-cell>
          <table:table-cell table:formula="of:=CONCATENATE(&quot;Res:=eep_n_w(&quot;;[.I340];&quot;,REAL_INT(&quot;;[.A340];&quot;));&quot;)" office:value-type="string" office:string-value="Res:=eep_n_w(135,REAL_INT(Xmin_18));">
            <text:p>Res:=eep_n_w(135,REAL_INT(Xmin_18));</text:p>
          </table:table-cell>
          <table:table-cell table:formula="of:=IF([.E340]=1;CONCATENATE([.A340];&quot; smallint default '0',&quot;);&quot;&quot;)">
            <text:p/>
          </table:table-cell>
        </table:table-row>
        <table:table-row table:style-name="ro1">
          <table:table-cell office:value-type="string">
            <text:p>Xmin_19</text:p>
          </table:table-cell>
          <table:table-cell office:value-type="float" office:value="749">
            <text:p>7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6">
            <text:p>136</text:p>
          </table:table-cell>
          <table:table-cell/>
          <table:table-cell table:formula="of:=CONCATENATE([.A341];&quot;:=INT_REAL(eep_n_r(&quot;;[.I341];&quot;));&quot;)" office:value-type="string" office:string-value="Xmin_19:=INT_REAL(eep_n_r(136));">
            <text:p>Xmin_19:=INT_REAL(eep_n_r(136));</text:p>
          </table:table-cell>
          <table:table-cell table:formula="of:=CONCATENATE(&quot;Res:=eep_n_w(&quot;;[.I341];&quot;,REAL_INT(&quot;;[.A341];&quot;));&quot;)" office:value-type="string" office:string-value="Res:=eep_n_w(136,REAL_INT(Xmin_19));">
            <text:p>Res:=eep_n_w(136,REAL_INT(Xmin_19));</text:p>
          </table:table-cell>
          <table:table-cell table:formula="of:=IF([.E341]=1;CONCATENATE([.A341];&quot; smallint default '0',&quot;);&quot;&quot;)">
            <text:p/>
          </table:table-cell>
        </table:table-row>
        <table:table-row table:style-name="ro1">
          <table:table-cell office:value-type="string">
            <text:p>Xmin_20</text:p>
          </table:table-cell>
          <table:table-cell office:value-type="float" office:value="751">
            <text:p>7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table:formula="of:=CONCATENATE([.A342];&quot;:=INT_REAL(eep_n_r(&quot;;[.I342];&quot;));&quot;)" office:value-type="string" office:string-value="Xmin_20:=INT_REAL(eep_n_r(137));">
            <text:p>Xmin_20:=INT_REAL(eep_n_r(137));</text:p>
          </table:table-cell>
          <table:table-cell table:formula="of:=CONCATENATE(&quot;Res:=eep_n_w(&quot;;[.I342];&quot;,REAL_INT(&quot;;[.A342];&quot;));&quot;)" office:value-type="string" office:string-value="Res:=eep_n_w(137,REAL_INT(Xmin_20));">
            <text:p>Res:=eep_n_w(137,REAL_INT(Xmin_20));</text:p>
          </table:table-cell>
          <table:table-cell table:formula="of:=IF([.E342]=1;CONCATENATE([.A342];&quot; smallint default '0',&quot;);&quot;&quot;)">
            <text:p/>
          </table:table-cell>
        </table:table-row>
        <table:table-row table:style-name="ro1">
          <table:table-cell office:value-type="string">
            <text:p>Xmin_21</text:p>
          </table:table-cell>
          <table:table-cell office:value-type="float" office:value="753">
            <text:p>7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8">
            <text:p>138</text:p>
          </table:table-cell>
          <table:table-cell/>
          <table:table-cell table:formula="of:=CONCATENATE([.A343];&quot;:=INT_REAL(eep_n_r(&quot;;[.I343];&quot;));&quot;)" office:value-type="string" office:string-value="Xmin_21:=INT_REAL(eep_n_r(138));">
            <text:p>Xmin_21:=INT_REAL(eep_n_r(138));</text:p>
          </table:table-cell>
          <table:table-cell table:formula="of:=CONCATENATE(&quot;Res:=eep_n_w(&quot;;[.I343];&quot;,REAL_INT(&quot;;[.A343];&quot;));&quot;)" office:value-type="string" office:string-value="Res:=eep_n_w(138,REAL_INT(Xmin_21));">
            <text:p>Res:=eep_n_w(138,REAL_INT(Xmin_21));</text:p>
          </table:table-cell>
          <table:table-cell table:formula="of:=IF([.E343]=1;CONCATENATE([.A343];&quot; smallint default '0',&quot;);&quot;&quot;)">
            <text:p/>
          </table:table-cell>
        </table:table-row>
        <table:table-row table:style-name="ro1">
          <table:table-cell office:value-type="string">
            <text:p>Xmax_01</text:p>
          </table:table-cell>
          <table:table-cell office:value-type="float" office:value="755">
            <text:p>7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9">
            <text:p>139</text:p>
          </table:table-cell>
          <table:table-cell/>
          <table:table-cell table:formula="of:=CONCATENATE([.A344];&quot;:=INT_REAL(eep_n_r(&quot;;[.I344];&quot;));&quot;)" office:value-type="string" office:string-value="Xmax_01:=INT_REAL(eep_n_r(139));">
            <text:p>Xmax_01:=INT_REAL(eep_n_r(139));</text:p>
          </table:table-cell>
          <table:table-cell table:formula="of:=CONCATENATE(&quot;Res:=eep_n_w(&quot;;[.I344];&quot;,REAL_INT(&quot;;[.A344];&quot;));&quot;)" office:value-type="string" office:string-value="Res:=eep_n_w(139,REAL_INT(Xmax_01));">
            <text:p>Res:=eep_n_w(139,REAL_INT(Xmax_01));</text:p>
          </table:table-cell>
          <table:table-cell table:formula="of:=IF([.E344]=1;CONCATENATE([.A344];&quot; smallint default '0',&quot;);&quot;&quot;)">
            <text:p/>
          </table:table-cell>
        </table:table-row>
        <table:table-row table:style-name="ro1">
          <table:table-cell office:value-type="string">
            <text:p>Xmax_02</text:p>
          </table:table-cell>
          <table:table-cell office:value-type="float" office:value="757">
            <text:p>7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table:formula="of:=CONCATENATE([.A345];&quot;:=INT_REAL(eep_n_r(&quot;;[.I345];&quot;));&quot;)" office:value-type="string" office:string-value="Xmax_02:=INT_REAL(eep_n_r(140));">
            <text:p>Xmax_02:=INT_REAL(eep_n_r(140));</text:p>
          </table:table-cell>
          <table:table-cell table:formula="of:=CONCATENATE(&quot;Res:=eep_n_w(&quot;;[.I345];&quot;,REAL_INT(&quot;;[.A345];&quot;));&quot;)" office:value-type="string" office:string-value="Res:=eep_n_w(140,REAL_INT(Xmax_02));">
            <text:p>Res:=eep_n_w(140,REAL_INT(Xmax_02));</text:p>
          </table:table-cell>
          <table:table-cell table:formula="of:=IF([.E345]=1;CONCATENATE([.A345];&quot; smallint default '0',&quot;);&quot;&quot;)">
            <text:p/>
          </table:table-cell>
        </table:table-row>
        <table:table-row table:style-name="ro1">
          <table:table-cell office:value-type="string">
            <text:p>Xmax_03</text:p>
          </table:table-cell>
          <table:table-cell office:value-type="float" office:value="759">
            <text:p>7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formula="of:=CONCATENATE([.A346];&quot;:=INT_REAL(eep_n_r(&quot;;[.I346];&quot;));&quot;)" office:value-type="string" office:string-value="Xmax_03:=INT_REAL(eep_n_r(141));">
            <text:p>Xmax_03:=INT_REAL(eep_n_r(141));</text:p>
          </table:table-cell>
          <table:table-cell table:formula="of:=CONCATENATE(&quot;Res:=eep_n_w(&quot;;[.I346];&quot;,REAL_INT(&quot;;[.A346];&quot;));&quot;)" office:value-type="string" office:string-value="Res:=eep_n_w(141,REAL_INT(Xmax_03));">
            <text:p>Res:=eep_n_w(141,REAL_INT(Xmax_03));</text:p>
          </table:table-cell>
          <table:table-cell table:formula="of:=IF([.E346]=1;CONCATENATE([.A346];&quot; smallint default '0',&quot;);&quot;&quot;)">
            <text:p/>
          </table:table-cell>
        </table:table-row>
        <table:table-row table:style-name="ro1">
          <table:table-cell office:value-type="string">
            <text:p>Xmax_04</text:p>
          </table:table-cell>
          <table:table-cell office:value-type="float" office:value="761">
            <text:p>7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2">
            <text:p>142</text:p>
          </table:table-cell>
          <table:table-cell/>
          <table:table-cell table:formula="of:=CONCATENATE([.A347];&quot;:=INT_REAL(eep_n_r(&quot;;[.I347];&quot;));&quot;)" office:value-type="string" office:string-value="Xmax_04:=INT_REAL(eep_n_r(142));">
            <text:p>Xmax_04:=INT_REAL(eep_n_r(142));</text:p>
          </table:table-cell>
          <table:table-cell table:formula="of:=CONCATENATE(&quot;Res:=eep_n_w(&quot;;[.I347];&quot;,REAL_INT(&quot;;[.A347];&quot;));&quot;)" office:value-type="string" office:string-value="Res:=eep_n_w(142,REAL_INT(Xmax_04));">
            <text:p>Res:=eep_n_w(142,REAL_INT(Xmax_04));</text:p>
          </table:table-cell>
          <table:table-cell table:formula="of:=IF([.E347]=1;CONCATENATE([.A347];&quot; smallint default '0',&quot;);&quot;&quot;)">
            <text:p/>
          </table:table-cell>
        </table:table-row>
        <table:table-row table:style-name="ro1">
          <table:table-cell office:value-type="string">
            <text:p>Xmax_05</text:p>
          </table:table-cell>
          <table:table-cell office:value-type="float" office:value="763">
            <text:p>7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3">
            <text:p>143</text:p>
          </table:table-cell>
          <table:table-cell/>
          <table:table-cell table:formula="of:=CONCATENATE([.A348];&quot;:=INT_REAL(eep_n_r(&quot;;[.I348];&quot;));&quot;)" office:value-type="string" office:string-value="Xmax_05:=INT_REAL(eep_n_r(143));">
            <text:p>Xmax_05:=INT_REAL(eep_n_r(143));</text:p>
          </table:table-cell>
          <table:table-cell table:formula="of:=CONCATENATE(&quot;Res:=eep_n_w(&quot;;[.I348];&quot;,REAL_INT(&quot;;[.A348];&quot;));&quot;)" office:value-type="string" office:string-value="Res:=eep_n_w(143,REAL_INT(Xmax_05));">
            <text:p>Res:=eep_n_w(143,REAL_INT(Xmax_05));</text:p>
          </table:table-cell>
          <table:table-cell table:formula="of:=IF([.E348]=1;CONCATENATE([.A348];&quot; smallint default '0',&quot;);&quot;&quot;)">
            <text:p/>
          </table:table-cell>
        </table:table-row>
        <table:table-row table:style-name="ro1">
          <table:table-cell office:value-type="string">
            <text:p>Xmax_06</text:p>
          </table:table-cell>
          <table:table-cell office:value-type="float" office:value="765">
            <text:p>7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4">
            <text:p>144</text:p>
          </table:table-cell>
          <table:table-cell/>
          <table:table-cell table:formula="of:=CONCATENATE([.A349];&quot;:=INT_REAL(eep_n_r(&quot;;[.I349];&quot;));&quot;)" office:value-type="string" office:string-value="Xmax_06:=INT_REAL(eep_n_r(144));">
            <text:p>Xmax_06:=INT_REAL(eep_n_r(144));</text:p>
          </table:table-cell>
          <table:table-cell table:formula="of:=CONCATENATE(&quot;Res:=eep_n_w(&quot;;[.I349];&quot;,REAL_INT(&quot;;[.A349];&quot;));&quot;)" office:value-type="string" office:string-value="Res:=eep_n_w(144,REAL_INT(Xmax_06));">
            <text:p>Res:=eep_n_w(144,REAL_INT(Xmax_06));</text:p>
          </table:table-cell>
          <table:table-cell table:formula="of:=IF([.E349]=1;CONCATENATE([.A349];&quot; smallint default '0',&quot;);&quot;&quot;)">
            <text:p/>
          </table:table-cell>
        </table:table-row>
        <table:table-row table:style-name="ro1">
          <table:table-cell office:value-type="string">
            <text:p>Xmax_07</text:p>
          </table:table-cell>
          <table:table-cell office:value-type="float" office:value="767">
            <text:p>7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5">
            <text:p>145</text:p>
          </table:table-cell>
          <table:table-cell/>
          <table:table-cell table:formula="of:=CONCATENATE([.A350];&quot;:=INT_REAL(eep_n_r(&quot;;[.I350];&quot;));&quot;)" office:value-type="string" office:string-value="Xmax_07:=INT_REAL(eep_n_r(145));">
            <text:p>Xmax_07:=INT_REAL(eep_n_r(145));</text:p>
          </table:table-cell>
          <table:table-cell table:formula="of:=CONCATENATE(&quot;Res:=eep_n_w(&quot;;[.I350];&quot;,REAL_INT(&quot;;[.A350];&quot;));&quot;)" office:value-type="string" office:string-value="Res:=eep_n_w(145,REAL_INT(Xmax_07));">
            <text:p>Res:=eep_n_w(145,REAL_INT(Xmax_07));</text:p>
          </table:table-cell>
          <table:table-cell table:formula="of:=IF([.E350]=1;CONCATENATE([.A350];&quot; smallint default '0',&quot;);&quot;&quot;)">
            <text:p/>
          </table:table-cell>
        </table:table-row>
        <table:table-row table:style-name="ro1">
          <table:table-cell office:value-type="string">
            <text:p>Xmax_08</text:p>
          </table:table-cell>
          <table:table-cell office:value-type="float" office:value="769">
            <text:p>7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6">
            <text:p>146</text:p>
          </table:table-cell>
          <table:table-cell/>
          <table:table-cell table:formula="of:=CONCATENATE([.A351];&quot;:=INT_REAL(eep_n_r(&quot;;[.I351];&quot;));&quot;)" office:value-type="string" office:string-value="Xmax_08:=INT_REAL(eep_n_r(146));">
            <text:p>Xmax_08:=INT_REAL(eep_n_r(146));</text:p>
          </table:table-cell>
          <table:table-cell table:formula="of:=CONCATENATE(&quot;Res:=eep_n_w(&quot;;[.I351];&quot;,REAL_INT(&quot;;[.A351];&quot;));&quot;)" office:value-type="string" office:string-value="Res:=eep_n_w(146,REAL_INT(Xmax_08));">
            <text:p>Res:=eep_n_w(146,REAL_INT(Xmax_08));</text:p>
          </table:table-cell>
          <table:table-cell table:formula="of:=IF([.E351]=1;CONCATENATE([.A351];&quot; smallint default '0',&quot;);&quot;&quot;)">
            <text:p/>
          </table:table-cell>
        </table:table-row>
        <table:table-row table:style-name="ro1">
          <table:table-cell office:value-type="string">
            <text:p>Xmax_09</text:p>
          </table:table-cell>
          <table:table-cell office:value-type="float" office:value="771">
            <text:p>7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formula="of:=CONCATENATE([.A352];&quot;:=INT_REAL(eep_n_r(&quot;;[.I352];&quot;));&quot;)" office:value-type="string" office:string-value="Xmax_09:=INT_REAL(eep_n_r(147));">
            <text:p>Xmax_09:=INT_REAL(eep_n_r(147));</text:p>
          </table:table-cell>
          <table:table-cell table:formula="of:=CONCATENATE(&quot;Res:=eep_n_w(&quot;;[.I352];&quot;,REAL_INT(&quot;;[.A352];&quot;));&quot;)" office:value-type="string" office:string-value="Res:=eep_n_w(147,REAL_INT(Xmax_09));">
            <text:p>Res:=eep_n_w(147,REAL_INT(Xmax_09));</text:p>
          </table:table-cell>
          <table:table-cell table:formula="of:=IF([.E352]=1;CONCATENATE([.A352];&quot; smallint default '0',&quot;);&quot;&quot;)">
            <text:p/>
          </table:table-cell>
        </table:table-row>
        <table:table-row table:style-name="ro1">
          <table:table-cell office:value-type="string">
            <text:p>Xmax_10</text:p>
          </table:table-cell>
          <table:table-cell office:value-type="float" office:value="773">
            <text:p>7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8">
            <text:p>148</text:p>
          </table:table-cell>
          <table:table-cell/>
          <table:table-cell table:formula="of:=CONCATENATE([.A353];&quot;:=INT_REAL(eep_n_r(&quot;;[.I353];&quot;));&quot;)" office:value-type="string" office:string-value="Xmax_10:=INT_REAL(eep_n_r(148));">
            <text:p>Xmax_10:=INT_REAL(eep_n_r(148));</text:p>
          </table:table-cell>
          <table:table-cell table:formula="of:=CONCATENATE(&quot;Res:=eep_n_w(&quot;;[.I353];&quot;,REAL_INT(&quot;;[.A353];&quot;));&quot;)" office:value-type="string" office:string-value="Res:=eep_n_w(148,REAL_INT(Xmax_10));">
            <text:p>Res:=eep_n_w(148,REAL_INT(Xmax_10));</text:p>
          </table:table-cell>
          <table:table-cell table:formula="of:=IF([.E353]=1;CONCATENATE([.A353];&quot; smallint default '0',&quot;);&quot;&quot;)">
            <text:p/>
          </table:table-cell>
        </table:table-row>
        <table:table-row table:style-name="ro1">
          <table:table-cell office:value-type="string">
            <text:p>Xmax_11</text:p>
          </table:table-cell>
          <table:table-cell office:value-type="float" office:value="775">
            <text:p>7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formula="of:=CONCATENATE([.A354];&quot;:=INT_REAL(eep_n_r(&quot;;[.I354];&quot;));&quot;)" office:value-type="string" office:string-value="Xmax_11:=INT_REAL(eep_n_r(149));">
            <text:p>Xmax_11:=INT_REAL(eep_n_r(149));</text:p>
          </table:table-cell>
          <table:table-cell table:formula="of:=CONCATENATE(&quot;Res:=eep_n_w(&quot;;[.I354];&quot;,REAL_INT(&quot;;[.A354];&quot;));&quot;)" office:value-type="string" office:string-value="Res:=eep_n_w(149,REAL_INT(Xmax_11));">
            <text:p>Res:=eep_n_w(149,REAL_INT(Xmax_11));</text:p>
          </table:table-cell>
          <table:table-cell table:formula="of:=IF([.E354]=1;CONCATENATE([.A354];&quot; smallint default '0',&quot;);&quot;&quot;)">
            <text:p/>
          </table:table-cell>
        </table:table-row>
        <table:table-row table:style-name="ro1">
          <table:table-cell office:value-type="string">
            <text:p>Xmax_12</text:p>
          </table:table-cell>
          <table:table-cell office:value-type="float" office:value="777">
            <text:p>7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formula="of:=CONCATENATE([.A355];&quot;:=INT_REAL(eep_n_r(&quot;;[.I355];&quot;));&quot;)" office:value-type="string" office:string-value="Xmax_12:=INT_REAL(eep_n_r(150));">
            <text:p>Xmax_12:=INT_REAL(eep_n_r(150));</text:p>
          </table:table-cell>
          <table:table-cell table:formula="of:=CONCATENATE(&quot;Res:=eep_n_w(&quot;;[.I355];&quot;,REAL_INT(&quot;;[.A355];&quot;));&quot;)" office:value-type="string" office:string-value="Res:=eep_n_w(150,REAL_INT(Xmax_12));">
            <text:p>Res:=eep_n_w(150,REAL_INT(Xmax_12));</text:p>
          </table:table-cell>
          <table:table-cell table:formula="of:=IF([.E355]=1;CONCATENATE([.A355];&quot; smallint default '0',&quot;);&quot;&quot;)">
            <text:p/>
          </table:table-cell>
        </table:table-row>
        <table:table-row table:style-name="ro1">
          <table:table-cell office:value-type="string">
            <text:p>Xmax_13</text:p>
          </table:table-cell>
          <table:table-cell office:value-type="float" office:value="779">
            <text:p>7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table:formula="of:=CONCATENATE([.A356];&quot;:=INT_REAL(eep_n_r(&quot;;[.I356];&quot;));&quot;)" office:value-type="string" office:string-value="Xmax_13:=INT_REAL(eep_n_r(151));">
            <text:p>Xmax_13:=INT_REAL(eep_n_r(151));</text:p>
          </table:table-cell>
          <table:table-cell table:formula="of:=CONCATENATE(&quot;Res:=eep_n_w(&quot;;[.I356];&quot;,REAL_INT(&quot;;[.A356];&quot;));&quot;)" office:value-type="string" office:string-value="Res:=eep_n_w(151,REAL_INT(Xmax_13));">
            <text:p>Res:=eep_n_w(151,REAL_INT(Xmax_13));</text:p>
          </table:table-cell>
          <table:table-cell table:formula="of:=IF([.E356]=1;CONCATENATE([.A356];&quot; smallint default '0',&quot;);&quot;&quot;)">
            <text:p/>
          </table:table-cell>
        </table:table-row>
        <table:table-row table:style-name="ro1">
          <table:table-cell office:value-type="string">
            <text:p>Xmax_14</text:p>
          </table:table-cell>
          <table:table-cell office:value-type="float" office:value="781">
            <text:p>7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2">
            <text:p>152</text:p>
          </table:table-cell>
          <table:table-cell/>
          <table:table-cell table:formula="of:=CONCATENATE([.A357];&quot;:=INT_REAL(eep_n_r(&quot;;[.I357];&quot;));&quot;)" office:value-type="string" office:string-value="Xmax_14:=INT_REAL(eep_n_r(152));">
            <text:p>Xmax_14:=INT_REAL(eep_n_r(152));</text:p>
          </table:table-cell>
          <table:table-cell table:formula="of:=CONCATENATE(&quot;Res:=eep_n_w(&quot;;[.I357];&quot;,REAL_INT(&quot;;[.A357];&quot;));&quot;)" office:value-type="string" office:string-value="Res:=eep_n_w(152,REAL_INT(Xmax_14));">
            <text:p>Res:=eep_n_w(152,REAL_INT(Xmax_14));</text:p>
          </table:table-cell>
          <table:table-cell table:formula="of:=IF([.E357]=1;CONCATENATE([.A357];&quot; smallint default '0',&quot;);&quot;&quot;)">
            <text:p/>
          </table:table-cell>
        </table:table-row>
        <table:table-row table:style-name="ro1">
          <table:table-cell office:value-type="string">
            <text:p>Xmax_15</text:p>
          </table:table-cell>
          <table:table-cell office:value-type="float" office:value="783">
            <text:p>7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formula="of:=CONCATENATE([.A358];&quot;:=INT_REAL(eep_n_r(&quot;;[.I358];&quot;));&quot;)" office:value-type="string" office:string-value="Xmax_15:=INT_REAL(eep_n_r(153));">
            <text:p>Xmax_15:=INT_REAL(eep_n_r(153));</text:p>
          </table:table-cell>
          <table:table-cell table:formula="of:=CONCATENATE(&quot;Res:=eep_n_w(&quot;;[.I358];&quot;,REAL_INT(&quot;;[.A358];&quot;));&quot;)" office:value-type="string" office:string-value="Res:=eep_n_w(153,REAL_INT(Xmax_15));">
            <text:p>Res:=eep_n_w(153,REAL_INT(Xmax_15));</text:p>
          </table:table-cell>
          <table:table-cell table:formula="of:=IF([.E358]=1;CONCATENATE([.A358];&quot; smallint default '0',&quot;);&quot;&quot;)">
            <text:p/>
          </table:table-cell>
        </table:table-row>
        <table:table-row table:style-name="ro1">
          <table:table-cell office:value-type="string">
            <text:p>Xmax_16</text:p>
          </table:table-cell>
          <table:table-cell office:value-type="float" office:value="785">
            <text:p>7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4">
            <text:p>154</text:p>
          </table:table-cell>
          <table:table-cell/>
          <table:table-cell table:formula="of:=CONCATENATE([.A359];&quot;:=INT_REAL(eep_n_r(&quot;;[.I359];&quot;));&quot;)" office:value-type="string" office:string-value="Xmax_16:=INT_REAL(eep_n_r(154));">
            <text:p>Xmax_16:=INT_REAL(eep_n_r(154));</text:p>
          </table:table-cell>
          <table:table-cell table:formula="of:=CONCATENATE(&quot;Res:=eep_n_w(&quot;;[.I359];&quot;,REAL_INT(&quot;;[.A359];&quot;));&quot;)" office:value-type="string" office:string-value="Res:=eep_n_w(154,REAL_INT(Xmax_16));">
            <text:p>Res:=eep_n_w(154,REAL_INT(Xmax_16));</text:p>
          </table:table-cell>
          <table:table-cell table:formula="of:=IF([.E359]=1;CONCATENATE([.A359];&quot; smallint default '0',&quot;);&quot;&quot;)">
            <text:p/>
          </table:table-cell>
        </table:table-row>
        <table:table-row table:style-name="ro1">
          <table:table-cell office:value-type="string">
            <text:p>Xmax_17</text:p>
          </table:table-cell>
          <table:table-cell office:value-type="float" office:value="787">
            <text:p>7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5">
            <text:p>155</text:p>
          </table:table-cell>
          <table:table-cell/>
          <table:table-cell table:formula="of:=CONCATENATE([.A360];&quot;:=INT_REAL(eep_n_r(&quot;;[.I360];&quot;));&quot;)" office:value-type="string" office:string-value="Xmax_17:=INT_REAL(eep_n_r(155));">
            <text:p>Xmax_17:=INT_REAL(eep_n_r(155));</text:p>
          </table:table-cell>
          <table:table-cell table:formula="of:=CONCATENATE(&quot;Res:=eep_n_w(&quot;;[.I360];&quot;,REAL_INT(&quot;;[.A360];&quot;));&quot;)" office:value-type="string" office:string-value="Res:=eep_n_w(155,REAL_INT(Xmax_17));">
            <text:p>Res:=eep_n_w(155,REAL_INT(Xmax_17));</text:p>
          </table:table-cell>
          <table:table-cell table:formula="of:=IF([.E360]=1;CONCATENATE([.A360];&quot; smallint default '0',&quot;);&quot;&quot;)">
            <text:p/>
          </table:table-cell>
        </table:table-row>
        <table:table-row table:style-name="ro1">
          <table:table-cell office:value-type="string">
            <text:p>Xmax_18</text:p>
          </table:table-cell>
          <table:table-cell office:value-type="float" office:value="789">
            <text:p>7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6">
            <text:p>156</text:p>
          </table:table-cell>
          <table:table-cell/>
          <table:table-cell table:formula="of:=CONCATENATE([.A361];&quot;:=INT_REAL(eep_n_r(&quot;;[.I361];&quot;));&quot;)" office:value-type="string" office:string-value="Xmax_18:=INT_REAL(eep_n_r(156));">
            <text:p>Xmax_18:=INT_REAL(eep_n_r(156));</text:p>
          </table:table-cell>
          <table:table-cell table:formula="of:=CONCATENATE(&quot;Res:=eep_n_w(&quot;;[.I361];&quot;,REAL_INT(&quot;;[.A361];&quot;));&quot;)" office:value-type="string" office:string-value="Res:=eep_n_w(156,REAL_INT(Xmax_18));">
            <text:p>Res:=eep_n_w(156,REAL_INT(Xmax_18));</text:p>
          </table:table-cell>
          <table:table-cell table:formula="of:=IF([.E361]=1;CONCATENATE([.A361];&quot; smallint default '0',&quot;);&quot;&quot;)">
            <text:p/>
          </table:table-cell>
        </table:table-row>
        <table:table-row table:style-name="ro1">
          <table:table-cell office:value-type="string">
            <text:p>Xmax_19</text:p>
          </table:table-cell>
          <table:table-cell office:value-type="float" office:value="791">
            <text:p>7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7">
            <text:p>157</text:p>
          </table:table-cell>
          <table:table-cell/>
          <table:table-cell table:formula="of:=CONCATENATE([.A362];&quot;:=INT_REAL(eep_n_r(&quot;;[.I362];&quot;));&quot;)" office:value-type="string" office:string-value="Xmax_19:=INT_REAL(eep_n_r(157));">
            <text:p>Xmax_19:=INT_REAL(eep_n_r(157));</text:p>
          </table:table-cell>
          <table:table-cell table:formula="of:=CONCATENATE(&quot;Res:=eep_n_w(&quot;;[.I362];&quot;,REAL_INT(&quot;;[.A362];&quot;));&quot;)" office:value-type="string" office:string-value="Res:=eep_n_w(157,REAL_INT(Xmax_19));">
            <text:p>Res:=eep_n_w(157,REAL_INT(Xmax_19));</text:p>
          </table:table-cell>
          <table:table-cell table:formula="of:=IF([.E362]=1;CONCATENATE([.A362];&quot; smallint default '0',&quot;);&quot;&quot;)">
            <text:p/>
          </table:table-cell>
        </table:table-row>
        <table:table-row table:style-name="ro1">
          <table:table-cell office:value-type="string">
            <text:p>Xmax_20</text:p>
          </table:table-cell>
          <table:table-cell office:value-type="float" office:value="793">
            <text:p>7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8">
            <text:p>158</text:p>
          </table:table-cell>
          <table:table-cell/>
          <table:table-cell table:formula="of:=CONCATENATE([.A363];&quot;:=INT_REAL(eep_n_r(&quot;;[.I363];&quot;));&quot;)" office:value-type="string" office:string-value="Xmax_20:=INT_REAL(eep_n_r(158));">
            <text:p>Xmax_20:=INT_REAL(eep_n_r(158));</text:p>
          </table:table-cell>
          <table:table-cell table:formula="of:=CONCATENATE(&quot;Res:=eep_n_w(&quot;;[.I363];&quot;,REAL_INT(&quot;;[.A363];&quot;));&quot;)" office:value-type="string" office:string-value="Res:=eep_n_w(158,REAL_INT(Xmax_20));">
            <text:p>Res:=eep_n_w(158,REAL_INT(Xmax_20));</text:p>
          </table:table-cell>
          <table:table-cell table:formula="of:=IF([.E363]=1;CONCATENATE([.A363];&quot; smallint default '0',&quot;);&quot;&quot;)">
            <text:p/>
          </table:table-cell>
        </table:table-row>
        <table:table-row table:style-name="ro1">
          <table:table-cell office:value-type="string">
            <text:p>Xmax_21</text:p>
          </table:table-cell>
          <table:table-cell office:value-type="float" office:value="795">
            <text:p>7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9">
            <text:p>159</text:p>
          </table:table-cell>
          <table:table-cell/>
          <table:table-cell table:formula="of:=CONCATENATE([.A364];&quot;:=INT_REAL(eep_n_r(&quot;;[.I364];&quot;));&quot;)" office:value-type="string" office:string-value="Xmax_21:=INT_REAL(eep_n_r(159));">
            <text:p>Xmax_21:=INT_REAL(eep_n_r(159));</text:p>
          </table:table-cell>
          <table:table-cell table:formula="of:=CONCATENATE(&quot;Res:=eep_n_w(&quot;;[.I364];&quot;,REAL_INT(&quot;;[.A364];&quot;));&quot;)" office:value-type="string" office:string-value="Res:=eep_n_w(159,REAL_INT(Xmax_21));">
            <text:p>Res:=eep_n_w(159,REAL_INT(Xmax_21));</text:p>
          </table:table-cell>
          <table:table-cell table:formula="of:=IF([.E364]=1;CONCATENATE([.A364];&quot; smallint default '0',&quot;);&quot;&quot;)">
            <text:p/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797">
            <text:p>7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6</text:p>
          </table:table-cell>
          <table:table-cell table:number-columns-repeated="2"/>
          <table:table-cell office:value-type="float" office:value="160">
            <text:p>160</text:p>
          </table:table-cell>
          <table:table-cell/>
          <table:table-cell table:formula="of:=CONCATENATE([.A365];&quot;:=INT_REAL(eep_n_r(&quot;;[.I365];&quot;));&quot;)" office:value-type="string" office:string-value="SP_01:=INT_REAL(eep_n_r(160));">
            <text:p>SP_01:=INT_REAL(eep_n_r(160));</text:p>
          </table:table-cell>
          <table:table-cell table:formula="of:=CONCATENATE(&quot;Res:=eep_n_w(&quot;;[.I365];&quot;,REAL_INT(&quot;;[.A365];&quot;));&quot;)" office:value-type="string" office:string-value="Res:=eep_n_w(160,REAL_INT(SP_01));">
            <text:p>Res:=eep_n_w(160,REAL_INT(SP_01));</text:p>
          </table:table-cell>
          <table:table-cell table:formula="of:=IF([.E365]=1;CONCATENATE([.A365];&quot; smallint default '0',&quot;);&quot;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799">
            <text:p>7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5</text:p>
          </table:table-cell>
          <table:table-cell table:number-columns-repeated="2"/>
          <table:table-cell office:value-type="float" office:value="161">
            <text:p>161</text:p>
          </table:table-cell>
          <table:table-cell/>
          <table:table-cell table:formula="of:=CONCATENATE([.A366];&quot;:=INT_REAL(eep_n_r(&quot;;[.I366];&quot;));&quot;)" office:value-type="string" office:string-value="SP_02:=INT_REAL(eep_n_r(161));">
            <text:p>SP_02:=INT_REAL(eep_n_r(161));</text:p>
          </table:table-cell>
          <table:table-cell table:formula="of:=CONCATENATE(&quot;Res:=eep_n_w(&quot;;[.I366];&quot;,REAL_INT(&quot;;[.A366];&quot;));&quot;)" office:value-type="string" office:string-value="Res:=eep_n_w(161,REAL_INT(SP_02));">
            <text:p>Res:=eep_n_w(161,REAL_INT(SP_02));</text:p>
          </table:table-cell>
          <table:table-cell table:formula="of:=IF([.E366]=1;CONCATENATE([.A366];&quot; smallint default '0',&quot;);&quot;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801">
            <text:p>8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6</text:p>
          </table:table-cell>
          <table:table-cell table:number-columns-repeated="2"/>
          <table:table-cell office:value-type="float" office:value="162">
            <text:p>162</text:p>
          </table:table-cell>
          <table:table-cell/>
          <table:table-cell table:formula="of:=CONCATENATE([.A367];&quot;:=INT_REAL(eep_n_r(&quot;;[.I367];&quot;));&quot;)" office:value-type="string" office:string-value="SP_03:=INT_REAL(eep_n_r(162));">
            <text:p>SP_03:=INT_REAL(eep_n_r(162));</text:p>
          </table:table-cell>
          <table:table-cell table:formula="of:=CONCATENATE(&quot;Res:=eep_n_w(&quot;;[.I367];&quot;,REAL_INT(&quot;;[.A367];&quot;));&quot;)" office:value-type="string" office:string-value="Res:=eep_n_w(162,REAL_INT(SP_03));">
            <text:p>Res:=eep_n_w(162,REAL_INT(SP_03));</text:p>
          </table:table-cell>
          <table:table-cell table:formula="of:=IF([.E367]=1;CONCATENATE([.A367];&quot; smallint default '0',&quot;);&quot;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803">
            <text:p>8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7</text:p>
          </table:table-cell>
          <table:table-cell table:number-columns-repeated="2"/>
          <table:table-cell office:value-type="float" office:value="163">
            <text:p>163</text:p>
          </table:table-cell>
          <table:table-cell/>
          <table:table-cell table:formula="of:=CONCATENATE([.A368];&quot;:=INT_REAL(eep_n_r(&quot;;[.I368];&quot;));&quot;)" office:value-type="string" office:string-value="SP_04:=INT_REAL(eep_n_r(163));">
            <text:p>SP_04:=INT_REAL(eep_n_r(163));</text:p>
          </table:table-cell>
          <table:table-cell table:formula="of:=CONCATENATE(&quot;Res:=eep_n_w(&quot;;[.I368];&quot;,REAL_INT(&quot;;[.A368];&quot;));&quot;)" office:value-type="string" office:string-value="Res:=eep_n_w(163,REAL_INT(SP_04));">
            <text:p>Res:=eep_n_w(163,REAL_INT(SP_04));</text:p>
          </table:table-cell>
          <table:table-cell table:formula="of:=IF([.E368]=1;CONCATENATE([.A368];&quot; smallint default '0',&quot;);&quot;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805">
            <text:p>8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8</text:p>
          </table:table-cell>
          <table:table-cell table:number-columns-repeated="2"/>
          <table:table-cell office:value-type="float" office:value="164">
            <text:p>164</text:p>
          </table:table-cell>
          <table:table-cell/>
          <table:table-cell table:formula="of:=CONCATENATE([.A369];&quot;:=INT_REAL(eep_n_r(&quot;;[.I369];&quot;));&quot;)" office:value-type="string" office:string-value="SP_05:=INT_REAL(eep_n_r(164));">
            <text:p>SP_05:=INT_REAL(eep_n_r(164));</text:p>
          </table:table-cell>
          <table:table-cell table:formula="of:=CONCATENATE(&quot;Res:=eep_n_w(&quot;;[.I369];&quot;,REAL_INT(&quot;;[.A369];&quot;));&quot;)" office:value-type="string" office:string-value="Res:=eep_n_w(164,REAL_INT(SP_05));">
            <text:p>Res:=eep_n_w(164,REAL_INT(SP_05));</text:p>
          </table:table-cell>
          <table:table-cell table:formula="of:=IF([.E369]=1;CONCATENATE([.A369];&quot; smallint default '0',&quot;);&quot;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807">
            <text:p>8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table:number-columns-repeated="2"/>
          <table:table-cell office:value-type="float" office:value="165">
            <text:p>165</text:p>
          </table:table-cell>
          <table:table-cell/>
          <table:table-cell table:formula="of:=CONCATENATE([.A370];&quot;:=INT_REAL(eep_n_r(&quot;;[.I370];&quot;));&quot;)" office:value-type="string" office:string-value="SP_06:=INT_REAL(eep_n_r(165));">
            <text:p>SP_06:=INT_REAL(eep_n_r(165));</text:p>
          </table:table-cell>
          <table:table-cell table:formula="of:=CONCATENATE(&quot;Res:=eep_n_w(&quot;;[.I370];&quot;,REAL_INT(&quot;;[.A370];&quot;));&quot;)" office:value-type="string" office:string-value="Res:=eep_n_w(165,REAL_INT(SP_06));">
            <text:p>Res:=eep_n_w(165,REAL_INT(SP_06));</text:p>
          </table:table-cell>
          <table:table-cell table:formula="of:=IF([.E370]=1;CONCATENATE([.A370];&quot; smallint default '0',&quot;);&quot;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809">
            <text:p>8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0</text:p>
          </table:table-cell>
          <table:table-cell table:number-columns-repeated="2"/>
          <table:table-cell office:value-type="float" office:value="166">
            <text:p>166</text:p>
          </table:table-cell>
          <table:table-cell/>
          <table:table-cell table:formula="of:=CONCATENATE([.A371];&quot;:=INT_REAL(eep_n_r(&quot;;[.I371];&quot;));&quot;)" office:value-type="string" office:string-value="SP_07:=INT_REAL(eep_n_r(166));">
            <text:p>SP_07:=INT_REAL(eep_n_r(166));</text:p>
          </table:table-cell>
          <table:table-cell table:formula="of:=CONCATENATE(&quot;Res:=eep_n_w(&quot;;[.I371];&quot;,REAL_INT(&quot;;[.A371];&quot;));&quot;)" office:value-type="string" office:string-value="Res:=eep_n_w(166,REAL_INT(SP_07));">
            <text:p>Res:=eep_n_w(166,REAL_INT(SP_07));</text:p>
          </table:table-cell>
          <table:table-cell table:formula="of:=IF([.E371]=1;CONCATENATE([.A371];&quot; smallint default '0',&quot;);&quot;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811">
            <text:p>8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1</text:p>
          </table:table-cell>
          <table:table-cell table:number-columns-repeated="2"/>
          <table:table-cell office:value-type="float" office:value="167">
            <text:p>167</text:p>
          </table:table-cell>
          <table:table-cell/>
          <table:table-cell table:formula="of:=CONCATENATE([.A372];&quot;:=INT_REAL(eep_n_r(&quot;;[.I372];&quot;));&quot;)" office:value-type="string" office:string-value="SP_08:=INT_REAL(eep_n_r(167));">
            <text:p>SP_08:=INT_REAL(eep_n_r(167));</text:p>
          </table:table-cell>
          <table:table-cell table:formula="of:=CONCATENATE(&quot;Res:=eep_n_w(&quot;;[.I372];&quot;,REAL_INT(&quot;;[.A372];&quot;));&quot;)" office:value-type="string" office:string-value="Res:=eep_n_w(167,REAL_INT(SP_08));">
            <text:p>Res:=eep_n_w(167,REAL_INT(SP_08));</text:p>
          </table:table-cell>
          <table:table-cell table:formula="of:=IF([.E372]=1;CONCATENATE([.A372];&quot; smallint default '0',&quot;);&quot;&quot;)" office:value-type="string" office:string-value="SP_08 smallint default '0',">
            <text:p>SP_08 smallint default '0',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813">
            <text:p>8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2</text:p>
          </table:table-cell>
          <table:table-cell table:number-columns-repeated="2"/>
          <table:table-cell office:value-type="float" office:value="168">
            <text:p>168</text:p>
          </table:table-cell>
          <table:table-cell/>
          <table:table-cell table:formula="of:=CONCATENATE([.A373];&quot;:=INT_REAL(eep_n_r(&quot;;[.I373];&quot;));&quot;)" office:value-type="string" office:string-value="SP_09:=INT_REAL(eep_n_r(168));">
            <text:p>SP_09:=INT_REAL(eep_n_r(168));</text:p>
          </table:table-cell>
          <table:table-cell table:formula="of:=CONCATENATE(&quot;Res:=eep_n_w(&quot;;[.I373];&quot;,REAL_INT(&quot;;[.A373];&quot;));&quot;)" office:value-type="string" office:string-value="Res:=eep_n_w(168,REAL_INT(SP_09));">
            <text:p>Res:=eep_n_w(168,REAL_INT(SP_09));</text:p>
          </table:table-cell>
          <table:table-cell table:formula="of:=IF([.E373]=1;CONCATENATE([.A373];&quot; smallint default '0',&quot;);&quot;&quot;)" office:value-type="string" office:string-value="SP_09 smallint default '0',">
            <text:p>SP_09 smallint default '0',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815">
            <text:p>8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3</text:p>
          </table:table-cell>
          <table:table-cell table:number-columns-repeated="2"/>
          <table:table-cell office:value-type="float" office:value="169">
            <text:p>169</text:p>
          </table:table-cell>
          <table:table-cell/>
          <table:table-cell table:formula="of:=CONCATENATE([.A374];&quot;:=INT_REAL(eep_n_r(&quot;;[.I374];&quot;));&quot;)" office:value-type="string" office:string-value="SP_10:=INT_REAL(eep_n_r(169));">
            <text:p>SP_10:=INT_REAL(eep_n_r(169));</text:p>
          </table:table-cell>
          <table:table-cell table:formula="of:=CONCATENATE(&quot;Res:=eep_n_w(&quot;;[.I374];&quot;,REAL_INT(&quot;;[.A374];&quot;));&quot;)" office:value-type="string" office:string-value="Res:=eep_n_w(169,REAL_INT(SP_10));">
            <text:p>Res:=eep_n_w(169,REAL_INT(SP_10));</text:p>
          </table:table-cell>
          <table:table-cell table:formula="of:=IF([.E374]=1;CONCATENATE([.A374];&quot; smallint default '0',&quot;);&quot;&quot;)" office:value-type="string" office:string-value="SP_10 smallint default '0',">
            <text:p>SP_10 smallint default '0',</text:p>
          </table:table-cell>
        </table:table-row>
        <table:table-row table:style-name="ro1">
          <table:table-cell office:value-type="string">
            <text:p>SP_11</text:p>
          </table:table-cell>
          <table:table-cell office:value-type="float" office:value="817">
            <text:p>8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4</text:p>
          </table:table-cell>
          <table:table-cell table:number-columns-repeated="2"/>
          <table:table-cell office:value-type="float" office:value="170">
            <text:p>170</text:p>
          </table:table-cell>
          <table:table-cell/>
          <table:table-cell table:formula="of:=CONCATENATE([.A375];&quot;:=INT_REAL(eep_n_r(&quot;;[.I375];&quot;));&quot;)" office:value-type="string" office:string-value="SP_11:=INT_REAL(eep_n_r(170));">
            <text:p>SP_11:=INT_REAL(eep_n_r(170));</text:p>
          </table:table-cell>
          <table:table-cell table:formula="of:=CONCATENATE(&quot;Res:=eep_n_w(&quot;;[.I375];&quot;,REAL_INT(&quot;;[.A375];&quot;));&quot;)" office:value-type="string" office:string-value="Res:=eep_n_w(170,REAL_INT(SP_11));">
            <text:p>Res:=eep_n_w(170,REAL_INT(SP_11));</text:p>
          </table:table-cell>
          <table:table-cell table:formula="of:=IF([.E375]=1;CONCATENATE([.A375];&quot; smallint default '0',&quot;);&quot;&quot;)" office:value-type="string" office:string-value="SP_11 smallint default '0',">
            <text:p>SP_11 smallint default '0',</text:p>
          </table:table-cell>
        </table:table-row>
        <table:table-row table:style-name="ro1">
          <table:table-cell office:value-type="string">
            <text:p>SP_12</text:p>
          </table:table-cell>
          <table:table-cell office:value-type="float" office:value="819">
            <text:p>8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5</text:p>
          </table:table-cell>
          <table:table-cell table:number-columns-repeated="2"/>
          <table:table-cell office:value-type="float" office:value="171">
            <text:p>171</text:p>
          </table:table-cell>
          <table:table-cell/>
          <table:table-cell table:formula="of:=CONCATENATE([.A376];&quot;:=INT_REAL(eep_n_r(&quot;;[.I376];&quot;));&quot;)" office:value-type="string" office:string-value="SP_12:=INT_REAL(eep_n_r(171));">
            <text:p>SP_12:=INT_REAL(eep_n_r(171));</text:p>
          </table:table-cell>
          <table:table-cell table:formula="of:=CONCATENATE(&quot;Res:=eep_n_w(&quot;;[.I376];&quot;,REAL_INT(&quot;;[.A376];&quot;));&quot;)" office:value-type="string" office:string-value="Res:=eep_n_w(171,REAL_INT(SP_12));">
            <text:p>Res:=eep_n_w(171,REAL_INT(SP_12));</text:p>
          </table:table-cell>
          <table:table-cell table:formula="of:=IF([.E376]=1;CONCATENATE([.A376];&quot; smallint default '0',&quot;);&quot;&quot;)" office:value-type="string" office:string-value="SP_12 smallint default '0',">
            <text:p>SP_12 smallint default '0',</text:p>
          </table:table-cell>
        </table:table-row>
        <table:table-row table:style-name="ro1">
          <table:table-cell office:value-type="string">
            <text:p>SP_13</text:p>
          </table:table-cell>
          <table:table-cell office:value-type="float" office:value="821">
            <text:p>8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6</text:p>
          </table:table-cell>
          <table:table-cell table:number-columns-repeated="2"/>
          <table:table-cell office:value-type="float" office:value="172">
            <text:p>172</text:p>
          </table:table-cell>
          <table:table-cell/>
          <table:table-cell table:formula="of:=CONCATENATE([.A377];&quot;:=INT_REAL(eep_n_r(&quot;;[.I377];&quot;));&quot;)" office:value-type="string" office:string-value="SP_13:=INT_REAL(eep_n_r(172));">
            <text:p>SP_13:=INT_REAL(eep_n_r(172));</text:p>
          </table:table-cell>
          <table:table-cell table:formula="of:=CONCATENATE(&quot;Res:=eep_n_w(&quot;;[.I377];&quot;,REAL_INT(&quot;;[.A377];&quot;));&quot;)" office:value-type="string" office:string-value="Res:=eep_n_w(172,REAL_INT(SP_13));">
            <text:p>Res:=eep_n_w(172,REAL_INT(SP_13));</text:p>
          </table:table-cell>
          <table:table-cell table:formula="of:=IF([.E377]=1;CONCATENATE([.A377];&quot; smallint default '0',&quot;);&quot;&quot;)" office:value-type="string" office:string-value="SP_13 smallint default '0',">
            <text:p>SP_13 smallint default '0',</text:p>
          </table:table-cell>
        </table:table-row>
        <table:table-row table:style-name="ro1">
          <table:table-cell office:value-type="string">
            <text:p>SP_14</text:p>
          </table:table-cell>
          <table:table-cell office:value-type="float" office:value="823">
            <text:p>8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8</text:p>
          </table:table-cell>
          <table:table-cell table:number-columns-repeated="2"/>
          <table:table-cell office:value-type="float" office:value="173">
            <text:p>173</text:p>
          </table:table-cell>
          <table:table-cell/>
          <table:table-cell table:formula="of:=CONCATENATE([.A378];&quot;:=INT_REAL(eep_n_r(&quot;;[.I378];&quot;));&quot;)" office:value-type="string" office:string-value="SP_14:=INT_REAL(eep_n_r(173));">
            <text:p>SP_14:=INT_REAL(eep_n_r(173));</text:p>
          </table:table-cell>
          <table:table-cell table:formula="of:=CONCATENATE(&quot;Res:=eep_n_w(&quot;;[.I378];&quot;,REAL_INT(&quot;;[.A378];&quot;));&quot;)" office:value-type="string" office:string-value="Res:=eep_n_w(173,REAL_INT(SP_14));">
            <text:p>Res:=eep_n_w(173,REAL_INT(SP_14));</text:p>
          </table:table-cell>
          <table:table-cell table:formula="of:=IF([.E378]=1;CONCATENATE([.A378];&quot; smallint default '0',&quot;);&quot;&quot;)" office:value-type="string" office:string-value="SP_14 smallint default '0',">
            <text:p>SP_14 smallint default '0',</text:p>
          </table:table-cell>
        </table:table-row>
        <table:table-row table:style-name="ro1">
          <table:table-cell office:value-type="string">
            <text:p>SP_15</text:p>
          </table:table-cell>
          <table:table-cell office:value-type="float" office:value="825">
            <text:p>8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0</text:p>
          </table:table-cell>
          <table:table-cell table:number-columns-repeated="2"/>
          <table:table-cell office:value-type="float" office:value="174">
            <text:p>174</text:p>
          </table:table-cell>
          <table:table-cell/>
          <table:table-cell table:formula="of:=CONCATENATE([.A379];&quot;:=INT_REAL(eep_n_r(&quot;;[.I379];&quot;));&quot;)" office:value-type="string" office:string-value="SP_15:=INT_REAL(eep_n_r(174));">
            <text:p>SP_15:=INT_REAL(eep_n_r(174));</text:p>
          </table:table-cell>
          <table:table-cell table:formula="of:=CONCATENATE(&quot;Res:=eep_n_w(&quot;;[.I379];&quot;,REAL_INT(&quot;;[.A379];&quot;));&quot;)" office:value-type="string" office:string-value="Res:=eep_n_w(174,REAL_INT(SP_15));">
            <text:p>Res:=eep_n_w(174,REAL_INT(SP_15));</text:p>
          </table:table-cell>
          <table:table-cell table:formula="of:=IF([.E379]=1;CONCATENATE([.A379];&quot; smallint default '0',&quot;);&quot;&quot;)" office:value-type="string" office:string-value="SP_15 smallint default '0',">
            <text:p>SP_15 smallint default '0',</text:p>
          </table:table-cell>
        </table:table-row>
        <table:table-row table:style-name="ro1">
          <table:table-cell office:value-type="string">
            <text:p>SP_16</text:p>
          </table:table-cell>
          <table:table-cell office:value-type="float" office:value="827">
            <text:p>8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table:number-columns-repeated="2"/>
          <table:table-cell office:value-type="float" office:value="175">
            <text:p>175</text:p>
          </table:table-cell>
          <table:table-cell/>
          <table:table-cell table:formula="of:=CONCATENATE([.A380];&quot;:=INT_REAL(eep_n_r(&quot;;[.I380];&quot;));&quot;)" office:value-type="string" office:string-value="SP_16:=INT_REAL(eep_n_r(175));">
            <text:p>SP_16:=INT_REAL(eep_n_r(175));</text:p>
          </table:table-cell>
          <table:table-cell table:formula="of:=CONCATENATE(&quot;Res:=eep_n_w(&quot;;[.I380];&quot;,REAL_INT(&quot;;[.A380];&quot;));&quot;)" office:value-type="string" office:string-value="Res:=eep_n_w(175,REAL_INT(SP_16));">
            <text:p>Res:=eep_n_w(175,REAL_INT(SP_16));</text:p>
          </table:table-cell>
          <table:table-cell table:formula="of:=IF([.E380]=1;CONCATENATE([.A380];&quot; smallint default '0',&quot;);&quot;&quot;)" office:value-type="string" office:string-value="SP_16 smallint default '0',">
            <text:p>SP_16 smallint default '0',</text:p>
          </table:table-cell>
        </table:table-row>
        <table:table-row table:style-name="ro1">
          <table:table-cell office:value-type="string">
            <text:p>SP_17</text:p>
          </table:table-cell>
          <table:table-cell office:value-type="float" office:value="829">
            <text:p>8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6">
            <text:p>176</text:p>
          </table:table-cell>
          <table:table-cell/>
          <table:table-cell table:formula="of:=CONCATENATE([.A381];&quot;:=INT_REAL(eep_n_r(&quot;;[.I381];&quot;));&quot;)" office:value-type="string" office:string-value="SP_17:=INT_REAL(eep_n_r(176));">
            <text:p>SP_17:=INT_REAL(eep_n_r(176));</text:p>
          </table:table-cell>
          <table:table-cell table:formula="of:=CONCATENATE(&quot;Res:=eep_n_w(&quot;;[.I381];&quot;,REAL_INT(&quot;;[.A381];&quot;));&quot;)" office:value-type="string" office:string-value="Res:=eep_n_w(176,REAL_INT(SP_17));">
            <text:p>Res:=eep_n_w(176,REAL_INT(SP_17));</text:p>
          </table:table-cell>
          <table:table-cell table:formula="of:=IF([.E381]=1;CONCATENATE([.A381];&quot; smallint default '0',&quot;);&quot;&quot;)" office:value-type="string" office:string-value="SP_17 smallint default '0',">
            <text:p>SP_17 smallint default '0',</text:p>
          </table:table-cell>
        </table:table-row>
        <table:table-row table:style-name="ro1">
          <table:table-cell office:value-type="string">
            <text:p>SP_18</text:p>
          </table:table-cell>
          <table:table-cell office:value-type="float" office:value="831">
            <text:p>8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7</text:p>
          </table:table-cell>
          <table:table-cell table:number-columns-repeated="2"/>
          <table:table-cell office:value-type="float" office:value="177">
            <text:p>177</text:p>
          </table:table-cell>
          <table:table-cell/>
          <table:table-cell table:formula="of:=CONCATENATE([.A382];&quot;:=INT_REAL(eep_n_r(&quot;;[.I382];&quot;));&quot;)" office:value-type="string" office:string-value="SP_18:=INT_REAL(eep_n_r(177));">
            <text:p>SP_18:=INT_REAL(eep_n_r(177));</text:p>
          </table:table-cell>
          <table:table-cell table:formula="of:=CONCATENATE(&quot;Res:=eep_n_w(&quot;;[.I382];&quot;,REAL_INT(&quot;;[.A382];&quot;));&quot;)" office:value-type="string" office:string-value="Res:=eep_n_w(177,REAL_INT(SP_18));">
            <text:p>Res:=eep_n_w(177,REAL_INT(SP_18));</text:p>
          </table:table-cell>
          <table:table-cell table:formula="of:=IF([.E382]=1;CONCATENATE([.A382];&quot; smallint default '0',&quot;);&quot;&quot;)" office:value-type="string" office:string-value="SP_18 smallint default '0',">
            <text:p>SP_18 smallint default '0',</text:p>
          </table:table-cell>
        </table:table-row>
        <table:table-row table:style-name="ro1">
          <table:table-cell office:value-type="string">
            <text:p>SP_19</text:p>
          </table:table-cell>
          <table:table-cell office:value-type="float" office:value="833">
            <text:p>8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8</text:p>
          </table:table-cell>
          <table:table-cell table:number-columns-repeated="2"/>
          <table:table-cell office:value-type="float" office:value="178">
            <text:p>178</text:p>
          </table:table-cell>
          <table:table-cell/>
          <table:table-cell table:formula="of:=CONCATENATE([.A383];&quot;:=INT_REAL(eep_n_r(&quot;;[.I383];&quot;));&quot;)" office:value-type="string" office:string-value="SP_19:=INT_REAL(eep_n_r(178));">
            <text:p>SP_19:=INT_REAL(eep_n_r(178));</text:p>
          </table:table-cell>
          <table:table-cell table:formula="of:=CONCATENATE(&quot;Res:=eep_n_w(&quot;;[.I383];&quot;,REAL_INT(&quot;;[.A383];&quot;));&quot;)" office:value-type="string" office:string-value="Res:=eep_n_w(178,REAL_INT(SP_19));">
            <text:p>Res:=eep_n_w(178,REAL_INT(SP_19));</text:p>
          </table:table-cell>
          <table:table-cell table:formula="of:=IF([.E383]=1;CONCATENATE([.A383];&quot; smallint default '0',&quot;);&quot;&quot;)" office:value-type="string" office:string-value="SP_19 smallint default '0',">
            <text:p>SP_19 smallint default '0',</text:p>
          </table:table-cell>
        </table:table-row>
        <table:table-row table:style-name="ro1">
          <table:table-cell office:value-type="string">
            <text:p>SP_20</text:p>
          </table:table-cell>
          <table:table-cell office:value-type="float" office:value="835">
            <text:p>8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1</text:p>
          </table:table-cell>
          <table:table-cell table:number-columns-repeated="2"/>
          <table:table-cell office:value-type="float" office:value="179">
            <text:p>179</text:p>
          </table:table-cell>
          <table:table-cell/>
          <table:table-cell table:formula="of:=CONCATENATE([.A384];&quot;:=INT_REAL(eep_n_r(&quot;;[.I384];&quot;));&quot;)" office:value-type="string" office:string-value="SP_20:=INT_REAL(eep_n_r(179));">
            <text:p>SP_20:=INT_REAL(eep_n_r(179));</text:p>
          </table:table-cell>
          <table:table-cell table:formula="of:=CONCATENATE(&quot;Res:=eep_n_w(&quot;;[.I384];&quot;,REAL_INT(&quot;;[.A384];&quot;));&quot;)" office:value-type="string" office:string-value="Res:=eep_n_w(179,REAL_INT(SP_20));">
            <text:p>Res:=eep_n_w(179,REAL_INT(SP_20));</text:p>
          </table:table-cell>
          <table:table-cell table:formula="of:=IF([.E384]=1;CONCATENATE([.A384];&quot; smallint default '0',&quot;);&quot;&quot;)" office:value-type="string" office:string-value="SP_20 smallint default '0',">
            <text:p>SP_20 smallint default '0',</text:p>
          </table:table-cell>
        </table:table-row>
        <table:table-row table:style-name="ro1">
          <table:table-cell office:value-type="string">
            <text:p>SP_21</text:p>
          </table:table-cell>
          <table:table-cell office:value-type="float" office:value="837">
            <text:p>8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2</text:p>
          </table:table-cell>
          <table:table-cell table:number-columns-repeated="2"/>
          <table:table-cell office:value-type="float" office:value="180">
            <text:p>180</text:p>
          </table:table-cell>
          <table:table-cell/>
          <table:table-cell table:formula="of:=CONCATENATE([.A385];&quot;:=INT_REAL(eep_n_r(&quot;;[.I385];&quot;));&quot;)" office:value-type="string" office:string-value="SP_21:=INT_REAL(eep_n_r(180));">
            <text:p>SP_21:=INT_REAL(eep_n_r(180));</text:p>
          </table:table-cell>
          <table:table-cell table:formula="of:=CONCATENATE(&quot;Res:=eep_n_w(&quot;;[.I385];&quot;,REAL_INT(&quot;;[.A385];&quot;));&quot;)" office:value-type="string" office:string-value="Res:=eep_n_w(180,REAL_INT(SP_21));">
            <text:p>Res:=eep_n_w(180,REAL_INT(SP_21));</text:p>
          </table:table-cell>
          <table:table-cell table:formula="of:=IF([.E385]=1;CONCATENATE([.A385];&quot; smallint default '0',&quot;);&quot;&quot;)" office:value-type="string" office:string-value="SP_21 smallint default '0',">
            <text:p>SP_21 smallint default '0',</text:p>
          </table:table-cell>
        </table:table-row>
        <table:table-row table:style-name="ro1">
          <table:table-cell office:value-type="string">
            <text:p>SP2_04</text:p>
          </table:table-cell>
          <table:table-cell office:value-type="float" office:value="839">
            <text:p>8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3</text:p>
          </table:table-cell>
          <table:table-cell table:number-columns-repeated="2"/>
          <table:table-cell office:value-type="float" office:value="181">
            <text:p>181</text:p>
          </table:table-cell>
          <table:table-cell/>
          <table:table-cell table:formula="of:=CONCATENATE([.A386];&quot;:=INT_REAL(eep_n_r(&quot;;[.I386];&quot;));&quot;)" office:value-type="string" office:string-value="SP2_04:=INT_REAL(eep_n_r(181));">
            <text:p>SP2_04:=INT_REAL(eep_n_r(181));</text:p>
          </table:table-cell>
          <table:table-cell table:formula="of:=CONCATENATE(&quot;Res:=eep_n_w(&quot;;[.I386];&quot;,REAL_INT(&quot;;[.A386];&quot;));&quot;)" office:value-type="string" office:string-value="Res:=eep_n_w(181,REAL_INT(SP2_04));">
            <text:p>Res:=eep_n_w(181,REAL_INT(SP2_04));</text:p>
          </table:table-cell>
          <table:table-cell table:formula="of:=IF([.E386]=1;CONCATENATE([.A386];&quot; smallint default '0',&quot;);&quot;&quot;)" office:value-type="string" office:string-value="SP2_04 smallint default '0',">
            <text:p>SP2_04 smallint default '0',</text:p>
          </table:table-cell>
        </table:table-row>
        <table:table-row table:style-name="ro1">
          <table:table-cell office:value-type="string">
            <text:p>SP2_18</text:p>
          </table:table-cell>
          <table:table-cell office:value-type="float" office:value="841">
            <text:p>8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8</text:p>
          </table:table-cell>
          <table:table-cell table:number-columns-repeated="2"/>
          <table:table-cell office:value-type="float" office:value="182">
            <text:p>182</text:p>
          </table:table-cell>
          <table:table-cell/>
          <table:table-cell table:formula="of:=CONCATENATE([.A387];&quot;:=INT_REAL(eep_n_r(&quot;;[.I387];&quot;));&quot;)" office:value-type="string" office:string-value="SP2_18:=INT_REAL(eep_n_r(182));">
            <text:p>SP2_18:=INT_REAL(eep_n_r(182));</text:p>
          </table:table-cell>
          <table:table-cell table:formula="of:=CONCATENATE(&quot;Res:=eep_n_w(&quot;;[.I387];&quot;,REAL_INT(&quot;;[.A387];&quot;));&quot;)" office:value-type="string" office:string-value="Res:=eep_n_w(182,REAL_INT(SP2_18));">
            <text:p>Res:=eep_n_w(182,REAL_INT(SP2_18));</text:p>
          </table:table-cell>
          <table:table-cell table:formula="of:=IF([.E387]=1;CONCATENATE([.A387];&quot; smallint default '0',&quot;);&quot;&quot;)" office:value-type="string" office:string-value="SP2_18 smallint default '0',">
            <text:p>SP2_18 smallint default '0',</text:p>
          </table:table-cell>
        </table:table-row>
        <table:table-row table:style-name="ro1">
          <table:table-cell office:value-type="string">
            <text:p>SP2_19</text:p>
          </table:table-cell>
          <table:table-cell office:value-type="float" office:value="843">
            <text:p>8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7</text:p>
          </table:table-cell>
          <table:table-cell table:number-columns-repeated="2"/>
          <table:table-cell office:value-type="float" office:value="183">
            <text:p>183</text:p>
          </table:table-cell>
          <table:table-cell/>
          <table:table-cell table:formula="of:=CONCATENATE([.A388];&quot;:=INT_REAL(eep_n_r(&quot;;[.I388];&quot;));&quot;)" office:value-type="string" office:string-value="SP2_19:=INT_REAL(eep_n_r(183));">
            <text:p>SP2_19:=INT_REAL(eep_n_r(183));</text:p>
          </table:table-cell>
          <table:table-cell table:formula="of:=CONCATENATE(&quot;Res:=eep_n_w(&quot;;[.I388];&quot;,REAL_INT(&quot;;[.A388];&quot;));&quot;)" office:value-type="string" office:string-value="Res:=eep_n_w(183,REAL_INT(SP2_19));">
            <text:p>Res:=eep_n_w(183,REAL_INT(SP2_19));</text:p>
          </table:table-cell>
          <table:table-cell table:formula="of:=IF([.E388]=1;CONCATENATE([.A388];&quot; smallint default '0',&quot;);&quot;&quot;)" office:value-type="string" office:string-value="SP2_19 smallint default '0',">
            <text:p>SP2_19 smallint default '0',</text:p>
          </table:table-cell>
        </table:table-row>
        <table:table-row table:style-name="ro1">
          <table:table-cell office:value-type="string">
            <text:p>Kkor_03</text:p>
          </table:table-cell>
          <table:table-cell office:value-type="float" office:value="845">
            <text:p>8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4">
            <text:p>184</text:p>
          </table:table-cell>
          <table:table-cell/>
          <table:table-cell table:formula="of:=CONCATENATE([.A389];&quot;:=INT_REAL(eep_n_r(&quot;;[.I389];&quot;));&quot;)" office:value-type="string" office:string-value="Kkor_03:=INT_REAL(eep_n_r(184));">
            <text:p>Kkor_03:=INT_REAL(eep_n_r(184));</text:p>
          </table:table-cell>
          <table:table-cell table:formula="of:=CONCATENATE(&quot;Res:=eep_n_w(&quot;;[.I389];&quot;,REAL_INT(&quot;;[.A389];&quot;));&quot;)" office:value-type="string" office:string-value="Res:=eep_n_w(184,REAL_INT(Kkor_03));">
            <text:p>Res:=eep_n_w(184,REAL_INT(Kkor_03));</text:p>
          </table:table-cell>
          <table:table-cell table:formula="of:=IF([.E389]=1;CONCATENATE([.A389];&quot; smallint default '0',&quot;);&quot;&quot;)">
            <text:p/>
          </table:table-cell>
        </table:table-row>
        <table:table-row table:style-name="ro1">
          <table:table-cell office:value-type="string">
            <text:p>Kkor_04</text:p>
          </table:table-cell>
          <table:table-cell office:value-type="float" office:value="847">
            <text:p>8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5">
            <text:p>185</text:p>
          </table:table-cell>
          <table:table-cell/>
          <table:table-cell table:formula="of:=CONCATENATE([.A390];&quot;:=INT_REAL(eep_n_r(&quot;;[.I390];&quot;));&quot;)" office:value-type="string" office:string-value="Kkor_04:=INT_REAL(eep_n_r(185));">
            <text:p>Kkor_04:=INT_REAL(eep_n_r(185));</text:p>
          </table:table-cell>
          <table:table-cell table:formula="of:=CONCATENATE(&quot;Res:=eep_n_w(&quot;;[.I390];&quot;,REAL_INT(&quot;;[.A390];&quot;));&quot;)" office:value-type="string" office:string-value="Res:=eep_n_w(185,REAL_INT(Kkor_04));">
            <text:p>Res:=eep_n_w(185,REAL_INT(Kkor_04));</text:p>
          </table:table-cell>
          <table:table-cell table:formula="of:=IF([.E390]=1;CONCATENATE([.A390];&quot; smallint default '0',&quot;);&quot;&quot;)">
            <text:p/>
          </table:table-cell>
        </table:table-row>
        <table:table-row table:style-name="ro1">
          <table:table-cell office:value-type="string">
            <text:p>Kkor_06</text:p>
          </table:table-cell>
          <table:table-cell office:value-type="float" office:value="849">
            <text:p>8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6">
            <text:p>186</text:p>
          </table:table-cell>
          <table:table-cell/>
          <table:table-cell table:formula="of:=CONCATENATE([.A391];&quot;:=INT_REAL(eep_n_r(&quot;;[.I391];&quot;));&quot;)" office:value-type="string" office:string-value="Kkor_06:=INT_REAL(eep_n_r(186));">
            <text:p>Kkor_06:=INT_REAL(eep_n_r(186));</text:p>
          </table:table-cell>
          <table:table-cell table:formula="of:=CONCATENATE(&quot;Res:=eep_n_w(&quot;;[.I391];&quot;,REAL_INT(&quot;;[.A391];&quot;));&quot;)" office:value-type="string" office:string-value="Res:=eep_n_w(186,REAL_INT(Kkor_06));">
            <text:p>Res:=eep_n_w(186,REAL_INT(Kkor_06));</text:p>
          </table:table-cell>
          <table:table-cell table:formula="of:=IF([.E391]=1;CONCATENATE([.A391];&quot; smallint default '0',&quot;);&quot;&quot;)">
            <text:p/>
          </table:table-cell>
        </table:table-row>
        <table:table-row table:style-name="ro1">
          <table:table-cell office:value-type="string">
            <text:p>Kkor_09</text:p>
          </table:table-cell>
          <table:table-cell office:value-type="float" office:value="851">
            <text:p>8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formula="of:=CONCATENATE([.A392];&quot;:=INT_REAL(eep_n_r(&quot;;[.I392];&quot;));&quot;)" office:value-type="string" office:string-value="Kkor_09:=INT_REAL(eep_n_r(187));">
            <text:p>Kkor_09:=INT_REAL(eep_n_r(187));</text:p>
          </table:table-cell>
          <table:table-cell table:formula="of:=CONCATENATE(&quot;Res:=eep_n_w(&quot;;[.I392];&quot;,REAL_INT(&quot;;[.A392];&quot;));&quot;)" office:value-type="string" office:string-value="Res:=eep_n_w(187,REAL_INT(Kkor_09));">
            <text:p>Res:=eep_n_w(187,REAL_INT(Kkor_09));</text:p>
          </table:table-cell>
          <table:table-cell table:formula="of:=IF([.E392]=1;CONCATENATE([.A392];&quot; smallint default '0',&quot;);&quot;&quot;)">
            <text:p/>
          </table:table-cell>
        </table:table-row>
        <table:table-row table:style-name="ro1">
          <table:table-cell office:value-type="string">
            <text:p>Kkor_18</text:p>
          </table:table-cell>
          <table:table-cell office:value-type="float" office:value="853">
            <text:p>8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8">
            <text:p>188</text:p>
          </table:table-cell>
          <table:table-cell/>
          <table:table-cell table:formula="of:=CONCATENATE([.A393];&quot;:=INT_REAL(eep_n_r(&quot;;[.I393];&quot;));&quot;)" office:value-type="string" office:string-value="Kkor_18:=INT_REAL(eep_n_r(188));">
            <text:p>Kkor_18:=INT_REAL(eep_n_r(188));</text:p>
          </table:table-cell>
          <table:table-cell table:formula="of:=CONCATENATE(&quot;Res:=eep_n_w(&quot;;[.I393];&quot;,REAL_INT(&quot;;[.A393];&quot;));&quot;)" office:value-type="string" office:string-value="Res:=eep_n_w(188,REAL_INT(Kkor_18));">
            <text:p>Res:=eep_n_w(188,REAL_INT(Kkor_18));</text:p>
          </table:table-cell>
          <table:table-cell table:formula="of:=IF([.E393]=1;CONCATENATE([.A393];&quot; smallint default '0',&quot;);&quot;&quot;)">
            <text:p/>
          </table:table-cell>
        </table:table-row>
        <table:table-row table:style-name="ro1">
          <table:table-cell office:value-type="string">
            <text:p>Kkor_19</text:p>
          </table:table-cell>
          <table:table-cell office:value-type="float" office:value="855">
            <text:p>8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9">
            <text:p>189</text:p>
          </table:table-cell>
          <table:table-cell/>
          <table:table-cell table:formula="of:=CONCATENATE([.A394];&quot;:=INT_REAL(eep_n_r(&quot;;[.I394];&quot;));&quot;)" office:value-type="string" office:string-value="Kkor_19:=INT_REAL(eep_n_r(189));">
            <text:p>Kkor_19:=INT_REAL(eep_n_r(189));</text:p>
          </table:table-cell>
          <table:table-cell table:formula="of:=CONCATENATE(&quot;Res:=eep_n_w(&quot;;[.I394];&quot;,REAL_INT(&quot;;[.A394];&quot;));&quot;)" office:value-type="string" office:string-value="Res:=eep_n_w(189,REAL_INT(Kkor_19));">
            <text:p>Res:=eep_n_w(189,REAL_INT(Kkor_19));</text:p>
          </table:table-cell>
          <table:table-cell table:formula="of:=IF([.E394]=1;CONCATENATE([.A394];&quot; smallint default '0',&quot;);&quot;&quot;)">
            <text:p/>
          </table:table-cell>
        </table:table-row>
        <table:table-row table:style-name="ro1">
          <table:table-cell office:value-type="string">
            <text:p>K1_03</text:p>
          </table:table-cell>
          <table:table-cell office:value-type="float" office:value="857">
            <text:p>8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table:formula="of:=CONCATENATE([.A395];&quot;:=INT_REAL(eep_n_r(&quot;;[.I395];&quot;));&quot;)" office:value-type="string" office:string-value="K1_03:=INT_REAL(eep_n_r(190));">
            <text:p>K1_03:=INT_REAL(eep_n_r(190));</text:p>
          </table:table-cell>
          <table:table-cell table:formula="of:=CONCATENATE(&quot;Res:=eep_n_w(&quot;;[.I395];&quot;,REAL_INT(&quot;;[.A395];&quot;));&quot;)" office:value-type="string" office:string-value="Res:=eep_n_w(190,REAL_INT(K1_03));">
            <text:p>Res:=eep_n_w(190,REAL_INT(K1_03));</text:p>
          </table:table-cell>
          <table:table-cell table:formula="of:=IF([.E395]=1;CONCATENATE([.A395];&quot; smallint default '0',&quot;);&quot;&quot;)">
            <text:p/>
          </table:table-cell>
        </table:table-row>
        <table:table-row table:style-name="ro1">
          <table:table-cell office:value-type="string">
            <text:p>K2_03</text:p>
          </table:table-cell>
          <table:table-cell office:value-type="float" office:value="859">
            <text:p>8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1">
            <text:p>191</text:p>
          </table:table-cell>
          <table:table-cell/>
          <table:table-cell table:formula="of:=CONCATENATE([.A396];&quot;:=INT_REAL(eep_n_r(&quot;;[.I396];&quot;));&quot;)" office:value-type="string" office:string-value="K2_03:=INT_REAL(eep_n_r(191));">
            <text:p>K2_03:=INT_REAL(eep_n_r(191));</text:p>
          </table:table-cell>
          <table:table-cell table:formula="of:=CONCATENATE(&quot;Res:=eep_n_w(&quot;;[.I396];&quot;,REAL_INT(&quot;;[.A396];&quot;));&quot;)" office:value-type="string" office:string-value="Res:=eep_n_w(191,REAL_INT(K2_03));">
            <text:p>Res:=eep_n_w(191,REAL_INT(K2_03));</text:p>
          </table:table-cell>
          <table:table-cell table:formula="of:=IF([.E396]=1;CONCATENATE([.A396];&quot; smallint default '0',&quot;);&quot;&quot;)">
            <text:p/>
          </table:table-cell>
        </table:table-row>
        <table:table-row table:style-name="ro1">
          <table:table-cell office:value-type="string">
            <text:p>K3_03</text:p>
          </table:table-cell>
          <table:table-cell office:value-type="float" office:value="861">
            <text:p>8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2">
            <text:p>192</text:p>
          </table:table-cell>
          <table:table-cell/>
          <table:table-cell table:formula="of:=CONCATENATE([.A397];&quot;:=INT_REAL(eep_n_r(&quot;;[.I397];&quot;));&quot;)" office:value-type="string" office:string-value="K3_03:=INT_REAL(eep_n_r(192));">
            <text:p>K3_03:=INT_REAL(eep_n_r(192));</text:p>
          </table:table-cell>
          <table:table-cell table:formula="of:=CONCATENATE(&quot;Res:=eep_n_w(&quot;;[.I397];&quot;,REAL_INT(&quot;;[.A397];&quot;));&quot;)" office:value-type="string" office:string-value="Res:=eep_n_w(192,REAL_INT(K3_03));">
            <text:p>Res:=eep_n_w(192,REAL_INT(K3_03));</text:p>
          </table:table-cell>
          <table:table-cell table:formula="of:=IF([.E397]=1;CONCATENATE([.A397];&quot; smallint default '0',&quot;);&quot;&quot;)">
            <text:p/>
          </table:table-cell>
        </table:table-row>
        <table:table-row table:style-name="ro1">
          <table:table-cell office:value-type="string">
            <text:p>K1_04</text:p>
          </table:table-cell>
          <table:table-cell office:value-type="float" office:value="863">
            <text:p>8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3">
            <text:p>193</text:p>
          </table:table-cell>
          <table:table-cell/>
          <table:table-cell table:formula="of:=CONCATENATE([.A398];&quot;:=INT_REAL(eep_n_r(&quot;;[.I398];&quot;));&quot;)" office:value-type="string" office:string-value="K1_04:=INT_REAL(eep_n_r(193));">
            <text:p>K1_04:=INT_REAL(eep_n_r(193));</text:p>
          </table:table-cell>
          <table:table-cell table:formula="of:=CONCATENATE(&quot;Res:=eep_n_w(&quot;;[.I398];&quot;,REAL_INT(&quot;;[.A398];&quot;));&quot;)" office:value-type="string" office:string-value="Res:=eep_n_w(193,REAL_INT(K1_04));">
            <text:p>Res:=eep_n_w(193,REAL_INT(K1_04));</text:p>
          </table:table-cell>
          <table:table-cell table:formula="of:=IF([.E398]=1;CONCATENATE([.A398];&quot; smallint default '0',&quot;);&quot;&quot;)">
            <text:p/>
          </table:table-cell>
        </table:table-row>
        <table:table-row table:style-name="ro1">
          <table:table-cell office:value-type="string">
            <text:p>K1_06</text:p>
          </table:table-cell>
          <table:table-cell office:value-type="float" office:value="865">
            <text:p>8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4">
            <text:p>194</text:p>
          </table:table-cell>
          <table:table-cell/>
          <table:table-cell table:formula="of:=CONCATENATE([.A399];&quot;:=INT_REAL(eep_n_r(&quot;;[.I399];&quot;));&quot;)" office:value-type="string" office:string-value="K1_06:=INT_REAL(eep_n_r(194));">
            <text:p>K1_06:=INT_REAL(eep_n_r(194));</text:p>
          </table:table-cell>
          <table:table-cell table:formula="of:=CONCATENATE(&quot;Res:=eep_n_w(&quot;;[.I399];&quot;,REAL_INT(&quot;;[.A399];&quot;));&quot;)" office:value-type="string" office:string-value="Res:=eep_n_w(194,REAL_INT(K1_06));">
            <text:p>Res:=eep_n_w(194,REAL_INT(K1_06));</text:p>
          </table:table-cell>
          <table:table-cell table:formula="of:=IF([.E399]=1;CONCATENATE([.A399];&quot; smallint default '0',&quot;);&quot;&quot;)">
            <text:p/>
          </table:table-cell>
        </table:table-row>
        <table:table-row table:style-name="ro1">
          <table:table-cell office:value-type="string">
            <text:p>K1_09</text:p>
          </table:table-cell>
          <table:table-cell office:value-type="float" office:value="867">
            <text:p>8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5">
            <text:p>195</text:p>
          </table:table-cell>
          <table:table-cell/>
          <table:table-cell table:formula="of:=CONCATENATE([.A400];&quot;:=INT_REAL(eep_n_r(&quot;;[.I400];&quot;));&quot;)" office:value-type="string" office:string-value="K1_09:=INT_REAL(eep_n_r(195));">
            <text:p>K1_09:=INT_REAL(eep_n_r(195));</text:p>
          </table:table-cell>
          <table:table-cell table:formula="of:=CONCATENATE(&quot;Res:=eep_n_w(&quot;;[.I400];&quot;,REAL_INT(&quot;;[.A400];&quot;));&quot;)" office:value-type="string" office:string-value="Res:=eep_n_w(195,REAL_INT(K1_09));">
            <text:p>Res:=eep_n_w(195,REAL_INT(K1_09));</text:p>
          </table:table-cell>
          <table:table-cell table:formula="of:=IF([.E400]=1;CONCATENATE([.A400];&quot; smallint default '0',&quot;);&quot;&quot;)">
            <text:p/>
          </table:table-cell>
        </table:table-row>
        <table:table-row table:style-name="ro1">
          <table:table-cell office:value-type="string">
            <text:p>K1_18</text:p>
          </table:table-cell>
          <table:table-cell office:value-type="float" office:value="869">
            <text:p>8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6">
            <text:p>196</text:p>
          </table:table-cell>
          <table:table-cell/>
          <table:table-cell table:formula="of:=CONCATENATE([.A401];&quot;:=INT_REAL(eep_n_r(&quot;;[.I401];&quot;));&quot;)" office:value-type="string" office:string-value="K1_18:=INT_REAL(eep_n_r(196));">
            <text:p>K1_18:=INT_REAL(eep_n_r(196));</text:p>
          </table:table-cell>
          <table:table-cell table:formula="of:=CONCATENATE(&quot;Res:=eep_n_w(&quot;;[.I401];&quot;,REAL_INT(&quot;;[.A401];&quot;));&quot;)" office:value-type="string" office:string-value="Res:=eep_n_w(196,REAL_INT(K1_18));">
            <text:p>Res:=eep_n_w(196,REAL_INT(K1_18));</text:p>
          </table:table-cell>
          <table:table-cell table:formula="of:=IF([.E401]=1;CONCATENATE([.A401];&quot; smallint default '0',&quot;);&quot;&quot;)">
            <text:p/>
          </table:table-cell>
        </table:table-row>
        <table:table-row table:style-name="ro1">
          <table:table-cell office:value-type="string">
            <text:p>K1_19</text:p>
          </table:table-cell>
          <table:table-cell office:value-type="float" office:value="871">
            <text:p>8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7">
            <text:p>197</text:p>
          </table:table-cell>
          <table:table-cell/>
          <table:table-cell table:formula="of:=CONCATENATE([.A402];&quot;:=INT_REAL(eep_n_r(&quot;;[.I402];&quot;));&quot;)" office:value-type="string" office:string-value="K1_19:=INT_REAL(eep_n_r(197));">
            <text:p>K1_19:=INT_REAL(eep_n_r(197));</text:p>
          </table:table-cell>
          <table:table-cell table:formula="of:=CONCATENATE(&quot;Res:=eep_n_w(&quot;;[.I402];&quot;,REAL_INT(&quot;;[.A402];&quot;));&quot;)" office:value-type="string" office:string-value="Res:=eep_n_w(197,REAL_INT(K1_19));">
            <text:p>Res:=eep_n_w(197,REAL_INT(K1_19));</text:p>
          </table:table-cell>
          <table:table-cell table:formula="of:=IF([.E402]=1;CONCATENATE([.A402];&quot; smallint default '0',&quot;);&quot;&quot;)">
            <text:p/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872">
            <text:p>87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403];&quot;:=eep_b_r(&quot;;[.I403];&quot;);&quot;)" office:value-type="string" office:string-value="Rej_03:=eep_b_r(22);">
            <text:p>Rej_03:=eep_b_r(22);</text:p>
          </table:table-cell>
          <table:table-cell table:formula="of:=CONCATENATE(&quot;Res:=eep_b_w(&quot;;[.I403];&quot;,&quot;;[.A403];&quot;);&quot;)" office:value-type="string" office:string-value="Res:=eep_b_w(22,Rej_03);">
            <text:p>Res:=eep_b_w(22,Rej_03);</text:p>
          </table:table-cell>
          <table:table-cell table:formula="of:=IF([.E403]=1;CONCATENATE([.A403];&quot; smallint default '0',&quot;);&quot;&quot;)">
            <text:p/>
          </table:table-cell>
        </table:table-row>
        <table:table-row table:style-name="ro1">
          <table:table-cell office:value-type="string">
            <text:p>Rej_04</text:p>
          </table:table-cell>
          <table:table-cell office:value-type="float" office:value="873">
            <text:p>8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404];&quot;:=eep_b_r(&quot;;[.I404];&quot;);&quot;)" office:value-type="string" office:string-value="Rej_04:=eep_b_r(23);">
            <text:p>Rej_04:=eep_b_r(23);</text:p>
          </table:table-cell>
          <table:table-cell table:formula="of:=CONCATENATE(&quot;Res:=eep_b_w(&quot;;[.I404];&quot;,&quot;;[.A404];&quot;);&quot;)" office:value-type="string" office:string-value="Res:=eep_b_w(23,Rej_04);">
            <text:p>Res:=eep_b_w(23,Rej_04);</text:p>
          </table:table-cell>
          <table:table-cell table:formula="of:=IF([.E404]=1;CONCATENATE([.A404];&quot; smallint default '0',&quot;);&quot;&quot;)">
            <text:p/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874">
            <text:p>8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405];&quot;:=eep_b_r(&quot;;[.I405];&quot;);&quot;)" office:value-type="string" office:string-value="Rej_06:=eep_b_r(24);">
            <text:p>Rej_06:=eep_b_r(24);</text:p>
          </table:table-cell>
          <table:table-cell table:formula="of:=CONCATENATE(&quot;Res:=eep_b_w(&quot;;[.I405];&quot;,&quot;;[.A405];&quot;);&quot;)" office:value-type="string" office:string-value="Res:=eep_b_w(24,Rej_06);">
            <text:p>Res:=eep_b_w(24,Rej_06);</text:p>
          </table:table-cell>
          <table:table-cell table:formula="of:=IF([.E405]=1;CONCATENATE([.A405];&quot; smallint default '0',&quot;);&quot;&quot;)">
            <text:p/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875">
            <text:p>8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406];&quot;:=eep_b_r(&quot;;[.I406];&quot;);&quot;)" office:value-type="string" office:string-value="Rej_09:=eep_b_r(25);">
            <text:p>Rej_09:=eep_b_r(25);</text:p>
          </table:table-cell>
          <table:table-cell table:formula="of:=CONCATENATE(&quot;Res:=eep_b_w(&quot;;[.I406];&quot;,&quot;;[.A406];&quot;);&quot;)" office:value-type="string" office:string-value="Res:=eep_b_w(25,Rej_09);">
            <text:p>Res:=eep_b_w(25,Rej_09);</text:p>
          </table:table-cell>
          <table:table-cell table:formula="of:=IF([.E406]=1;CONCATENATE([.A406];&quot; smallint default '0',&quot;);&quot;&quot;)">
            <text:p/>
          </table:table-cell>
        </table:table-row>
        <table:table-row table:style-name="ro1">
          <table:table-cell office:value-type="string">
            <text:p>Rej_18</text:p>
          </table:table-cell>
          <table:table-cell office:value-type="float" office:value="876">
            <text:p>8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407];&quot;:=eep_b_r(&quot;;[.I407];&quot;);&quot;)" office:value-type="string" office:string-value="Rej_18:=eep_b_r(26);">
            <text:p>Rej_18:=eep_b_r(26);</text:p>
          </table:table-cell>
          <table:table-cell table:formula="of:=CONCATENATE(&quot;Res:=eep_b_w(&quot;;[.I407];&quot;,&quot;;[.A407];&quot;);&quot;)" office:value-type="string" office:string-value="Res:=eep_b_w(26,Rej_18);">
            <text:p>Res:=eep_b_w(26,Rej_18);</text:p>
          </table:table-cell>
          <table:table-cell table:formula="of:=IF([.E407]=1;CONCATENATE([.A407];&quot; smallint default '0',&quot;);&quot;&quot;)">
            <text:p/>
          </table:table-cell>
        </table:table-row>
        <table:table-row table:style-name="ro1">
          <table:table-cell office:value-type="string">
            <text:p>Rej_19</text:p>
          </table:table-cell>
          <table:table-cell office:value-type="float" office:value="877">
            <text:p>8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408];&quot;:=eep_b_r(&quot;;[.I408];&quot;);&quot;)" office:value-type="string" office:string-value="Rej_19:=eep_b_r(27);">
            <text:p>Rej_19:=eep_b_r(27);</text:p>
          </table:table-cell>
          <table:table-cell table:formula="of:=CONCATENATE(&quot;Res:=eep_b_w(&quot;;[.I408];&quot;,&quot;;[.A408];&quot;);&quot;)" office:value-type="string" office:string-value="Res:=eep_b_w(27,Rej_19);">
            <text:p>Res:=eep_b_w(27,Rej_19);</text:p>
          </table:table-cell>
          <table:table-cell table:formula="of:=IF([.E408]=1;CONCATENATE([.A408];&quot; smallint default '0',&quot;);&quot;&quot;)">
            <text:p/>
          </table:table-cell>
        </table:table-row>
        <table:table-row table:style-name="ro1">
          <table:table-cell office:value-type="string">
            <text:p>en_p_01</text:p>
          </table:table-cell>
          <table:table-cell office:value-type="float" office:value="878">
            <text:p>87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409];&quot;:=eep_b_r(&quot;;[.I409];&quot;);&quot;)" office:value-type="string" office:string-value="en_p_01:=eep_b_r(28);">
            <text:p>en_p_01:=eep_b_r(28);</text:p>
          </table:table-cell>
          <table:table-cell table:formula="of:=CONCATENATE(&quot;Res:=eep_b_w(&quot;;[.I409];&quot;,&quot;;[.A409];&quot;);&quot;)" office:value-type="string" office:string-value="Res:=eep_b_w(28,en_p_01);">
            <text:p>Res:=eep_b_w(28,en_p_01);</text:p>
          </table:table-cell>
          <table:table-cell table:formula="of:=IF([.E409]=1;CONCATENATE([.A409];&quot; smallint default '0',&quot;);&quot;&quot;)">
            <text:p/>
          </table:table-cell>
        </table:table-row>
        <table:table-row table:style-name="ro1">
          <table:table-cell office:value-type="string">
            <text:p>en_p_02</text:p>
          </table:table-cell>
          <table:table-cell office:value-type="float" office:value="879">
            <text:p>87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410];&quot;:=eep_b_r(&quot;;[.I410];&quot;);&quot;)" office:value-type="string" office:string-value="en_p_02:=eep_b_r(29);">
            <text:p>en_p_02:=eep_b_r(29);</text:p>
          </table:table-cell>
          <table:table-cell table:formula="of:=CONCATENATE(&quot;Res:=eep_b_w(&quot;;[.I410];&quot;,&quot;;[.A410];&quot;);&quot;)" office:value-type="string" office:string-value="Res:=eep_b_w(29,en_p_02);">
            <text:p>Res:=eep_b_w(29,en_p_02);</text:p>
          </table:table-cell>
          <table:table-cell table:formula="of:=IF([.E410]=1;CONCATENATE([.A410];&quot; smallint default '0',&quot;);&quot;&quot;)">
            <text:p/>
          </table:table-cell>
        </table:table-row>
        <table:table-row table:style-name="ro1">
          <table:table-cell office:value-type="string">
            <text:p>en_p_03</text:p>
          </table:table-cell>
          <table:table-cell office:value-type="float" office:value="880">
            <text:p>88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411];&quot;:=eep_b_r(&quot;;[.I411];&quot;);&quot;)" office:value-type="string" office:string-value="en_p_03:=eep_b_r(30);">
            <text:p>en_p_03:=eep_b_r(30);</text:p>
          </table:table-cell>
          <table:table-cell table:formula="of:=CONCATENATE(&quot;Res:=eep_b_w(&quot;;[.I411];&quot;,&quot;;[.A411];&quot;);&quot;)" office:value-type="string" office:string-value="Res:=eep_b_w(30,en_p_03);">
            <text:p>Res:=eep_b_w(30,en_p_03);</text:p>
          </table:table-cell>
          <table:table-cell table:formula="of:=IF([.E411]=1;CONCATENATE([.A411];&quot; smallint default '0',&quot;);&quot;&quot;)">
            <text:p/>
          </table:table-cell>
        </table:table-row>
        <table:table-row table:style-name="ro1">
          <table:table-cell office:value-type="string">
            <text:p>en_p_04</text:p>
          </table:table-cell>
          <table:table-cell office:value-type="float" office:value="881">
            <text:p>88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412];&quot;:=eep_b_r(&quot;;[.I412];&quot;);&quot;)" office:value-type="string" office:string-value="en_p_04:=eep_b_r(31);">
            <text:p>en_p_04:=eep_b_r(31);</text:p>
          </table:table-cell>
          <table:table-cell table:formula="of:=CONCATENATE(&quot;Res:=eep_b_w(&quot;;[.I412];&quot;,&quot;;[.A412];&quot;);&quot;)" office:value-type="string" office:string-value="Res:=eep_b_w(31,en_p_04);">
            <text:p>Res:=eep_b_w(31,en_p_04);</text:p>
          </table:table-cell>
          <table:table-cell table:formula="of:=IF([.E412]=1;CONCATENATE([.A412];&quot; smallint default '0',&quot;);&quot;&quot;)">
            <text:p/>
          </table:table-cell>
        </table:table-row>
        <table:table-row table:style-name="ro1">
          <table:table-cell office:value-type="string">
            <text:p>en_p_05</text:p>
          </table:table-cell>
          <table:table-cell office:value-type="float" office:value="882">
            <text:p>88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413];&quot;:=eep_b_r(&quot;;[.I413];&quot;);&quot;)" office:value-type="string" office:string-value="en_p_05:=eep_b_r(32);">
            <text:p>en_p_05:=eep_b_r(32);</text:p>
          </table:table-cell>
          <table:table-cell table:formula="of:=CONCATENATE(&quot;Res:=eep_b_w(&quot;;[.I413];&quot;,&quot;;[.A413];&quot;);&quot;)" office:value-type="string" office:string-value="Res:=eep_b_w(32,en_p_05);">
            <text:p>Res:=eep_b_w(32,en_p_05);</text:p>
          </table:table-cell>
          <table:table-cell table:formula="of:=IF([.E413]=1;CONCATENATE([.A413];&quot; smallint default '0',&quot;);&quot;&quot;)">
            <text:p/>
          </table:table-cell>
        </table:table-row>
        <table:table-row table:style-name="ro1">
          <table:table-cell office:value-type="string">
            <text:p>en_p_06</text:p>
          </table:table-cell>
          <table:table-cell office:value-type="float" office:value="883">
            <text:p>88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414];&quot;:=eep_b_r(&quot;;[.I414];&quot;);&quot;)" office:value-type="string" office:string-value="en_p_06:=eep_b_r(33);">
            <text:p>en_p_06:=eep_b_r(33);</text:p>
          </table:table-cell>
          <table:table-cell table:formula="of:=CONCATENATE(&quot;Res:=eep_b_w(&quot;;[.I414];&quot;,&quot;;[.A414];&quot;);&quot;)" office:value-type="string" office:string-value="Res:=eep_b_w(33,en_p_06);">
            <text:p>Res:=eep_b_w(33,en_p_06);</text:p>
          </table:table-cell>
          <table:table-cell table:formula="of:=IF([.E414]=1;CONCATENATE([.A414];&quot; smallint default '0',&quot;);&quot;&quot;)">
            <text:p/>
          </table:table-cell>
        </table:table-row>
        <table:table-row table:style-name="ro1">
          <table:table-cell office:value-type="string">
            <text:p>en_p_07</text:p>
          </table:table-cell>
          <table:table-cell office:value-type="float" office:value="884">
            <text:p>88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415];&quot;:=eep_b_r(&quot;;[.I415];&quot;);&quot;)" office:value-type="string" office:string-value="en_p_07:=eep_b_r(34);">
            <text:p>en_p_07:=eep_b_r(34);</text:p>
          </table:table-cell>
          <table:table-cell table:formula="of:=CONCATENATE(&quot;Res:=eep_b_w(&quot;;[.I415];&quot;,&quot;;[.A415];&quot;);&quot;)" office:value-type="string" office:string-value="Res:=eep_b_w(34,en_p_07);">
            <text:p>Res:=eep_b_w(34,en_p_07);</text:p>
          </table:table-cell>
          <table:table-cell table:formula="of:=IF([.E415]=1;CONCATENATE([.A415];&quot; smallint default '0',&quot;);&quot;&quot;)">
            <text:p/>
          </table:table-cell>
        </table:table-row>
        <table:table-row table:style-name="ro1">
          <table:table-cell office:value-type="string">
            <text:p>en_p_08</text:p>
          </table:table-cell>
          <table:table-cell office:value-type="float" office:value="885">
            <text:p>88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416];&quot;:=eep_b_r(&quot;;[.I416];&quot;);&quot;)" office:value-type="string" office:string-value="en_p_08:=eep_b_r(35);">
            <text:p>en_p_08:=eep_b_r(35);</text:p>
          </table:table-cell>
          <table:table-cell table:formula="of:=CONCATENATE(&quot;Res:=eep_b_w(&quot;;[.I416];&quot;,&quot;;[.A416];&quot;);&quot;)" office:value-type="string" office:string-value="Res:=eep_b_w(35,en_p_08);">
            <text:p>Res:=eep_b_w(35,en_p_08);</text:p>
          </table:table-cell>
          <table:table-cell table:formula="of:=IF([.E416]=1;CONCATENATE([.A416];&quot; smallint default '0',&quot;);&quot;&quot;)">
            <text:p/>
          </table:table-cell>
        </table:table-row>
        <table:table-row table:style-name="ro1">
          <table:table-cell office:value-type="string">
            <text:p>kr_p_01</text:p>
          </table:table-cell>
          <table:table-cell office:value-type="float" office:value="886">
            <text:p>8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table:formula="of:=CONCATENATE([.A417];&quot;:=eep_n_r(&quot;;[.I417];&quot;);&quot;)" office:value-type="string" office:string-value="kr_p_01:=eep_n_r(198);">
            <text:p>kr_p_01:=eep_n_r(198);</text:p>
          </table:table-cell>
          <table:table-cell table:formula="of:=CONCATENATE(&quot;Res:=eep_n_w(&quot;;[.I417];&quot;,&quot;;[.A417];&quot;);&quot;)" office:value-type="string" office:string-value="Res:=eep_n_w(198,kr_p_01);">
            <text:p>Res:=eep_n_w(198,kr_p_01);</text:p>
          </table:table-cell>
          <table:table-cell table:formula="of:=IF([.E417]=1;CONCATENATE([.A417];&quot; smallint default '0',&quot;);&quot;&quot;)">
            <text:p/>
          </table:table-cell>
        </table:table-row>
        <table:table-row table:style-name="ro1">
          <table:table-cell office:value-type="string">
            <text:p>kr_p_02</text:p>
          </table:table-cell>
          <table:table-cell office:value-type="float" office:value="887">
            <text:p>8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9">
            <text:p>199</text:p>
          </table:table-cell>
          <table:table-cell/>
          <table:table-cell table:formula="of:=CONCATENATE([.A418];&quot;:=eep_n_r(&quot;;[.I418];&quot;);&quot;)" office:value-type="string" office:string-value="kr_p_02:=eep_n_r(199);">
            <text:p>kr_p_02:=eep_n_r(199);</text:p>
          </table:table-cell>
          <table:table-cell table:formula="of:=CONCATENATE(&quot;Res:=eep_n_w(&quot;;[.I418];&quot;,&quot;;[.A418];&quot;);&quot;)" office:value-type="string" office:string-value="Res:=eep_n_w(199,kr_p_02);">
            <text:p>Res:=eep_n_w(199,kr_p_02);</text:p>
          </table:table-cell>
          <table:table-cell table:formula="of:=IF([.E418]=1;CONCATENATE([.A418];&quot; smallint default '0',&quot;);&quot;&quot;)">
            <text:p/>
          </table:table-cell>
        </table:table-row>
        <table:table-row table:style-name="ro1">
          <table:table-cell office:value-type="string">
            <text:p>kr_p_03</text:p>
          </table:table-cell>
          <table:table-cell office:value-type="float" office:value="888">
            <text:p>8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table:formula="of:=CONCATENATE([.A419];&quot;:=eep_n_r(&quot;;[.I419];&quot;);&quot;)" office:value-type="string" office:string-value="kr_p_03:=eep_n_r(200);">
            <text:p>kr_p_03:=eep_n_r(200);</text:p>
          </table:table-cell>
          <table:table-cell table:formula="of:=CONCATENATE(&quot;Res:=eep_n_w(&quot;;[.I419];&quot;,&quot;;[.A419];&quot;);&quot;)" office:value-type="string" office:string-value="Res:=eep_n_w(200,kr_p_03);">
            <text:p>Res:=eep_n_w(200,kr_p_03);</text:p>
          </table:table-cell>
          <table:table-cell table:formula="of:=IF([.E419]=1;CONCATENATE([.A419];&quot; smallint default '0',&quot;);&quot;&quot;)">
            <text:p/>
          </table:table-cell>
        </table:table-row>
        <table:table-row table:style-name="ro1">
          <table:table-cell office:value-type="string">
            <text:p>kr_p_04</text:p>
          </table:table-cell>
          <table:table-cell office:value-type="float" office:value="889">
            <text:p>8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1">
            <text:p>201</text:p>
          </table:table-cell>
          <table:table-cell/>
          <table:table-cell table:formula="of:=CONCATENATE([.A420];&quot;:=eep_n_r(&quot;;[.I420];&quot;);&quot;)" office:value-type="string" office:string-value="kr_p_04:=eep_n_r(201);">
            <text:p>kr_p_04:=eep_n_r(201);</text:p>
          </table:table-cell>
          <table:table-cell table:formula="of:=CONCATENATE(&quot;Res:=eep_n_w(&quot;;[.I420];&quot;,&quot;;[.A420];&quot;);&quot;)" office:value-type="string" office:string-value="Res:=eep_n_w(201,kr_p_04);">
            <text:p>Res:=eep_n_w(201,kr_p_04);</text:p>
          </table:table-cell>
          <table:table-cell table:formula="of:=IF([.E420]=1;CONCATENATE([.A420];&quot; smallint default '0',&quot;);&quot;&quot;)">
            <text:p/>
          </table:table-cell>
        </table:table-row>
        <table:table-row table:style-name="ro1">
          <table:table-cell office:value-type="string">
            <text:p>kr_p_05</text:p>
          </table:table-cell>
          <table:table-cell office:value-type="float" office:value="890">
            <text:p>8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2">
            <text:p>202</text:p>
          </table:table-cell>
          <table:table-cell/>
          <table:table-cell table:formula="of:=CONCATENATE([.A421];&quot;:=eep_n_r(&quot;;[.I421];&quot;);&quot;)" office:value-type="string" office:string-value="kr_p_05:=eep_n_r(202);">
            <text:p>kr_p_05:=eep_n_r(202);</text:p>
          </table:table-cell>
          <table:table-cell table:formula="of:=CONCATENATE(&quot;Res:=eep_n_w(&quot;;[.I421];&quot;,&quot;;[.A421];&quot;);&quot;)" office:value-type="string" office:string-value="Res:=eep_n_w(202,kr_p_05);">
            <text:p>Res:=eep_n_w(202,kr_p_05);</text:p>
          </table:table-cell>
          <table:table-cell table:formula="of:=IF([.E421]=1;CONCATENATE([.A421];&quot; smallint default '0',&quot;);&quot;&quot;)">
            <text:p/>
          </table:table-cell>
        </table:table-row>
        <table:table-row table:style-name="ro1">
          <table:table-cell office:value-type="string">
            <text:p>kr_p_06</text:p>
          </table:table-cell>
          <table:table-cell office:value-type="float" office:value="891">
            <text:p>8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3">
            <text:p>203</text:p>
          </table:table-cell>
          <table:table-cell/>
          <table:table-cell table:formula="of:=CONCATENATE([.A422];&quot;:=eep_n_r(&quot;;[.I422];&quot;);&quot;)" office:value-type="string" office:string-value="kr_p_06:=eep_n_r(203);">
            <text:p>kr_p_06:=eep_n_r(203);</text:p>
          </table:table-cell>
          <table:table-cell table:formula="of:=CONCATENATE(&quot;Res:=eep_n_w(&quot;;[.I422];&quot;,&quot;;[.A422];&quot;);&quot;)" office:value-type="string" office:string-value="Res:=eep_n_w(203,kr_p_06);">
            <text:p>Res:=eep_n_w(203,kr_p_06);</text:p>
          </table:table-cell>
          <table:table-cell table:formula="of:=IF([.E422]=1;CONCATENATE([.A422];&quot; smallint default '0',&quot;);&quot;&quot;)">
            <text:p/>
          </table:table-cell>
        </table:table-row>
        <table:table-row table:style-name="ro1">
          <table:table-cell office:value-type="string">
            <text:p>kr_p_07</text:p>
          </table:table-cell>
          <table:table-cell office:value-type="float" office:value="892">
            <text:p>8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4">
            <text:p>204</text:p>
          </table:table-cell>
          <table:table-cell/>
          <table:table-cell table:formula="of:=CONCATENATE([.A423];&quot;:=eep_n_r(&quot;;[.I423];&quot;);&quot;)" office:value-type="string" office:string-value="kr_p_07:=eep_n_r(204);">
            <text:p>kr_p_07:=eep_n_r(204);</text:p>
          </table:table-cell>
          <table:table-cell table:formula="of:=CONCATENATE(&quot;Res:=eep_n_w(&quot;;[.I423];&quot;,&quot;;[.A423];&quot;);&quot;)" office:value-type="string" office:string-value="Res:=eep_n_w(204,kr_p_07);">
            <text:p>Res:=eep_n_w(204,kr_p_07);</text:p>
          </table:table-cell>
          <table:table-cell table:formula="of:=IF([.E423]=1;CONCATENATE([.A423];&quot; smallint default '0',&quot;);&quot;&quot;)">
            <text:p/>
          </table:table-cell>
        </table:table-row>
        <table:table-row table:style-name="ro1">
          <table:table-cell office:value-type="string">
            <text:p>kr_p_08</text:p>
          </table:table-cell>
          <table:table-cell office:value-type="float" office:value="893">
            <text:p>8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5">
            <text:p>205</text:p>
          </table:table-cell>
          <table:table-cell/>
          <table:table-cell table:formula="of:=CONCATENATE([.A424];&quot;:=eep_n_r(&quot;;[.I424];&quot;);&quot;)" office:value-type="string" office:string-value="kr_p_08:=eep_n_r(205);">
            <text:p>kr_p_08:=eep_n_r(205);</text:p>
          </table:table-cell>
          <table:table-cell table:formula="of:=CONCATENATE(&quot;Res:=eep_n_w(&quot;;[.I424];&quot;,&quot;;[.A424];&quot;);&quot;)" office:value-type="string" office:string-value="Res:=eep_n_w(205,kr_p_08);">
            <text:p>Res:=eep_n_w(205,kr_p_08);</text:p>
          </table:table-cell>
          <table:table-cell table:formula="of:=IF([.E424]=1;CONCATENATE([.A424];&quot; smallint default '0',&quot;);&quot;&quot;)">
            <text:p/>
          </table:table-cell>
        </table:table-row>
        <table:table-row table:style-name="ro1">
          <table:table-cell office:value-type="string">
            <text:p>Tp_zd_01</text:p>
          </table:table-cell>
          <table:table-cell office:value-type="float" office:value="894">
            <text:p>8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6">
            <text:p>206</text:p>
          </table:table-cell>
          <table:table-cell/>
          <table:table-cell table:formula="of:=CONCATENATE([.A425];&quot;:=eep_n_r(&quot;;[.I425];&quot;);&quot;)" office:value-type="string" office:string-value="Tp_zd_01:=eep_n_r(206);">
            <text:p>Tp_zd_01:=eep_n_r(206);</text:p>
          </table:table-cell>
          <table:table-cell table:formula="of:=CONCATENATE(&quot;Res:=eep_n_w(&quot;;[.I425];&quot;,&quot;;[.A425];&quot;);&quot;)" office:value-type="string" office:string-value="Res:=eep_n_w(206,Tp_zd_01);">
            <text:p>Res:=eep_n_w(206,Tp_zd_01);</text:p>
          </table:table-cell>
          <table:table-cell table:formula="of:=IF([.E425]=1;CONCATENATE([.A425];&quot; smallint default '0',&quot;);&quot;&quot;)">
            <text:p/>
          </table:table-cell>
        </table:table-row>
        <table:table-row table:style-name="ro1">
          <table:table-cell office:value-type="string">
            <text:p>Tp_zd_02</text:p>
          </table:table-cell>
          <table:table-cell office:value-type="float" office:value="895">
            <text:p>8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7">
            <text:p>207</text:p>
          </table:table-cell>
          <table:table-cell/>
          <table:table-cell table:formula="of:=CONCATENATE([.A426];&quot;:=eep_n_r(&quot;;[.I426];&quot;);&quot;)" office:value-type="string" office:string-value="Tp_zd_02:=eep_n_r(207);">
            <text:p>Tp_zd_02:=eep_n_r(207);</text:p>
          </table:table-cell>
          <table:table-cell table:formula="of:=CONCATENATE(&quot;Res:=eep_n_w(&quot;;[.I426];&quot;,&quot;;[.A426];&quot;);&quot;)" office:value-type="string" office:string-value="Res:=eep_n_w(207,Tp_zd_02);">
            <text:p>Res:=eep_n_w(207,Tp_zd_02);</text:p>
          </table:table-cell>
          <table:table-cell table:formula="of:=IF([.E426]=1;CONCATENATE([.A426];&quot; smallint default '0',&quot;);&quot;&quot;)">
            <text:p/>
          </table:table-cell>
        </table:table-row>
        <table:table-row table:style-name="ro1">
          <table:table-cell office:value-type="string">
            <text:p>Tp_zd_03</text:p>
          </table:table-cell>
          <table:table-cell office:value-type="float" office:value="896">
            <text:p>89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8">
            <text:p>208</text:p>
          </table:table-cell>
          <table:table-cell/>
          <table:table-cell table:formula="of:=CONCATENATE([.A427];&quot;:=eep_n_r(&quot;;[.I427];&quot;);&quot;)" office:value-type="string" office:string-value="Tp_zd_03:=eep_n_r(208);">
            <text:p>Tp_zd_03:=eep_n_r(208);</text:p>
          </table:table-cell>
          <table:table-cell table:formula="of:=CONCATENATE(&quot;Res:=eep_n_w(&quot;;[.I427];&quot;,&quot;;[.A427];&quot;);&quot;)" office:value-type="string" office:string-value="Res:=eep_n_w(208,Tp_zd_03);">
            <text:p>Res:=eep_n_w(208,Tp_zd_03);</text:p>
          </table:table-cell>
          <table:table-cell table:formula="of:=IF([.E427]=1;CONCATENATE([.A427];&quot; smallint default '0',&quot;);&quot;&quot;)">
            <text:p/>
          </table:table-cell>
        </table:table-row>
        <table:table-row table:style-name="ro1">
          <table:table-cell office:value-type="string">
            <text:p>Tp_zd_04</text:p>
          </table:table-cell>
          <table:table-cell office:value-type="float" office:value="897">
            <text:p>89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9">
            <text:p>209</text:p>
          </table:table-cell>
          <table:table-cell/>
          <table:table-cell table:formula="of:=CONCATENATE([.A428];&quot;:=eep_n_r(&quot;;[.I428];&quot;);&quot;)" office:value-type="string" office:string-value="Tp_zd_04:=eep_n_r(209);">
            <text:p>Tp_zd_04:=eep_n_r(209);</text:p>
          </table:table-cell>
          <table:table-cell table:formula="of:=CONCATENATE(&quot;Res:=eep_n_w(&quot;;[.I428];&quot;,&quot;;[.A428];&quot;);&quot;)" office:value-type="string" office:string-value="Res:=eep_n_w(209,Tp_zd_04);">
            <text:p>Res:=eep_n_w(209,Tp_zd_04);</text:p>
          </table:table-cell>
          <table:table-cell table:formula="of:=IF([.E428]=1;CONCATENATE([.A428];&quot; smallint default '0',&quot;);&quot;&quot;)">
            <text:p/>
          </table:table-cell>
        </table:table-row>
        <table:table-row table:style-name="ro1">
          <table:table-cell office:value-type="string">
            <text:p>Tp_zd_05</text:p>
          </table:table-cell>
          <table:table-cell office:value-type="float" office:value="898">
            <text:p>89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0">
            <text:p>210</text:p>
          </table:table-cell>
          <table:table-cell/>
          <table:table-cell table:formula="of:=CONCATENATE([.A429];&quot;:=eep_n_r(&quot;;[.I429];&quot;);&quot;)" office:value-type="string" office:string-value="Tp_zd_05:=eep_n_r(210);">
            <text:p>Tp_zd_05:=eep_n_r(210);</text:p>
          </table:table-cell>
          <table:table-cell table:formula="of:=CONCATENATE(&quot;Res:=eep_n_w(&quot;;[.I429];&quot;,&quot;;[.A429];&quot;);&quot;)" office:value-type="string" office:string-value="Res:=eep_n_w(210,Tp_zd_05);">
            <text:p>Res:=eep_n_w(210,Tp_zd_05);</text:p>
          </table:table-cell>
          <table:table-cell table:formula="of:=IF([.E429]=1;CONCATENATE([.A429];&quot; smallint default '0',&quot;);&quot;&quot;)">
            <text:p/>
          </table:table-cell>
        </table:table-row>
        <table:table-row table:style-name="ro1">
          <table:table-cell office:value-type="string">
            <text:p>Tp_zd_06</text:p>
          </table:table-cell>
          <table:table-cell office:value-type="float" office:value="899">
            <text:p>89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1">
            <text:p>211</text:p>
          </table:table-cell>
          <table:table-cell/>
          <table:table-cell table:formula="of:=CONCATENATE([.A430];&quot;:=eep_n_r(&quot;;[.I430];&quot;);&quot;)" office:value-type="string" office:string-value="Tp_zd_06:=eep_n_r(211);">
            <text:p>Tp_zd_06:=eep_n_r(211);</text:p>
          </table:table-cell>
          <table:table-cell table:formula="of:=CONCATENATE(&quot;Res:=eep_n_w(&quot;;[.I430];&quot;,&quot;;[.A430];&quot;);&quot;)" office:value-type="string" office:string-value="Res:=eep_n_w(211,Tp_zd_06);">
            <text:p>Res:=eep_n_w(211,Tp_zd_06);</text:p>
          </table:table-cell>
          <table:table-cell table:formula="of:=IF([.E430]=1;CONCATENATE([.A430];&quot; smallint default '0',&quot;);&quot;&quot;)">
            <text:p/>
          </table:table-cell>
        </table:table-row>
        <table:table-row table:style-name="ro1">
          <table:table-cell office:value-type="string">
            <text:p>Tp_zd_07</text:p>
          </table:table-cell>
          <table:table-cell office:value-type="float" office:value="900">
            <text:p>90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2">
            <text:p>212</text:p>
          </table:table-cell>
          <table:table-cell/>
          <table:table-cell table:formula="of:=CONCATENATE([.A431];&quot;:=eep_n_r(&quot;;[.I431];&quot;);&quot;)" office:value-type="string" office:string-value="Tp_zd_07:=eep_n_r(212);">
            <text:p>Tp_zd_07:=eep_n_r(212);</text:p>
          </table:table-cell>
          <table:table-cell table:formula="of:=CONCATENATE(&quot;Res:=eep_n_w(&quot;;[.I431];&quot;,&quot;;[.A431];&quot;);&quot;)" office:value-type="string" office:string-value="Res:=eep_n_w(212,Tp_zd_07);">
            <text:p>Res:=eep_n_w(212,Tp_zd_07);</text:p>
          </table:table-cell>
          <table:table-cell table:formula="of:=IF([.E431]=1;CONCATENATE([.A431];&quot; smallint default '0',&quot;);&quot;&quot;)">
            <text:p/>
          </table:table-cell>
        </table:table-row>
        <table:table-row table:style-name="ro1">
          <table:table-cell office:value-type="string">
            <text:p>Tp_zd_08</text:p>
          </table:table-cell>
          <table:table-cell office:value-type="float" office:value="901">
            <text:p>90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3">
            <text:p>213</text:p>
          </table:table-cell>
          <table:table-cell/>
          <table:table-cell table:formula="of:=CONCATENATE([.A432];&quot;:=eep_n_r(&quot;;[.I432];&quot;);&quot;)" office:value-type="string" office:string-value="Tp_zd_08:=eep_n_r(213);">
            <text:p>Tp_zd_08:=eep_n_r(213);</text:p>
          </table:table-cell>
          <table:table-cell table:formula="of:=CONCATENATE(&quot;Res:=eep_n_w(&quot;;[.I432];&quot;,&quot;;[.A432];&quot;);&quot;)" office:value-type="string" office:string-value="Res:=eep_n_w(213,Tp_zd_08);">
            <text:p>Res:=eep_n_w(213,Tp_zd_08);</text:p>
          </table:table-cell>
          <table:table-cell table:formula="of:=IF([.E432]=1;CONCATENATE([.A432];&quot; smallint default '0',&quot;);&quot;&quot;)">
            <text:p/>
          </table:table-cell>
        </table:table-row>
        <table:table-row table:style-name="ro1">
          <table:table-cell office:value-type="string">
            <text:p>Tm_zd_01</text:p>
          </table:table-cell>
          <table:table-cell office:value-type="float" office:value="902">
            <text:p>90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4">
            <text:p>214</text:p>
          </table:table-cell>
          <table:table-cell/>
          <table:table-cell table:formula="of:=CONCATENATE([.A433];&quot;:=eep_n_r(&quot;;[.I433];&quot;);&quot;)" office:value-type="string" office:string-value="Tm_zd_01:=eep_n_r(214);">
            <text:p>Tm_zd_01:=eep_n_r(214);</text:p>
          </table:table-cell>
          <table:table-cell table:formula="of:=CONCATENATE(&quot;Res:=eep_n_w(&quot;;[.I433];&quot;,&quot;;[.A433];&quot;);&quot;)" office:value-type="string" office:string-value="Res:=eep_n_w(214,Tm_zd_01);">
            <text:p>Res:=eep_n_w(214,Tm_zd_01);</text:p>
          </table:table-cell>
          <table:table-cell table:formula="of:=IF([.E433]=1;CONCATENATE([.A433];&quot; smallint default '0',&quot;);&quot;&quot;)">
            <text:p/>
          </table:table-cell>
        </table:table-row>
        <table:table-row table:style-name="ro1">
          <table:table-cell office:value-type="string">
            <text:p>Tm_zd_02</text:p>
          </table:table-cell>
          <table:table-cell office:value-type="float" office:value="903">
            <text:p>9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5">
            <text:p>215</text:p>
          </table:table-cell>
          <table:table-cell/>
          <table:table-cell table:formula="of:=CONCATENATE([.A434];&quot;:=eep_n_r(&quot;;[.I434];&quot;);&quot;)" office:value-type="string" office:string-value="Tm_zd_02:=eep_n_r(215);">
            <text:p>Tm_zd_02:=eep_n_r(215);</text:p>
          </table:table-cell>
          <table:table-cell table:formula="of:=CONCATENATE(&quot;Res:=eep_n_w(&quot;;[.I434];&quot;,&quot;;[.A434];&quot;);&quot;)" office:value-type="string" office:string-value="Res:=eep_n_w(215,Tm_zd_02);">
            <text:p>Res:=eep_n_w(215,Tm_zd_02);</text:p>
          </table:table-cell>
          <table:table-cell table:formula="of:=IF([.E434]=1;CONCATENATE([.A434];&quot; smallint default '0',&quot;);&quot;&quot;)">
            <text:p/>
          </table:table-cell>
        </table:table-row>
        <table:table-row table:style-name="ro1">
          <table:table-cell office:value-type="string">
            <text:p>Tm_zd_03</text:p>
          </table:table-cell>
          <table:table-cell office:value-type="float" office:value="904">
            <text:p>9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6">
            <text:p>216</text:p>
          </table:table-cell>
          <table:table-cell/>
          <table:table-cell table:formula="of:=CONCATENATE([.A435];&quot;:=eep_n_r(&quot;;[.I435];&quot;);&quot;)" office:value-type="string" office:string-value="Tm_zd_03:=eep_n_r(216);">
            <text:p>Tm_zd_03:=eep_n_r(216);</text:p>
          </table:table-cell>
          <table:table-cell table:formula="of:=CONCATENATE(&quot;Res:=eep_n_w(&quot;;[.I435];&quot;,&quot;;[.A435];&quot;);&quot;)" office:value-type="string" office:string-value="Res:=eep_n_w(216,Tm_zd_03);">
            <text:p>Res:=eep_n_w(216,Tm_zd_03);</text:p>
          </table:table-cell>
          <table:table-cell table:formula="of:=IF([.E435]=1;CONCATENATE([.A435];&quot; smallint default '0',&quot;);&quot;&quot;)">
            <text:p/>
          </table:table-cell>
        </table:table-row>
        <table:table-row table:style-name="ro1">
          <table:table-cell office:value-type="string">
            <text:p>Tm_zd_04</text:p>
          </table:table-cell>
          <table:table-cell office:value-type="float" office:value="905">
            <text:p>9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7">
            <text:p>217</text:p>
          </table:table-cell>
          <table:table-cell/>
          <table:table-cell table:formula="of:=CONCATENATE([.A436];&quot;:=eep_n_r(&quot;;[.I436];&quot;);&quot;)" office:value-type="string" office:string-value="Tm_zd_04:=eep_n_r(217);">
            <text:p>Tm_zd_04:=eep_n_r(217);</text:p>
          </table:table-cell>
          <table:table-cell table:formula="of:=CONCATENATE(&quot;Res:=eep_n_w(&quot;;[.I436];&quot;,&quot;;[.A436];&quot;);&quot;)" office:value-type="string" office:string-value="Res:=eep_n_w(217,Tm_zd_04);">
            <text:p>Res:=eep_n_w(217,Tm_zd_04);</text:p>
          </table:table-cell>
          <table:table-cell table:formula="of:=IF([.E436]=1;CONCATENATE([.A436];&quot; smallint default '0',&quot;);&quot;&quot;)">
            <text:p/>
          </table:table-cell>
        </table:table-row>
        <table:table-row table:style-name="ro1">
          <table:table-cell office:value-type="string">
            <text:p>Tm_zd_05</text:p>
          </table:table-cell>
          <table:table-cell office:value-type="float" office:value="906">
            <text:p>9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8">
            <text:p>218</text:p>
          </table:table-cell>
          <table:table-cell/>
          <table:table-cell table:formula="of:=CONCATENATE([.A437];&quot;:=eep_n_r(&quot;;[.I437];&quot;);&quot;)" office:value-type="string" office:string-value="Tm_zd_05:=eep_n_r(218);">
            <text:p>Tm_zd_05:=eep_n_r(218);</text:p>
          </table:table-cell>
          <table:table-cell table:formula="of:=CONCATENATE(&quot;Res:=eep_n_w(&quot;;[.I437];&quot;,&quot;;[.A437];&quot;);&quot;)" office:value-type="string" office:string-value="Res:=eep_n_w(218,Tm_zd_05);">
            <text:p>Res:=eep_n_w(218,Tm_zd_05);</text:p>
          </table:table-cell>
          <table:table-cell table:formula="of:=IF([.E437]=1;CONCATENATE([.A437];&quot; smallint default '0',&quot;);&quot;&quot;)">
            <text:p/>
          </table:table-cell>
        </table:table-row>
        <table:table-row table:style-name="ro1">
          <table:table-cell office:value-type="string">
            <text:p>Tm_zd_06</text:p>
          </table:table-cell>
          <table:table-cell office:value-type="float" office:value="907">
            <text:p>9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9">
            <text:p>219</text:p>
          </table:table-cell>
          <table:table-cell/>
          <table:table-cell table:formula="of:=CONCATENATE([.A438];&quot;:=eep_n_r(&quot;;[.I438];&quot;);&quot;)" office:value-type="string" office:string-value="Tm_zd_06:=eep_n_r(219);">
            <text:p>Tm_zd_06:=eep_n_r(219);</text:p>
          </table:table-cell>
          <table:table-cell table:formula="of:=CONCATENATE(&quot;Res:=eep_n_w(&quot;;[.I438];&quot;,&quot;;[.A438];&quot;);&quot;)" office:value-type="string" office:string-value="Res:=eep_n_w(219,Tm_zd_06);">
            <text:p>Res:=eep_n_w(219,Tm_zd_06);</text:p>
          </table:table-cell>
          <table:table-cell table:formula="of:=IF([.E438]=1;CONCATENATE([.A438];&quot; smallint default '0',&quot;);&quot;&quot;)">
            <text:p/>
          </table:table-cell>
        </table:table-row>
        <table:table-row table:style-name="ro1">
          <table:table-cell office:value-type="string">
            <text:p>Tm_zd_07</text:p>
          </table:table-cell>
          <table:table-cell office:value-type="float" office:value="908">
            <text:p>9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0">
            <text:p>220</text:p>
          </table:table-cell>
          <table:table-cell/>
          <table:table-cell table:formula="of:=CONCATENATE([.A439];&quot;:=eep_n_r(&quot;;[.I439];&quot;);&quot;)" office:value-type="string" office:string-value="Tm_zd_07:=eep_n_r(220);">
            <text:p>Tm_zd_07:=eep_n_r(220);</text:p>
          </table:table-cell>
          <table:table-cell table:formula="of:=CONCATENATE(&quot;Res:=eep_n_w(&quot;;[.I439];&quot;,&quot;;[.A439];&quot;);&quot;)" office:value-type="string" office:string-value="Res:=eep_n_w(220,Tm_zd_07);">
            <text:p>Res:=eep_n_w(220,Tm_zd_07);</text:p>
          </table:table-cell>
          <table:table-cell table:formula="of:=IF([.E439]=1;CONCATENATE([.A439];&quot; smallint default '0',&quot;);&quot;&quot;)">
            <text:p/>
          </table:table-cell>
        </table:table-row>
        <table:table-row table:style-name="ro1">
          <table:table-cell office:value-type="string">
            <text:p>Tm_zd_08</text:p>
          </table:table-cell>
          <table:table-cell office:value-type="float" office:value="909">
            <text:p>9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1">
            <text:p>221</text:p>
          </table:table-cell>
          <table:table-cell/>
          <table:table-cell table:formula="of:=CONCATENATE([.A440];&quot;:=eep_n_r(&quot;;[.I440];&quot;);&quot;)" office:value-type="string" office:string-value="Tm_zd_08:=eep_n_r(221);">
            <text:p>Tm_zd_08:=eep_n_r(221);</text:p>
          </table:table-cell>
          <table:table-cell table:formula="of:=CONCATENATE(&quot;Res:=eep_n_w(&quot;;[.I440];&quot;,&quot;;[.A440];&quot;);&quot;)" office:value-type="string" office:string-value="Res:=eep_n_w(221,Tm_zd_08);">
            <text:p>Res:=eep_n_w(221,Tm_zd_08);</text:p>
          </table:table-cell>
          <table:table-cell table:formula="of:=IF([.E440]=1;CONCATENATE([.A440];&quot; smallint default '0',&quot;);&quot;&quot;)">
            <text:p/>
          </table:table-cell>
        </table:table-row>
        <table:table-row table:style-name="ro1">
          <table:table-cell office:value-type="string">
            <text:p>yy_s</text:p>
          </table:table-cell>
          <table:table-cell office:value-type="float" office:value="910">
            <text:p>9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2">
            <text:p>222</text:p>
          </table:table-cell>
          <table:table-cell table:number-columns-repeated="3"/>
          <table:table-cell table:formula="of:=IF([.E441]=1;CONCATENATE([.A441];&quot; smallint default '0',&quot;);&quot;&quot;)">
            <text:p/>
          </table:table-cell>
        </table:table-row>
        <table:table-row table:style-name="ro1">
          <table:table-cell office:value-type="string">
            <text:p>Mon_s</text:p>
          </table:table-cell>
          <table:table-cell office:value-type="float" office:value="911">
            <text:p>9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3">
            <text:p>223</text:p>
          </table:table-cell>
          <table:table-cell table:number-columns-repeated="3"/>
          <table:table-cell table:formula="of:=IF([.E442]=1;CONCATENATE([.A442];&quot; smallint default '0',&quot;);&quot;&quot;)">
            <text:p/>
          </table:table-cell>
        </table:table-row>
        <table:table-row table:style-name="ro1">
          <table:table-cell office:value-type="string">
            <text:p>dd_s</text:p>
          </table:table-cell>
          <table:table-cell office:value-type="float" office:value="912">
            <text:p>9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4">
            <text:p>224</text:p>
          </table:table-cell>
          <table:table-cell table:number-columns-repeated="3"/>
          <table:table-cell table:formula="of:=IF([.E443]=1;CONCATENATE([.A443];&quot; smallint default '0',&quot;);&quot;&quot;)">
            <text:p/>
          </table:table-cell>
        </table:table-row>
        <table:table-row table:style-name="ro1">
          <table:table-cell office:value-type="string">
            <text:p>hh_s</text:p>
          </table:table-cell>
          <table:table-cell office:value-type="float" office:value="913">
            <text:p>9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5">
            <text:p>225</text:p>
          </table:table-cell>
          <table:table-cell table:number-columns-repeated="3"/>
          <table:table-cell table:formula="of:=IF([.E444]=1;CONCATENATE([.A444];&quot; smallint default '0',&quot;);&quot;&quot;)">
            <text:p/>
          </table:table-cell>
        </table:table-row>
        <table:table-row table:style-name="ro1">
          <table:table-cell office:value-type="string">
            <text:p>mm_s</text:p>
          </table:table-cell>
          <table:table-cell office:value-type="float" office:value="914">
            <text:p>9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6">
            <text:p>226</text:p>
          </table:table-cell>
          <table:table-cell table:number-columns-repeated="3"/>
          <table:table-cell table:formula="of:=IF([.E445]=1;CONCATENATE([.A445];&quot; smallint default '0',&quot;);&quot;&quot;)">
            <text:p/>
          </table:table-cell>
        </table:table-row>
        <table:table-row table:style-name="ro1">
          <table:table-cell office:value-type="string">
            <text:p>ss_s</text:p>
          </table:table-cell>
          <table:table-cell office:value-type="float" office:value="915">
            <text:p>9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7">
            <text:p>227</text:p>
          </table:table-cell>
          <table:table-cell table:number-columns-repeated="3"/>
          <table:table-cell table:formula="of:=IF([.E446]=1;CONCATENATE([.A446];&quot; smallint default '0',&quot;);&quot;&quot;)">
            <text:p/>
          </table:table-cell>
        </table:table-row>
        <table:table-row table:style-name="ro1">
          <table:table-cell office:value-type="string">
            <text:p>time_set</text:p>
          </table:table-cell>
          <table:table-cell office:value-type="float" office:value="916">
            <text:p>9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47]=1;CONCATENATE([.A447];&quot; smallint default '0',&quot;);&quot;&quot;)">
            <text:p/>
          </table:table-cell>
        </table:table-row>
        <table:table-row table:style-name="ro1">
          <table:table-cell office:value-type="string">
            <text:p>Run</text:p>
          </table:table-cell>
          <table:table-cell office:value-type="float" office:value="917">
            <text:p>9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48]=1;CONCATENATE([.A448];&quot; smallint default '0',&quot;);&quot;&quot;)">
            <text:p/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918">
            <text:p>9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49]=1;CONCATENATE([.A449];&quot; smallint default '0',&quot;);&quot;&quot;)">
            <text:p/>
          </table:table-cell>
        </table:table-row>
        <table:table-row table:style-name="ro1">
          <table:table-cell office:value-type="string">
            <text:p>X_zd_17</text:p>
          </table:table-cell>
          <table:table-cell office:value-type="float" office:value="919">
            <text:p>9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2">
            <text:p>222</text:p>
          </table:table-cell>
          <table:table-cell/>
          <table:table-cell table:formula="of:=CONCATENATE([.A450];&quot;:=INT_REAL(eep_n_r(&quot;;[.I450];&quot;));&quot;)" office:value-type="string" office:string-value="X_zd_17:=INT_REAL(eep_n_r(222));">
            <text:p>X_zd_17:=INT_REAL(eep_n_r(222));</text:p>
          </table:table-cell>
          <table:table-cell table:formula="of:=CONCATENATE(&quot;Res:=eep_n_w(&quot;;[.I450];&quot;,REAL_INT(&quot;;[.A450];&quot;));&quot;)" office:value-type="string" office:string-value="Res:=eep_n_w(222,REAL_INT(X_zd_17));">
            <text:p>Res:=eep_n_w(222,REAL_INT(X_zd_17));</text:p>
          </table:table-cell>
          <table:table-cell table:formula="of:=IF([.E450]=1;CONCATENATE([.A450];&quot; smallint default '0',&quot;);&quot;&quot;)">
            <text:p/>
          </table:table-cell>
        </table:table-row>
        <table:table-row table:style-name="ro1">
          <table:table-cell office:value-type="string">
            <text:p>Ton_X_17</text:p>
          </table:table-cell>
          <table:table-cell office:value-type="float" office:value="921">
            <text:p>921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3">
            <text:p>223</text:p>
          </table:table-cell>
          <table:table-cell/>
          <table:table-cell table:formula="of:=CONCATENATE([.A451];&quot;:=TMR(eep_n_r(&quot;;[.I451];&quot;));&quot;)" office:value-type="string" office:string-value="Ton_X_17:=TMR(eep_n_r(223));">
            <text:p>Ton_X_17:=TMR(eep_n_r(223));</text:p>
          </table:table-cell>
          <table:table-cell table:formula="of:=CONCATENATE(&quot;Res:=eep_n_w(&quot;;[.I451];&quot;,ANA(&quot;;[.A451];&quot;));&quot;)" office:value-type="string" office:string-value="Res:=eep_n_w(223,ANA(Ton_X_17));">
            <text:p>Res:=eep_n_w(223,ANA(Ton_X_17));</text:p>
          </table:table-cell>
          <table:table-cell table:formula="of:=IF([.E451]=1;CONCATENATE([.A451];&quot; smallint default '0',&quot;);&quot;&quot;)">
            <text:p/>
          </table:table-cell>
        </table:table-row>
        <table:table-row table:style-name="ro1">
          <table:table-cell office:value-type="string">
            <text:p>Toff_X_17</text:p>
          </table:table-cell>
          <table:table-cell office:value-type="float" office:value="923">
            <text:p>923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4">
            <text:p>224</text:p>
          </table:table-cell>
          <table:table-cell/>
          <table:table-cell table:formula="of:=CONCATENATE([.A452];&quot;:=TMR(eep_n_r(&quot;;[.I452];&quot;));&quot;)" office:value-type="string" office:string-value="Toff_X_17:=TMR(eep_n_r(224));">
            <text:p>Toff_X_17:=TMR(eep_n_r(224));</text:p>
          </table:table-cell>
          <table:table-cell table:formula="of:=CONCATENATE(&quot;Res:=eep_n_w(&quot;;[.I452];&quot;,ANA(&quot;;[.A452];&quot;));&quot;)" office:value-type="string" office:string-value="Res:=eep_n_w(224,ANA(Toff_X_17));">
            <text:p>Res:=eep_n_w(224,ANA(Toff_X_17));</text:p>
          </table:table-cell>
          <table:table-cell table:formula="of:=IF([.E452]=1;CONCATENATE([.A452];&quot; smallint default '0',&quot;);&quot;&quot;)">
            <text:p/>
          </table:table-cell>
        </table:table-row>
        <table:table-row table:style-name="ro1">
          <table:table-cell office:value-type="string">
            <text:p>V_21_min</text:p>
          </table:table-cell>
          <table:table-cell office:value-type="float" office:value="925">
            <text:p>92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1</text:p>
          </table:table-cell>
          <table:table-cell table:number-columns-repeated="2"/>
          <table:table-cell office:value-type="float" office:value="225">
            <text:p>225</text:p>
          </table:table-cell>
          <table:table-cell/>
          <table:table-cell table:formula="of:=CONCATENATE([.A453];&quot;:=eep_n_r(&quot;;[.I453];&quot;);&quot;)" office:value-type="string" office:string-value="V_21_min:=eep_n_r(225);">
            <text:p>V_21_min:=eep_n_r(225);</text:p>
          </table:table-cell>
          <table:table-cell table:formula="of:=CONCATENATE(&quot;Res:=eep_n_w(&quot;;[.I453];&quot;,&quot;;[.A453];&quot;);&quot;)" office:value-type="string" office:string-value="Res:=eep_n_w(225,V_21_min);">
            <text:p>Res:=eep_n_w(225,V_21_min);</text:p>
          </table:table-cell>
          <table:table-cell table:formula="of:=IF([.E453]=1;CONCATENATE([.A453];&quot; smallint default '0',&quot;);&quot;&quot;)">
            <text:p/>
          </table:table-cell>
        </table:table-row>
        <table:table-row table:style-name="ro1">
          <table:table-cell office:value-type="string">
            <text:p>V_21_max</text:p>
          </table:table-cell>
          <table:table-cell office:value-type="float" office:value="926">
            <text:p>92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1</text:p>
          </table:table-cell>
          <table:table-cell table:number-columns-repeated="2"/>
          <table:table-cell office:value-type="float" office:value="226">
            <text:p>226</text:p>
          </table:table-cell>
          <table:table-cell/>
          <table:table-cell table:formula="of:=CONCATENATE([.A454];&quot;:=eep_n_r(&quot;;[.I454];&quot;);&quot;)" office:value-type="string" office:string-value="V_21_max:=eep_n_r(226);">
            <text:p>V_21_max:=eep_n_r(226);</text:p>
          </table:table-cell>
          <table:table-cell table:formula="of:=CONCATENATE(&quot;Res:=eep_n_w(&quot;;[.I454];&quot;,&quot;;[.A454];&quot;);&quot;)" office:value-type="string" office:string-value="Res:=eep_n_w(226,V_21_max);">
            <text:p>Res:=eep_n_w(226,V_21_max);</text:p>
          </table:table-cell>
          <table:table-cell table:formula="of:=IF([.E454]=1;CONCATENATE([.A454];&quot; smallint default '0',&quot;);&quot;&quot;)">
            <text:p/>
          </table:table-cell>
        </table:table-row>
        <table:table-row table:style-name="ro1">
          <table:table-cell office:value-type="string">
            <text:p>V_25_min</text:p>
          </table:table-cell>
          <table:table-cell office:value-type="float" office:value="927">
            <text:p>92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1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formula="of:=CONCATENATE([.A455];&quot;:=eep_n_r(&quot;;[.I455];&quot;);&quot;)" office:value-type="string" office:string-value="V_25_min:=eep_n_r(227);">
            <text:p>V_25_min:=eep_n_r(227);</text:p>
          </table:table-cell>
          <table:table-cell table:formula="of:=CONCATENATE(&quot;Res:=eep_n_w(&quot;;[.I455];&quot;,&quot;;[.A455];&quot;);&quot;)" office:value-type="string" office:string-value="Res:=eep_n_w(227,V_25_min);">
            <text:p>Res:=eep_n_w(227,V_25_min);</text:p>
          </table:table-cell>
          <table:table-cell table:formula="of:=IF([.E455]=1;CONCATENATE([.A455];&quot; smallint default '0',&quot;);&quot;&quot;)">
            <text:p/>
          </table:table-cell>
        </table:table-row>
        <table:table-row table:style-name="ro1">
          <table:table-cell office:value-type="string">
            <text:p>V_25_max</text:p>
          </table:table-cell>
          <table:table-cell office:value-type="float" office:value="928">
            <text:p>92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5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formula="of:=CONCATENATE([.A456];&quot;:=eep_n_r(&quot;;[.I456];&quot;);&quot;)" office:value-type="string" office:string-value="V_25_max:=eep_n_r(228);">
            <text:p>V_25_max:=eep_n_r(228);</text:p>
          </table:table-cell>
          <table:table-cell table:formula="of:=CONCATENATE(&quot;Res:=eep_n_w(&quot;;[.I456];&quot;,&quot;;[.A456];&quot;);&quot;)" office:value-type="string" office:string-value="Res:=eep_n_w(228,V_25_max);">
            <text:p>Res:=eep_n_w(228,V_25_max);</text:p>
          </table:table-cell>
          <table:table-cell table:formula="of:=IF([.E456]=1;CONCATENATE([.A456];&quot; smallint default '0',&quot;);&quot;&quot;)">
            <text:p/>
          </table:table-cell>
        </table:table-row>
        <table:table-row table:style-name="ro1">
          <table:table-cell office:value-type="string">
            <text:p>V_26_min</text:p>
          </table:table-cell>
          <table:table-cell office:value-type="float" office:value="929">
            <text:p>92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6</text:p>
          </table:table-cell>
          <table:table-cell table:number-columns-repeated="2"/>
          <table:table-cell office:value-type="float" office:value="229">
            <text:p>229</text:p>
          </table:table-cell>
          <table:table-cell/>
          <table:table-cell table:formula="of:=CONCATENATE([.A457];&quot;:=eep_n_r(&quot;;[.I457];&quot;);&quot;)" office:value-type="string" office:string-value="V_26_min:=eep_n_r(229);">
            <text:p>V_26_min:=eep_n_r(229);</text:p>
          </table:table-cell>
          <table:table-cell table:formula="of:=CONCATENATE(&quot;Res:=eep_n_w(&quot;;[.I457];&quot;,&quot;;[.A457];&quot;);&quot;)" office:value-type="string" office:string-value="Res:=eep_n_w(229,V_26_min);">
            <text:p>Res:=eep_n_w(229,V_26_min);</text:p>
          </table:table-cell>
          <table:table-cell table:formula="of:=IF([.E457]=1;CONCATENATE([.A457];&quot; smallint default '0',&quot;);&quot;&quot;)">
            <text:p/>
          </table:table-cell>
        </table:table-row>
        <table:table-row table:style-name="ro1">
          <table:table-cell office:value-type="string">
            <text:p>V_26_max</text:p>
          </table:table-cell>
          <table:table-cell office:value-type="float" office:value="930">
            <text:p>93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6</text:p>
          </table:table-cell>
          <table:table-cell table:number-columns-repeated="2"/>
          <table:table-cell office:value-type="float" office:value="230">
            <text:p>230</text:p>
          </table:table-cell>
          <table:table-cell/>
          <table:table-cell table:formula="of:=CONCATENATE([.A458];&quot;:=eep_n_r(&quot;;[.I458];&quot;);&quot;)" office:value-type="string" office:string-value="V_26_max:=eep_n_r(230);">
            <text:p>V_26_max:=eep_n_r(230);</text:p>
          </table:table-cell>
          <table:table-cell table:formula="of:=CONCATENATE(&quot;Res:=eep_n_w(&quot;;[.I458];&quot;,&quot;;[.A458];&quot;);&quot;)" office:value-type="string" office:string-value="Res:=eep_n_w(230,V_26_max);">
            <text:p>Res:=eep_n_w(230,V_26_max);</text:p>
          </table:table-cell>
          <table:table-cell table:formula="of:=IF([.E458]=1;CONCATENATE([.A458];&quot; smallint default '0',&quot;);&quot;&quot;)">
            <text:p/>
          </table:table-cell>
        </table:table-row>
        <table:table-row table:style-name="ro1">
          <table:table-cell office:value-type="string">
            <text:p>V_32_min</text:p>
          </table:table-cell>
          <table:table-cell office:value-type="float" office:value="931">
            <text:p>93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32</text:p>
          </table:table-cell>
          <table:table-cell table:number-columns-repeated="2"/>
          <table:table-cell office:value-type="float" office:value="231">
            <text:p>231</text:p>
          </table:table-cell>
          <table:table-cell/>
          <table:table-cell table:formula="of:=CONCATENATE([.A459];&quot;:=eep_n_r(&quot;;[.I459];&quot;);&quot;)" office:value-type="string" office:string-value="V_32_min:=eep_n_r(231);">
            <text:p>V_32_min:=eep_n_r(231);</text:p>
          </table:table-cell>
          <table:table-cell table:formula="of:=CONCATENATE(&quot;Res:=eep_n_w(&quot;;[.I459];&quot;,&quot;;[.A459];&quot;);&quot;)" office:value-type="string" office:string-value="Res:=eep_n_w(231,V_32_min);">
            <text:p>Res:=eep_n_w(231,V_32_min);</text:p>
          </table:table-cell>
          <table:table-cell table:formula="of:=IF([.E459]=1;CONCATENATE([.A459];&quot; smallint default '0',&quot;);&quot;&quot;)">
            <text:p/>
          </table:table-cell>
        </table:table-row>
        <table:table-row table:style-name="ro1">
          <table:table-cell office:value-type="string">
            <text:p>V_32_max</text:p>
          </table:table-cell>
          <table:table-cell office:value-type="float" office:value="932">
            <text:p>93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32</text:p>
          </table:table-cell>
          <table:table-cell table:number-columns-repeated="2"/>
          <table:table-cell office:value-type="float" office:value="232">
            <text:p>232</text:p>
          </table:table-cell>
          <table:table-cell/>
          <table:table-cell table:formula="of:=CONCATENATE([.A460];&quot;:=eep_n_r(&quot;;[.I460];&quot;);&quot;)" office:value-type="string" office:string-value="V_32_max:=eep_n_r(232);">
            <text:p>V_32_max:=eep_n_r(232);</text:p>
          </table:table-cell>
          <table:table-cell table:formula="of:=CONCATENATE(&quot;Res:=eep_n_w(&quot;;[.I460];&quot;,&quot;;[.A460];&quot;);&quot;)" office:value-type="string" office:string-value="Res:=eep_n_w(232,V_32_max);">
            <text:p>Res:=eep_n_w(232,V_32_max);</text:p>
          </table:table-cell>
          <table:table-cell table:formula="of:=IF([.E460]=1;CONCATENATE([.A460];&quot; smallint default '0',&quot;);&quot;&quot;)">
            <text:p/>
          </table:table-cell>
        </table:table-row>
        <table:table-row table:style-name="ro1">
          <table:table-cell office:value-type="string">
            <text:p>V_26_tz</text:p>
          </table:table-cell>
          <table:table-cell office:value-type="float" office:value="933">
            <text:p>933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3">
            <text:p>233</text:p>
          </table:table-cell>
          <table:table-cell/>
          <table:table-cell table:formula="of:=CONCATENATE([.A461];&quot;:=TMR(eep_n_r(&quot;;[.I461];&quot;));&quot;)" office:value-type="string" office:string-value="V_26_tz:=TMR(eep_n_r(233));">
            <text:p>V_26_tz:=TMR(eep_n_r(233));</text:p>
          </table:table-cell>
          <table:table-cell table:formula="of:=CONCATENATE(&quot;Res:=eep_n_w(&quot;;[.I461];&quot;,&quot;;[.A461];&quot;);&quot;)" office:value-type="string" office:string-value="Res:=eep_n_w(233,V_26_tz);">
            <text:p>Res:=eep_n_w(233,V_26_tz);</text:p>
          </table:table-cell>
          <table:table-cell table:formula="of:=IF([.E461]=1;CONCATENATE([.A461];&quot; smallint default '0',&quot;);&quot;&quot;)">
            <text:p/>
          </table:table-cell>
        </table:table-row>
        <table:table-row table:style-name="ro1">
          <table:table-cell office:value-type="string">
            <text:p>Am_Q_09</text:p>
          </table:table-cell>
          <table:table-cell office:value-type="float" office:value="935">
            <text:p>9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62])" office:value-type="string" office:string-value=" &lt;&lt; m_ui-&gt;s_Am_Q_09">
            <text:p><text:s/>&lt;&lt; m_ui-&gt;s_Am_Q_09</text:p>
          </table:table-cell>
          <table:table-cell office:value-type="float" office:value="36">
            <text:p>36</text:p>
          </table:table-cell>
          <table:table-cell/>
          <table:table-cell table:formula="of:=CONCATENATE([.A462];&quot;:=eep_b_r(&quot;;[.I462];&quot;);&quot;)" office:value-type="string" office:string-value="Am_Q_09:=eep_b_r(36);">
            <text:p>Am_Q_09:=eep_b_r(36);</text:p>
          </table:table-cell>
          <table:table-cell table:formula="of:=CONCATENATE(&quot;Res:=eep_b_w(&quot;;[.I462];&quot;,&quot;;[.A462];&quot;);&quot;)" office:value-type="string" office:string-value="Res:=eep_b_w(36,Am_Q_09);">
            <text:p>Res:=eep_b_w(36,Am_Q_09);</text:p>
          </table:table-cell>
          <table:table-cell table:formula="of:=IF([.E462]=1;CONCATENATE([.A462];&quot; smallint default '0',&quot;);&quot;&quot;)">
            <text:p/>
          </table:table-cell>
        </table:table-row>
        <table:table-row table:style-name="ro1">
          <table:table-cell office:value-type="string">
            <text:p>Am_Q_10</text:p>
          </table:table-cell>
          <table:table-cell office:value-type="float" office:value="936">
            <text:p>9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63])" office:value-type="string" office:string-value=" &lt;&lt; m_ui-&gt;s_Am_Q_10">
            <text:p><text:s/>&lt;&lt; m_ui-&gt;s_Am_Q_10</text:p>
          </table:table-cell>
          <table:table-cell office:value-type="float" office:value="37">
            <text:p>37</text:p>
          </table:table-cell>
          <table:table-cell/>
          <table:table-cell table:formula="of:=CONCATENATE([.A463];&quot;:=eep_b_r(&quot;;[.I463];&quot;);&quot;)" office:value-type="string" office:string-value="Am_Q_10:=eep_b_r(37);">
            <text:p>Am_Q_10:=eep_b_r(37);</text:p>
          </table:table-cell>
          <table:table-cell table:formula="of:=CONCATENATE(&quot;Res:=eep_b_w(&quot;;[.I463];&quot;,&quot;;[.A463];&quot;);&quot;)" office:value-type="string" office:string-value="Res:=eep_b_w(37,Am_Q_10);">
            <text:p>Res:=eep_b_w(37,Am_Q_10);</text:p>
          </table:table-cell>
          <table:table-cell table:formula="of:=IF([.E463]=1;CONCATENATE([.A463];&quot; smallint default '0',&quot;);&quot;&quot;)">
            <text:p/>
          </table:table-cell>
        </table:table-row>
        <table:table-row table:style-name="ro1">
          <table:table-cell office:value-type="string">
            <text:p>Am_M_14</text:p>
          </table:table-cell>
          <table:table-cell office:value-type="float" office:value="937">
            <text:p>9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64])" office:value-type="string" office:string-value=" &lt;&lt; m_ui-&gt;s_Am_M_14">
            <text:p><text:s/>&lt;&lt; m_ui-&gt;s_Am_M_14</text:p>
          </table:table-cell>
          <table:table-cell office:value-type="float" office:value="38">
            <text:p>38</text:p>
          </table:table-cell>
          <table:table-cell/>
          <table:table-cell table:formula="of:=CONCATENATE([.A464];&quot;:=eep_b_r(&quot;;[.I464];&quot;);&quot;)" office:value-type="string" office:string-value="Am_M_14:=eep_b_r(38);">
            <text:p>Am_M_14:=eep_b_r(38);</text:p>
          </table:table-cell>
          <table:table-cell table:formula="of:=CONCATENATE(&quot;Res:=eep_b_w(&quot;;[.I464];&quot;,&quot;;[.A464];&quot;);&quot;)" office:value-type="string" office:string-value="Res:=eep_b_w(38,Am_M_14);">
            <text:p>Res:=eep_b_w(38,Am_M_14);</text:p>
          </table:table-cell>
          <table:table-cell table:formula="of:=IF([.E464]=1;CONCATENATE([.A464];&quot; smallint default '0',&quot;);&quot;&quot;)">
            <text:p/>
          </table:table-cell>
        </table:table-row>
        <table:table-row table:style-name="ro1">
          <table:table-cell office:value-type="string">
            <text:p>Am_M_17</text:p>
          </table:table-cell>
          <table:table-cell office:value-type="float" office:value="938">
            <text:p>93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65])" office:value-type="string" office:string-value=" &lt;&lt; m_ui-&gt;s_Am_M_17">
            <text:p><text:s/>&lt;&lt; m_ui-&gt;s_Am_M_17</text:p>
          </table:table-cell>
          <table:table-cell office:value-type="float" office:value="39">
            <text:p>39</text:p>
          </table:table-cell>
          <table:table-cell/>
          <table:table-cell table:formula="of:=CONCATENATE([.A465];&quot;:=eep_b_r(&quot;;[.I465];&quot;);&quot;)" office:value-type="string" office:string-value="Am_M_17:=eep_b_r(39);">
            <text:p>Am_M_17:=eep_b_r(39);</text:p>
          </table:table-cell>
          <table:table-cell table:formula="of:=CONCATENATE(&quot;Res:=eep_b_w(&quot;;[.I465];&quot;,&quot;;[.A465];&quot;);&quot;)" office:value-type="string" office:string-value="Res:=eep_b_w(39,Am_M_17);">
            <text:p>Res:=eep_b_w(39,Am_M_17);</text:p>
          </table:table-cell>
          <table:table-cell table:formula="of:=IF([.E465]=1;CONCATENATE([.A465];&quot; smallint default '0',&quot;);&quot;&quot;)">
            <text:p/>
          </table:table-cell>
        </table:table-row>
        <table:table-row table:style-name="ro1">
          <table:table-cell table:number-columns-repeated="7"/>
          <table:table-cell table:style-name="ce3"/>
          <table:table-cell table:number-columns-repeated="4"/>
          <table:table-cell office:value-type="string">
            <text:p>primary key(Dt)) Engine=InnoDb;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Ai_1_1</text:p>
          </table:table-cell>
          <table:table-cell table:number-columns-repeated="12"/>
        </table:table-row>
        <table:table-row table:style-name="ro1">
          <table:table-cell office:value-type="string">
            <text:p>Ai_1_2</text:p>
          </table:table-cell>
          <table:table-cell table:number-columns-repeated="12"/>
        </table:table-row>
        <table:table-row table:style-name="ro1">
          <table:table-cell office:value-type="string">
            <text:p>Ai_1_3</text:p>
          </table:table-cell>
          <table:table-cell table:number-columns-repeated="12"/>
        </table:table-row>
        <table:table-row table:style-name="ro1">
          <table:table-cell office:value-type="string">
            <text:p>Ai_1_4</text:p>
          </table:table-cell>
          <table:table-cell table:number-columns-repeated="12"/>
        </table:table-row>
        <table:table-row table:style-name="ro1">
          <table:table-cell office:value-type="string">
            <text:p>Ai_2_1</text:p>
          </table:table-cell>
          <table:table-cell table:number-columns-repeated="12"/>
        </table:table-row>
        <table:table-row table:style-name="ro1">
          <table:table-cell office:value-type="string">
            <text:p>Ai_2_2</text:p>
          </table:table-cell>
          <table:table-cell table:number-columns-repeated="12"/>
        </table:table-row>
        <table:table-row table:style-name="ro1">
          <table:table-cell office:value-type="string">
            <text:p>Ai_2_3</text:p>
          </table:table-cell>
          <table:table-cell table:number-columns-repeated="12"/>
        </table:table-row>
        <table:table-row table:style-name="ro1">
          <table:table-cell office:value-type="string">
            <text:p>Ai_2_4</text:p>
          </table:table-cell>
          <table:table-cell table:number-columns-repeated="12"/>
        </table:table-row>
        <table:table-row table:style-name="ro1">
          <table:table-cell office:value-type="string">
            <text:p>Ai_3_1</text:p>
          </table:table-cell>
          <table:table-cell table:number-columns-repeated="12"/>
        </table:table-row>
        <table:table-row table:style-name="ro1">
          <table:table-cell office:value-type="string">
            <text:p>Ai_3_2</text:p>
          </table:table-cell>
          <table:table-cell table:number-columns-repeated="12"/>
        </table:table-row>
        <table:table-row table:style-name="ro1">
          <table:table-cell office:value-type="string">
            <text:p>Ai_3_3</text:p>
          </table:table-cell>
          <table:table-cell table:number-columns-repeated="12"/>
        </table:table-row>
        <table:table-row table:style-name="ro1">
          <table:table-cell office:value-type="string">
            <text:p>Ai_3_4</text:p>
          </table:table-cell>
          <table:table-cell table:number-columns-repeated="12"/>
        </table:table-row>
        <table:table-row table:style-name="ro1">
          <table:table-cell office:value-type="string">
            <text:p>Ai_4_1</text:p>
          </table:table-cell>
          <table:table-cell table:number-columns-repeated="12"/>
        </table:table-row>
        <table:table-row table:style-name="ro1">
          <table:table-cell office:value-type="string">
            <text:p>Ai_4_2</text:p>
          </table:table-cell>
          <table:table-cell table:number-columns-repeated="12"/>
        </table:table-row>
        <table:table-row table:style-name="ro1">
          <table:table-cell office:value-type="string">
            <text:p>Ai_4_3</text:p>
          </table:table-cell>
          <table:table-cell table:number-columns-repeated="12"/>
        </table:table-row>
        <table:table-row table:style-name="ro1">
          <table:table-cell office:value-type="string">
            <text:p>Ai_4_4</text:p>
          </table:table-cell>
          <table:table-cell table:number-columns-repeated="12"/>
        </table:table-row>
        <table:table-row table:style-name="ro1">
          <table:table-cell office:value-type="string">
            <text:p>Ai_5_1</text:p>
          </table:table-cell>
          <table:table-cell table:number-columns-repeated="12"/>
        </table:table-row>
        <table:table-row table:style-name="ro1">
          <table:table-cell office:value-type="string">
            <text:p>Ai_5_2</text:p>
          </table:table-cell>
          <table:table-cell table:number-columns-repeated="12"/>
        </table:table-row>
        <table:table-row table:style-name="ro1">
          <table:table-cell office:value-type="string">
            <text:p>Ai_5_3</text:p>
          </table:table-cell>
          <table:table-cell table:number-columns-repeated="12"/>
        </table:table-row>
        <table:table-row table:style-name="ro1">
          <table:table-cell office:value-type="string">
            <text:p>Ai_5_4</text:p>
          </table:table-cell>
          <table:table-cell table:number-columns-repeated="12"/>
        </table:table-row>
        <table:table-row table:style-name="ro1">
          <table:table-cell office:value-type="string">
            <text:p>Ai_6_1</text:p>
          </table:table-cell>
          <table:table-cell table:number-columns-repeated="12"/>
        </table:table-row>
        <table:table-row table:style-name="ro1">
          <table:table-cell office:value-type="string">
            <text:p>Ai_6_2</text:p>
          </table:table-cell>
          <table:table-cell table:number-columns-repeated="12"/>
        </table:table-row>
        <table:table-row table:style-name="ro1">
          <table:table-cell office:value-type="string">
            <text:p>Ai_6_3</text:p>
          </table:table-cell>
          <table:table-cell table:number-columns-repeated="12"/>
        </table:table-row>
        <table:table-row table:style-name="ro1">
          <table:table-cell office:value-type="string">
            <text:p>Ai_6_4</text:p>
          </table:table-cell>
          <table:table-cell table:number-columns-repeated="12"/>
        </table:table-row>
        <table:table-row table:style-name="ro1">
          <table:table-cell office:value-type="string">
            <text:p>Ai_7_1</text:p>
          </table:table-cell>
          <table:table-cell table:number-columns-repeated="12"/>
        </table:table-row>
        <table:table-row table:style-name="ro1">
          <table:table-cell office:value-type="string">
            <text:p>Ai_7_2</text:p>
          </table:table-cell>
          <table:table-cell table:number-columns-repeated="12"/>
        </table:table-row>
        <table:table-row table:style-name="ro1">
          <table:table-cell office:value-type="string">
            <text:p>Ai_7_3</text:p>
          </table:table-cell>
          <table:table-cell table:number-columns-repeated="12"/>
        </table:table-row>
        <table:table-row table:style-name="ro1">
          <table:table-cell office:value-type="string">
            <text:p>Ai_7_4</text:p>
          </table:table-cell>
          <table:table-cell table:number-columns-repeated="12"/>
        </table:table-row>
        <table:table-row table:style-name="ro1">
          <table:table-cell office:value-type="string">
            <text:p>Ai_8_1</text:p>
          </table:table-cell>
          <table:table-cell table:number-columns-repeated="12"/>
        </table:table-row>
        <table:table-row table:style-name="ro1">
          <table:table-cell office:value-type="string">
            <text:p>Ai_8_2</text:p>
          </table:table-cell>
          <table:table-cell table:number-columns-repeated="12"/>
        </table:table-row>
        <table:table-row table:style-name="ro1">
          <table:table-cell office:value-type="string">
            <text:p>Ai_8_3</text:p>
          </table:table-cell>
          <table:table-cell table:number-columns-repeated="12"/>
        </table:table-row>
        <table:table-row table:style-name="ro1">
          <table:table-cell office:value-type="string">
            <text:p>Ai_8_4</text:p>
          </table:table-cell>
          <table:table-cell table:number-columns-repeated="12"/>
        </table:table-row>
        <table:table-row table:style-name="ro1">
          <table:table-cell office:value-type="string">
            <text:p>Ai_9_1</text:p>
          </table:table-cell>
          <table:table-cell table:number-columns-repeated="12"/>
        </table:table-row>
        <table:table-row table:style-name="ro1">
          <table:table-cell office:value-type="string">
            <text:p>Ai_9_2</text:p>
          </table:table-cell>
          <table:table-cell table:number-columns-repeated="12"/>
        </table:table-row>
        <table:table-row table:style-name="ro1">
          <table:table-cell office:value-type="string">
            <text:p>Ai_9_3</text:p>
          </table:table-cell>
          <table:table-cell table:number-columns-repeated="12"/>
        </table:table-row>
        <table:table-row table:style-name="ro1">
          <table:table-cell office:value-type="string">
            <text:p>Ai_9_4</text:p>
          </table:table-cell>
          <table:table-cell table:number-columns-repeated="12"/>
        </table:table-row>
        <table:table-row table:style-name="ro1">
          <table:table-cell office:value-type="string">
            <text:p>Ai_10_1</text:p>
          </table:table-cell>
          <table:table-cell table:number-columns-repeated="12"/>
        </table:table-row>
        <table:table-row table:style-name="ro1">
          <table:table-cell office:value-type="string">
            <text:p>Ai_10_2</text:p>
          </table:table-cell>
          <table:table-cell table:number-columns-repeated="12"/>
        </table:table-row>
        <table:table-row table:style-name="ro1">
          <table:table-cell office:value-type="string">
            <text:p>Ai_10_3</text:p>
          </table:table-cell>
          <table:table-cell table:number-columns-repeated="12"/>
        </table:table-row>
        <table:table-row table:style-name="ro1">
          <table:table-cell office:value-type="string">
            <text:p>Ai_10_4</text:p>
          </table:table-cell>
          <table:table-cell table:number-columns-repeated="12"/>
        </table:table-row>
        <table:table-row table:style-name="ro1">
          <table:table-cell office:value-type="string">
            <text:p>Ai_11_1</text:p>
          </table:table-cell>
          <table:table-cell table:number-columns-repeated="12"/>
        </table:table-row>
        <table:table-row table:style-name="ro1">
          <table:table-cell office:value-type="string">
            <text:p>Ai_11_2</text:p>
          </table:table-cell>
          <table:table-cell table:number-columns-repeated="12"/>
        </table:table-row>
        <table:table-row table:style-name="ro1">
          <table:table-cell office:value-type="string">
            <text:p>Ai_11_3</text:p>
          </table:table-cell>
          <table:table-cell table:number-columns-repeated="12"/>
        </table:table-row>
        <table:table-row table:style-name="ro1">
          <table:table-cell office:value-type="string">
            <text:p>Ai_11_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Format</text:p>
          </table:table-cell>
          <table:table-cell table:number-columns-repeated="11"/>
        </table:table-row>
        <table:table-row table:style-name="ro1">
          <table:table-cell office:value-type="string">
            <text:p>Xt_0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2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3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4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5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6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7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8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9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0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2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3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4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5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6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7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8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9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20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2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P_01</text:p>
          </table:table-cell>
          <table:table-cell table:number-columns-repeated="12"/>
        </table:table-row>
        <table:table-row table:style-name="ro1">
          <table:table-cell office:value-type="string">
            <text:p>P_02</text:p>
          </table:table-cell>
          <table:table-cell table:number-columns-repeated="12"/>
        </table:table-row>
        <table:table-row table:style-name="ro1">
          <table:table-cell office:value-type="string">
            <text:p>P_03</text:p>
          </table:table-cell>
          <table:table-cell table:number-columns-repeated="12"/>
        </table:table-row>
        <table:table-row table:style-name="ro1">
          <table:table-cell office:value-type="string">
            <text:p>P_04</text:p>
          </table:table-cell>
          <table:table-cell table:number-columns-repeated="12"/>
        </table:table-row>
        <table:table-row table:style-name="ro1">
          <table:table-cell office:value-type="string">
            <text:p>P_05</text:p>
          </table:table-cell>
          <table:table-cell table:number-columns-repeated="12"/>
        </table:table-row>
        <table:table-row table:style-name="ro1">
          <table:table-cell office:value-type="string">
            <text:p>P_06</text:p>
          </table:table-cell>
          <table:table-cell table:number-columns-repeated="12"/>
        </table:table-row>
        <table:table-row table:style-name="ro1">
          <table:table-cell office:value-type="string">
            <text:p>P_07</text:p>
          </table:table-cell>
          <table:table-cell table:number-columns-repeated="12"/>
        </table:table-row>
        <table:table-row table:style-name="ro1">
          <table:table-cell office:value-type="string">
            <text:p>P_08</text:p>
          </table:table-cell>
          <table:table-cell table:number-columns-repeated="12"/>
        </table:table-row>
      </table:table>
      <table:table table:name="Reg" table:style-name="ta1" table:print="false">
        <table:table-column table:style-name="co1" table:number-columns-repeated="2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  <table:table-cell table:number-columns-repeated="4"/>
        </table:table-row>
        <table:table-row table:style-name="ro1">
          <table:table-cell office:value-type="string">
            <text:p>V_36</text:p>
          </table:table-cell>
          <table:table-cell table:number-columns-repeated="3"/>
          <table:table-cell table:formula="of:=[Tags.A57]" office:value-type="string" office:string-value="X_01">
            <text:p>X_01</text:p>
          </table:table-cell>
          <table:table-cell table:formula="of:=[Tags.A365]" office:value-type="string" office:string-value="SP_01">
            <text:p>SP_01</text:p>
          </table:table-cell>
          <table:table-cell table:number-columns-repeated="2"/>
          <table:table-cell table:formula="of:=[Tags.A185]" office:value-type="string" office:string-value="Am_01">
            <text:p>Am_01</text:p>
          </table:table-cell>
          <table:table-cell table:number-columns-repeated="2"/>
          <table:table-cell table:formula="of:=[Tags.A260]" office:value-type="string" office:string-value="Kp_01">
            <text:p>Kp_01</text:p>
          </table:table-cell>
          <table:table-cell table:formula="of:=[Tags.A281]" office:value-type="string" office:string-value="Ti_01">
            <text:p>Ti_01</text:p>
          </table:table-cell>
          <table:table-cell table:formula="of:=[Tags.A302]" office:value-type="string" office:string-value="Td_01">
            <text:p>Td_01</text:p>
          </table:table-cell>
          <table:table-cell table:formula="of:=[Tags.A323]" office:value-type="string" office:string-value="Xmin_01">
            <text:p>Xmin_01</text:p>
          </table:table-cell>
          <table:table-cell table:formula="of:=[Tags.A344]" office:value-type="string" office:string-value="Xmax_01">
            <text:p>Xmax_01</text:p>
          </table:table-cell>
          <table:table-cell table:number-columns-repeated="5"/>
          <table:table-cell table:formula="of:=CONCATENATE([.Y3];&quot;. &quot;;[.Z3])" office:value-type="string" office:string-value="1. Рівень в трубі">
            <text:p>1. Рівень в трубі</text:p>
          </table:table-cell>
          <table:table-cell table:formula="of:=CONCATENATE(&quot;&lt;&lt; m_ui-&gt;s_c&quot;;[.E3])" office:value-type="string" office:string-value="&lt;&lt; m_ui-&gt;s_cX_01">
            <text:p>&lt;&lt; m_ui-&gt;s_cX_0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Рівень в трубі</text:p>
          </table:table-cell>
        </table:table-row>
        <table:table-row table:style-name="ro1">
          <table:table-cell office:value-type="string">
            <text:p>V_45</text:p>
          </table:table-cell>
          <table:table-cell table:number-columns-repeated="3"/>
          <table:table-cell table:formula="of:=[Tags.A58]" office:value-type="string" office:string-value="X_02">
            <text:p>X_02</text:p>
          </table:table-cell>
          <table:table-cell table:formula="of:=[Tags.A366]" office:value-type="string" office:string-value="SP_02">
            <text:p>SP_02</text:p>
          </table:table-cell>
          <table:table-cell table:number-columns-repeated="2"/>
          <table:table-cell table:formula="of:=[Tags.A186]" office:value-type="string" office:string-value="Am_02">
            <text:p>Am_02</text:p>
          </table:table-cell>
          <table:table-cell table:number-columns-repeated="2"/>
          <table:table-cell table:formula="of:=[Tags.A261]" office:value-type="string" office:string-value="Kp_02">
            <text:p>Kp_02</text:p>
          </table:table-cell>
          <table:table-cell table:formula="of:=[Tags.A282]" office:value-type="string" office:string-value="Ti_02">
            <text:p>Ti_02</text:p>
          </table:table-cell>
          <table:table-cell table:formula="of:=[Tags.A303]" office:value-type="string" office:string-value="Td_02">
            <text:p>Td_02</text:p>
          </table:table-cell>
          <table:table-cell table:formula="of:=[Tags.A324]" office:value-type="string" office:string-value="Xmin_02">
            <text:p>Xmin_02</text:p>
          </table:table-cell>
          <table:table-cell table:formula="of:=[Tags.A345]" office:value-type="string" office:string-value="Xmax_02">
            <text:p>Xmax_02</text:p>
          </table:table-cell>
          <table:table-cell table:number-columns-repeated="5"/>
          <table:table-cell table:formula="of:=CONCATENATE([.Y4];&quot;. &quot;;[.Z4])" office:value-type="string" office:string-value="2. Рівень в гар.деф">
            <text:p>2. Рівень в гар.деф</text:p>
          </table:table-cell>
          <table:table-cell table:formula="of:=CONCATENATE(&quot;&lt;&lt; m_ui-&gt;s_c&quot;;[.E4])" office:value-type="string" office:string-value="&lt;&lt; m_ui-&gt;s_cX_02">
            <text:p>&lt;&lt; m_ui-&gt;s_cX_0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Рівень в гар.деф</text:p>
          </table:table-cell>
        </table:table-row>
        <table:table-row table:style-name="ro1">
          <table:table-cell office:value-type="string">
            <text:p>V_46</text:p>
          </table:table-cell>
          <table:table-cell office:value-type="string">
            <text:p>V_16</text:p>
          </table:table-cell>
          <table:table-cell office:value-type="string">
            <text:p>V_48</text:p>
          </table:table-cell>
          <table:table-cell table:formula="of:=[Tags.A147]" office:value-type="string" office:string-value="Spr_03">
            <text:p>Spr_03</text:p>
          </table:table-cell>
          <table:table-cell table:formula="of:=[Tags.A59]" office:value-type="string" office:string-value="X_03">
            <text:p>X_03</text:p>
          </table:table-cell>
          <table:table-cell table:formula="of:=[Tags.A367]" office:value-type="string" office:string-value="SP_03">
            <text:p>SP_03</text:p>
          </table:table-cell>
          <table:table-cell table:number-columns-repeated="2"/>
          <table:table-cell table:formula="of:=[Tags.A187]" office:value-type="string" office:string-value="Am_03">
            <text:p>Am_03</text:p>
          </table:table-cell>
          <table:table-cell table:formula="of:=[Tags.A403]" office:value-type="string" office:string-value="Rej_03">
            <text:p>Rej_03</text:p>
          </table:table-cell>
          <table:table-cell/>
          <table:table-cell table:formula="of:=[Tags.A262]" office:value-type="string" office:string-value="Kp_03">
            <text:p>Kp_03</text:p>
          </table:table-cell>
          <table:table-cell table:formula="of:=[Tags.A283]" office:value-type="string" office:string-value="Ti_03">
            <text:p>Ti_03</text:p>
          </table:table-cell>
          <table:table-cell table:formula="of:=[Tags.A304]" office:value-type="string" office:string-value="Td_03">
            <text:p>Td_03</text:p>
          </table:table-cell>
          <table:table-cell table:formula="of:=[Tags.A325]" office:value-type="string" office:string-value="Xmin_03">
            <text:p>Xmin_03</text:p>
          </table:table-cell>
          <table:table-cell table:formula="of:=[Tags.A346]" office:value-type="string" office:string-value="Xmax_03">
            <text:p>Xmax_03</text:p>
          </table:table-cell>
          <table:table-cell table:formula="of:=[Tags.A395]" office:value-type="string" office:string-value="K1_03">
            <text:p>K1_03</text:p>
          </table:table-cell>
          <table:table-cell table:formula="of:=[Tags.A396]" office:value-type="string" office:string-value="K2_03">
            <text:p>K2_03</text:p>
          </table:table-cell>
          <table:table-cell table:formula="of:=[Tags.A397]" office:value-type="string" office:string-value="K3_03">
            <text:p>K3_03</text:p>
          </table:table-cell>
          <table:table-cell/>
          <table:table-cell table:formula="of:=[Tags.A389]" office:value-type="string" office:string-value="Kkor_03">
            <text:p>Kkor_03</text:p>
          </table:table-cell>
          <table:table-cell table:formula="of:=CONCATENATE([.Y5];&quot;. &quot;;[.Z5])" office:value-type="string" office:string-value="3. Витрата соку повернення">
            <text:p>3. Витрата соку повернення</text:p>
          </table:table-cell>
          <table:table-cell table:formula="of:=CONCATENATE(&quot;&lt;&lt; m_ui-&gt;s_c&quot;;[.E5])" office:value-type="string" office:string-value="&lt;&lt; m_ui-&gt;s_cX_03">
            <text:p>&lt;&lt; m_ui-&gt;s_cX_0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Витрата соку повернення</text:p>
          </table:table-cell>
        </table:table-row>
        <table:table-row table:style-name="ro1">
          <table:table-cell office:value-type="string">
            <text:p>V_47</text:p>
          </table:table-cell>
          <table:table-cell office:value-type="string">
            <text:p>V_33</text:p>
          </table:table-cell>
          <table:table-cell/>
          <table:table-cell table:formula="of:=[Tags.A148]" office:value-type="string" office:string-value="Spr_04">
            <text:p>Spr_04</text:p>
          </table:table-cell>
          <table:table-cell table:formula="of:=[Tags.A60]" office:value-type="string" office:string-value="X_04">
            <text:p>X_04</text:p>
          </table:table-cell>
          <table:table-cell table:formula="of:=[Tags.A368]" office:value-type="string" office:string-value="SP_04">
            <text:p>SP_04</text:p>
          </table:table-cell>
          <table:table-cell office:value-type="string">
            <text:p>SP2_04</text:p>
          </table:table-cell>
          <table:table-cell/>
          <table:table-cell table:formula="of:=[Tags.A188]" office:value-type="string" office:string-value="Am_04">
            <text:p>Am_04</text:p>
          </table:table-cell>
          <table:table-cell table:formula="of:=[Tags.A404]" office:value-type="string" office:string-value="Rej_04">
            <text:p>Rej_04</text:p>
          </table:table-cell>
          <table:table-cell/>
          <table:table-cell table:formula="of:=[Tags.A263]" office:value-type="string" office:string-value="Kp_04">
            <text:p>Kp_04</text:p>
          </table:table-cell>
          <table:table-cell table:formula="of:=[Tags.A284]" office:value-type="string" office:string-value="Ti_04">
            <text:p>Ti_04</text:p>
          </table:table-cell>
          <table:table-cell table:formula="of:=[Tags.A305]" office:value-type="string" office:string-value="Td_04">
            <text:p>Td_04</text:p>
          </table:table-cell>
          <table:table-cell table:formula="of:=[Tags.A326]" office:value-type="string" office:string-value="Xmin_04">
            <text:p>Xmin_04</text:p>
          </table:table-cell>
          <table:table-cell table:formula="of:=[Tags.A347]" office:value-type="string" office:string-value="Xmax_04">
            <text:p>Xmax_04</text:p>
          </table:table-cell>
          <table:table-cell table:formula="of:=[Tags.A398]" office:value-type="string" office:string-value="K1_04">
            <text:p>K1_04</text:p>
          </table:table-cell>
          <table:table-cell table:number-columns-repeated="3"/>
          <table:table-cell table:formula="of:=[Tags.A390]" office:value-type="string" office:string-value="Kkor_04">
            <text:p>Kkor_04</text:p>
          </table:table-cell>
          <table:table-cell table:formula="of:=CONCATENATE([.Y6];&quot;. &quot;;[.Z6])" office:value-type="string" office:string-value="4. Витрата сусп. 1 сат.">
            <text:p>4. Витрата сусп. 1 сат.</text:p>
          </table:table-cell>
          <table:table-cell table:formula="of:=CONCATENATE(&quot;&lt;&lt; m_ui-&gt;s_c&quot;;[.E6])" office:value-type="string" office:string-value="&lt;&lt; m_ui-&gt;s_cX_04">
            <text:p>&lt;&lt; m_ui-&gt;s_cX_0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Витрата сусп. 1 сат.</text:p>
          </table:table-cell>
        </table:table-row>
        <table:table-row table:style-name="ro1">
          <table:table-cell office:value-type="string">
            <text:p>V_48</text:p>
          </table:table-cell>
          <table:table-cell table:number-columns-repeated="3"/>
          <table:table-cell table:formula="of:=[Tags.A61]" office:value-type="string" office:string-value="X_05">
            <text:p>X_05</text:p>
          </table:table-cell>
          <table:table-cell table:formula="of:=[Tags.A369]" office:value-type="string" office:string-value="SP_05">
            <text:p>SP_05</text:p>
          </table:table-cell>
          <table:table-cell table:number-columns-repeated="2"/>
          <table:table-cell table:formula="of:=[Tags.A189]" office:value-type="string" office:string-value="Am_05">
            <text:p>Am_05</text:p>
          </table:table-cell>
          <table:table-cell table:number-columns-repeated="2"/>
          <table:table-cell table:formula="of:=[Tags.A264]" office:value-type="string" office:string-value="Kp_05">
            <text:p>Kp_05</text:p>
          </table:table-cell>
          <table:table-cell table:formula="of:=[Tags.A285]" office:value-type="string" office:string-value="Ti_05">
            <text:p>Ti_05</text:p>
          </table:table-cell>
          <table:table-cell table:formula="of:=[Tags.A306]" office:value-type="string" office:string-value="Td_05">
            <text:p>Td_05</text:p>
          </table:table-cell>
          <table:table-cell table:formula="of:=[Tags.A327]" office:value-type="string" office:string-value="Xmin_05">
            <text:p>Xmin_05</text:p>
          </table:table-cell>
          <table:table-cell table:formula="of:=[Tags.A348]" office:value-type="string" office:string-value="Xmax_05">
            <text:p>Xmax_05</text:p>
          </table:table-cell>
          <table:table-cell table:number-columns-repeated="5"/>
          <table:table-cell table:formula="of:=CONCATENATE([.Y7];&quot;. &quot;;[.Z7])" office:value-type="string" office:string-value="5. Витрата сусп. 2 сат.">
            <text:p>5. Витрата сусп. 2 сат.</text:p>
          </table:table-cell>
          <table:table-cell table:formula="of:=CONCATENATE(&quot;&lt;&lt; m_ui-&gt;s_c&quot;;[.E7])" office:value-type="string" office:string-value="&lt;&lt; m_ui-&gt;s_cX_05">
            <text:p>&lt;&lt; m_ui-&gt;s_cX_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Витрата сусп. 2 сат.</text:p>
          </table:table-cell>
        </table:table-row>
        <table:table-row table:style-name="ro1">
          <table:table-cell office:value-type="string">
            <text:p>V_49</text:p>
          </table:table-cell>
          <table:table-cell office:value-type="string">
            <text:p>V_16</text:p>
          </table:table-cell>
          <table:table-cell/>
          <table:table-cell table:formula="of:=[Tags.A149]" office:value-type="string" office:string-value="Spr_06">
            <text:p>Spr_06</text:p>
          </table:table-cell>
          <table:table-cell table:formula="of:=[Tags.A62]" office:value-type="string" office:string-value="X_06">
            <text:p>X_06</text:p>
          </table:table-cell>
          <table:table-cell table:formula="of:=[Tags.A370]" office:value-type="string" office:string-value="SP_06">
            <text:p>SP_06</text:p>
          </table:table-cell>
          <table:table-cell table:number-columns-repeated="2"/>
          <table:table-cell table:formula="of:=[Tags.A190]" office:value-type="string" office:string-value="Am_06">
            <text:p>Am_06</text:p>
          </table:table-cell>
          <table:table-cell table:number-columns-repeated="2"/>
          <table:table-cell table:formula="of:=[Tags.A265]" office:value-type="string" office:string-value="Kp_06">
            <text:p>Kp_06</text:p>
          </table:table-cell>
          <table:table-cell table:formula="of:=[Tags.A286]" office:value-type="string" office:string-value="Ti_06">
            <text:p>Ti_06</text:p>
          </table:table-cell>
          <table:table-cell table:formula="of:=[Tags.A307]" office:value-type="string" office:string-value="Td_06">
            <text:p>Td_06</text:p>
          </table:table-cell>
          <table:table-cell table:formula="of:=[Tags.A328]" office:value-type="string" office:string-value="Xmin_06">
            <text:p>Xmin_06</text:p>
          </table:table-cell>
          <table:table-cell table:formula="of:=[Tags.A349]" office:value-type="string" office:string-value="Xmax_06">
            <text:p>Xmax_06</text:p>
          </table:table-cell>
          <table:table-cell table:formula="of:=[Tags.A399]" office:value-type="string" office:string-value="K1_06">
            <text:p>K1_06</text:p>
          </table:table-cell>
          <table:table-cell table:number-columns-repeated="3"/>
          <table:table-cell table:formula="of:=[Tags.A391]" office:value-type="string" office:string-value="Kkor_06">
            <text:p>Kkor_06</text:p>
          </table:table-cell>
          <table:table-cell table:formula="of:=CONCATENATE([.Y8];&quot;. &quot;;[.Z8])" office:value-type="string" office:string-value="6. Витрата в.м. На осн. Деф.">
            <text:p>6. Витрата в.м. На осн. Деф.</text:p>
          </table:table-cell>
          <table:table-cell table:formula="of:=CONCATENATE(&quot;&lt;&lt; m_ui-&gt;s_c&quot;;[.E8])" office:value-type="string" office:string-value="&lt;&lt; m_ui-&gt;s_cX_06">
            <text:p>&lt;&lt; m_ui-&gt;s_cX_0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Витрата в.м. На осн. Деф.</text:p>
          </table:table-cell>
        </table:table-row>
        <table:table-row table:style-name="ro1">
          <table:table-cell office:value-type="string">
            <text:p>V_50</text:p>
          </table:table-cell>
          <table:table-cell office:value-type="string">
            <text:p>V_35</text:p>
          </table:table-cell>
          <table:table-cell table:number-columns-repeated="2"/>
          <table:table-cell table:formula="of:=[Tags.A63]" office:value-type="string" office:string-value="X_07">
            <text:p>X_07</text:p>
          </table:table-cell>
          <table:table-cell table:formula="of:=[Tags.A371]" office:value-type="string" office:string-value="SP_07">
            <text:p>SP_07</text:p>
          </table:table-cell>
          <table:table-cell table:number-columns-repeated="2"/>
          <table:table-cell table:formula="of:=[Tags.A191]" office:value-type="string" office:string-value="Am_07">
            <text:p>Am_07</text:p>
          </table:table-cell>
          <table:table-cell table:formula="of:=[Tags.A405]" office:value-type="string" office:string-value="Rej_06">
            <text:p>Rej_06</text:p>
          </table:table-cell>
          <table:table-cell/>
          <table:table-cell table:formula="of:=[Tags.A266]" office:value-type="string" office:string-value="Kp_07">
            <text:p>Kp_07</text:p>
          </table:table-cell>
          <table:table-cell table:formula="of:=[Tags.A287]" office:value-type="string" office:string-value="Ti_07">
            <text:p>Ti_07</text:p>
          </table:table-cell>
          <table:table-cell table:formula="of:=[Tags.A308]" office:value-type="string" office:string-value="Td_07">
            <text:p>Td_07</text:p>
          </table:table-cell>
          <table:table-cell table:formula="of:=[Tags.A329]" office:value-type="string" office:string-value="Xmin_07">
            <text:p>Xmin_07</text:p>
          </table:table-cell>
          <table:table-cell table:formula="of:=[Tags.A350]" office:value-type="string" office:string-value="Xmax_07">
            <text:p>Xmax_07</text:p>
          </table:table-cell>
          <table:table-cell table:number-columns-repeated="5"/>
          <table:table-cell table:formula="of:=CONCATENATE([.Y9];&quot;. &quot;;[.Z9])" office:value-type="string" office:string-value="7. Тиск газу">
            <text:p>7. Тиск газу</text:p>
          </table:table-cell>
          <table:table-cell table:formula="of:=CONCATENATE(&quot;&lt;&lt; m_ui-&gt;s_c&quot;;[.E9])" office:value-type="string" office:string-value="&lt;&lt; m_ui-&gt;s_cX_07">
            <text:p>&lt;&lt; m_ui-&gt;s_cX_0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Тиск газу</text:p>
          </table:table-cell>
        </table:table-row>
        <table:table-row table:style-name="ro1">
          <table:table-cell office:value-type="string">
            <text:p>V_51</text:p>
          </table:table-cell>
          <table:table-cell table:number-columns-repeated="3"/>
          <table:table-cell table:formula="of:=[Tags.A64]" office:value-type="string" office:string-value="X_08">
            <text:p>X_08</text:p>
          </table:table-cell>
          <table:table-cell table:formula="of:=[Tags.A372]" office:value-type="string" office:string-value="SP_08">
            <text:p>SP_08</text:p>
          </table:table-cell>
          <table:table-cell table:number-columns-repeated="2"/>
          <table:table-cell table:formula="of:=[Tags.A192]" office:value-type="string" office:string-value="Am_08">
            <text:p>Am_08</text:p>
          </table:table-cell>
          <table:table-cell table:number-columns-repeated="2"/>
          <table:table-cell table:formula="of:=[Tags.A267]" office:value-type="string" office:string-value="Kp_08">
            <text:p>Kp_08</text:p>
          </table:table-cell>
          <table:table-cell table:formula="of:=[Tags.A288]" office:value-type="string" office:string-value="Ti_08">
            <text:p>Ti_08</text:p>
          </table:table-cell>
          <table:table-cell table:formula="of:=[Tags.A309]" office:value-type="string" office:string-value="Td_08">
            <text:p>Td_08</text:p>
          </table:table-cell>
          <table:table-cell table:formula="of:=[Tags.A330]" office:value-type="string" office:string-value="Xmin_08">
            <text:p>Xmin_08</text:p>
          </table:table-cell>
          <table:table-cell table:formula="of:=[Tags.A351]" office:value-type="string" office:string-value="Xmax_08">
            <text:p>Xmax_08</text:p>
          </table:table-cell>
          <table:table-cell table:number-columns-repeated="5"/>
          <table:table-cell table:formula="of:=CONCATENATE([.Y10];&quot;. &quot;;[.Z10])" office:value-type="string" office:string-value="8. Рівень в зб. в.м.">
            <text:p>8. Рівень в зб. в.м.</text:p>
          </table:table-cell>
          <table:table-cell table:formula="of:=CONCATENATE(&quot;&lt;&lt; m_ui-&gt;s_c&quot;;[.E10])" office:value-type="string" office:string-value="&lt;&lt; m_ui-&gt;s_cX_08">
            <text:p>&lt;&lt; m_ui-&gt;s_cX_0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Рівень в зб. в.м.</text:p>
          </table:table-cell>
        </table:table-row>
        <table:table-row table:style-name="ro1">
          <table:table-cell office:value-type="string">
            <text:p>V_52</text:p>
          </table:table-cell>
          <table:table-cell office:value-type="string">
            <text:p>V_38</text:p>
          </table:table-cell>
          <table:table-cell/>
          <table:table-cell table:formula="of:=[Tags.A150]" office:value-type="string" office:string-value="Spr_09">
            <text:p>Spr_09</text:p>
          </table:table-cell>
          <table:table-cell table:formula="of:=[Tags.A65]" office:value-type="string" office:string-value="X_09">
            <text:p>X_09</text:p>
          </table:table-cell>
          <table:table-cell table:formula="of:=[Tags.A373]" office:value-type="string" office:string-value="SP_09">
            <text:p>SP_09</text:p>
          </table:table-cell>
          <table:table-cell table:number-columns-repeated="2"/>
          <table:table-cell table:formula="of:=[Tags.A193]" office:value-type="string" office:string-value="Am_09">
            <text:p>Am_09</text:p>
          </table:table-cell>
          <table:table-cell table:number-columns-repeated="2"/>
          <table:table-cell table:formula="of:=[Tags.A268]" office:value-type="string" office:string-value="Kp_09">
            <text:p>Kp_09</text:p>
          </table:table-cell>
          <table:table-cell table:formula="of:=[Tags.A289]" office:value-type="string" office:string-value="Ti_09">
            <text:p>Ti_09</text:p>
          </table:table-cell>
          <table:table-cell table:formula="of:=[Tags.A310]" office:value-type="string" office:string-value="Td_09">
            <text:p>Td_09</text:p>
          </table:table-cell>
          <table:table-cell table:formula="of:=[Tags.A331]" office:value-type="string" office:string-value="Xmin_09">
            <text:p>Xmin_09</text:p>
          </table:table-cell>
          <table:table-cell table:formula="of:=[Tags.A352]" office:value-type="string" office:string-value="Xmax_09">
            <text:p>Xmax_09</text:p>
          </table:table-cell>
          <table:table-cell table:formula="of:=[Tags.A400]" office:value-type="string" office:string-value="K1_09">
            <text:p>K1_09</text:p>
          </table:table-cell>
          <table:table-cell table:number-columns-repeated="3"/>
          <table:table-cell table:formula="of:=[Tags.A392]" office:value-type="string" office:string-value="Kkor_09">
            <text:p>Kkor_09</text:p>
          </table:table-cell>
          <table:table-cell table:formula="of:=CONCATENATE([.Y11];&quot;. &quot;;[.Z11])" office:value-type="string" office:string-value="9. Витрата в.м. на деф. 2 сат.">
            <text:p>9. Витрата в.м. на деф. 2 сат.</text:p>
          </table:table-cell>
          <table:table-cell table:formula="of:=CONCATENATE(&quot;&lt;&lt; m_ui-&gt;s_c&quot;;[.E11])" office:value-type="string" office:string-value="&lt;&lt; m_ui-&gt;s_cX_09">
            <text:p>&lt;&lt; m_ui-&gt;s_cX_0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Витрата в.м. на деф. 2 сат.</text:p>
          </table:table-cell>
        </table:table-row>
        <table:table-row table:style-name="ro1">
          <table:table-cell office:value-type="string">
            <text:p>V_53</text:p>
          </table:table-cell>
          <table:table-cell office:value-type="string">
            <text:p>V_37</text:p>
          </table:table-cell>
          <table:table-cell table:number-columns-repeated="2"/>
          <table:table-cell table:formula="of:=[Tags.A66]" office:value-type="string" office:string-value="X_10">
            <text:p>X_10</text:p>
          </table:table-cell>
          <table:table-cell table:formula="of:=[Tags.A374]" office:value-type="string" office:string-value="SP_10">
            <text:p>SP_10</text:p>
          </table:table-cell>
          <table:table-cell table:number-columns-repeated="2"/>
          <table:table-cell table:formula="of:=[Tags.A194]" office:value-type="string" office:string-value="Am_10">
            <text:p>Am_10</text:p>
          </table:table-cell>
          <table:table-cell table:formula="of:=[Tags.A406]" office:value-type="string" office:string-value="Rej_09">
            <text:p>Rej_09</text:p>
          </table:table-cell>
          <table:table-cell/>
          <table:table-cell table:formula="of:=[Tags.A269]" office:value-type="string" office:string-value="Kp_10">
            <text:p>Kp_10</text:p>
          </table:table-cell>
          <table:table-cell table:formula="of:=[Tags.A290]" office:value-type="string" office:string-value="Ti_10">
            <text:p>Ti_10</text:p>
          </table:table-cell>
          <table:table-cell table:formula="of:=[Tags.A311]" office:value-type="string" office:string-value="Td_10">
            <text:p>Td_10</text:p>
          </table:table-cell>
          <table:table-cell table:formula="of:=[Tags.A332]" office:value-type="string" office:string-value="Xmin_10">
            <text:p>Xmin_10</text:p>
          </table:table-cell>
          <table:table-cell table:formula="of:=[Tags.A353]" office:value-type="string" office:string-value="Xmax_10">
            <text:p>Xmax_10</text:p>
          </table:table-cell>
          <table:table-cell table:number-columns-repeated="5"/>
          <table:table-cell table:formula="of:=CONCATENATE([.Y12];&quot;. &quot;;[.Z12])" office:value-type="string" office:string-value="10. рН 1-ї сатурації">
            <text:p>10. рН 1-ї сатурації</text:p>
          </table:table-cell>
          <table:table-cell table:formula="of:=CONCATENATE(&quot;&lt;&lt; m_ui-&gt;s_c&quot;;[.E12])" office:value-type="string" office:string-value="&lt;&lt; m_ui-&gt;s_cX_10">
            <text:p>&lt;&lt; m_ui-&gt;s_cX_1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рН 1-ї сатурації</text:p>
          </table:table-cell>
        </table:table-row>
        <table:table-row table:style-name="ro1">
          <table:table-cell office:value-type="string">
            <text:p>V_54</text:p>
          </table:table-cell>
          <table:table-cell office:value-type="string">
            <text:p>V_38</text:p>
          </table:table-cell>
          <table:table-cell table:number-columns-repeated="2"/>
          <table:table-cell table:formula="of:=[Tags.A67]" office:value-type="string" office:string-value="X_11">
            <text:p>X_11</text:p>
          </table:table-cell>
          <table:table-cell table:formula="of:=[Tags.A375]" office:value-type="string" office:string-value="SP_11">
            <text:p>SP_11</text:p>
          </table:table-cell>
          <table:table-cell table:number-columns-repeated="2"/>
          <table:table-cell table:formula="of:=[Tags.A195]" office:value-type="string" office:string-value="Am_11">
            <text:p>Am_11</text:p>
          </table:table-cell>
          <table:table-cell table:number-columns-repeated="2"/>
          <table:table-cell table:formula="of:=[Tags.A270]" office:value-type="string" office:string-value="Kp_11">
            <text:p>Kp_11</text:p>
          </table:table-cell>
          <table:table-cell table:formula="of:=[Tags.A291]" office:value-type="string" office:string-value="Ti_11">
            <text:p>Ti_11</text:p>
          </table:table-cell>
          <table:table-cell table:formula="of:=[Tags.A312]" office:value-type="string" office:string-value="Td_11">
            <text:p>Td_11</text:p>
          </table:table-cell>
          <table:table-cell table:formula="of:=[Tags.A333]" office:value-type="string" office:string-value="Xmin_11">
            <text:p>Xmin_11</text:p>
          </table:table-cell>
          <table:table-cell table:formula="of:=[Tags.A354]" office:value-type="string" office:string-value="Xmax_11">
            <text:p>Xmax_11</text:p>
          </table:table-cell>
          <table:table-cell table:number-columns-repeated="5"/>
          <table:table-cell table:formula="of:=CONCATENATE([.Y13];&quot;. &quot;;[.Z13])" office:value-type="string" office:string-value="11. РН 2-ї сатурації">
            <text:p>11. РН 2-ї сатурації</text:p>
          </table:table-cell>
          <table:table-cell table:formula="of:=CONCATENATE(&quot;&lt;&lt; m_ui-&gt;s_c&quot;;[.E13])" office:value-type="string" office:string-value="&lt;&lt; m_ui-&gt;s_cX_11">
            <text:p>&lt;&lt; m_ui-&gt;s_cX_11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РН 2-ї сатурації</text:p>
          </table:table-cell>
        </table:table-row>
        <table:table-row table:style-name="ro1">
          <table:table-cell office:value-type="string">
            <text:p>V_05</text:p>
          </table:table-cell>
          <table:table-cell table:number-columns-repeated="3"/>
          <table:table-cell table:formula="of:=[Tags.A68]" office:value-type="string" office:string-value="X_12">
            <text:p>X_12</text:p>
          </table:table-cell>
          <table:table-cell table:formula="of:=[Tags.A376]" office:value-type="string" office:string-value="SP_12">
            <text:p>SP_12</text:p>
          </table:table-cell>
          <table:table-cell table:number-columns-repeated="2"/>
          <table:table-cell table:formula="of:=[Tags.A196]" office:value-type="string" office:string-value="Am_12">
            <text:p>Am_12</text:p>
          </table:table-cell>
          <table:table-cell table:number-columns-repeated="2"/>
          <table:table-cell table:formula="of:=[Tags.A271]" office:value-type="string" office:string-value="Kp_12">
            <text:p>Kp_12</text:p>
          </table:table-cell>
          <table:table-cell table:formula="of:=[Tags.A292]" office:value-type="string" office:string-value="Ti_12">
            <text:p>Ti_12</text:p>
          </table:table-cell>
          <table:table-cell table:formula="of:=[Tags.A313]" office:value-type="string" office:string-value="Td_12">
            <text:p>Td_12</text:p>
          </table:table-cell>
          <table:table-cell table:formula="of:=[Tags.A334]" office:value-type="string" office:string-value="Xmin_12">
            <text:p>Xmin_12</text:p>
          </table:table-cell>
          <table:table-cell table:formula="of:=[Tags.A355]" office:value-type="string" office:string-value="Xmax_12">
            <text:p>Xmax_12</text:p>
          </table:table-cell>
          <table:table-cell table:number-columns-repeated="5"/>
          <table:table-cell table:formula="of:=CONCATENATE([.Y14];&quot;. &quot;;[.Z14])" office:value-type="string" office:string-value="12. Температура соку після підігр. 3">
            <text:p>12. Температура соку після підігр. 3</text:p>
          </table:table-cell>
          <table:table-cell table:formula="of:=CONCATENATE(&quot;&lt;&lt; m_ui-&gt;s_c&quot;;[.E14])" office:value-type="string" office:string-value="&lt;&lt; m_ui-&gt;s_cX_12">
            <text:p>&lt;&lt; m_ui-&gt;s_cX_12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Температура соку після підігр. 3</text:p>
          </table:table-cell>
        </table:table-row>
        <table:table-row table:style-name="ro1">
          <table:table-cell office:value-type="string">
            <text:p>V_06</text:p>
          </table:table-cell>
          <table:table-cell table:number-columns-repeated="3"/>
          <table:table-cell table:formula="of:=[Tags.A69]" office:value-type="string" office:string-value="X_13">
            <text:p>X_13</text:p>
          </table:table-cell>
          <table:table-cell table:formula="of:=[Tags.A377]" office:value-type="string" office:string-value="SP_13">
            <text:p>SP_13</text:p>
          </table:table-cell>
          <table:table-cell table:number-columns-repeated="2"/>
          <table:table-cell table:formula="of:=[Tags.A197]" office:value-type="string" office:string-value="Am_13">
            <text:p>Am_13</text:p>
          </table:table-cell>
          <table:table-cell table:number-columns-repeated="2"/>
          <table:table-cell table:formula="of:=[Tags.A272]" office:value-type="string" office:string-value="Kp_13">
            <text:p>Kp_13</text:p>
          </table:table-cell>
          <table:table-cell table:formula="of:=[Tags.A293]" office:value-type="string" office:string-value="Ti_13">
            <text:p>Ti_13</text:p>
          </table:table-cell>
          <table:table-cell table:formula="of:=[Tags.A314]" office:value-type="string" office:string-value="Td_13">
            <text:p>Td_13</text:p>
          </table:table-cell>
          <table:table-cell table:formula="of:=[Tags.A335]" office:value-type="string" office:string-value="Xmin_13">
            <text:p>Xmin_13</text:p>
          </table:table-cell>
          <table:table-cell table:formula="of:=[Tags.A356]" office:value-type="string" office:string-value="Xmax_13">
            <text:p>Xmax_13</text:p>
          </table:table-cell>
          <table:table-cell table:number-columns-repeated="5"/>
          <table:table-cell table:formula="of:=CONCATENATE([.Y15];&quot;. &quot;;[.Z15])" office:value-type="string" office:string-value="13. Температура соку після підігр. 4">
            <text:p>13. Температура соку після підігр. 4</text:p>
          </table:table-cell>
          <table:table-cell table:formula="of:=CONCATENATE(&quot;&lt;&lt; m_ui-&gt;s_c&quot;;[.E15])" office:value-type="string" office:string-value="&lt;&lt; m_ui-&gt;s_cX_13">
            <text:p>&lt;&lt; m_ui-&gt;s_cX_13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Температура соку після підігр. 4</text:p>
          </table:table-cell>
        </table:table-row>
        <table:table-row table:style-name="ro1">
          <table:table-cell office:value-type="string">
            <text:p>V_08</text:p>
          </table:table-cell>
          <table:table-cell table:number-columns-repeated="3"/>
          <table:table-cell table:formula="of:=[Tags.A70]" office:value-type="string" office:string-value="X_14">
            <text:p>X_14</text:p>
          </table:table-cell>
          <table:table-cell table:formula="of:=[Tags.A378]" office:value-type="string" office:string-value="SP_14">
            <text:p>SP_14</text:p>
          </table:table-cell>
          <table:table-cell table:number-columns-repeated="2"/>
          <table:table-cell table:formula="of:=[Tags.A198]" office:value-type="string" office:string-value="Am_14">
            <text:p>Am_14</text:p>
          </table:table-cell>
          <table:table-cell table:number-columns-repeated="2"/>
          <table:table-cell table:formula="of:=[Tags.A273]" office:value-type="string" office:string-value="Kp_14">
            <text:p>Kp_14</text:p>
          </table:table-cell>
          <table:table-cell table:formula="of:=[Tags.A294]" office:value-type="string" office:string-value="Ti_14">
            <text:p>Ti_14</text:p>
          </table:table-cell>
          <table:table-cell table:formula="of:=[Tags.A315]" office:value-type="string" office:string-value="Td_14">
            <text:p>Td_14</text:p>
          </table:table-cell>
          <table:table-cell table:formula="of:=[Tags.A336]" office:value-type="string" office:string-value="Xmin_14">
            <text:p>Xmin_14</text:p>
          </table:table-cell>
          <table:table-cell table:formula="of:=[Tags.A357]" office:value-type="string" office:string-value="Xmax_14">
            <text:p>Xmax_14</text:p>
          </table:table-cell>
          <table:table-cell table:number-columns-repeated="5"/>
          <table:table-cell table:formula="of:=CONCATENATE([.Y16];&quot;. &quot;;[.Z16])" office:value-type="string" office:string-value="14. Температура соку 1-ї сат.">
            <text:p>14. Температура соку 1-ї сат.</text:p>
          </table:table-cell>
          <table:table-cell table:formula="of:=CONCATENATE(&quot;&lt;&lt; m_ui-&gt;s_c&quot;;[.E16])" office:value-type="string" office:string-value="&lt;&lt; m_ui-&gt;s_cX_14">
            <text:p>&lt;&lt; m_ui-&gt;s_cX_1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Температура соку 1-ї сат.</text:p>
          </table:table-cell>
        </table:table-row>
        <table:table-row table:style-name="ro1">
          <table:table-cell office:value-type="string">
            <text:p>V_10</text:p>
          </table:table-cell>
          <table:table-cell table:number-columns-repeated="3"/>
          <table:table-cell table:formula="of:=[Tags.A71]" office:value-type="string" office:string-value="X_15">
            <text:p>X_15</text:p>
          </table:table-cell>
          <table:table-cell table:formula="of:=[Tags.A379]" office:value-type="string" office:string-value="SP_15">
            <text:p>SP_15</text:p>
          </table:table-cell>
          <table:table-cell table:number-columns-repeated="2"/>
          <table:table-cell table:formula="of:=[Tags.A199]" office:value-type="string" office:string-value="Am_15">
            <text:p>Am_15</text:p>
          </table:table-cell>
          <table:table-cell table:number-columns-repeated="2"/>
          <table:table-cell table:formula="of:=[Tags.A274]" office:value-type="string" office:string-value="Kp_15">
            <text:p>Kp_15</text:p>
          </table:table-cell>
          <table:table-cell table:formula="of:=[Tags.A295]" office:value-type="string" office:string-value="Ti_15">
            <text:p>Ti_15</text:p>
          </table:table-cell>
          <table:table-cell table:formula="of:=[Tags.A316]" office:value-type="string" office:string-value="Td_15">
            <text:p>Td_15</text:p>
          </table:table-cell>
          <table:table-cell table:formula="of:=[Tags.A337]" office:value-type="string" office:string-value="Xmin_15">
            <text:p>Xmin_15</text:p>
          </table:table-cell>
          <table:table-cell table:formula="of:=[Tags.A358]" office:value-type="string" office:string-value="Xmax_15">
            <text:p>Xmax_15</text:p>
          </table:table-cell>
          <table:table-cell table:number-columns-repeated="5"/>
          <table:table-cell table:formula="of:=CONCATENATE([.Y17];&quot;. &quot;;[.Z17])" office:value-type="string" office:string-value="15. Температура соку 2-ї сат.">
            <text:p>15. Температура соку 2-ї сат.</text:p>
          </table:table-cell>
          <table:table-cell table:formula="of:=CONCATENATE(&quot;&lt;&lt; m_ui-&gt;s_c&quot;;[.E17])" office:value-type="string" office:string-value="&lt;&lt; m_ui-&gt;s_cX_15">
            <text:p>&lt;&lt; m_ui-&gt;s_cX_1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Температура соку 2-ї сат.</text:p>
          </table:table-cell>
        </table:table-row>
        <table:table-row table:style-name="ro1">
          <table:table-cell office:value-type="string">
            <text:p>V_49</text:p>
          </table:table-cell>
          <table:table-cell table:number-columns-repeated="3"/>
          <table:table-cell table:formula="of:=[Tags.A72]" office:value-type="string" office:string-value="X_16">
            <text:p>X_16</text:p>
          </table:table-cell>
          <table:table-cell table:formula="of:=[Tags.A380]" office:value-type="string" office:string-value="SP_16">
            <text:p>SP_16</text:p>
          </table:table-cell>
          <table:table-cell table:number-columns-repeated="2"/>
          <table:table-cell table:formula="of:=[Tags.A200]" office:value-type="string" office:string-value="Am_16">
            <text:p>Am_16</text:p>
          </table:table-cell>
          <table:table-cell table:number-columns-repeated="2"/>
          <table:table-cell table:formula="of:=[Tags.A275]" office:value-type="string" office:string-value="Kp_16">
            <text:p>Kp_16</text:p>
          </table:table-cell>
          <table:table-cell table:formula="of:=[Tags.A296]" office:value-type="string" office:string-value="Ti_16">
            <text:p>Ti_16</text:p>
          </table:table-cell>
          <table:table-cell table:formula="of:=[Tags.A317]" office:value-type="string" office:string-value="Td_16">
            <text:p>Td_16</text:p>
          </table:table-cell>
          <table:table-cell table:formula="of:=[Tags.A338]" office:value-type="string" office:string-value="Xmin_16">
            <text:p>Xmin_16</text:p>
          </table:table-cell>
          <table:table-cell table:formula="of:=[Tags.A359]" office:value-type="string" office:string-value="Xmax_16">
            <text:p>Xmax_16</text:p>
          </table:table-cell>
          <table:table-cell table:number-columns-repeated="5"/>
          <table:table-cell table:formula="of:=CONCATENATE([.Y18];&quot;. &quot;;[.Z18])" office:value-type="string" office:string-value="16. Витрата в.м. В ПДБМ">
            <text:p>16. Витрата в.м. В ПДБМ</text:p>
          </table:table-cell>
          <table:table-cell table:formula="of:=CONCATENATE(&quot;&lt;&lt; m_ui-&gt;s_c&quot;;[.E18])" office:value-type="string" office:string-value="&lt;&lt; m_ui-&gt;s_cX_16">
            <text:p>&lt;&lt; m_ui-&gt;s_cX_16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Витрата в.м. В ПДБМ</text:p>
          </table:table-cell>
        </table:table-row>
        <table:table-row table:style-name="ro1">
          <table:table-cell office:value-type="string">
            <text:p>V_37</text:p>
          </table:table-cell>
          <table:table-cell office:value-type="string">
            <text:p>V_28</text:p>
          </table:table-cell>
          <table:table-cell/>
          <table:table-cell table:formula="of:=[Tags.A151]" office:value-type="string" office:string-value="Spr_18">
            <text:p>Spr_18</text:p>
          </table:table-cell>
          <table:table-cell table:formula="of:=[Tags.A74]" office:value-type="string" office:string-value="X_18">
            <text:p>X_18</text:p>
          </table:table-cell>
          <table:table-cell table:formula="of:=[Tags.A382]" office:value-type="string" office:string-value="SP_18">
            <text:p>SP_18</text:p>
          </table:table-cell>
          <table:table-cell office:value-type="string">
            <text:p>SP2_18</text:p>
          </table:table-cell>
          <table:table-cell/>
          <table:table-cell table:formula="of:=[Tags.A202]" office:value-type="string" office:string-value="Am_18">
            <text:p>Am_18</text:p>
          </table:table-cell>
          <table:table-cell table:formula="of:=[Tags.A407]" office:value-type="string" office:string-value="Rej_18">
            <text:p>Rej_18</text:p>
          </table:table-cell>
          <table:table-cell/>
          <table:table-cell table:formula="of:=[Tags.A277]" office:value-type="string" office:string-value="Kp_18">
            <text:p>Kp_18</text:p>
          </table:table-cell>
          <table:table-cell table:formula="of:=[Tags.A298]" office:value-type="string" office:string-value="Ti_18">
            <text:p>Ti_18</text:p>
          </table:table-cell>
          <table:table-cell table:formula="of:=[Tags.A319]" office:value-type="string" office:string-value="Td_18">
            <text:p>Td_18</text:p>
          </table:table-cell>
          <table:table-cell table:formula="of:=[Tags.A340]" office:value-type="string" office:string-value="Xmin_18">
            <text:p>Xmin_18</text:p>
          </table:table-cell>
          <table:table-cell table:formula="of:=[Tags.A361]" office:value-type="string" office:string-value="Xmax_18">
            <text:p>Xmax_18</text:p>
          </table:table-cell>
          <table:table-cell table:formula="of:=[Tags.A401]" office:value-type="string" office:string-value="K1_18">
            <text:p>K1_18</text:p>
          </table:table-cell>
          <table:table-cell table:number-columns-repeated="3"/>
          <table:table-cell table:formula="of:=[Tags.A393]" office:value-type="string" office:string-value="Kkor_18">
            <text:p>Kkor_18</text:p>
          </table:table-cell>
          <table:table-cell table:formula="of:=CONCATENATE([.Y19];&quot;. &quot;;[.Z19])" office:value-type="string" office:string-value="17. Витрата деф. Соку ">
            <text:p>17. Витрата деф. Соку </text:p>
          </table:table-cell>
          <table:table-cell table:formula="of:=CONCATENATE(&quot;&lt;&lt; m_ui-&gt;s_c&quot;;[.E19])" office:value-type="string" office:string-value="&lt;&lt; m_ui-&gt;s_cX_18">
            <text:p>&lt;&lt; m_ui-&gt;s_cX_18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Витрата деф. Соку </text:p>
          </table:table-cell>
        </table:table-row>
        <table:table-row table:style-name="ro1">
          <table:table-cell office:value-type="string">
            <text:p>V_38</text:p>
          </table:table-cell>
          <table:table-cell office:value-type="string">
            <text:p>V_27</text:p>
          </table:table-cell>
          <table:table-cell/>
          <table:table-cell table:formula="of:=[Tags.A152]" office:value-type="string" office:string-value="Spr_19">
            <text:p>Spr_19</text:p>
          </table:table-cell>
          <table:table-cell table:formula="of:=[Tags.A75]" office:value-type="string" office:string-value="X_19">
            <text:p>X_19</text:p>
          </table:table-cell>
          <table:table-cell table:formula="of:=[Tags.A383]" office:value-type="string" office:string-value="SP_19">
            <text:p>SP_19</text:p>
          </table:table-cell>
          <table:table-cell office:value-type="string">
            <text:p>SP2_19</text:p>
          </table:table-cell>
          <table:table-cell/>
          <table:table-cell table:formula="of:=[Tags.A203]" office:value-type="string" office:string-value="Am_19">
            <text:p>Am_19</text:p>
          </table:table-cell>
          <table:table-cell table:formula="of:=[Tags.A408]" office:value-type="string" office:string-value="Rej_19">
            <text:p>Rej_19</text:p>
          </table:table-cell>
          <table:table-cell/>
          <table:table-cell table:formula="of:=[Tags.A278]" office:value-type="string" office:string-value="Kp_19">
            <text:p>Kp_19</text:p>
          </table:table-cell>
          <table:table-cell table:formula="of:=[Tags.A299]" office:value-type="string" office:string-value="Ti_19">
            <text:p>Ti_19</text:p>
          </table:table-cell>
          <table:table-cell table:formula="of:=[Tags.A320]" office:value-type="string" office:string-value="Td_19">
            <text:p>Td_19</text:p>
          </table:table-cell>
          <table:table-cell table:formula="of:=[Tags.A341]" office:value-type="string" office:string-value="Xmin_19">
            <text:p>Xmin_19</text:p>
          </table:table-cell>
          <table:table-cell table:formula="of:=[Tags.A362]" office:value-type="string" office:string-value="Xmax_19">
            <text:p>Xmax_19</text:p>
          </table:table-cell>
          <table:table-cell table:formula="of:=[Tags.A402]" office:value-type="string" office:string-value="K1_19">
            <text:p>K1_19</text:p>
          </table:table-cell>
          <table:table-cell table:number-columns-repeated="3"/>
          <table:table-cell table:formula="of:=[Tags.A394]" office:value-type="string" office:string-value="Kkor_19">
            <text:p>Kkor_19</text:p>
          </table:table-cell>
          <table:table-cell table:formula="of:=CONCATENATE([.Y20];&quot;. &quot;;[.Z20])" office:value-type="string" office:string-value="18. Витрата деф. Соку  2-ї сат.">
            <text:p>18. Витрата деф. Соку <text:s/>2-ї сат.</text:p>
          </table:table-cell>
          <table:table-cell table:formula="of:=CONCATENATE(&quot;&lt;&lt; m_ui-&gt;s_c&quot;;[.E20])" office:value-type="string" office:string-value="&lt;&lt; m_ui-&gt;s_cX_19">
            <text:p>&lt;&lt; m_ui-&gt;s_cX_19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Витрата деф. Соку <text:s/>2-ї сат.</text:p>
          </table:table-cell>
        </table:table-row>
        <table:table-row table:style-name="ro1">
          <table:table-cell office:value-type="string">
            <text:p>V_41</text:p>
          </table:table-cell>
          <table:table-cell table:number-columns-repeated="3"/>
          <table:table-cell table:formula="of:=[Tags.A76]" office:value-type="string" office:string-value="X_20">
            <text:p>X_20</text:p>
          </table:table-cell>
          <table:table-cell table:formula="of:=[Tags.A384]" office:value-type="string" office:string-value="SP_20">
            <text:p>SP_20</text:p>
          </table:table-cell>
          <table:table-cell table:number-columns-repeated="2"/>
          <table:table-cell table:formula="of:=[Tags.A204]" office:value-type="string" office:string-value="Am_20">
            <text:p>Am_20</text:p>
          </table:table-cell>
          <table:table-cell table:number-columns-repeated="2"/>
          <table:table-cell table:formula="of:=[Tags.A279]" office:value-type="string" office:string-value="Kp_20">
            <text:p>Kp_20</text:p>
          </table:table-cell>
          <table:table-cell table:formula="of:=[Tags.A300]" office:value-type="string" office:string-value="Ti_20">
            <text:p>Ti_20</text:p>
          </table:table-cell>
          <table:table-cell table:formula="of:=[Tags.A321]" office:value-type="string" office:string-value="Td_20">
            <text:p>Td_20</text:p>
          </table:table-cell>
          <table:table-cell table:formula="of:=[Tags.A342]" office:value-type="string" office:string-value="Xmin_20">
            <text:p>Xmin_20</text:p>
          </table:table-cell>
          <table:table-cell table:formula="of:=[Tags.A363]" office:value-type="string" office:string-value="Xmax_20">
            <text:p>Xmax_20</text:p>
          </table:table-cell>
          <table:table-cell table:number-columns-repeated="5"/>
          <table:table-cell table:formula="of:=CONCATENATE([.Y21];&quot;. &quot;;[.Z21])" office:value-type="string" office:string-value="19. Рівень н. Соку 1 сат">
            <text:p>19. Рівень н. Соку 1 сат</text:p>
          </table:table-cell>
          <table:table-cell table:formula="of:=CONCATENATE(&quot;&lt;&lt; m_ui-&gt;s_c&quot;;[.E21])" office:value-type="string" office:string-value="&lt;&lt; m_ui-&gt;s_cX_20">
            <text:p>&lt;&lt; m_ui-&gt;s_cX_2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Рівень н. Соку 1 сат</text:p>
          </table:table-cell>
        </table:table-row>
        <table:table-row table:style-name="ro1">
          <table:table-cell office:value-type="string">
            <text:p>V_42</text:p>
          </table:table-cell>
          <table:table-cell table:number-columns-repeated="3"/>
          <table:table-cell table:formula="of:=[Tags.A77]" office:value-type="string" office:string-value="X_21">
            <text:p>X_21</text:p>
          </table:table-cell>
          <table:table-cell table:formula="of:=[Tags.A385]" office:value-type="string" office:string-value="SP_21">
            <text:p>SP_21</text:p>
          </table:table-cell>
          <table:table-cell table:number-columns-repeated="2"/>
          <table:table-cell table:formula="of:=[Tags.A205]" office:value-type="string" office:string-value="Am_21">
            <text:p>Am_21</text:p>
          </table:table-cell>
          <table:table-cell table:number-columns-repeated="2"/>
          <table:table-cell table:formula="of:=[Tags.A280]" office:value-type="string" office:string-value="Kp_21">
            <text:p>Kp_21</text:p>
          </table:table-cell>
          <table:table-cell table:formula="of:=[Tags.A301]" office:value-type="string" office:string-value="Ti_21">
            <text:p>Ti_21</text:p>
          </table:table-cell>
          <table:table-cell table:formula="of:=[Tags.A322]" office:value-type="string" office:string-value="Td_21">
            <text:p>Td_21</text:p>
          </table:table-cell>
          <table:table-cell table:formula="of:=[Tags.A343]" office:value-type="string" office:string-value="Xmin_21">
            <text:p>Xmin_21</text:p>
          </table:table-cell>
          <table:table-cell table:formula="of:=[Tags.A364]" office:value-type="string" office:string-value="Xmax_21">
            <text:p>Xmax_21</text:p>
          </table:table-cell>
          <table:table-cell table:number-columns-repeated="5"/>
          <table:table-cell table:formula="of:=CONCATENATE([.Y22];&quot;. &quot;;[.Z22])" office:value-type="string" office:string-value="20. Рівень н. Соку 2 сат">
            <text:p>20. Рівень н. Соку 2 сат</text:p>
          </table:table-cell>
          <table:table-cell table:formula="of:=CONCATENATE(&quot;&lt;&lt; m_ui-&gt;s_c&quot;;[.E22])" office:value-type="string" office:string-value="&lt;&lt; m_ui-&gt;s_cX_21">
            <text:p>&lt;&lt; m_ui-&gt;s_cX_21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Рівень н. Соку 2 сат</text:p>
          </table:table-cell>
        </table:table-row>
        <table:table-row table:style-name="ro1">
          <table:table-cell table:number-columns-repeated="4"/>
          <table:table-cell table:formula="of:=[Tags.A73]" office:value-type="string" office:string-value="X_17">
            <text:p>X_17</text:p>
          </table:table-cell>
          <table:table-cell table:formula="of:=[Tags.A381]" office:value-type="string" office:string-value="SP_17">
            <text:p>SP_17</text:p>
          </table:table-cell>
          <table:table-cell table:number-columns-repeated="2"/>
          <table:table-cell table:formula="of:=[Tags.A201]" office:value-type="string" office:string-value="Am_17">
            <text:p>Am_17</text:p>
          </table:table-cell>
          <table:table-cell table:number-columns-repeated="2"/>
          <table:table-cell table:formula="of:=[Tags.A276]" office:value-type="string" office:string-value="Kp_17">
            <text:p>Kp_17</text:p>
          </table:table-cell>
          <table:table-cell table:formula="of:=[Tags.A297]" office:value-type="string" office:string-value="Ti_17">
            <text:p>Ti_17</text:p>
          </table:table-cell>
          <table:table-cell table:formula="of:=[Tags.A318]" office:value-type="string" office:string-value="Td_17">
            <text:p>Td_17</text:p>
          </table:table-cell>
          <table:table-cell table:formula="of:=[Tags.A339]" office:value-type="string" office:string-value="Xmin_17">
            <text:p>Xmin_17</text:p>
          </table:table-cell>
          <table:table-cell table:formula="of:=[Tags.A360]" office:value-type="string" office:string-value="Xmax_17">
            <text:p>Xmax_17</text:p>
          </table:table-cell>
          <table:table-cell table:number-columns-repeated="5"/>
          <table:table-cell table:formula="of:=CONCATENATE([.Y23];&quot;. &quot;;[.Z23])" office:value-type="string" office:string-value=". ">
            <text:p>. </text:p>
          </table:table-cell>
          <table:table-cell table:formula="of:=CONCATENATE(&quot;&lt;&lt; m_ui-&gt;s_c&quot;;[.E23])" office:value-type="string" office:string-value="&lt;&lt; m_ui-&gt;s_cX_17">
            <text:p>&lt;&lt; m_ui-&gt;s_cX_17</text:p>
          </table:table-cell>
          <table:table-cell/>
          <table:table-cell table:number-columns-repeated="2"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srv/igor/Talne2010/Satur_Talne/Talne%202010%20%D0%BF%D1%80%D0%BE%D0%B4%D0%B6%D0%B5%D0%BA%D1%82.xls'#Лист1" table:print="false" table:style-name="ta_extref">
        <table:table-source xlink:href="/srv/igor/Talne2010/Satur_Talne/Talne%202010%20%D0%BF%D1%80%D0%BE%D0%B4%D0%B6%D0%B5%D0%BA%D1%82.xls" table:table-name="Лист1" table:filter-name="MS Excel 97" table:mode="copy-results-only"/>
        <table:table-row table:number-rows-repeated="3">
          <table:table-cell table:number-columns-repeated="11"/>
        </table:table-row>
        <table:table-row>
          <table:table-cell table:style-name="ce1" office:value-type="string">
            <text:p>Температура </text:p>
          </table:table-cell>
          <table:table-cell/>
          <table:table-cell table:style-name="ce1" office:value-type="string">
            <text:p>нагрівання деф. Соку після підігр. 2</text:p>
          </table:table-cell>
          <table:table-cell table:number-columns-repeated="4"/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/>
          <table:table-cell table:style-name="ce1" office:value-type="string">
            <text:p>нагрівання деф. Соку після підігр. 3</text:p>
          </table:table-cell>
        </table:table-row>
        <table:table-row>
          <table:table-cell table:style-name="ce1">
            <text:p/>
          </table:table-cell>
          <table:table-cell/>
          <table:table-cell table:style-name="ce1" office:value-type="string">
            <text:p>нагрівання деф. Соку після підігр. 4</text:p>
          </table:table-cell>
        </table:table-row>
        <table:table-row>
          <table:table-cell table:number-columns-repeated="2"/>
          <table:table-cell table:style-name="ce1" office:value-type="string">
            <text:p>соку 1-ї сатурації </text:p>
          </table:table-cell>
        </table:table-row>
        <table:table-row>
          <table:table-cell table:number-columns-repeated="2"/>
          <table:table-cell table:style-name="ce1" office:value-type="string">
            <text:p>нагрівання Соку  1-ї сатурації   після підігр.</text:p>
          </table:table-cell>
        </table:table-row>
        <table:table-row>
          <table:table-cell table:number-columns-repeated="2"/>
          <table:table-cell table:style-name="ce1" office:value-type="string">
            <text:p>соку після відстійника 1-ї сатураціїї</text:p>
          </table:table-cell>
        </table:table-row>
        <table:table-row>
          <table:table-cell table:number-columns-repeated="2"/>
          <table:table-cell table:style-name="ce1" office:value-type="string">
            <text:p>нагрівання Соку  2-ї сатурації   після підігр.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дифуз. Соку</text:p>
          </table:table-cell>
        </table:table-row>
        <table:table-row>
          <table:table-cell table:number-columns-repeated="2"/>
          <table:table-cell table:style-name="ce1" office:value-type="string">
            <text:p>у преддефекаторі</text:p>
          </table:table-cell>
        </table:table-row>
        <table:table-row>
          <table:table-cell table:number-columns-repeated="2"/>
          <table:table-cell table:style-name="ce1" office:value-type="string">
            <text:p>теплого дефекованого соку</text:p>
          </table:table-cell>
        </table:table-row>
        <table:table-row>
          <table:table-cell table:number-columns-repeated="2"/>
          <table:table-cell table:style-name="ce1" office:value-type="string">
            <text:p>продувки гарячого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и 1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и  дефекатора 2-ї сат</text:p>
          </table:table-cell>
        </table:table-row>
        <table:table-row>
          <table:table-cell table:number-columns-repeated="2"/>
          <table:table-cell table:style-name="ce1" office:value-type="string">
            <text:p>продувки 2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и відстійника 2-ої сатур.</text:p>
          </table:table-cell>
        </table:table-row>
        <table:table-row>
          <table:table-cell table:style-name="ce1" office:value-type="string">
            <text:p>Витрата </text:p>
          </table:table-cell>
          <table:table-cell/>
          <table:table-cell table:style-name="ce1" office:value-type="string">
            <text:p>дифуз. Соку</text:p>
          </table:table-cell>
          <table:table-cell table:number-columns-repeated="4"/>
          <table:table-cell table:style-name="ce1" office:value-type="string">
            <text:p>iso-4</text:p>
          </table:table-cell>
        </table:table-row>
        <table:table-row>
          <table:table-cell table:number-columns-repeated="2"/>
          <table:table-cell table:style-name="ce1" office:value-type="string">
            <text:p>відстоєного соку 1 сат. /щілина/</text:p>
          </table:table-cell>
        </table:table-row>
        <table:table-row>
          <table:table-cell table:number-columns-repeated="2"/>
          <table:table-cell table:style-name="ce1" office:value-type="string">
            <text:p>фільтрованого Соку контр. Фільтрації</text:p>
          </table:table-cell>
        </table:table-row>
        <table:table-row>
          <table:table-cell table:style-name="ce1" office:value-type="string">
            <text:p>Рівень</text:p>
          </table:table-cell>
          <table:table-cell/>
          <table:table-cell table:style-name="ce1" office:value-type="string">
            <text:p>у збірнику перед Випарною станцією</text:p>
          </table:table-cell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2"/>
          <table:table-cell table:style-name="ce1" office:value-type="string">
            <text:p>у  збірнику н/фільтр.соку контр. Фільтрації</text:p>
          </table:table-cell>
        </table:table-row>
        <table:table-row>
          <table:table-cell table:number-columns-repeated="2"/>
          <table:table-cell table:style-name="ce1" office:value-type="string">
            <text:p>у збірн. Сусп. Контр. Фільтр. /УФЛ/</text:p>
          </table:table-cell>
        </table:table-row>
        <table:table-row>
          <table:table-cell table:number-columns-repeated="2"/>
          <table:table-cell table:style-name="ce1" office:value-type="string">
            <text:p>у збірнику ф/соку після В/Ф</text:p>
          </table:table-cell>
        </table:table-row>
        <table:table-row>
          <table:table-cell table:number-columns-repeated="2"/>
          <table:table-cell table:style-name="ce1" office:value-type="string">
            <text:p>Розрідження на В/Фільтрах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у 2-му сатураторі</text:p>
          </table:table-cell>
        </table:table-row>
        <table:table-row>
          <table:table-cell table:number-columns-repeated="2"/>
          <table:table-cell table:style-name="ce1" office:value-type="string">
            <text:p>у збірн. Продувок</text:p>
          </table:table-cell>
        </table:table-row>
        <table:table-row>
          <table:table-cell table:number-columns-repeated="2"/>
          <table:table-cell table:style-name="ce1" office:value-type="string">
            <text:p>у мішалці відведення піску</text:p>
          </table:table-cell>
        </table:table-row>
        <table:table-row>
          <table:table-cell table:number-columns-repeated="2"/>
          <table:table-cell table:style-name="ce1" office:value-type="string">
            <text:p>у  збірнику ф./соку 1 сат.</text:p>
          </table:table-cell>
        </table:table-row>
        <table:table-row>
          <table:table-cell table:number-columns-repeated="2"/>
          <table:table-cell table:style-name="ce1" office:value-type="string">
            <text:p>у теплому дефекаторі</text:p>
          </table:table-cell>
        </table:table-row>
        <table:table-row>
          <table:table-cell table:number-columns-repeated="2"/>
          <table:table-cell table:style-name="ce1" office:value-type="string">
            <text:p>у 1-му сатураторі</text:p>
          </table:table-cell>
        </table:table-row>
        <table:table-row>
          <table:table-cell table:number-columns-repeated="2"/>
          <table:table-cell table:style-name="ce1" office:value-type="string">
            <text:p>у збірн.частк. скиду 1 сат./ФіЛС/</text:p>
          </table:table-cell>
        </table:table-row>
        <table:table-row>
          <table:table-cell table:number-columns-repeated="2"/>
          <table:table-cell table:style-name="ce1" office:value-type="string">
            <text:p>у напірному збірн.частк. скиду 1 сат./ФіЛС/</text:p>
          </table:table-cell>
        </table:table-row>
        <table:table-row>
          <table:table-cell table:style-name="ce1" office:value-type="string">
            <text:p>Тиск</text:p>
          </table:table-cell>
          <table:table-cell/>
          <table:table-cell table:style-name="ce1" office:value-type="string">
            <text:p>На камерні фільтри</text:p>
          </table:table-cell>
          <table:table-cell table:number-columns-repeated="4"/>
          <table:table-cell table:style-name="ce1" office:value-type="string">
            <text:p>iso-4</text:p>
          </table:table-cell>
        </table:table-row>
        <table:table-row>
          <table:table-cell table:style-name="ce1" office:value-type="string">
            <text:p>Рівень</text:p>
          </table:table-cell>
          <table:table-cell/>
          <table:table-cell table:style-name="ce1" office:value-type="string">
            <text:p>у напірному збірн. Сусп. 1 сат.</text:p>
          </table:table-cell>
        </table:table-row>
        <table:table-row>
          <table:table-cell table:style-name="ce1" office:value-type="string">
            <text:p>Рівень</text:p>
          </table:table-cell>
          <table:table-cell/>
          <table:table-cell table:style-name="ce1" office:value-type="string">
            <text:p>у  збірн. Сусп. 1 сат.</text:p>
          </table:table-cell>
        </table:table-row>
        <table:table-row>
          <table:table-cell table:style-name="ce1" office:value-type="string">
            <text:p>СО2</text:p>
          </table:table-cell>
          <table:table-cell/>
          <table:table-cell table:style-name="ce1" office:value-type="string">
            <text:p>Сатур. Газу</text:p>
          </table:table-cell>
        </table:table-row>
        <table:table-row table:number-rows-repeated="6"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івень "у трубі"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Витрата дефекованого соку</text:p>
          </table:table-cell>
        </table:table-row>
        <table:table-row>
          <table:table-cell table:number-columns-repeated="2"/>
          <table:table-cell table:style-name="ce1" office:value-type="string">
            <text:p>Витрата  соку на дефекатор 2-ї сат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витрати  дефек. Соку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 витрати Соку дефек. 2-ї сат.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івень н/соку 1 сатур.</text:p>
          </table:table-cell>
        </table:table-row>
        <table:table-row>
          <table:table-cell table:number-columns-repeated="2"/>
          <table:table-cell table:style-name="ce1" office:value-type="string">
            <text:p>Рівень н/соку 2 сатур.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 н/соку 1 сатур.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 н/соку 2 сатур.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івень у гар. Дефекаторі</text:p>
          </table:table-cell>
        </table:table-row>
        <table:table-row>
          <table:table-cell table:number-columns-repeated="2"/>
          <table:table-cell table:style-name="ce1" office:value-type="string">
            <text:p>Витрата повернення соку 1-ї сат.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Витрата суспензії 1-ї сат на преддефекатор</text:p>
          </table:table-cell>
        </table:table-row>
        <table:table-row>
          <table:table-cell table:number-columns-repeated="2"/>
          <table:table-cell table:style-name="ce1" office:value-type="string">
            <text:p>Витрата суспензії 2-ї сат на преддефекатор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 office:value-type="string">
            <text:p>Витрата вап/молока на основну дефекацію</text:p>
          </table:table-cell>
        </table:table-row>
        <table:table-row>
          <table:table-cell table:number-columns-repeated="2"/>
          <table:table-cell table:style-name="ce1" office:value-type="string">
            <text:p>Тиск сатур. Газу в колекторі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івень у збірнику вап/молока</text:p>
          </table:table-cell>
        </table:table-row>
        <table:table-row>
          <table:table-cell table:number-columns-repeated="2"/>
          <table:table-cell table:style-name="ce1" office:value-type="string">
            <text:p>Витрата вап/молока на  дефек. 2-ї сат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Н 1-ї сатурації</text:p>
          </table:table-cell>
        </table:table-row>
        <table:table-row>
          <table:table-cell table:number-columns-repeated="2"/>
          <table:table-cell table:style-name="ce1" office:value-type="string">
            <text:p>рН 2-ї сатурації</text:p>
          </table:table-cell>
        </table:table-row>
        <table:table-row table:number-rows-repeated="15"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Продувка 6-ї зони пред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теплого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А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Б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1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дефекатора 2-ої сат</text:p>
          </table:table-cell>
        </table:table-row>
        <table:table-row>
          <table:table-cell table:number-columns-repeated="2"/>
          <table:table-cell table:style-name="ce1" office:value-type="string">
            <text:p>Продувка  2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відстійника 2-ої сат.</text:p>
          </table:table-cell>
        </table:table-row>
        <table:table-row>
          <table:table-cell table:number-columns-repeated="2"/>
          <table:table-cell table:style-name="ce1" office:value-type="string">
            <text:p>заслонка з мішалки відвед. Піску</text:p>
          </table:table-cell>
        </table:table-row>
        <table:table-row>
          <table:table-cell table:number-columns-repeated="2"/>
          <table:table-cell table:style-name="ce1" office:value-type="string">
            <text:p>заслонка суспензії 1-ої сат. На  напір. Зб.</text:p>
          </table:table-cell>
        </table:table-row>
        <table:table-row>
          <table:table-cell table:number-columns-repeated="2"/>
          <table:table-cell table:style-name="ce1" office:value-type="string">
            <text:p>шнек мішалки відвед. Піску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на теплий дефекатор"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флокулянт"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сусп. Контр. Фільтр.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двигун насосу "збірника продувок 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на гар. дефекатор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1-ої сатурації 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на  дефекатор 2-ої сат.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2-ої сатурації 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 table:number-rows-repeated="6"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Продувка 6-ї зони пред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теплого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А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Б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1-го сатуратора</text:p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 office:value-type="string">
            <text:p>Продувка  дефекатора 2-ої сат</text:p>
          </table:table-cell>
        </table:table-row>
        <table:table-row>
          <table:table-cell table:number-columns-repeated="2"/>
          <table:table-cell table:style-name="ce1" office:value-type="string">
            <text:p>Продувка  2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відстійника 2-ої сат.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 office:value-type="string">
            <text:p>заслонка з мішалки відвед. Піску</text:p>
          </table:table-cell>
        </table:table-row>
        <table:table-row>
          <table:table-cell table:number-columns-repeated="2"/>
          <table:table-cell table:style-name="ce1" office:value-type="string">
            <text:p>заслонка суспензії 1-ої сат. На  напір. Зб.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сусп. Контр. Фільтр."</text:p>
          </table:table-cell>
          <table:table-cell table:style-name="ce1" office:value-type="string">
            <text:p>пуск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стоп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збірника продувок "</text:p>
          </table:table-cell>
          <table:table-cell table:style-name="ce1" office:value-type="string">
            <text:p>пуск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стоп</text:p>
          </table:table-cell>
        </table:table-row>
        <table:table-row table:number-rows-repeated="267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7"/>
          <table:table-cell table:style-name="ce1">
            <text:p/>
          </table:table-cell>
          <table:table-cell/>
          <table:table-cell table:style-name="ce1">
            <text:p/>
          </table:table-cell>
        </table:table-row>
        <table:table-row>
          <table:table-cell table:number-columns-repeated="7"/>
          <table:table-cell table:style-name="ce1">
            <text:p/>
          </table:table-cell>
          <table:table-cell/>
          <table:table-cell table:style-name="ce1">
            <text:p/>
          </table:table-cell>
        </table:table-row>
        <table:table-row>
          <table:table-cell table:number-columns-repeated="7"/>
          <table:table-cell table:style-name="ce1">
            <text:p/>
          </table:table-cell>
          <table:table-cell/>
          <table:table-cell table:style-name="ce1">
            <text:p/>
          </table:table-cell>
        </table:table-row>
        <table:table-row table:number-rows-repeated="6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15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 table:number-rows-repeated="6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  <number:text> грн.</number:text>
    </number:number-style>
    <number:number-style style:name="N108">
      <number:text>-</number:text>
      <number:number number:decimal-places="0" number:min-integer-digits="1" number:grouping="true"/>
      <number:text> грн.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грн.</number:text>
    </number:number-style>
    <number:number-style style:name="N110">
      <number:text>-</number:text>
      <number:number number:decimal-places="2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грн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     </number:text>
    </number:number-style>
    <number:number-style style:name="N116P1" style:volatile="true">
      <number:text>-</number:text>
      <number:number number:decimal-places="0" number:min-integer-digits="1" number:grouping="true"/>
      <number:text>         </number:text>
    </number:number-style>
    <number:number-style style:name="N116P2" style:volatile="true">
      <number:text> -   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 грн. </number:text>
    </number:number-style>
    <number:number-style style:name="N117P1" style:volatile="true">
      <number:text>-</number:text>
      <number:number number:decimal-places="0" number:min-integer-digits="1" number:grouping="true"/>
      <number:text> грн. </number:text>
    </number:number-style>
    <number:number-style style:name="N117P2" style:volatile="true">
      <number:text> - грн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     </number:text>
    </number:number-style>
    <number:number-style style:name="N118P1" style:volatile="true">
      <number:text>-</number:text>
      <number:number number:decimal-places="2" number:min-integer-digits="1" number:grouping="true"/>
      <number:text>         </number:text>
    </number:number-style>
    <number:number-style style:name="N118P2" style:volatile="true">
      <number:text> -</number:text>
      <number:number number:decimal-places="0" number:min-integer-digits="0"/>
      <number:text>   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грн. </number:text>
    </number:number-style>
    <number:number-style style:name="N119P1" style:volatile="true">
      <number:text>-</number:text>
      <number:number number:decimal-places="2" number:min-integer-digits="1" number:grouping="true"/>
      <number:text> грн. </number:text>
    </number:number-style>
    <number:number-style style:name="N119P2" style:volatile="true">
      <number:text> -</number:text>
      <number:number number:decimal-places="0" number:min-integer-digits="0"/>
      <number:text> грн.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4">14/06/2010</text:date>, <text:time>14:37:18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7T13:46:45</meta:creation-date>
    <dc:date>2010-06-14T14:37:18</dc:date>
    <meta:editing-duration>PT64H43M35S</meta:editing-duration>
    <meta:editing-cycles>12</meta:editing-cycles>
    <meta:generator>OpenOffice.org/3.2$Linux OpenOffice.org_project/320m12$Build-9483</meta:generator>
    <meta:document-statistic meta:table-count="3" meta:cell-count="4897" meta:object-count="0"/>
  </office:meta>
</office:document-meta>
</file>